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text/xml" manifest:full-path="styles.xml"/>
  <manifest:file-entry manifest:media-type="image/png" manifest:full-path="Pictures/10000200000003240000006C8A9104D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TE1A83338t00" svg:font-family="TTE1A83338t00"/>
    <style:font-face style:name="Courier New" svg:font-family="'Courier New'" style:font-family-generic="modern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Optimum" svg:font-family="Optimum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ula1" style:family="table">
      <style:table-properties style:width="16.478cm" fo:margin-left="-0.208cm" table:align="left" style:writing-mode="lr-tb"/>
    </style:style>
    <style:style style:name="Taula1.A" style:family="table-column">
      <style:table-column-properties style:column-width="1.498cm"/>
    </style:style>
    <style:style style:name="Taula1.B" style:family="table-column">
      <style:table-column-properties style:column-width="2.693cm"/>
    </style:style>
    <style:style style:name="Taula1.C" style:family="table-column">
      <style:table-column-properties style:column-width="4.001cm"/>
    </style:style>
    <style:style style:name="Taula1.D" style:family="table-column">
      <style:table-column-properties style:column-width="3.752cm"/>
    </style:style>
    <style:style style:name="Taula1.E" style:family="table-column">
      <style:table-column-properties style:column-width="2.249cm"/>
    </style:style>
    <style:style style:name="Taula1.F" style:family="table-column">
      <style:table-column-properties style:column-width="2.286cm"/>
    </style:style>
    <style:style style:name="Taula1.1" style:family="table-row">
      <style:table-row-properties style:min-row-height="0.441cm" style:keep-together="true" fo:keep-together="auto"/>
    </style:style>
    <style:style style:name="Tau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ula1.2" style:family="table-row">
      <style:table-row-properties style:row-height="0.3cm" style:keep-together="true" fo:keep-together="auto"/>
    </style:style>
    <style:style style:name="Taula1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B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D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E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F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3" style:family="table-row">
      <style:table-row-properties style:min-row-height="0.436cm" style:keep-together="true" fo:keep-together="auto"/>
    </style:style>
    <style:style style:name="Tau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2" style:family="table">
      <style:table-properties style:width="16.411cm" table:align="left" style:writing-mode="lr-tb"/>
    </style:style>
    <style:style style:name="Taula2.A" style:family="table-column">
      <style:table-column-properties style:column-width="16.411cm"/>
    </style:style>
    <style:style style:name="Taula2.1" style:family="table-row">
      <style:table-row-properties style:min-row-height="0.473cm" style:keep-together="true" fo:keep-together="auto"/>
    </style:style>
    <style:style style:name="Taula2.A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3" style:family="table">
      <style:table-properties style:width="16.436cm" fo:margin-left="-0.166cm" table:align="left" style:writing-mode="lr-tb"/>
    </style:style>
    <style:style style:name="Taula3.A" style:family="table-column">
      <style:table-column-properties style:column-width="1.399cm"/>
    </style:style>
    <style:style style:name="Taula3.B" style:family="table-column">
      <style:table-column-properties style:column-width="2cm"/>
    </style:style>
    <style:style style:name="Taula3.C" style:family="table-column">
      <style:table-column-properties style:column-width="2.75cm"/>
    </style:style>
    <style:style style:name="Taula3.D" style:family="table-column">
      <style:table-column-properties style:column-width="10.287cm"/>
    </style:style>
    <style:style style:name="Taula3.1" style:family="table-row">
      <style:table-row-properties style:min-row-height="0.471cm" style:keep-together="true" fo:keep-together="auto"/>
    </style:style>
    <style:style style:name="Taula3.A1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top" fo:padding-left="0.125cm" fo:padding-right="0.125cm" fo:padding-top="0cm" fo:padding-bottom="0cm" fo:border="0.5pt solid #000000" style:writing-mode="lr-tb"/>
    </style:style>
    <style:style style:name="Taula3.2" style:family="table-row">
      <style:table-row-properties style:min-row-height="0.416cm" style:keep-together="true" fo:keep-together="auto"/>
    </style:style>
    <style:style style:name="Taula3.3" style:family="table-row">
      <style:table-row-properties style:min-row-height="0.443cm" style:keep-together="true" fo:keep-together="auto"/>
    </style:style>
    <style:style style:name="Taula3.A6" style:family="table-cell">
      <style:table-cell-properties style:vertical-align="top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ula3.D6" style:family="table-cell">
      <style:table-cell-properties style:vertical-align="top" fo:padding-left="0.125cm" fo:padding-right="0.125cm" fo:padding-top="0cm" fo:padding-bottom="0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16.228cm" fo:margin-left="-0.208cm" table:align="left" style:writing-mode="lr-tb"/>
    </style:style>
    <style:style style:name="Taula4.A" style:family="table-column">
      <style:table-column-properties style:column-width="3.441cm"/>
    </style:style>
    <style:style style:name="Taula4.B" style:family="table-column">
      <style:table-column-properties style:column-width="12.786cm"/>
    </style:style>
    <style:style style:name="Taula4.1" style:family="table-row">
      <style:table-row-properties style:keep-together="true" fo:keep-together="auto"/>
    </style:style>
    <style:style style:name="Tau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5" style:family="table">
      <style:table-properties style:width="16.214cm" fo:margin-left="-0.104cm" table:align="left" style:writing-mode="lr-tb"/>
    </style:style>
    <style:style style:name="Taula5.A" style:family="table-column">
      <style:table-column-properties style:column-width="1.803cm"/>
    </style:style>
    <style:style style:name="Taula5.B" style:family="table-column">
      <style:table-column-properties style:column-width="2.997cm"/>
    </style:style>
    <style:style style:name="Taula5.C" style:family="table-column">
      <style:table-column-properties style:column-width="4.069cm"/>
    </style:style>
    <style:style style:name="Taula5.D" style:family="table-column">
      <style:table-column-properties style:column-width="7.345cm"/>
    </style:style>
    <style:style style:name="Taula5.1" style:family="table-row">
      <style:table-row-properties style:min-row-height="0.6cm" style:keep-together="true" fo:keep-together="auto"/>
    </style:style>
    <style:style style:name="Taula5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5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5.2" style:family="table-row">
      <style:table-row-properties style:min-row-height="0.654cm" style:keep-together="true" fo:keep-together="auto"/>
    </style:style>
    <style:style style:name="Taula5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2" style:family="table-cell">
      <style:table-cell-properties style:vertical-align="top" fo:padding="0.097cm" fo:border="0.25pt solid #000000" style:writing-mode="lr-tb"/>
    </style:style>
    <style:style style:name="Taula5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3" style:family="table-cell">
      <style:table-cell-properties style:vertical-align="top" fo:padding="0.097cm" fo:border="0.25pt solid #000000" style:writing-mode="lr-tb"/>
    </style:style>
    <style:style style:name="Taula5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4" style:family="table-cell">
      <style:table-cell-properties style:vertical-align="top" fo:padding="0.097cm" fo:border="0.25pt solid #000000" style:writing-mode="lr-tb"/>
    </style:style>
    <style:style style:name="Taula6" style:family="table">
      <style:table-properties style:width="16.214cm" fo:margin-left="-0.104cm" table:align="left" style:writing-mode="lr-tb"/>
    </style:style>
    <style:style style:name="Taula6.A" style:family="table-column">
      <style:table-column-properties style:column-width="1.803cm"/>
    </style:style>
    <style:style style:name="Taula6.B" style:family="table-column">
      <style:table-column-properties style:column-width="2.997cm"/>
    </style:style>
    <style:style style:name="Taula6.C" style:family="table-column">
      <style:table-column-properties style:column-width="4.069cm"/>
    </style:style>
    <style:style style:name="Taula6.D" style:family="table-column">
      <style:table-column-properties style:column-width="7.345cm"/>
    </style:style>
    <style:style style:name="Taula6.1" style:family="table-row">
      <style:table-row-properties style:min-row-height="0.6cm" style:keep-together="true" fo:keep-together="auto"/>
    </style:style>
    <style:style style:name="Taula6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6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6.2" style:family="table-row">
      <style:table-row-properties style:min-row-height="0.654cm" style:keep-together="true" fo:keep-together="auto"/>
    </style:style>
    <style:style style:name="Taula6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2" style:family="table-cell">
      <style:table-cell-properties style:vertical-align="top" fo:padding="0.097cm" fo:border="0.25pt solid #000000" style:writing-mode="lr-tb"/>
    </style:style>
    <style:style style:name="Taula6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3" style:family="table-cell">
      <style:table-cell-properties style:vertical-align="top" fo:padding="0.097cm" fo:border="0.25pt solid #000000" style:writing-mode="lr-tb"/>
    </style:style>
    <style:style style:name="Taula6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4" style:family="table-cell">
      <style:table-cell-properties style:vertical-align="top" fo:padding="0.097cm" fo:border="0.25pt solid #000000" style:writing-mode="lr-tb"/>
    </style:style>
    <style:style style:name="Taula7" style:family="table">
      <style:table-properties style:width="14.409cm" fo:margin-left="-0.104cm" table:align="left" style:writing-mode="lr-tb"/>
    </style:style>
    <style:style style:name="Taula7.A" style:family="table-column">
      <style:table-column-properties style:column-width="2.997cm"/>
    </style:style>
    <style:style style:name="Taula7.B" style:family="table-column">
      <style:table-column-properties style:column-width="4.069cm"/>
    </style:style>
    <style:style style:name="Taula7.C" style:family="table-column">
      <style:table-column-properties style:column-width="7.343cm"/>
    </style:style>
    <style:style style:name="Taula7.1" style:family="table-row">
      <style:table-row-properties style:min-row-height="0.6cm" style:keep-together="true" fo:keep-together="auto"/>
    </style:style>
    <style:style style:name="Taula7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7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7.2" style:family="table-row">
      <style:table-row-properties style:min-row-height="0.654cm" style:keep-together="true" fo:keep-together="auto"/>
    </style:style>
    <style:style style:name="Taula7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2" style:family="table-cell">
      <style:table-cell-properties style:vertical-align="top" fo:padding="0.097cm" fo:border="0.25pt solid #000000" style:writing-mode="lr-tb"/>
    </style:style>
    <style:style style:name="Taula7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3" style:family="table-cell">
      <style:table-cell-properties style:vertical-align="top" fo:padding="0.097cm" fo:border="0.25pt solid #000000" style:writing-mode="lr-tb"/>
    </style:style>
    <style:style style:name="Taula7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4" style:family="table-cell">
      <style:table-cell-properties style:vertical-align="top" fo:padding="0.097cm" fo:border="0.25pt solid #000000" style:writing-mode="lr-tb"/>
    </style:style>
    <style:style style:name="Taula7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5" style:family="table-cell">
      <style:table-cell-properties style:vertical-align="top" fo:padding="0.097cm" fo:border="0.25pt solid #000000" style:writing-mode="lr-tb"/>
    </style:style>
    <style:style style:name="Taula8" style:family="table">
      <style:table-properties style:width="16.214cm" fo:margin-left="-0.104cm" table:align="left" style:writing-mode="lr-tb"/>
    </style:style>
    <style:style style:name="Taula8.A" style:family="table-column">
      <style:table-column-properties style:column-width="1.803cm"/>
    </style:style>
    <style:style style:name="Taula8.B" style:family="table-column">
      <style:table-column-properties style:column-width="2.997cm"/>
    </style:style>
    <style:style style:name="Taula8.C" style:family="table-column">
      <style:table-column-properties style:column-width="4.069cm"/>
    </style:style>
    <style:style style:name="Taula8.D" style:family="table-column">
      <style:table-column-properties style:column-width="7.345cm"/>
    </style:style>
    <style:style style:name="Taula8.1" style:family="table-row">
      <style:table-row-properties style:min-row-height="0.6cm" style:keep-together="true" fo:keep-together="auto"/>
    </style:style>
    <style:style style:name="Taula8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8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8.2" style:family="table-row">
      <style:table-row-properties style:min-row-height="0.654cm" style:keep-together="true" fo:keep-together="auto"/>
    </style:style>
    <style:style style:name="Taula8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2" style:family="table-cell">
      <style:table-cell-properties style:vertical-align="top" fo:padding="0.097cm" fo:border="0.25pt solid #000000" style:writing-mode="lr-tb"/>
    </style:style>
    <style:style style:name="Taula8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3" style:family="table-cell">
      <style:table-cell-properties style:vertical-align="top" fo:padding="0.097cm" fo:border="0.25pt solid #000000" style:writing-mode="lr-tb"/>
    </style:style>
    <style:style style:name="Taula8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4" style:family="table-cell">
      <style:table-cell-properties style:vertical-align="top" fo:padding="0.097cm" fo:border="0.25pt solid #000000" style:writing-mode="lr-tb"/>
    </style:style>
    <style:style style:name="Taula9" style:family="table">
      <style:table-properties style:width="16.214cm" fo:margin-left="-0.104cm" table:align="left" style:writing-mode="lr-tb"/>
    </style:style>
    <style:style style:name="Taula9.A" style:family="table-column">
      <style:table-column-properties style:column-width="1.803cm"/>
    </style:style>
    <style:style style:name="Taula9.B" style:family="table-column">
      <style:table-column-properties style:column-width="2.997cm"/>
    </style:style>
    <style:style style:name="Taula9.C" style:family="table-column">
      <style:table-column-properties style:column-width="4.069cm"/>
    </style:style>
    <style:style style:name="Taula9.D" style:family="table-column">
      <style:table-column-properties style:column-width="7.345cm"/>
    </style:style>
    <style:style style:name="Taula9.1" style:family="table-row">
      <style:table-row-properties style:min-row-height="0.6cm" style:keep-together="true" fo:keep-together="auto"/>
    </style:style>
    <style:style style:name="Taula9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9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9.2" style:family="table-row">
      <style:table-row-properties style:min-row-height="0.654cm" style:keep-together="true" fo:keep-together="auto"/>
    </style:style>
    <style:style style:name="Taula9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2" style:family="table-cell">
      <style:table-cell-properties style:vertical-align="top" fo:padding="0.097cm" fo:border="0.25pt solid #000000" style:writing-mode="lr-tb"/>
    </style:style>
    <style:style style:name="Taula9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3" style:family="table-cell">
      <style:table-cell-properties style:vertical-align="top" fo:padding="0.097cm" fo:border="0.25pt solid #000000" style:writing-mode="lr-tb"/>
    </style:style>
    <style:style style:name="Taula9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4" style:family="table-cell">
      <style:table-cell-properties style:vertical-align="top" fo:padding="0.097cm" fo:border="0.25pt solid #000000" style:writing-mode="lr-tb"/>
    </style:style>
    <style:style style:name="Taula10" style:family="table">
      <style:table-properties style:width="14.409cm" fo:margin-left="-0.104cm" table:align="left" style:writing-mode="lr-tb"/>
    </style:style>
    <style:style style:name="Taula10.A" style:family="table-column">
      <style:table-column-properties style:column-width="2.997cm"/>
    </style:style>
    <style:style style:name="Taula10.B" style:family="table-column">
      <style:table-column-properties style:column-width="4.069cm"/>
    </style:style>
    <style:style style:name="Taula10.C" style:family="table-column">
      <style:table-column-properties style:column-width="7.343cm"/>
    </style:style>
    <style:style style:name="Taula10.1" style:family="table-row">
      <style:table-row-properties style:min-row-height="0.6cm" style:keep-together="true" fo:keep-together="auto"/>
    </style:style>
    <style:style style:name="Taula10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0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0.2" style:family="table-row">
      <style:table-row-properties style:min-row-height="0.654cm" style:keep-together="true" fo:keep-together="auto"/>
    </style:style>
    <style:style style:name="Taula10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2" style:family="table-cell">
      <style:table-cell-properties style:vertical-align="top" fo:padding="0.097cm" fo:border="0.25pt solid #000000" style:writing-mode="lr-tb"/>
    </style:style>
    <style:style style:name="Taula10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3" style:family="table-cell">
      <style:table-cell-properties style:vertical-align="top" fo:padding="0.097cm" fo:border="0.25pt solid #000000" style:writing-mode="lr-tb"/>
    </style:style>
    <style:style style:name="Taula10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4" style:family="table-cell">
      <style:table-cell-properties style:vertical-align="top" fo:padding="0.097cm" fo:border="0.25pt solid #000000" style:writing-mode="lr-tb"/>
    </style:style>
    <style:style style:name="Taula10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5" style:family="table-cell">
      <style:table-cell-properties style:vertical-align="top" fo:padding="0.097cm" fo:border="0.25pt solid #000000" style:writing-mode="lr-tb"/>
    </style:style>
    <style:style style:name="Taula10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6" style:family="table-cell">
      <style:table-cell-properties style:vertical-align="top" fo:padding="0.097cm" fo:border="0.25pt solid #000000" style:writing-mode="lr-tb"/>
    </style:style>
    <style:style style:name="Taula11" style:family="table">
      <style:table-properties style:width="14.409cm" fo:margin-left="-0.104cm" table:align="left" style:writing-mode="lr-tb"/>
    </style:style>
    <style:style style:name="Taula11.A" style:family="table-column">
      <style:table-column-properties style:column-width="2.997cm"/>
    </style:style>
    <style:style style:name="Taula11.B" style:family="table-column">
      <style:table-column-properties style:column-width="4.069cm"/>
    </style:style>
    <style:style style:name="Taula11.C" style:family="table-column">
      <style:table-column-properties style:column-width="7.343cm"/>
    </style:style>
    <style:style style:name="Taula11.1" style:family="table-row">
      <style:table-row-properties style:min-row-height="0.6cm" style:keep-together="true" fo:keep-together="auto"/>
    </style:style>
    <style:style style:name="Taula11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1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1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2" style:family="table-cell">
      <style:table-cell-properties style:vertical-align="top" fo:padding="0.097cm" fo:border="0.25pt solid #000000" style:writing-mode="lr-tb"/>
    </style:style>
    <style:style style:name="Taula11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3" style:family="table-cell">
      <style:table-cell-properties style:vertical-align="top" fo:padding="0.097cm" fo:border="0.25pt solid #000000" style:writing-mode="lr-tb"/>
    </style:style>
    <style:style style:name="Taula11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4" style:family="table-cell">
      <style:table-cell-properties style:vertical-align="top" fo:padding="0.097cm" fo:border="0.25pt solid #000000" style:writing-mode="lr-tb"/>
    </style:style>
    <style:style style:name="Taula11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5" style:family="table-cell">
      <style:table-cell-properties style:vertical-align="top" fo:padding="0.097cm" fo:border="0.25pt solid #000000" style:writing-mode="lr-tb"/>
    </style:style>
    <style:style style:name="Taula12" style:family="table">
      <style:table-properties style:width="14.409cm" fo:margin-left="-0.104cm" table:align="left" style:writing-mode="lr-tb"/>
    </style:style>
    <style:style style:name="Taula12.A" style:family="table-column">
      <style:table-column-properties style:column-width="2.997cm"/>
    </style:style>
    <style:style style:name="Taula12.B" style:family="table-column">
      <style:table-column-properties style:column-width="4.069cm"/>
    </style:style>
    <style:style style:name="Taula12.C" style:family="table-column">
      <style:table-column-properties style:column-width="7.343cm"/>
    </style:style>
    <style:style style:name="Taula12.1" style:family="table-row">
      <style:table-row-properties style:min-row-height="0.6cm" style:keep-together="true" fo:keep-together="auto"/>
    </style:style>
    <style:style style:name="Taula12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2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2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2" style:family="table-cell">
      <style:table-cell-properties style:vertical-align="top" fo:padding="0.097cm" fo:border="0.25pt solid #000000" style:writing-mode="lr-tb"/>
    </style:style>
    <style:style style:name="Taula12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3" style:family="table-cell">
      <style:table-cell-properties style:vertical-align="top" fo:padding="0.097cm" fo:border="0.25pt solid #000000" style:writing-mode="lr-tb"/>
    </style:style>
    <style:style style:name="Taula12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4" style:family="table-cell">
      <style:table-cell-properties style:vertical-align="top" fo:padding="0.097cm" fo:border="0.25pt solid #000000" style:writing-mode="lr-tb"/>
    </style:style>
    <style:style style:name="Taula13" style:family="table">
      <style:table-properties style:width="16.214cm" fo:margin-left="-0.104cm" table:align="left" style:writing-mode="lr-tb"/>
    </style:style>
    <style:style style:name="Taula13.A" style:family="table-column">
      <style:table-column-properties style:column-width="1.803cm"/>
    </style:style>
    <style:style style:name="Taula13.B" style:family="table-column">
      <style:table-column-properties style:column-width="2.997cm"/>
    </style:style>
    <style:style style:name="Taula13.C" style:family="table-column">
      <style:table-column-properties style:column-width="4.069cm"/>
    </style:style>
    <style:style style:name="Taula13.D" style:family="table-column">
      <style:table-column-properties style:column-width="7.345cm"/>
    </style:style>
    <style:style style:name="Taula13.1" style:family="table-row">
      <style:table-row-properties style:min-row-height="0.6cm" style:keep-together="true" fo:keep-together="auto"/>
    </style:style>
    <style:style style:name="Taula13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3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3.2" style:family="table-row">
      <style:table-row-properties style:min-row-height="0.654cm" style:keep-together="true" fo:keep-together="auto"/>
    </style:style>
    <style:style style:name="Taula13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2" style:family="table-cell">
      <style:table-cell-properties style:vertical-align="top" fo:padding="0.097cm" fo:border="0.25pt solid #000000" style:writing-mode="lr-tb"/>
    </style:style>
    <style:style style:name="Taula13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3" style:family="table-cell">
      <style:table-cell-properties style:vertical-align="top" fo:padding="0.097cm" fo:border="0.25pt solid #000000" style:writing-mode="lr-tb"/>
    </style:style>
    <style:style style:name="Taula13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4" style:family="table-cell">
      <style:table-cell-properties style:vertical-align="top" fo:padding="0.097cm" fo:border="0.25pt solid #000000" style:writing-mode="lr-tb"/>
    </style:style>
    <style:style style:name="Taula13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5" style:family="table-cell">
      <style:table-cell-properties style:vertical-align="top" fo:padding="0.097cm" fo:border="0.25pt solid #000000" style:writing-mode="lr-tb"/>
    </style:style>
    <style:style style:name="Taula13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6" style:family="table-cell">
      <style:table-cell-properties style:vertical-align="top" fo:padding="0.097cm" fo:border="0.25pt solid #000000" style:writing-mode="lr-tb"/>
    </style:style>
    <style:style style:name="Taula13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7" style:family="table-cell">
      <style:table-cell-properties style:vertical-align="top" fo:padding="0.097cm" fo:border="0.25pt solid #000000" style:writing-mode="lr-tb"/>
    </style:style>
    <style:style style:name="Taula13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8" style:family="table-cell">
      <style:table-cell-properties style:vertical-align="top" fo:padding="0.097cm" fo:border="0.25pt solid #000000" style:writing-mode="lr-tb"/>
    </style:style>
    <style:style style:name="Taula13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9" style:family="table-cell">
      <style:table-cell-properties style:vertical-align="top" fo:padding="0.097cm" fo:border="0.25pt solid #000000" style:writing-mode="lr-tb"/>
    </style:style>
    <style:style style:name="Taula13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0" style:family="table-cell">
      <style:table-cell-properties style:vertical-align="top" fo:padding="0.097cm" fo:border="0.25pt solid #000000" style:writing-mode="lr-tb"/>
    </style:style>
    <style:style style:name="Taula13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1" style:family="table-cell">
      <style:table-cell-properties style:vertical-align="top" fo:padding="0.097cm" fo:border="0.25pt solid #000000" style:writing-mode="lr-tb"/>
    </style:style>
    <style:style style:name="Taula13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2" style:family="table-cell">
      <style:table-cell-properties style:vertical-align="top" fo:padding="0.097cm" fo:border="0.25pt solid #000000" style:writing-mode="lr-tb"/>
    </style:style>
    <style:style style:name="Taula13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3" style:family="table-cell">
      <style:table-cell-properties style:vertical-align="top" fo:padding="0.097cm" fo:border="0.25pt solid #000000" style:writing-mode="lr-tb"/>
    </style:style>
    <style:style style:name="Taula13.A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4" style:family="table-cell">
      <style:table-cell-properties style:vertical-align="top" fo:padding="0.097cm" fo:border="0.25pt solid #000000" style:writing-mode="lr-tb"/>
    </style:style>
    <style:style style:name="Taula13.A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5" style:family="table-cell">
      <style:table-cell-properties style:vertical-align="top" fo:padding="0.097cm" fo:border="0.25pt solid #000000" style:writing-mode="lr-tb"/>
    </style:style>
    <style:style style:name="Taula14" style:family="table">
      <style:table-properties style:width="16.214cm" fo:margin-left="-0.104cm" table:align="left" style:writing-mode="lr-tb"/>
    </style:style>
    <style:style style:name="Taula14.A" style:family="table-column">
      <style:table-column-properties style:column-width="0.921cm"/>
    </style:style>
    <style:style style:name="Taula14.B" style:family="table-column">
      <style:table-column-properties style:column-width="2.214cm"/>
    </style:style>
    <style:style style:name="Taula14.C" style:family="table-column">
      <style:table-column-properties style:column-width="2.025cm"/>
    </style:style>
    <style:style style:name="Taula14.D" style:family="table-column">
      <style:table-column-properties style:column-width="11.054cm"/>
    </style:style>
    <style:style style:name="Taula14.1" style:family="table-row">
      <style:table-row-properties style:min-row-height="0.6cm" style:keep-together="true" fo:keep-together="auto"/>
    </style:style>
    <style:style style:name="Taula14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4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4.2" style:family="table-row">
      <style:table-row-properties style:min-row-height="0.654cm" style:keep-together="true" fo:keep-together="auto"/>
    </style:style>
    <style:style style:name="Taula14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2" style:family="table-cell">
      <style:table-cell-properties style:vertical-align="top" fo:padding="0.097cm" fo:border="0.25pt solid #000000" style:writing-mode="lr-tb"/>
    </style:style>
    <style:style style:name="Taula14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3" style:family="table-cell">
      <style:table-cell-properties style:vertical-align="top" fo:padding="0.097cm" fo:border="0.25pt solid #000000" style:writing-mode="lr-tb"/>
    </style:style>
    <style:style style:name="Taula14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4" style:family="table-cell">
      <style:table-cell-properties style:vertical-align="top" fo:padding="0.097cm" fo:border="0.25pt solid #000000" style:writing-mode="lr-tb"/>
    </style:style>
    <style:style style:name="Taula15" style:family="table">
      <style:table-properties style:width="16.214cm" fo:margin-left="-0.104cm" table:align="left" style:writing-mode="lr-tb"/>
    </style:style>
    <style:style style:name="Taula15.A" style:family="table-column">
      <style:table-column-properties style:column-width="1.803cm"/>
    </style:style>
    <style:style style:name="Taula15.B" style:family="table-column">
      <style:table-column-properties style:column-width="2.997cm"/>
    </style:style>
    <style:style style:name="Taula15.C" style:family="table-column">
      <style:table-column-properties style:column-width="4.069cm"/>
    </style:style>
    <style:style style:name="Taula15.D" style:family="table-column">
      <style:table-column-properties style:column-width="7.345cm"/>
    </style:style>
    <style:style style:name="Taula15.1" style:family="table-row">
      <style:table-row-properties style:min-row-height="0.6cm" style:keep-together="true" fo:keep-together="auto"/>
    </style:style>
    <style:style style:name="Taula15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5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5.2" style:family="table-row">
      <style:table-row-properties style:min-row-height="0.654cm" style:keep-together="true" fo:keep-together="auto"/>
    </style:style>
    <style:style style:name="Taula15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2" style:family="table-cell">
      <style:table-cell-properties style:vertical-align="top" fo:padding="0.097cm" fo:border="0.25pt solid #000000" style:writing-mode="lr-tb"/>
    </style:style>
    <style:style style:name="Taula15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3" style:family="table-cell">
      <style:table-cell-properties style:vertical-align="top" fo:padding="0.097cm" fo:border="0.25pt solid #000000" style:writing-mode="lr-tb"/>
    </style:style>
    <style:style style:name="Taula15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4" style:family="table-cell">
      <style:table-cell-properties style:vertical-align="top" fo:padding="0.097cm" fo:border="0.25pt solid #000000" style:writing-mode="lr-tb"/>
    </style:style>
    <style:style style:name="Taula15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5" style:family="table-cell">
      <style:table-cell-properties style:vertical-align="top" fo:padding="0.097cm" fo:border="0.25pt solid #000000" style:writing-mode="lr-tb"/>
    </style:style>
    <style:style style:name="Taula15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6" style:family="table-cell">
      <style:table-cell-properties style:vertical-align="top" fo:padding="0.097cm" fo:border="0.25pt solid #000000" style:writing-mode="lr-tb"/>
    </style:style>
    <style:style style:name="Taula15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7" style:family="table-cell">
      <style:table-cell-properties style:vertical-align="top" fo:padding="0.097cm" fo:border="0.25pt solid #000000" style:writing-mode="lr-tb"/>
    </style:style>
    <style:style style:name="Taula15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8" style:family="table-cell">
      <style:table-cell-properties style:vertical-align="top" fo:padding="0.097cm" fo:border="0.25pt solid #000000" style:writing-mode="lr-tb"/>
    </style:style>
    <style:style style:name="Taula15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9" style:family="table-cell">
      <style:table-cell-properties style:vertical-align="top" fo:padding="0.097cm" fo:border="0.25pt solid #000000" style:writing-mode="lr-tb"/>
    </style:style>
    <style:style style:name="Taula15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0" style:family="table-cell">
      <style:table-cell-properties style:vertical-align="top" fo:padding="0.097cm" fo:border="0.25pt solid #000000" style:writing-mode="lr-tb"/>
    </style:style>
    <style:style style:name="Taula15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1" style:family="table-cell">
      <style:table-cell-properties style:vertical-align="top" fo:padding="0.097cm" fo:border="0.25pt solid #000000" style:writing-mode="lr-tb"/>
    </style:style>
    <style:style style:name="Taula15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2" style:family="table-cell">
      <style:table-cell-properties style:vertical-align="top" fo:padding="0.097cm" fo:border="0.25pt solid #000000" style:writing-mode="lr-tb"/>
    </style:style>
    <style:style style:name="Taula15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3" style:family="table-cell">
      <style:table-cell-properties style:vertical-align="top" fo:padding="0.097cm" fo:border="0.25pt solid #000000" style:writing-mode="lr-tb"/>
    </style:style>
    <style:style style:name="Taula15.A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B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C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D14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ula15.A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5" style:family="table-cell">
      <style:table-cell-properties style:vertical-align="top" fo:padding="0.097cm" fo:border="0.25pt solid #000000" style:writing-mode="lr-tb"/>
    </style:style>
    <style:style style:name="Taula15.A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6" style:family="table-cell">
      <style:table-cell-properties style:vertical-align="top" fo:padding="0.097cm" fo:border="0.25pt solid #000000" style:writing-mode="lr-tb"/>
    </style:style>
    <style:style style:name="Taula16" style:family="table">
      <style:table-properties style:width="16.214cm" fo:margin-left="-0.104cm" table:align="left" style:writing-mode="lr-tb"/>
    </style:style>
    <style:style style:name="Taula16.A" style:family="table-column">
      <style:table-column-properties style:column-width="1.568cm"/>
    </style:style>
    <style:style style:name="Taula16.B" style:family="table-column">
      <style:table-column-properties style:column-width="3.39cm"/>
    </style:style>
    <style:style style:name="Taula16.C" style:family="table-column">
      <style:table-column-properties style:column-width="3.992cm"/>
    </style:style>
    <style:style style:name="Taula16.D" style:family="table-column">
      <style:table-column-properties style:column-width="7.264cm"/>
    </style:style>
    <style:style style:name="Taula16.1" style:family="table-row">
      <style:table-row-properties style:min-row-height="0.6cm" style:keep-together="true" fo:keep-together="auto"/>
    </style:style>
    <style:style style:name="Taula16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6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6.2" style:family="table-row">
      <style:table-row-properties style:min-row-height="0.654cm" style:keep-together="true" fo:keep-together="auto"/>
    </style:style>
    <style:style style:name="Taula16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2" style:family="table-cell">
      <style:table-cell-properties style:vertical-align="top" fo:padding="0.097cm" fo:border="0.25pt solid #000000" style:writing-mode="lr-tb"/>
    </style:style>
    <style:style style:name="Taula16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3" style:family="table-cell">
      <style:table-cell-properties style:vertical-align="top" fo:padding="0.097cm" fo:border="0.25pt solid #000000" style:writing-mode="lr-tb"/>
    </style:style>
    <style:style style:name="Taula16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4" style:family="table-cell">
      <style:table-cell-properties style:vertical-align="top" fo:padding="0.097cm" fo:border="0.25pt solid #000000" style:writing-mode="lr-tb"/>
    </style:style>
    <style:style style:name="Taula16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5" style:family="table-cell">
      <style:table-cell-properties style:vertical-align="top" fo:padding="0.097cm" fo:border="0.25pt solid #000000" style:writing-mode="lr-tb"/>
    </style:style>
    <style:style style:name="Taula16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6" style:family="table-cell">
      <style:table-cell-properties style:vertical-align="top" fo:padding="0.097cm" fo:border="0.25pt solid #000000" style:writing-mode="lr-tb"/>
    </style:style>
    <style:style style:name="Taula16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7" style:family="table-cell">
      <style:table-cell-properties style:vertical-align="top" fo:padding="0.097cm" fo:border="0.25pt solid #000000" style:writing-mode="lr-tb"/>
    </style:style>
    <style:style style:name="Taula16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8" style:family="table-cell">
      <style:table-cell-properties style:vertical-align="top" fo:padding="0.097cm" fo:border="0.25pt solid #000000" style:writing-mode="lr-tb"/>
    </style:style>
    <style:style style:name="Taula16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9" style:family="table-cell">
      <style:table-cell-properties style:vertical-align="top" fo:padding="0.097cm" fo:border="0.25pt solid #000000" style:writing-mode="lr-tb"/>
    </style:style>
    <style:style style:name="Taula16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0" style:family="table-cell">
      <style:table-cell-properties style:vertical-align="top" fo:padding="0.097cm" fo:border="0.25pt solid #000000" style:writing-mode="lr-tb"/>
    </style:style>
    <style:style style:name="Taula16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1" style:family="table-cell">
      <style:table-cell-properties style:vertical-align="top" fo:padding="0.097cm" fo:border="0.25pt solid #000000" style:writing-mode="lr-tb"/>
    </style:style>
    <style:style style:name="Taula16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2" style:family="table-cell">
      <style:table-cell-properties style:vertical-align="top" fo:padding="0.097cm" fo:border="0.25pt solid #000000" style:writing-mode="lr-tb"/>
    </style:style>
    <style:style style:name="Taula17" style:family="table">
      <style:table-properties style:width="16.214cm" fo:margin-left="-0.104cm" table:align="left" style:writing-mode="lr-tb"/>
    </style:style>
    <style:style style:name="Taula17.A" style:family="table-column">
      <style:table-column-properties style:column-width="1.568cm"/>
    </style:style>
    <style:style style:name="Taula17.B" style:family="table-column">
      <style:table-column-properties style:column-width="3.392cm"/>
    </style:style>
    <style:style style:name="Taula17.C" style:family="table-column">
      <style:table-column-properties style:column-width="3.99cm"/>
    </style:style>
    <style:style style:name="Taula17.D" style:family="table-column">
      <style:table-column-properties style:column-width="7.264cm"/>
    </style:style>
    <style:style style:name="Taula17.1" style:family="table-row">
      <style:table-row-properties style:min-row-height="0.6cm" style:keep-together="true" fo:keep-together="auto"/>
    </style:style>
    <style:style style:name="Taula17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7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7.2" style:family="table-row">
      <style:table-row-properties style:min-row-height="0.654cm" style:keep-together="true" fo:keep-together="auto"/>
    </style:style>
    <style:style style:name="Taula17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2" style:family="table-cell">
      <style:table-cell-properties style:vertical-align="top" fo:padding="0.097cm" fo:border="0.25pt solid #000000" style:writing-mode="lr-tb"/>
    </style:style>
    <style:style style:name="Taula17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3" style:family="table-cell">
      <style:table-cell-properties style:vertical-align="top" fo:padding="0.097cm" fo:border="0.25pt solid #000000" style:writing-mode="lr-tb"/>
    </style:style>
    <style:style style:name="Taula17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4" style:family="table-cell">
      <style:table-cell-properties style:vertical-align="top" fo:padding="0.097cm" fo:border="0.25pt solid #000000" style:writing-mode="lr-tb"/>
    </style:style>
    <style:style style:name="Taula17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5" style:family="table-cell">
      <style:table-cell-properties style:vertical-align="top" fo:padding="0.097cm" fo:border="0.25pt solid #000000" style:writing-mode="lr-tb"/>
    </style:style>
    <style:style style:name="Taula17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6" style:family="table-cell">
      <style:table-cell-properties style:vertical-align="top" fo:padding="0.097cm" fo:border="0.25pt solid #000000" style:writing-mode="lr-tb"/>
    </style:style>
    <style:style style:name="Taula17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7" style:family="table-cell">
      <style:table-cell-properties style:vertical-align="top" fo:padding="0.097cm" fo:border="0.25pt solid #000000" style:writing-mode="lr-tb"/>
    </style:style>
    <style:style style:name="Taula17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8" style:family="table-cell">
      <style:table-cell-properties style:vertical-align="top" fo:padding="0.097cm" fo:border="0.25pt solid #000000" style:writing-mode="lr-tb"/>
    </style:style>
    <style:style style:name="Taula17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9" style:family="table-cell">
      <style:table-cell-properties style:vertical-align="top" fo:padding="0.097cm" fo:border="0.25pt solid #000000" style:writing-mode="lr-tb"/>
    </style:style>
    <style:style style:name="Taula17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0" style:family="table-cell">
      <style:table-cell-properties style:vertical-align="top" fo:padding="0.097cm" fo:border="0.25pt solid #000000" style:writing-mode="lr-tb"/>
    </style:style>
    <style:style style:name="Taula17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1" style:family="table-cell">
      <style:table-cell-properties style:vertical-align="top" fo:padding="0.097cm" fo:border="0.25pt solid #000000" style:writing-mode="lr-tb"/>
    </style:style>
    <style:style style:name="Taula17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2" style:family="table-cell">
      <style:table-cell-properties style:vertical-align="top" fo:padding="0.097cm" fo:border="0.25pt solid #000000" style:writing-mode="lr-tb"/>
    </style:style>
    <style:style style:name="Taula17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3" style:family="table-cell">
      <style:table-cell-properties style:vertical-align="top" fo:padding="0.097cm" fo:border="0.25pt solid #000000" style:writing-mode="lr-tb"/>
    </style:style>
    <style:style style:name="Taula17.A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4" style:family="table-cell">
      <style:table-cell-properties style:vertical-align="top" fo:padding="0.097cm" fo:border="0.25pt solid #000000" style:writing-mode="lr-tb"/>
    </style:style>
    <style:style style:name="Taula18" style:family="table">
      <style:table-properties style:width="16.214cm" fo:margin-left="-0.104cm" table:align="left" style:writing-mode="lr-tb"/>
    </style:style>
    <style:style style:name="Taula18.A" style:family="table-column">
      <style:table-column-properties style:column-width="1.803cm"/>
    </style:style>
    <style:style style:name="Taula18.B" style:family="table-column">
      <style:table-column-properties style:column-width="2.683cm"/>
    </style:style>
    <style:style style:name="Taula18.C" style:family="table-column">
      <style:table-column-properties style:column-width="4.228cm"/>
    </style:style>
    <style:style style:name="Taula18.D" style:family="table-column">
      <style:table-column-properties style:column-width="7.5cm"/>
    </style:style>
    <style:style style:name="Taula18.1" style:family="table-row">
      <style:table-row-properties style:min-row-height="0.6cm" style:keep-together="true" fo:keep-together="auto"/>
    </style:style>
    <style:style style:name="Taula18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8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8.2" style:family="table-row">
      <style:table-row-properties style:min-row-height="0.654cm" style:keep-together="true" fo:keep-together="auto"/>
    </style:style>
    <style:style style:name="Taula18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2" style:family="table-cell">
      <style:table-cell-properties style:vertical-align="top" fo:padding="0.097cm" fo:border="0.25pt solid #000000" style:writing-mode="lr-tb"/>
    </style:style>
    <style:style style:name="Taula18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3" style:family="table-cell">
      <style:table-cell-properties style:vertical-align="top" fo:padding="0.097cm" fo:border="0.25pt solid #000000" style:writing-mode="lr-tb"/>
    </style:style>
    <style:style style:name="Taula18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4" style:family="table-cell">
      <style:table-cell-properties style:vertical-align="top" fo:padding="0.097cm" fo:border="0.25pt solid #000000" style:writing-mode="lr-tb"/>
    </style:style>
    <style:style style:name="P1" style:family="paragraph" style:parent-style-name="Header">
      <style:paragraph-properties fo:margin-top="0.635cm" fo:margin-bottom="0cm" style:snap-to-layout-grid="false"/>
      <style:text-properties fo:font-weight="bold" style:font-weight-asian="bold" style:font-name-complex="Arial"/>
    </style:style>
    <style:style style:name="P2" style:family="paragraph" style:parent-style-name="Header">
      <style:paragraph-properties fo:margin-top="0.212cm" fo:margin-bottom="0.212cm" fo:text-align="center" style:justify-single-word="false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margin-top="0.212cm" fo:margin-bottom="0.212cm" fo:text-align="center" style:justify-single-word="false" style:snap-to-layout-grid="false"/>
      <style:text-properties style:font-name-complex="Ari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orphans="0" fo:widows="0" style:snap-to-layout-grid="false"/>
    </style:style>
    <style:style style:name="P6" style:family="paragraph" style:parent-style-name="Standard">
      <style:text-properties style:font-name-asian="Arial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text-properties style:font-name-complex="Arial"/>
    </style:style>
    <style:style style:name="P11" style:family="paragraph" style:parent-style-name="Standard">
      <style:paragraph-properties fo:orphans="0" fo:widows="0" style:snap-to-layout-grid="false"/>
      <style:text-properties style:font-size-complex="9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style:vertical-align="top"/>
    </style:style>
    <style:style style:name="P15" style:family="paragraph" style:parent-style-name="Header">
      <style:paragraph-properties fo:text-align="center" style:justify-single-word="false" style:snap-to-layout-grid="false">
        <style:tab-stops>
          <style:tab-stop style:position="1.773cm"/>
        </style:tab-stops>
      </style:paragraph-properties>
      <style:text-properties fo:font-size="2pt" fo:font-weight="bold" style:font-size-asian="2pt" style:font-weight-asian="bold" style:font-size-complex="2pt" style:font-weight-complex="bold"/>
    </style:style>
    <style:style style:name="P16" style:family="paragraph" style:parent-style-name="Header">
      <style:paragraph-properties fo:margin-top="0.106cm" fo:margin-bottom="0cm" fo:text-align="center" style:justify-single-word="false">
        <style:tab-stops>
          <style:tab-stop style:position="1.773cm"/>
        </style:tab-stops>
      </style:paragraph-properties>
    </style:style>
    <style:style style:name="P17" style:family="paragraph" style:parent-style-name="Header">
      <style:paragraph-properties fo:margin-top="0.106cm" fo:margin-bottom="0.106cm" style:snap-to-layout-grid="false">
        <style:tab-stops>
          <style:tab-stop style:position="1.773cm"/>
        </style:tab-stops>
      </style:paragraph-properties>
    </style:style>
    <style:style style:name="P18" style:family="paragraph" style:parent-style-name="Header">
      <style:paragraph-properties fo:margin-top="0.106cm" fo:margin-bottom="0.106cm" fo:text-align="center" style:justify-single-word="false" style:snap-to-layout-grid="false">
        <style:tab-stops>
          <style:tab-stop style:position="1.773cm"/>
        </style:tab-stops>
      </style:paragraph-properties>
    </style:style>
    <style:style style:name="P19" style:family="paragraph" style:parent-style-name="Footer">
      <style:text-properties fo:font-size="6pt" style:font-size-asian="6pt" style:font-size-complex="6pt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able_20_Contents_20__28_user_29_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2" style:family="paragraph" style:parent-style-name="Table_20_Contents_20__28_user_29_">
      <style:paragraph-properties fo:margin-top="0cm" fo:margin-bottom="0.011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3" style:family="paragraph" style:parent-style-name="Table_20_Contents_20__28_user_29_">
      <style:paragraph-properties fo:margin-top="0cm" fo:margin-bottom="0.011cm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4" style:family="paragraph" style:parent-style-name="Table_20_Contents_20__28_user_29_">
      <style:paragraph-properties fo:margin-top="0cm" fo:margin-bottom="0cm" style:snap-to-layout-grid="false"/>
    </style:style>
    <style:style style:name="P25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6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fo:font-weight="bold" style:font-weight-asian="bold" style:font-name-complex="Arial"/>
    </style:style>
    <style:style style:name="P27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fo:font-weight="bold" style:font-weight-asian="bold" style:font-name-complex="Arial" style:font-weight-complex="bold"/>
    </style:style>
    <style:style style:name="P28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 style:font-weight-complex="bold"/>
    </style:style>
    <style:style style:name="P29" style:family="paragraph" style:parent-style-name="Table_20_Contents_20__28_user_29_">
      <style:paragraph-properties fo:margin-top="0cm" fo:margin-bottom="0cm" style:snap-to-layout-grid="false"/>
      <style:text-properties style:font-name="Arial" fo:language="ca" fo:country="ES" style:font-name-complex="Arial"/>
    </style:style>
    <style:style style:name="P30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/>
    </style:style>
    <style:style style:name="P31" style:family="paragraph" style:parent-style-name="Table_20_Contents_20__28_user_29_">
      <style:paragraph-properties fo:margin-top="0cm" fo:margin-bottom="0cm" style:snap-to-layout-grid="false"/>
      <style:text-properties style:font-name="Arial" fo:language="es" fo:country="ES" style:font-name-complex="Arial"/>
    </style:style>
    <style:style style:name="P32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style:font-name-complex="Arial" style:font-weight-complex="bold"/>
    </style:style>
    <style:style style:name="P33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fo:font-weight="bold" style:font-weight-asian="bold" style:font-name-complex="Arial" style:font-weight-complex="bold"/>
    </style:style>
    <style:style style:name="P34" style:family="paragraph" style:parent-style-name="Table_20_Contents_20__28_user_29_">
      <style:paragraph-properties fo:margin-top="0cm" fo:margin-bottom="0cm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35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36" style:family="paragraph" style:parent-style-name="Table_20_Heading_20__28_user_29_">
      <style:paragraph-properties fo:margin-top="0cm" fo:margin-bottom="0cm" fo:text-align="justify" style:justify-single-word="false" style:snap-to-layout-grid="false"/>
      <style:text-properties style:font-name="Arial" fo:language="ca" fo:country="ES" style:font-name-complex="Arial"/>
    </style:style>
    <style:style style:name="P37" style:family="paragraph" style:parent-style-name="Tabla">
      <style:paragraph-properties fo:margin-top="0cm" fo:margin-bottom="0cm" fo:padding="0.035cm" fo:border="0.51pt solid #000000"/>
      <style:text-properties style:font-name="Courier" fo:font-size="9pt" style:font-size-asian="9pt" style:font-size-complex="9pt"/>
    </style:style>
    <style:style style:name="P38" style:family="paragraph" style:parent-style-name="Tabla">
      <style:paragraph-properties fo:margin-top="0cm" fo:margin-bottom="0cm" fo:padding="0.035cm" fo:border="0.51pt solid #000000"/>
      <style:text-properties fo:color="#000000" style:font-name="Courier" fo:font-size="9pt" fo:language="ca" fo:country="ES" style:font-size-asian="9pt" style:font-name-complex="Verdana" style:font-size-complex="9pt"/>
    </style:style>
    <style:style style:name="P39" style:family="paragraph" style:parent-style-name="Standard">
      <style:paragraph-properties fo:margin-left="1.764cm" fo:margin-right="0cm" fo:orphans="0" fo:widows="0" fo:text-indent="0cm" style:auto-text-indent="false" style:snap-to-layout-grid="false"/>
      <style:text-properties fo:font-size="9pt" fo:font-style="italic" style:font-size-asian="9pt" style:font-style-asian="italic" style:font-size-complex="9pt" style:font-style-complex="italic"/>
    </style:style>
    <style:style style:name="P40" style:family="paragraph" style:parent-style-name="Standard">
      <style:paragraph-properties fo:margin-left="1.764cm" fo:margin-right="0cm" fo:orphans="0" fo:widows="0" fo:text-indent="0cm" style:auto-text-indent="false"/>
      <style:text-properties style:font-size-complex="9pt"/>
    </style:style>
    <style:style style:name="P41" style:family="paragraph" style:parent-style-name="Standard">
      <style:paragraph-properties fo:margin-left="1.764cm" fo:margin-right="0cm" fo:orphans="0" fo:widows="0" fo:text-indent="0cm" style:auto-text-indent="false" style:snap-to-layout-grid="false"/>
      <style:text-properties style:font-size-complex="9pt"/>
    </style:style>
    <style:style style:name="P42" style:family="paragraph" style:parent-style-name="Standard">
      <style:paragraph-properties fo:margin-left="0.011cm" fo:margin-right="0cm" fo:orphans="0" fo:widows="0" fo:text-indent="0cm" style:auto-text-indent="false" style:snap-to-layout-grid="false"/>
    </style:style>
    <style:style style:name="P43" style:family="paragraph" style:parent-style-name="Standard">
      <style:paragraph-properties fo:margin-left="0.011cm" fo:margin-right="0cm" fo:orphans="0" fo:widows="0" fo:text-indent="0cm" style:auto-text-indent="false" style:snap-to-layout-grid="false"/>
      <style:text-properties style:font-size-complex="9pt"/>
    </style:style>
    <style:style style:name="P44" style:family="paragraph" style:parent-style-name="Standard">
      <style:paragraph-properties fo:margin-top="0.035cm" fo:margin-bottom="0.035cm" style:snap-to-layout-grid="false"/>
    </style:style>
    <style:style style:name="P45" style:family="paragraph" style:parent-style-name="Standard">
      <style:paragraph-properties fo:margin-top="0.035cm" fo:margin-bottom="0.035cm" style:snap-to-layout-grid="false"/>
      <style:text-properties fo:font-size="9pt" style:font-size-asian="9pt"/>
    </style:style>
    <style:style style:name="P46" style:family="paragraph" style:parent-style-name="Standard">
      <style:paragraph-properties fo:margin-top="0.035cm" fo:margin-bottom="0.035cm" style:snap-to-layout-grid="false"/>
      <style:text-properties fo:font-size="9pt" style:font-size-asian="9pt" style:font-size-complex="9pt"/>
    </style:style>
    <style:style style:name="P47" style:family="paragraph" style:parent-style-name="Standard">
      <style:paragraph-properties fo:margin-top="0.035cm" fo:margin-bottom="0.035cm" style:snap-to-layout-grid="false"/>
      <style:text-properties fo:font-size="9pt" style:font-size-asian="7.84999990463257pt" style:font-size-complex="9pt"/>
    </style:style>
    <style:style style:name="P48" style:family="paragraph" style:parent-style-name="Standard">
      <style:paragraph-properties fo:background-color="#e6e6e6" fo:padding-left="0.141cm" fo:padding-right="0.141cm" fo:padding-top="0.035cm" fo:padding-bottom="0.035cm" fo:border="0.51pt solid #000000">
        <style:background-image/>
      </style:paragraph-properties>
    </style:style>
    <style:style style:name="P49" style:family="paragraph" style:parent-style-name="Standard">
      <style:paragraph-properties fo:margin-left="6.35cm" fo:margin-right="0cm" fo:hyphenation-ladder-count="no-limit" fo:text-indent="-6.35cm" style:auto-text-indent="false" fo:padding="0cm" fo:border-left="none" fo:border-right="none" fo:border-top="0.51pt solid #000000" fo:border-bottom="none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fo:hyphenate="false" fo:hyphenation-remain-char-count="2" fo:hyphenation-push-char-count="2"/>
    </style:style>
    <style:style style:name="P50" style:family="paragraph" style:parent-style-name="Standard">
      <style:paragraph-properties fo:break-before="page"/>
    </style:style>
    <style:style style:name="P51" style:family="paragraph" style:parent-style-name="Standard">
      <style:paragraph-properties fo:margin-left="0.635cm" fo:margin-right="0cm" fo:text-indent="0cm" style:auto-text-indent="false"/>
    </style:style>
    <style:style style:name="P52" style:family="paragraph" style:parent-style-name="Standard">
      <style:paragraph-properties fo:margin-left="0.635cm" fo:margin-right="0cm" fo:text-indent="0cm" style:auto-text-indent="false"/>
      <style:text-properties style:font-name-complex="Arial"/>
    </style:style>
    <style:style style:name="P53" style:family="paragraph" style:parent-style-name="Standard">
      <style:paragraph-properties fo:margin-left="1.27cm" fo:margin-right="0cm" fo:text-indent="0cm" style:auto-text-indent="false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style:font-name-complex="Arial"/>
    </style:style>
    <style:style style:name="P55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56" style:family="paragraph" style:parent-style-name="Standard">
      <style:paragraph-properties fo:margin-left="0cm" fo:margin-right="0cm" fo:text-indent="1.249cm" style:auto-text-indent="false"/>
    </style:style>
    <style:style style:name="P57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58" style:family="paragraph" style:parent-style-name="Standard">
      <style:paragraph-properties fo:text-align="start" style:justify-single-word="false" fo:padding="0.035cm" fo:border="0.51pt solid #000000" style:text-autospace="none"/>
    </style:style>
    <style:style style:name="P59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language="zxx" fo:country="none"/>
    </style:style>
    <style:style style:name="P60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font-size="9pt" fo:language="zxx" fo:country="none" style:font-size-asian="9pt" style:font-name-complex="Verdana" style:font-size-complex="9pt"/>
    </style:style>
    <style:style style:name="P61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font-size="9pt" fo:language="zxx" fo:country="none" style:font-name-asian="Arial Unicode MS" style:font-size-asian="9pt" style:font-name-complex="Verdana" style:font-size-complex="9pt"/>
    </style:style>
    <style:style style:name="P62" style:family="paragraph" style:parent-style-name="Ajuda">
      <style:paragraph-properties fo:orphans="0" fo:widows="0" style:snap-to-layout-grid="false"/>
    </style:style>
    <style:style style:name="P63" style:family="paragraph" style:parent-style-name="Esquema">
      <style:paragraph-properties fo:padding="0cm" fo:border="none"/>
    </style:style>
    <style:style style:name="P64" style:family="paragraph" style:parent-style-name="Esquema">
      <style:paragraph-properties fo:padding="0cm" fo:border="none"/>
      <style:text-properties fo:language="ca" fo:country="ES" fo:font-style="italic" style:font-style-asian="italic"/>
    </style:style>
    <style:style style:name="P65" style:family="paragraph" style:parent-style-name="Párrafo_20_de_20_lista">
      <style:text-properties fo:language="es" fo:country="ES"/>
    </style:style>
    <style:style style:name="P66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color="#000080" fo:font-size="12pt" fo:font-weight="bold" style:font-size-asian="12pt" style:font-weight-asian="bold"/>
    </style:style>
    <style:style style:name="P6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8" style:family="paragraph" style:parent-style-name="Standard" style:list-style-name="WW8Num20"/>
    <style:style style:name="P69" style:family="paragraph" style:parent-style-name="Standard" style:list-style-name="WW8Num20">
      <style:paragraph-properties fo:text-align="start" style:justify-single-word="false"/>
    </style:style>
    <style:style style:name="P70" style:family="paragraph" style:parent-style-name="Standard" style:list-style-name="WW8Num19">
      <style:paragraph-properties fo:text-align="start" style:justify-single-word="false"/>
    </style:style>
    <style:style style:name="P71" style:family="paragraph" style:parent-style-name="Standard" style:list-style-name="WW8Num9"/>
    <style:style style:name="P72" style:family="paragraph" style:parent-style-name="Standard" style:list-style-name="WW8Num22"/>
    <style:style style:name="P73" style:family="paragraph" style:parent-style-name="Standard" style:list-style-name="WW8Num12"/>
    <style:style style:name="P74" style:family="paragraph" style:parent-style-name="Standard" style:list-style-name="WW8Num8"/>
    <style:style style:name="P7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76" style:family="paragraph" style:parent-style-name="Standard" style:list-style-name="WW8Num27"/>
    <style:style style:name="P77" style:family="paragraph" style:parent-style-name="Standard" style:list-style-name="WW8Num24"/>
    <style:style style:name="P78" style:family="paragraph" style:parent-style-name="Standard" style:list-style-name="WW8Num6"/>
    <style:style style:name="P79" style:family="paragraph" style:parent-style-name="Standard" style:list-style-name="WW8Num13"/>
    <style:style style:name="P80" style:family="paragraph" style:parent-style-name="Standard" style:list-style-name="WW8Num10"/>
    <style:style style:name="P81" style:family="paragraph" style:parent-style-name="Standard" style:list-style-name="WW8Num18"/>
    <style:style style:name="P82" style:family="paragraph" style:parent-style-name="Standard" style:list-style-name="WW8Num4"/>
    <style:style style:name="P83" style:family="paragraph" style:parent-style-name="Standard" style:list-style-name="WW8Num21"/>
    <style:style style:name="P84" style:family="paragraph" style:parent-style-name="Standard" style:list-style-name="WW8Num5"/>
    <style:style style:name="P85" style:family="paragraph" style:parent-style-name="Standard" style:list-style-name="WW8Num14"/>
    <style:style style:name="P86" style:family="paragraph" style:parent-style-name="Standard" style:list-style-name="WW8Num26"/>
    <style:style style:name="P87" style:family="paragraph" style:parent-style-name="Standard" style:list-style-name="WW8Num26">
      <style:text-properties fo:font-weight="bold" style:font-weight-asian="bold" style:font-weight-complex="bold"/>
    </style:style>
    <style:style style:name="P88" style:family="paragraph" style:parent-style-name="Standard" style:master-page-name="Standard">
      <style:paragraph-properties style:page-number="auto"/>
    </style:style>
    <style:style style:name="P89" style:family="paragraph" style:parent-style-name="Standard" style:list-style-name="WW8Num20">
      <style:paragraph-properties fo:margin-left="3.747cm" fo:margin-right="0cm" fo:text-align="start" style:justify-single-word="false" fo:text-indent="-0.635cm" style:auto-text-indent="false"/>
    </style:style>
    <style:style style:name="P90" style:family="paragraph" style:parent-style-name="Standard" style:list-style-name="WW8Num20">
      <style:paragraph-properties fo:margin-left="2.498cm" fo:margin-right="0cm" fo:text-align="start" style:justify-single-word="false" fo:text-indent="-0.635cm" style:auto-text-indent="false"/>
    </style:style>
    <style:style style:name="P91" style:family="paragraph" style:parent-style-name="Table_20_Contents_20__28_user_29_" style:list-style-name="WW8Num23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/>
    </style:style>
    <style:style style:name="P92" style:family="paragraph" style:parent-style-name="Table_20_Contents_20__28_user_29_" style:list-style-name="WW8Num23">
      <style:paragraph-properties fo:margin-top="0cm" fo:margin-bottom="0.011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/>
    </style:style>
    <style:style style:name="P93" style:family="paragraph" style:parent-style-name="Table_20_Contents_20__28_user_29_" style:list-style-name="WW8Num17">
      <style:paragraph-properties fo:margin-top="0cm" fo:margin-bottom="0cm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Heading_20_4">
      <style:paragraph-properties fo:text-align="start" style:justify-single-word="false"/>
    </style:style>
    <style:style style:name="P96" style:family="paragraph" style:parent-style-name="Heading_20_4">
      <style:paragraph-properties fo:text-align="start" style:justify-single-word="false" fo:break-before="page"/>
      <style:text-properties fo:language="ca" fo:country="ES" fo:font-style="normal" style:font-style-asian="normal"/>
    </style:style>
    <style:style style:name="P9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font-name-complex="Arial"/>
    </style:style>
    <style:style style:name="T2" style:family="text">
      <style:text-properties style:font-name-asian="Arial"/>
    </style:style>
    <style:style style:name="T3" style:family="text">
      <style:text-properties style:font-name-asian="Arial" style:font-name-complex="Arial"/>
    </style:style>
    <style:style style:name="T4" style:family="text">
      <style:text-properties style:font-name-asian="Arial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Arial" style:font-weight-asian="bold"/>
    </style:style>
    <style:style style:name="T8" style:family="text">
      <style:text-properties fo:font-weight="bold" style:font-name-asian="Arial" style:font-weight-asian="bold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font-size-complex="9pt"/>
    </style:style>
    <style:style style:name="T11" style:family="text">
      <style:text-properties fo:font-size="9pt" style:font-size-asian="9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style:font-size-asian="9pt" style:font-name-complex="Verdana" style:font-size-complex="9pt"/>
    </style:style>
    <style:style style:name="T14" style:family="text">
      <style:text-properties fo:font-size="9pt" style:font-name-asian="Arial" style:font-size-asian="9pt"/>
    </style:style>
    <style:style style:name="T15" style:family="text">
      <style:text-properties fo:font-size="9pt" style:font-name-asian="Arial" style:font-size-asian="9pt" style:font-size-complex="9pt"/>
    </style:style>
    <style:style style:name="T16" style:family="text">
      <style:text-properties fo:font-size="9pt" style:font-name-asian="Arial Unicode MS" style:font-size-asian="9pt" style:font-name-complex="Verdana" style:font-size-complex="9pt"/>
    </style:style>
    <style:style style:name="T17" style:family="text">
      <style:text-properties fo:font-size="9pt" style:font-name-asian="Verdana" style:font-size-asian="9pt" style:font-name-complex="Verdana" style:font-size-complex="9pt"/>
    </style:style>
    <style:style style:name="T18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80" fo:font-size="12pt" fo:font-weight="bold" style:font-name-asian="Arial" style:font-size-asian="12pt" style:font-weight-asian="bold" style:font-size-complex="12pt" style:font-weight-complex="bold"/>
    </style:style>
    <style:style style:name="T20" style:family="text">
      <style:text-properties fo:font-size="10pt" fo:font-style="normal" style:font-size-asian="10pt" style:font-style-asian="normal" style:font-size-complex="10pt"/>
    </style:style>
    <style:style style:name="T21" style:family="text">
      <style:text-properties fo:font-size="10pt" fo:font-style="normal" style:font-name-asian="Arial" style:font-size-asian="10pt" style:font-style-asian="normal" style:font-size-complex="10pt"/>
    </style:style>
    <style:style style:name="T22" style:family="text">
      <style:text-properties fo:language="ca" fo:country="ES"/>
    </style:style>
    <style:style style:name="T23" style:family="text">
      <style:text-properties fo:language="ca" fo:country="ES" fo:font-style="normal" style:font-style-asian="normal"/>
    </style:style>
    <style:style style:name="T24" style:family="text">
      <style:text-properties fo:language="ca" fo:country="ES" fo:font-style="normal" style:font-name-asian="Arial" style:font-style-asian="normal"/>
    </style:style>
    <style:style style:name="T25" style:family="text">
      <style:text-properties fo:language="ca" fo:country="ES" style:font-name-asian="Arial"/>
    </style:style>
    <style:style style:name="T26" style:family="text">
      <style:text-properties fo:font-style="italic" fo:font-weight="bold" style:font-style-asian="italic" style:font-weight-asian="bold"/>
    </style:style>
    <style:style style:name="T27" style:family="text">
      <style:text-properties fo:font-style="italic" fo:font-weight="bold" style:font-name-asian="Arial" style:font-style-asian="italic" style:font-weight-asian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TTE1A83338t00" style:font-name-complex="TTE1A83338t00"/>
    </style:style>
    <style:style style:name="T30" style:family="text">
      <style:text-properties style:font-name="TTE1A83338t00" style:font-name-asian="TTE1A83338t00" style:font-name-complex="TTE1A83338t00"/>
    </style:style>
    <style:style style:name="T31" style:family="text">
      <style:text-properties fo:language="es" fo:country="ES"/>
    </style:style>
    <style:style style:name="T32" style:family="text">
      <style:text-properties fo:language="es" fo:country="ES" style:font-name-asian="Arial"/>
    </style:style>
    <style:style style:name="T33" style:family="text">
      <style:text-properties fo:language="es" fo:country="ES" fo:font-weight="bold" style:font-name-asian="Arial" style:font-weight-asian="bold" style:font-weight-complex="bold"/>
    </style:style>
    <style:style style:name="T34" style:family="text">
      <style:text-properties style:font-name="Arial" fo:language="ca" fo:country="ES" style:font-name-complex="Arial"/>
    </style:style>
    <style:style style:name="T35" style:family="text">
      <style:text-properties style:font-name="Arial" fo:language="ca" fo:country="ES" style:font-name-complex="Arial" style:font-weight-complex="bold"/>
    </style:style>
    <style:style style:name="T36" style:family="text">
      <style:text-properties style:font-name="Arial" fo:language="ca" fo:country="ES" style:font-name-asian="Arial" style:font-name-complex="Arial"/>
    </style:style>
    <style:style style:name="T37" style:family="text">
      <style:text-properties style:font-name="Arial" fo:language="ca" fo:country="ES" style:font-name-asian="Arial" style:language-asian="es" style:country-asian="ES" style:font-name-complex="Arial" style:font-size-complex="10pt"/>
    </style:style>
    <style:style style:name="T38" style:family="text">
      <style:text-properties style:font-name="Arial" fo:language="ca" fo:country="ES" fo:font-weight="bold" style:font-weight-asian="bold" style:font-name-complex="Arial" style:font-weight-complex="bold"/>
    </style:style>
    <style:style style:name="T39" style:family="text">
      <style:text-properties fo:color="#000000"/>
    </style:style>
    <style:style style:name="T40" style:family="text">
      <style:text-properties fo:color="#000000" style:font-name-asian="Arial"/>
    </style:style>
    <style:style style:name="T41" style:family="text">
      <style:text-properties fo:color="#000000" fo:font-size="9pt" fo:background-color="#ffffff" style:font-size-asian="9pt" style:font-size-complex="9pt"/>
    </style:style>
    <style:style style:name="T42" style:family="text">
      <style:text-properties fo:color="#000000" style:font-name="Courier" fo:font-size="9pt" fo:language="zxx" fo:country="none" fo:background-color="#ffffff" style:font-size-asian="9pt" style:font-size-complex="9pt"/>
    </style:style>
    <style:style style:name="T43" style:family="text">
      <style:text-properties fo:color="#000000" fo:language="ca" fo:country="ES" style:font-name-complex="Verdana"/>
    </style:style>
    <style:style style:name="T44" style:family="text">
      <style:text-properties fo:color="#000000" fo:language="ca" fo:country="ES" style:font-name-asian="Verdana" style:font-name-complex="Verdana"/>
    </style:style>
    <style:style style:name="T45" style:family="text">
      <style:text-properties style:font-name-asian="Garamon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font-name="Courier" fo:font-size="9pt" fo:language="zxx" fo:country="none" style:font-size-asian="9pt" style:font-name-complex="Verdana" style:font-size-complex="9pt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style style:name="fr3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width="8.005cm" draw:visible-area-height="1.914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62">Versió</text:p>
          </table:table-cell>
          <table:table-cell table:style-name="Taula1.A1" office:value-type="string">
            <text:p text:style-name="P62">Redactat<text:span text:style-name="T2"> </text:span>per</text:p>
          </table:table-cell>
          <table:table-cell table:style-name="Taula1.A1" office:value-type="string">
            <text:p text:style-name="P62">Revisat<text:span text:style-name="T2"> </text:span>per</text:p>
          </table:table-cell>
          <table:table-cell table:style-name="Taula1.A1" office:value-type="string">
            <text:p text:style-name="P62">Aprovat<text:span text:style-name="T2"> </text:span>per</text:p>
          </table:table-cell>
          <table:table-cell table:style-name="Taula1.A1" office:value-type="string">
            <text:p text:style-name="P62">Data<text:span text:style-name="T2"> </text:span>aprovació</text:p>
          </table:table-cell>
          <table:table-cell table:style-name="Taula1.F1" office:value-type="string">
            <text:p text:style-name="P62">Data<text:span text:style-name="T2"> </text:span>publicació</text:p>
          </table:table-cell>
        </table:table-row>
        <table:table-row table:style-name="Taula1.2">
          <table:table-cell table:style-name="Taula1.A2" office:value-type="string">
            <text:p text:style-name="P39"/>
          </table:table-cell>
          <table:table-cell table:style-name="Taula1.B2" office:value-type="string">
            <text:p text:style-name="P41"/>
          </table:table-cell>
          <table:table-cell table:style-name="Taula1.C2" office:value-type="string">
            <text:p text:style-name="P41"/>
          </table:table-cell>
          <table:table-cell table:style-name="Taula1.D2" office:value-type="string">
            <text:p text:style-name="P41"/>
          </table:table-cell>
          <table:table-cell table:style-name="Taula1.E2" office:value-type="string">
            <text:p text:style-name="P41"/>
          </table:table-cell>
          <table:table-cell table:style-name="Taula1.F2" office:value-type="string">
            <text:p text:style-name="P41"/>
          </table:table-cell>
        </table:table-row>
        <table:table-row table:style-name="Taula1.3">
          <table:table-cell table:style-name="Taula1.A3" office:value-type="string">
            <text:p text:style-name="P11">1.2.1</text:p>
          </table:table-cell>
          <table:table-cell table:style-name="Taula1.B3" office:value-type="string">
            <text:p text:style-name="P42"><text:span text:style-name="T10">Ligia</text:span><text:span text:style-name="T4"> </text:span><text:span text:style-name="T10">Vega</text:span></text:p>
            <text:p text:style-name="P40"/>
          </table:table-cell>
          <table:table-cell table:style-name="Taula1.C3" office:value-type="string">
            <text:p text:style-name="P41"/>
          </table:table-cell>
          <table:table-cell table:style-name="Taula1.D3" office:value-type="string">
            <text:p text:style-name="P41"/>
          </table:table-cell>
          <table:table-cell table:style-name="Taula1.E3" office:value-type="string">
            <text:p text:style-name="P41"/>
          </table:table-cell>
          <table:table-cell table:style-name="Taula1.F3" office:value-type="string">
            <text:p text:style-name="P41"/>
          </table:table-cell>
        </table:table-row>
        <table:table-row table:style-name="Taula1.3">
          <table:table-cell table:style-name="Taula1.A4" office:value-type="string">
            <text:p text:style-name="P11">1.3</text:p>
          </table:table-cell>
          <table:table-cell table:style-name="Taula1.B4" office:value-type="string">
            <text:p text:style-name="P42"><text:span text:style-name="T10">Ligia</text:span><text:span text:style-name="T4"> </text:span><text:span text:style-name="T10">Vega</text:span></text:p>
            <text:p text:style-name="P40"/>
          </table:table-cell>
          <table:table-cell table:style-name="Taula1.C4" office:value-type="string">
            <text:p text:style-name="P41"/>
          </table:table-cell>
          <table:table-cell table:style-name="Taula1.D4" office:value-type="string">
            <text:p text:style-name="P41"/>
          </table:table-cell>
          <table:table-cell table:style-name="Taula1.E4" office:value-type="string">
            <text:p text:style-name="P41"/>
          </table:table-cell>
          <table:table-cell table:style-name="Taula1.F4" office:value-type="string">
            <text:p text:style-name="P41"/>
          </table:table-cell>
        </table:table-row>
        <table:table-row table:style-name="Taula1.3">
          <table:table-cell table:style-name="Taula1.A5" office:value-type="string">
            <text:p text:style-name="P11">1.6</text:p>
          </table:table-cell>
          <table:table-cell table:style-name="Taula1.B5" office:value-type="string">
            <text:p text:style-name="P42"><text:span text:style-name="T10">Ligia</text:span><text:span text:style-name="T4"> </text:span><text:span text:style-name="T10">Vega</text:span></text:p>
          </table:table-cell>
          <table:table-cell table:style-name="Taula1.C5" office:value-type="string">
            <text:p text:style-name="P41"/>
          </table:table-cell>
          <table:table-cell table:style-name="Taula1.D5" office:value-type="string">
            <text:p text:style-name="P41"/>
          </table:table-cell>
          <table:table-cell table:style-name="Taula1.E5" office:value-type="string">
            <text:p text:style-name="P41"/>
          </table:table-cell>
          <table:table-cell table:style-name="Taula1.F5" office:value-type="string">
            <text:p text:style-name="P41"/>
          </table:table-cell>
        </table:table-row>
        <table:table-row table:style-name="Taula1.3">
          <table:table-cell table:style-name="Taula1.A6" office:value-type="string">
            <text:p text:style-name="P5">1.7</text:p>
          </table:table-cell>
          <table:table-cell table:style-name="Taula1.B6" office:value-type="string">
            <text:p text:style-name="P43">Sara<text:span text:style-name="T2"> </text:span>Arjona</text:p>
          </table:table-cell>
          <table:table-cell table:style-name="Taula1.C6" office:value-type="string">
            <text:p text:style-name="P41"/>
          </table:table-cell>
          <table:table-cell table:style-name="Taula1.D6" office:value-type="string">
            <text:p text:style-name="P41"/>
          </table:table-cell>
          <table:table-cell table:style-name="Taula1.E6" office:value-type="string">
            <text:p text:style-name="P41"/>
          </table:table-cell>
          <table:table-cell table:style-name="Taula1.F6" office:value-type="string">
            <text:p text:style-name="P41"/>
          </table:table-cell>
        </table:table-row>
      </table:table>
      <text:p text:style-name="Standard"/>
      <text:p text:style-name="Standard"/>
      <text:p text:style-name="Standard"><draw:frame draw:style-name="fr1" draw:name="Marc1" text:anchor-type="char" svg:x="-0.132cm" svg:y="0.018cm" svg:width="16.392cm" svg:height="0.489cm" draw:z-index="1"><draw:text-box><table:table table:name="Taula2" table:style-name="Taula2"><table:table-column table:style-name="Taula2.A"/><table:table-row table:style-name="Taula2.1"><table:table-cell table:style-name="Taula2.A1" office:value-type="string"><text:p text:style-name="P4">Registre<text:span text:style-name="T2"> </text:span>de<text:span text:style-name="T2"> </text:span>Canvis</text:p></table:table-cell></table:table-row></table:table><text:p text:style-name="P6"><text:s/></text:p></draw:text-box></draw:frame>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45">Versió</text:p>
          </table:table-cell>
          <table:table-cell table:style-name="Taula3.A1" office:value-type="string">
            <text:p text:style-name="P45">Pàgines</text:p>
          </table:table-cell>
          <table:table-cell table:style-name="Taula3.A1" office:value-type="string">
            <text:p text:style-name="P44"><text:span text:style-name="T11">Data</text:span><text:span text:style-name="T14"> </text:span><text:span text:style-name="T11">Modificació</text:span></text:p>
          </table:table-cell>
          <table:table-cell table:style-name="Taula3.D1" office:value-type="string">
            <text:p text:style-name="P44"><text:span text:style-name="T11">Motiu</text:span><text:span text:style-name="T14"> </text:span><text:span text:style-name="T11">del</text:span><text:span text:style-name="T14"> </text:span><text:span text:style-name="T11">canvi</text:span></text:p>
          </table:table-cell>
        </table:table-row>
        <table:table-row table:style-name="Taula3.2">
          <table:table-cell table:style-name="Taula3.A1" office:value-type="string">
            <text:p text:style-name="P46">1.2.1</text:p>
          </table:table-cell>
          <table:table-cell table:style-name="Taula3.A1" office:value-type="string">
            <text:p text:style-name="P46">1-38</text:p>
          </table:table-cell>
          <table:table-cell table:style-name="Taula3.A1" office:value-type="string">
            <text:p text:style-name="P46">20/04/2011</text:p>
          </table:table-cell>
          <table:table-cell table:style-name="Taula3.D1" office:value-type="string">
            <text:p text:style-name="P44"><text:span text:style-name="T12">Reestructuració</text:span><text:span text:style-name="T15"> </text:span><text:span text:style-name="T12">i</text:span><text:span text:style-name="T15"> </text:span><text:span text:style-name="T12">actualització</text:span><text:span text:style-name="T15"> </text:span><text:span text:style-name="T12">de</text:span><text:span text:style-name="T15"> </text:span><text:span text:style-name="T12">la</text:span><text:span text:style-name="T15"> </text:span><text:span text:style-name="T12">informació</text:span><text:span text:style-name="T15"> </text:span><text:span text:style-name="T12">(canvi</text:span><text:span text:style-name="T15"> </text:span><text:span text:style-name="T12">de</text:span><text:span text:style-name="T15"> </text:span><text:span text:style-name="T12">nomenclatura)</text:span></text:p>
          </table:table-cell>
        </table:table-row>
        <table:table-row table:style-name="Taula3.3">
          <table:table-cell table:style-name="Taula3.A1" office:value-type="string">
            <text:p text:style-name="P46">1.3</text:p>
          </table:table-cell>
          <table:table-cell table:style-name="Taula3.A1" office:value-type="string">
            <text:p text:style-name="P46">22-24,26</text:p>
          </table:table-cell>
          <table:table-cell table:style-name="Taula3.A1" office:value-type="string">
            <text:p text:style-name="P46">17/05/2011</text:p>
          </table:table-cell>
          <table:table-cell table:style-name="Taula3.D1" office:value-type="string">
            <text:p text:style-name="P44"><text:span text:style-name="T12">Afegir</text:span><text:span text:style-name="T15"> </text:span><text:span text:style-name="T12">camp</text:span><text:span text:style-name="T15"> </text:span><text:span text:style-name="T12">Rol</text:span><text:span text:style-name="T15"> </text:span><text:span text:style-name="T12">al</text:span><text:span text:style-name="T15"> </text:span><text:span text:style-name="T12">servei</text:span><text:span text:style-name="T15"> </text:span><text:span text:style-name="T12">web</text:span><text:span text:style-name="T15"> </text:span><text:span text:style-name="T12">d</text:span><text:span text:style-name="T15">’</text:span><text:span text:style-name="T12">autenticació</text:span></text:p>
          </table:table-cell>
        </table:table-row>
        <table:table-row table:style-name="Taula3.1">
          <table:table-cell table:style-name="Taula3.A1" office:value-type="string">
            <text:p text:style-name="P46">1.3</text:p>
          </table:table-cell>
          <table:table-cell table:style-name="Taula3.A1" office:value-type="string">
            <text:p text:style-name="P46">31,33</text:p>
          </table:table-cell>
          <table:table-cell table:style-name="Taula3.A1" office:value-type="string">
            <text:p text:style-name="P46">17/05/2011</text:p>
          </table:table-cell>
          <table:table-cell table:style-name="Taula3.D1" office:value-type="string">
            <text:p text:style-name="P44"><text:span text:style-name="T12">Afegir</text:span><text:span text:style-name="T15"> </text:span><text:span text:style-name="T12">dos</text:span><text:span text:style-name="T15"> </text:span><text:span text:style-name="T12">estats</text:span><text:span text:style-name="T15"> </text:span><text:span text:style-name="T12">nous</text:span><text:span text:style-name="T15"> </text:span><text:span text:style-name="T12">al</text:span><text:span text:style-name="T15"> </text:span><text:span text:style-name="T12">servei</text:span><text:span text:style-name="T15"> </text:span><text:span text:style-name="T12">web</text:span><text:span text:style-name="T15"> </text:span><text:span text:style-name="T12">de</text:span><text:span text:style-name="T15"> </text:span><text:span text:style-name="T12">seguiment:</text:span><text:span text:style-name="T15"> </text:span><text:span text:style-name="T12">POR_CORREGIR</text:span><text:span text:style-name="T15"> </text:span><text:span text:style-name="T12">i</text:span><text:span text:style-name="T15"> </text:span><text:span text:style-name="T12">CORREGIDO</text:span></text:p>
          </table:table-cell>
        </table:table-row>
        <table:table-row table:style-name="Taula3.1">
          <table:table-cell table:style-name="Taula3.A1" office:value-type="string">
            <text:p text:style-name="P46">1.6</text:p>
          </table:table-cell>
          <table:table-cell table:style-name="Taula3.A1" office:value-type="string">
            <text:p text:style-name="P46">44</text:p>
          </table:table-cell>
          <table:table-cell table:style-name="Taula3.A1" office:value-type="string">
            <text:p text:style-name="P46">17/08/2012</text:p>
          </table:table-cell>
          <table:table-cell table:style-name="Taula3.D1" office:value-type="string">
            <text:p text:style-name="P44"><text:span text:style-name="T12">Treure</text:span><text:span text:style-name="T15"> </text:span><text:span text:style-name="T12">les</text:span><text:span text:style-name="T15"> </text:span><text:span text:style-name="T12">referències</text:span><text:span text:style-name="T15"> </text:span><text:span text:style-name="T12">a</text:span><text:span text:style-name="T15"> </text:span><text:span text:style-name="T12">ATRIA.</text:span><text:span text:style-name="T15"> </text:span><text:span text:style-name="T12">Afegir</text:span><text:span text:style-name="T15"> </text:span><text:span text:style-name="T12">l</text:span><text:span text:style-name="T15">’</text:span><text:span text:style-name="T12">apartat</text:span><text:span text:style-name="T15"> </text:span><text:span text:style-name="T12">de</text:span><text:span text:style-name="T15"> </text:span><text:span text:style-name="T12">preguntes</text:span><text:span text:style-name="T15"> </text:span><text:span text:style-name="T12">freqüents.</text:span></text:p>
          </table:table-cell>
        </table:table-row>
        <table:table-row table:style-name="Taula3.1">
          <table:table-cell table:style-name="Taula3.A6" office:value-type="string">
            <text:p text:style-name="P44">1.7</text:p>
          </table:table-cell>
          <table:table-cell table:style-name="Taula3.A6" office:value-type="string">
            <text:p text:style-name="P47">30-42</text:p>
          </table:table-cell>
          <table:table-cell table:style-name="Taula3.A6" office:value-type="string">
            <text:p text:style-name="P46">03/07/2013</text:p>
          </table:table-cell>
          <table:table-cell table:style-name="Taula3.D6" office:value-type="string">
            <text:p text:style-name="P44">Afegir paràmetre opcional ForzarGuardar</text:p>
          </table:table-cell>
        </table:table-row>
      </table:table>
      <text:p text:style-name="Standard"/>
      <text:p text:style-name="Standard"/>
      <text:p text:style-name="P48">RESPONSABLE<text:span text:style-name="T2"> </text:span>DEL<text:span text:style-name="T2"> </text:span>DOCUMENT:</text:p>
      <text:p text:style-name="Standard"/>
      <text:p text:style-name="P48"><text:span text:style-name="T18">Í</text:span><text:span text:style-name="T19"> </text:span><text:span text:style-name="T18">N</text:span><text:span text:style-name="T19"> </text:span><text:span text:style-name="T18">D</text:span><text:span text:style-name="T19"> </text:span><text:span text:style-name="T18">E</text:span><text:span text:style-name="T19"> </text:span><text:span text:style-name="T18">X</text:span></text:p>
      <text:p text:style-name="Standard"/>
      <text:table-of-content text:style-name="Sect1" text:protected="true" text:name="Índex de continguts2">
        <text:table-of-content-source text:outline-level="2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7">1.INTRODUCCIÓ<text:tab/>2</text:p>
          <text:p text:style-name="P67">2.GLOSSARI<text:tab/>2</text:p>
          <text:p text:style-name="P67">3.ENLLAÇOS D'INTERÈS<text:tab/>2</text:p>
          <text:p text:style-name="P67">4.SITUACIÓ ACTUAL<text:tab/>2</text:p>
          <text:p text:style-name="P67">5.IDENTIFICACIÓ DE SUBSISTEMES<text:tab/>3</text:p>
          <text:p text:style-name="P97">5.1Diagrama de subsistemes<text:tab/>3</text:p>
          <text:p text:style-name="P97">5.2Subsistema &lt;&lt;Editorial&gt;&gt;<text:tab/>3</text:p>
          <text:p text:style-name="P97">5.3Subsistema &lt;&lt;EVA&gt;&gt;<text:tab/>3</text:p>
          <text:p text:style-name="P67">6.PROTOCOL DE COMUNICACIÓ ENTRE L’EVA I L’EDITORIAL<text:tab/>4</text:p>
          <text:p text:style-name="P67">7. ESPECIFICACIÓ EN SERVEIS WEB SOAP<text:tab/>5</text:p>
          <text:p text:style-name="P67">8.TIPUS DE CONTINGUTS DIGITALS<text:tab/>5</text:p>
          <text:p text:style-name="P97">8.1SCORM<text:tab/>5</text:p>
          <text:p text:style-name="P97">8.2Web content o Contingut web<text:tab/>7</text:p>
          <text:p text:style-name="P67">9.ESPECIFICACIÓ DEL PROTOCOL DE COMUNICACIÓ ENTRE L’EVA I L’EDITORIAL EN SERVEIS WEB SOAP<text:tab/>8</text:p>
          <text:p text:style-name="P97">9.1Servei web d’Estructura del llibre<text:tab/>8</text:p>
          <text:p text:style-name="P97">9.2Servei web d’autenticació i autorització<text:tab/>20</text:p>
          <text:p text:style-name="P97">9.3Servei web de seguiment<text:tab/>27</text:p>
          <text:p text:style-name="P67">10.IMPLEMENTACIÓ DE LA PLATAFORMA MARSUPIAL<text:tab/>39</text:p>
          <text:p text:style-name="P97">10.1Preguntes freqüents<text:tab/>39</text:p>
        </text:index-body>
      </text:table-of-content>
      <text:p text:style-name="P66"/>
      <text:section text:style-name="Sect2" text:name="Secció2">
        <text:p text:style-name="P49"/>
        <text:h text:style-name="P94" text:outline-level="1">INTRODUCCIÓ</text:h>
        <text:p text:style-name="Standard">L<text:span text:style-name="T2">’</text:span>objectiu<text:span text:style-name="T2"> </text:span>d<text:span text:style-name="T2">’</text:span>aquest<text:span text:style-name="T2"> </text:span>document<text:span text:style-name="T2"> </text:span>es<text:span text:style-name="T2"> </text:span>recollir<text:span text:style-name="T2"> </text:span>la<text:span text:style-name="T2"> </text:span>definició<text:span text:style-name="T2"> </text:span>de<text:span text:style-name="T2"> </text:span>la<text:span text:style-name="T2"> </text:span>plataforma<text:span text:style-name="T2"> </text:span>Marsupial.</text:p>
        <text:p text:style-name="Standard">Marsupial<text:span text:style-name="T2"> </text:span>conté:</text:p>
        <text:list xml:id="list1113704964" text:style-name="WW8Num20">
          <text:list-item>
            <text:p text:style-name="P68">La<text:span text:style-name="T2"> </text:span>definició<text:span text:style-name="T2"> </text:span>d<text:span text:style-name="T2">’</text:span>un<text:span text:style-name="T2"> </text:span>protocol<text:span text:style-name="T2"> </text:span>de<text:span text:style-name="T2"> </text:span>comunicació<text:span text:style-name="T2"> </text:span>entre<text:span text:style-name="T2"> </text:span>els<text:span text:style-name="T2"> </text:span>Entorns<text:span text:style-name="T2"> </text:span>Virtuals<text:span text:style-name="T2"> </text:span>d<text:span text:style-name="T2">’</text:span>Aprenentatge<text:span text:style-name="T2"> </text:span>(en<text:span text:style-name="T2"> </text:span>endavant<text:span text:style-name="T2"> </text:span>EVA)<text:span text:style-name="T2"> </text:span>i<text:span text:style-name="T2"> </text:span>els<text:span text:style-name="T2"> </text:span>diferents<text:span text:style-name="T2"> </text:span>proveïdors<text:span text:style-name="T2"> </text:span>de<text:span text:style-name="T2"> </text:span>continguts<text:span text:style-name="T2"> </text:span>(en<text:span text:style-name="T2"> </text:span>endavant<text:span text:style-name="T2"> </text:span>Editorials).</text:p>
          </text:list-item>
          <text:list-item>
            <text:p text:style-name="P68">L<text:span text:style-name="T2">’</text:span>especificació<text:span text:style-name="T2"> </text:span>dels<text:span text:style-name="T2"> </text:span>formats<text:span text:style-name="T2"> </text:span>de<text:span text:style-name="T2"> </text:span>continguts<text:span text:style-name="T2"> </text:span>que<text:span text:style-name="T2"> </text:span>es<text:span text:style-name="T2"> </text:span>poden<text:span text:style-name="T2"> </text:span>fer<text:span text:style-name="T2"> </text:span>servir<text:span text:style-name="T2"> </text:span>en<text:span text:style-name="T2"> </text:span>aquesta<text:span text:style-name="T2"> </text:span>plataforma:<text:span text:style-name="T2"> </text:span>SCORM<text:span text:style-name="T2"> </text:span>1.2<text:span text:style-name="T2"> </text:span>i<text:span text:style-name="T2"> contingut web</text:span>.</text:p>
          </text:list-item>
        </text:list>
        <text:h text:style-name="Heading_20_1" text:outline-level="1">GLOSSARI</text:h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P8">Terme</text:p>
            </table:table-cell>
            <table:table-cell table:style-name="Taula4.B1" office:value-type="string">
              <text:p text:style-name="P8">Definició</text:p>
            </table:table-cell>
          </table:table-row>
          <table:table-row table:style-name="Taula4.1">
            <table:table-cell table:style-name="Taula4.A1" office:value-type="string">
              <text:p text:style-name="P4"><text:span text:style-name="T5">EVA</text:span><text:span text:style-name="T7"> </text:span><text:span text:style-name="T5">o</text:span><text:span text:style-name="T7"> </text:span><text:span text:style-name="T5">LMS</text:span></text:p>
            </table:table-cell>
            <table:table-cell table:style-name="Taula4.B1" office:value-type="string">
              <text:p text:style-name="P4">Entorn<text:span text:style-name="T2"> </text:span>Virtual<text:span text:style-name="T2"> </text:span>d<text:span text:style-name="T2">’</text:span>Aprenentatge.<text:span text:style-name="T2"> </text:span>Learning<text:span text:style-name="T2"> </text:span>Management<text:span text:style-name="T2"> </text:span>System.</text:p>
              <text:p text:style-name="Standard">Exemples:<text:span text:style-name="T2"> </text:span>Àgora-moodle,<text:span text:style-name="T2"> M</text:span>oodle.</text:p>
            </table:table-cell>
          </table:table-row>
          <table:table-row table:style-name="Taula4.1">
            <table:table-cell table:style-name="Taula4.A1" office:value-type="string">
              <text:p text:style-name="P8">Moodle</text:p>
            </table:table-cell>
            <table:table-cell table:style-name="Taula4.B1" office:value-type="string">
              <text:p text:style-name="P4">Moodle<text:span text:style-name="T2"> </text:span>és<text:span text:style-name="T2"> </text:span>un<text:span text:style-name="T2"> </text:span>Sistema<text:span text:style-name="T2"> </text:span>de<text:span text:style-name="T2"> </text:span>Gestió<text:span text:style-name="T2"> </text:span>de<text:span text:style-name="T2"> </text:span>Cursos<text:span text:style-name="T2"> </text:span>(Course<text:span text:style-name="T2"> </text:span>Management System,<text:span text:style-name="T2"> </text:span>CMS)<text:span text:style-name="T2"> </text:span>encara<text:span text:style-name="T2"> </text:span>que<text:span text:style-name="T2"> </text:span>també<text:span text:style-name="T2"> </text:span>és<text:span text:style-name="T2"> </text:span>conegut<text:span text:style-name="T2"> </text:span>per<text:span text:style-name="T2"> </text:span>altres<text:span text:style-name="T2"> </text:span>noms,<text:span text:style-name="T2"> </text:span>com LMS<text:span text:style-name="T2"> </text:span>o<text:span text:style-name="T2"> </text:span>Entorn<text:span text:style-name="T2"> </text:span>d<text:span text:style-name="T2">’</text:span>Aprenentatge<text:span text:style-name="T2"> </text:span>Virtual<text:span text:style-name="T2"> </text:span>(Virtual<text:span text:style-name="T2"> </text:span>Learning Environment,<text:span text:style-name="T2"> </text:span>VLE).</text:p>
            </table:table-cell>
          </table:table-row>
          <table:table-row table:style-name="Taula4.1">
            <table:table-cell table:style-name="Taula4.A1" office:value-type="string">
              <text:p text:style-name="P8">Àgora-Moodle</text:p>
            </table:table-cell>
            <table:table-cell table:style-name="Taula4.B1" office:value-type="string">
              <text:p text:style-name="P4">Sistema<text:span text:style-name="T2"> </text:span>de<text:span text:style-name="T2"> </text:span>gestió<text:span text:style-name="T2"> </text:span>d<text:span text:style-name="T2">’</text:span>aprenentatge<text:span text:style-name="T2"> </text:span>del<text:span text:style-name="T2"> </text:span>Departament<text:span text:style-name="T2"> </text:span>d<text:span text:style-name="T2">’</text:span>Ensenyament<text:span text:style-name="T2"> </text:span>de la<text:span text:style-name="T2"> </text:span>Generalitat<text:span text:style-name="T2"> </text:span>de<text:span text:style-name="T2"> </text:span>Catalunya<text:span text:style-name="T2"> </text:span>basat<text:span text:style-name="T2"> </text:span>en<text:span text:style-name="T2"> </text:span>Moodle.</text:p>
            </table:table-cell>
          </table:table-row>
          <table:table-row table:style-name="Taula4.1">
            <table:table-cell table:style-name="Taula4.A1" office:value-type="string">
              <text:p text:style-name="P4"><text:span text:style-name="T5">Proveïdors</text:span><text:span text:style-name="T7"> </text:span><text:span text:style-name="T5">de</text:span></text:p>
              <text:p text:style-name="P7">Continguts</text:p>
            </table:table-cell>
            <table:table-cell table:style-name="Taula4.B1" office:value-type="string">
              <text:p text:style-name="P4">Organitzacions<text:span text:style-name="T2"> </text:span>que<text:span text:style-name="T2"> </text:span>proporcionen<text:span text:style-name="T2"> </text:span>continguts<text:span text:style-name="T2"> </text:span>digitals<text:span text:style-name="T2"> que es poden visualitzar </text:span>en<text:span text:style-name="T2"> </text:span>un<text:span text:style-name="T2"> </text:span>navegador<text:span text:style-name="T2"> </text:span>web.<text:span text:style-name="T2"> </text:span>Poden<text:span text:style-name="T2"> </text:span>ser<text:span text:style-name="T2"> </text:span>editorials,<text:span text:style-name="T2"> </text:span>grups<text:span text:style-name="T2"> </text:span>editorials<text:span text:style-name="T2"> </text:span>o qualsevol<text:span text:style-name="T2"> </text:span>altre<text:span text:style-name="T2"> </text:span>tipus<text:span text:style-name="T2"> </text:span>d<text:span text:style-name="T2">’</text:span>organització.</text:p>
            </table:table-cell>
          </table:table-row>
        </table:table>
        <text:h text:style-name="Heading_20_1" text:outline-level="1">ENLLAÇOS D'INTERÈS</text:h>
        <text:list xml:id="list1373863598" text:continue-numbering="true" text:style-name="WW8Num20">
          <text:list-item>
            <text:p text:style-name="P69">Informació del projecte Marsupial: <text:a xlink:type="simple" xlink:href="https://github.com/projectestac/marsupial">https://github.com/projectestac/marsupial</text:a></text:p>
          </text:list-item>
          <text:list-item>
            <text:p text:style-name="P69">Documentació (manuals, protocol, WSDL...): <text:s/><text:a xlink:type="simple" xlink:href="https://github.com/projectestac/marsupial/tree/master/docs">https://github.com/projectestac/marsupial/tree/master/docs</text:a></text:p>
          </text:list-item>
          <text:list-item>
            <text:p text:style-name="P89">Protocol: <text:a xlink:type="simple" xlink:href="https://github.com/projectestac/marsupial/tree/master/docs/protocol">https://github.com/projectestac/marsupial/tree/master/docs/protocol</text:a></text:p>
          </text:list-item>
          <text:list-item>
            <text:p text:style-name="P89">WSDL: <text:a xlink:type="simple" xlink:href="https://github.com/projectestac/marsupial/tree/master/docs/wsdl">https://github.com/projectestac/marsupial/tree/master/docs/wsdl</text:a></text:p>
          </text:list-item>
          <text:list-item>
            <text:p text:style-name="P90">Codi font:</text:p>
          </text:list-item>
          <text:list-item>
            <text:p text:style-name="P89">Simulador d'editorial: <text:a xlink:type="simple" xlink:href="https://github.com/projectestac/marsupial/tree/master/mps">https://github.com/projectestac/marsupial/tree/master/mps</text:a></text:p>
          </text:list-item>
          <text:list-item>
            <text:p text:style-name="P89">Exemple d'implementació d'EVA (Moodle): https://github.com/projectestac/marsupial/tree/master/moodle </text:p>
          </text:list-item>
          <text:list-item>
            <text:p text:style-name="P69">Altres enllaços d'interès:</text:p>
          </text:list-item>
          <text:list-item>
            <text:p text:style-name="P90">LaFarga (antic portal on es trobava la documentació i codi font del projecte):<text:a xlink:type="simple" xlink:href="https://projectes.lafarga.cat/projects/marsupial">https://projectes.lafarga.cat/projects/marsupial</text:a></text:p>
          </text:list-item>
        </text:list>
        <text:p text:style-name="Standard"/>
        <text:h text:style-name="Heading_20_1" text:outline-level="1">SITUACIÓ<text:span text:style-name="T2"> </text:span>ACTUAL</text:h>
        <text:p text:style-name="Ajuda"><text:span text:style-name="T20">Actualment</text:span><text:span text:style-name="T21"> </text:span><text:span text:style-name="T20">els</text:span><text:span text:style-name="T21"> </text:span><text:span text:style-name="T20">continguts</text:span><text:span text:style-name="T21"> </text:span><text:span text:style-name="T20">digitals</text:span><text:span text:style-name="T21"> </text:span><text:span text:style-name="T20">creats</text:span><text:span text:style-name="T21"> </text:span><text:span text:style-name="T20">per</text:span><text:span text:style-name="T21"> </text:span><text:span text:style-name="T20">les</text:span><text:span text:style-name="T21"> </text:span><text:span text:style-name="T20">diferents</text:span><text:span text:style-name="T21"> </text:span><text:span text:style-name="T20">Editorials</text:span><text:span text:style-name="T21"> </text:span><text:span text:style-name="T20">són</text:span><text:span text:style-name="T21"> </text:span><text:span text:style-name="T20">compatibles</text:span><text:span text:style-name="T21"> </text:span><text:span text:style-name="T20">només</text:span><text:span text:style-name="T21"> </text:span><text:span text:style-name="T20">amb</text:span><text:span text:style-name="T21"> </text:span><text:span text:style-name="T20">determinats</text:span><text:span text:style-name="T21"> </text:span><text:span text:style-name="T20">entorns</text:span><text:span text:style-name="T21"> </text:span><text:span text:style-name="T20">virtuals</text:span><text:span text:style-name="T21"> </text:span><text:span text:style-name="T20">d</text:span><text:span text:style-name="T21">’</text:span><text:span text:style-name="T20">aprenentatge</text:span><text:span text:style-name="T21"> </text:span><text:span text:style-name="T20">(EVA).</text:span></text:p>
        <text:p text:style-name="Ajuda"><text:span text:style-name="T20">Aquesta</text:span><text:span text:style-name="T21"> </text:span><text:span text:style-name="T20">exclusivitat</text:span><text:span text:style-name="T21"> </text:span><text:span text:style-name="T20">fa</text:span><text:span text:style-name="T21"> </text:span><text:span text:style-name="T20">inviable</text:span><text:span text:style-name="T21"> </text:span><text:span text:style-name="T20">que</text:span><text:span text:style-name="T21"> </text:span><text:span text:style-name="T20">un</text:span><text:span text:style-name="T21"> alumnat </text:span><text:span text:style-name="T20">d</text:span><text:span text:style-name="T21">’</text:span><text:span text:style-name="T20">un</text:span><text:span text:style-name="T21"> </text:span><text:span text:style-name="T20">centre</text:span><text:span text:style-name="T21"> </text:span><text:span text:style-name="T20">pugui</text:span><text:span text:style-name="T21"> </text:span><text:span text:style-name="T20">treballar</text:span><text:span text:style-name="T21"> </text:span><text:span text:style-name="T20">amb</text:span><text:span text:style-name="T21"> </text:span><text:span text:style-name="T20">els</text:span><text:span text:style-name="T21"> </text:span><text:span text:style-name="T20">materials</text:span><text:span text:style-name="T21"> </text:span><text:span text:style-name="T20">que</text:span><text:span text:style-name="T21"> </text:span><text:span text:style-name="T20">produeixen</text:span><text:span text:style-name="T21"> </text:span><text:span text:style-name="T20">diferents</text:span><text:span text:style-name="T21"> </text:span><text:span text:style-name="T20">empreses</text:span><text:span text:style-name="T21"> </text:span><text:span text:style-name="T20">Editorials</text:span><text:span text:style-name="T21"> </text:span><text:span text:style-name="T20">sense</text:span><text:span text:style-name="T21"> </text:span><text:span text:style-name="T20">canviar</text:span><text:span text:style-name="T21"> </text:span><text:span text:style-name="T20">d</text:span><text:span text:style-name="T21">’</text:span><text:span text:style-name="T20">EVA.</text:span><text:span text:style-name="T21"> </text:span><text:span text:style-name="T20">Aquesta</text:span><text:span text:style-name="T21"> </text:span><text:span text:style-name="T20">situació</text:span><text:span text:style-name="T21"> </text:span><text:span text:style-name="T20">dificulta</text:span><text:span text:style-name="T21"> </text:span><text:span text:style-name="T20">enormement</text:span><text:span text:style-name="T21"> </text:span><text:span text:style-name="T20">la</text:span><text:span text:style-name="T21"> </text:span><text:span text:style-name="T20">gestió</text:span><text:span text:style-name="T21"> </text:span><text:span text:style-name="T20">de</text:span><text:span text:style-name="T21"> </text:span><text:span text:style-name="T20">l</text:span><text:span text:style-name="T21">’</text:span><text:span text:style-name="T20">aula,</text:span><text:span text:style-name="T21"> </text:span><text:span text:style-name="T20">i,</text:span><text:span text:style-name="T21"> </text:span><text:span text:style-name="T20">en</text:span><text:span text:style-name="T21"> </text:span><text:span text:style-name="T20">definitiva,</text:span><text:span text:style-name="T21"> </text:span><text:span text:style-name="T20">la</text:span><text:span text:style-name="T21"> </text:span><text:span text:style-name="T20">viabilitat</text:span><text:span text:style-name="T21"> </text:span><text:span text:style-name="T20">de</text:span><text:span text:style-name="T21"> </text:span><text:span text:style-name="T20">fer</text:span><text:span text:style-name="T21"> </text:span><text:span text:style-name="T20">servir</text:span><text:span text:style-name="T21"> </text:span><text:span text:style-name="T20">objectes</text:span><text:span text:style-name="T21"> </text:span><text:span text:style-name="T20">digitals</text:span><text:span text:style-name="T21"> </text:span><text:span text:style-name="T20">d</text:span><text:span text:style-name="T21">’</text:span><text:span text:style-name="T20">aprenentatge</text:span><text:span text:style-name="T21"> </text:span><text:span text:style-name="T20">en</text:span><text:span text:style-name="T21"> </text:span><text:span text:style-name="T20">un</text:span><text:span text:style-name="T21"> </text:span><text:span text:style-name="T20">context</text:span><text:span text:style-name="T21"> </text:span><text:span text:style-name="T20">real</text:span><text:span text:style-name="T21"> </text:span><text:span text:style-name="T20">de</text:span><text:span text:style-name="T21"> </text:span><text:span text:style-name="T20">centre</text:span><text:span text:style-name="T21"> </text:span><text:span text:style-name="T20">educatiu.</text:span></text:p>
        <text:p text:style-name="Standard"/>
        <text:p text:style-name="P20"><text:soft-page-break/>L'objectiu<text:span text:style-name="T2"> </text:span>principal<text:span text:style-name="T2"> </text:span>de<text:span text:style-name="T2"> </text:span>Marsupial<text:span text:style-name="T2"> </text:span>és<text:span text:style-name="T2"> </text:span><text:span text:style-name="T5">definir</text:span><text:span text:style-name="T7"> </text:span><text:span text:style-name="T5">i</text:span><text:span text:style-name="T7"> </text:span><text:span text:style-name="T5">implementar</text:span><text:span text:style-name="T2"> </text:span>un<text:span text:style-name="T2"> </text:span>sistema<text:span text:style-name="T2"> </text:span>que<text:span text:style-name="T2"> </text:span>permeti<text:span text:style-name="T2"> </text:span>accedir<text:span text:style-name="T2"> </text:span>de<text:span text:style-name="T2"> </text:span>manera<text:span text:style-name="T2"> </text:span>segura<text:span text:style-name="T2"> </text:span>al<text:span text:style-name="T2"> </text:span>contingut<text:span text:style-name="T2"> </text:span>educatiu<text:span text:style-name="T2"> </text:span>digital<text:span text:style-name="T2"> </text:span>i<text:span text:style-name="T2"> </text:span>desar<text:span text:style-name="T2"> </text:span>els<text:span text:style-name="T2"> </text:span>resultats<text:span text:style-name="T2"> </text:span>de<text:span text:style-name="T2"> </text:span>la<text:span text:style-name="T2"> </text:span>interacció<text:span text:style-name="T2"> </text:span>de<text:span text:style-name="T2"> </text:span>l<text:span text:style-name="T2">’</text:span>alumnat<text:span text:style-name="T2"> </text:span>amb<text:span text:style-name="T2"> </text:span>el<text:span text:style-name="T2"> </text:span>contingut<text:span text:style-name="T2"> </text:span>a<text:span text:style-name="T2"> </text:span>l<text:span text:style-name="T2">’</text:span>EVA,<text:span text:style-name="T2"> </text:span>independentment<text:span text:style-name="T2"> </text:span>de<text:span text:style-name="T2"> quin EVA hagi </text:span>triat<text:span text:style-name="T2"> </text:span>el<text:span text:style-name="T2"> </text:span>centre<text:span text:style-name="T2"> </text:span>educatiu<text:span text:style-name="T2"> </text:span>i<text:span text:style-name="T2"> </text:span>del<text:span text:style-name="T2"> </text:span>format<text:span text:style-name="T2"> </text:span>del<text:span text:style-name="T2"> </text:span>contingut<text:span text:style-name="T2"> </text:span>digital<text:span text:style-name="T2"> </text:span>(pdf,<text:span text:style-name="T2"> </text:span>html,<text:span text:style-name="T2"> </text:span>flash,<text:span text:style-name="T2"> </text:span>etc)<text:span text:style-name="T2"> </text:span>de<text:span text:style-name="T2"> </text:span>l<text:span text:style-name="T2">’</text:span>Editorial.<text:span text:style-name="T2"> </text:span>D<text:span text:style-name="T2">’</text:span>aquesta<text:span text:style-name="T2"> </text:span>manera<text:span text:style-name="T2"> </text:span>es<text:span text:style-name="T2"> garanteix </text:span>la<text:span text:style-name="T2"> </text:span>possibilitat<text:span text:style-name="T2"> </text:span>d<text:span text:style-name="T2">'</text:span>establir<text:span text:style-name="T2"> </text:span>una<text:span text:style-name="T2"> </text:span>plataforma<text:span text:style-name="T2"> </text:span>educativa<text:span text:style-name="T2"> </text:span>global,<text:span text:style-name="T2"> </text:span>oberta<text:span text:style-name="T2"> </text:span>a<text:span text:style-name="T2"> </text:span>tot<text:span text:style-name="T2"> </text:span>tipus<text:span text:style-name="T2"> </text:span>de<text:span text:style-name="T2"> </text:span>proveïdors<text:span text:style-name="T2"> </text:span>de<text:span text:style-name="T2"> </text:span>continguts<text:span text:style-name="T2"> </text:span>i<text:span text:style-name="T2"> </text:span>d<text:span text:style-name="T2">’</text:span>EVA.</text:p>
        <text:p text:style-name="Standard"/>
        <text:h text:style-name="Heading_20_1" text:outline-level="1">IDENTIFICACIÓ<text:span text:style-name="T2"> </text:span>DE<text:span text:style-name="T2"> </text:span>SUBSISTEMES</text:h>
        <text:p text:style-name="Standard">En<text:span text:style-name="T2"> </text:span>la<text:span text:style-name="T2"> </text:span>plataforma<text:span text:style-name="T2"> </text:span>Marsupial<text:span text:style-name="T2"> </text:span>hi<text:span text:style-name="T2"> </text:span>ha<text:span text:style-name="T2"> </text:span>dos<text:span text:style-name="T2"> </text:span>subsistemes<text:span text:style-name="T2"> </text:span>implicats:</text:p>
        <text:list xml:id="list861183390" text:style-name="WW8Num9">
          <text:list-item>
            <text:p text:style-name="P71">Editorial</text:p>
          </text:list-item>
          <text:list-item>
            <text:p text:style-name="P71">EVA</text:p>
          </text:list-item>
        </text:list>
        <text:p text:style-name="Standard"/>
        <text:h text:style-name="Heading_20_2" text:outline-level="2">Diagrama<text:span text:style-name="T2"> </text:span>de<text:span text:style-name="T2"> </text:span>subsistemes</text:h>
        <text:p text:style-name="P64"/>
        <text:p text:style-name="P63"><draw:frame draw:style-name="fr3" draw:name="Objecte1" text:anchor-type="as-char" svg:width="8.003cm" svg:height="1.91cm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P64"/>
        <text:h text:style-name="Heading_20_2" text:outline-level="2">Subsistema<text:span text:style-name="T2"> </text:span>&lt;&lt;Editorial&gt;&gt;</text:h>
        <text:h text:style-name="Heading_20_4" text:outline-level="4">Funcionalitats<text:span text:style-name="T2"> </text:span>que<text:span text:style-name="T2"> </text:span>ofereix<text:span text:style-name="T2"> </text:span>el<text:span text:style-name="T2"> </text:span>subsistema</text:h>
        <text:p text:style-name="Standard">Des<text:span text:style-name="T2"> </text:span>del<text:span text:style-name="T2"> </text:span>punt<text:span text:style-name="T2"> </text:span>de<text:span text:style-name="T2"> </text:span>vista<text:span text:style-name="T2"> </text:span>de<text:span text:style-name="T2"> </text:span>Marsupial,<text:span text:style-name="T2"> </text:span>el<text:span text:style-name="T2"> </text:span>subsistema<text:span text:style-name="T2"> </text:span>Editorial<text:span text:style-name="T2"> </text:span>s<text:span text:style-name="T2">’</text:span>encarrega<text:span text:style-name="T2"> </text:span>de:</text:p>
        <text:p text:style-name="Standard"/>
        <text:list xml:id="list946461215" text:style-name="WW8Num22">
          <text:list-item>
            <text:p text:style-name="P72">Proporcionar<text:span text:style-name="T2"> </text:span>informació<text:span text:style-name="T2"> </text:span>a<text:span text:style-name="T2"> </text:span>l<text:span text:style-name="T2">’</text:span>EVA<text:span text:style-name="T2"> </text:span>perquè<text:span text:style-name="T2"> </text:span>pugui<text:span text:style-name="T2"> </text:span>comunicar-se<text:span text:style-name="T2"> </text:span>amb<text:span text:style-name="T2"> </text:span>l<text:span text:style-name="T2">’</text:span>Editorial.</text:p>
          </text:list-item>
          <text:list-item>
            <text:p text:style-name="P72">Proporcionar<text:span text:style-name="T2"> </text:span>les<text:span text:style-name="T2"> </text:span>credencials<text:span text:style-name="T2"> </text:span>dels<text:span text:style-name="T2"> </text:span>usuaris<text:span text:style-name="T2"> </text:span>perquè<text:span text:style-name="T2"> </text:span>puguin<text:span text:style-name="T2"> </text:span>accedir<text:span text:style-name="T2"> </text:span>als<text:span text:style-name="T2"> </text:span>continguts<text:span text:style-name="T2"> </text:span>digitals</text:p>
          </text:list-item>
          <text:list-item>
            <text:p text:style-name="P72">Proporcionar<text:span text:style-name="T2"> </text:span>els<text:span text:style-name="T2"> </text:span>contingut<text:span text:style-name="T2"> </text:span>digitals<text:span text:style-name="T2"> </text:span>als<text:span text:style-name="T2"> </text:span>que<text:span text:style-name="T2"> </text:span>es<text:span text:style-name="T2"> </text:span>podran<text:span text:style-name="T2"> </text:span>accedir<text:span text:style-name="T2"> </text:span>des<text:span text:style-name="T2"> </text:span>de<text:span text:style-name="T2"> </text:span>l<text:span text:style-name="T2">’</text:span>EVA.</text:p>
          </text:list-item>
          <text:list-item>
            <text:p text:style-name="P72">Proporcionar<text:span text:style-name="T2"> </text:span>informació<text:span text:style-name="T2"> </text:span>sobre<text:span text:style-name="T2"> </text:span>l<text:span text:style-name="T2">’</text:span>estructura<text:span text:style-name="T2"> </text:span>dels<text:span text:style-name="T2"> </text:span>continguts<text:span text:style-name="T2"> </text:span>digitals<text:span text:style-name="T2"> </text:span>als<text:span text:style-name="T2"> </text:span>que<text:span text:style-name="T2"> </text:span>es<text:span text:style-name="T2"> </text:span>podran<text:span text:style-name="T2"> </text:span>accedir<text:span text:style-name="T2"> </text:span>des<text:span text:style-name="T2"> </text:span>de<text:span text:style-name="T2"> </text:span>l<text:span text:style-name="T2">’</text:span>EVA.</text:p>
          </text:list-item>
          <text:list-item>
            <text:p text:style-name="P72">Proporcionar<text:span text:style-name="T2"> </text:span>els<text:span text:style-name="T2"> </text:span>mecanismes<text:span text:style-name="T2"> </text:span>d<text:span text:style-name="T2">’</text:span>autenticació<text:span text:style-name="T2"> </text:span>i<text:span text:style-name="T2"> </text:span>autorització<text:span text:style-name="T2"> </text:span>perquè<text:span text:style-name="T2"> </text:span>els<text:span text:style-name="T2"> </text:span>usuaris<text:span text:style-name="T2"> </text:span>puguin<text:span text:style-name="T2"> </text:span>accedir<text:span text:style-name="T2"> </text:span>als<text:span text:style-name="T2"> </text:span>continguts.</text:p>
          </text:list-item>
          <text:list-item>
            <text:p text:style-name="P72">Proporcionar<text:span text:style-name="T2"> </text:span>informació<text:span text:style-name="T2"> </text:span>a<text:span text:style-name="T2"> </text:span>l<text:span text:style-name="T2">’</text:span>EVA<text:span text:style-name="T2"> </text:span>sobre<text:span text:style-name="T2"> </text:span>la<text:span text:style-name="T2"> </text:span>interacció<text:span text:style-name="T2"> </text:span>de<text:span text:style-name="T2"> </text:span>l<text:span text:style-name="T2">’</text:span>usuari/ària<text:span text:style-name="T2"> </text:span>amb<text:span text:style-name="T2"> </text:span>el<text:span text:style-name="T2"> </text:span>contingut.</text:p>
          </text:list-item>
        </text:list>
        <text:p text:style-name="P51"/>
        <text:h text:style-name="Heading_20_2" text:outline-level="2">Subsistema<text:span text:style-name="T2"> </text:span>&lt;&lt;EVA&gt;&gt;</text:h>
        <text:h text:style-name="Heading_20_4" text:outline-level="4">Funcionalitats<text:span text:style-name="T2"> </text:span>que<text:span text:style-name="T2"> </text:span>ofereix<text:span text:style-name="T2"> </text:span>el<text:span text:style-name="T2"> </text:span>subsistema</text:h>
        <text:p text:style-name="Standard">Des<text:span text:style-name="T2"> </text:span>del<text:span text:style-name="T2"> </text:span>punt<text:span text:style-name="T2"> </text:span>de<text:span text:style-name="T2"> </text:span>vista<text:span text:style-name="T2"> </text:span>de<text:span text:style-name="T2"> </text:span>Marsupial,<text:span text:style-name="T2"> </text:span>el<text:span text:style-name="T2"> </text:span>subsistema<text:span text:style-name="T2"> </text:span>EVA<text:span text:style-name="T2"> </text:span>s<text:span text:style-name="T2">’</text:span>encarrega<text:span text:style-name="T2"> </text:span>de:</text:p>
        <text:p text:style-name="Standard"/>
        <text:list xml:id="list2045817410" text:style-name="WW8Num12">
          <text:list-item>
            <text:p text:style-name="P73">Desar<text:span text:style-name="T2"> </text:span>a<text:span text:style-name="T2"> </text:span>l<text:span text:style-name="T2">’</text:span>EVA<text:span text:style-name="T2"> </text:span>la<text:span text:style-name="T2"> </text:span>informació<text:span text:style-name="T2"> </text:span>de<text:span text:style-name="T2"> </text:span>connexió<text:span text:style-name="T2"> </text:span>amb<text:span text:style-name="T2"> </text:span>l<text:span text:style-name="T2">’</text:span>Editorial<text:span text:style-name="T2"> </text:span>perquè<text:span text:style-name="T2"> </text:span>es<text:span text:style-name="T2"> </text:span>puguin<text:span text:style-name="T2"> </text:span>comunicar.</text:p>
          </text:list-item>
          <text:list-item>
            <text:p text:style-name="P73">Guardar<text:span text:style-name="T2"> </text:span>a<text:span text:style-name="T2"> </text:span>l<text:span text:style-name="T2">’</text:span>EVA<text:span text:style-name="T2"> </text:span>les<text:span text:style-name="T2"> </text:span>credencials<text:span text:style-name="T2"> </text:span>d<text:span text:style-name="T2">’</text:span>accés<text:span text:style-name="T2"> </text:span>dels<text:span text:style-name="T2"> </text:span>usuaris<text:span text:style-name="T2"> </text:span>als<text:span text:style-name="T2"> </text:span>continguts<text:span text:style-name="T2"> </text:span>digitals<text:span text:style-name="T2"> </text:span>de<text:span text:style-name="T2"> </text:span>les<text:span text:style-name="T2"> </text:span>Editorials.</text:p>
          </text:list-item>
          <text:list-item>
            <text:p text:style-name="P73">Obtenir<text:span text:style-name="T2"> </text:span>de<text:span text:style-name="T2"> </text:span>l<text:span text:style-name="T2">’</text:span>Editorial<text:span text:style-name="T2"> </text:span>informació<text:span text:style-name="T2"> </text:span>sobre<text:span text:style-name="T2"> </text:span>l<text:span text:style-name="T2">’</text:span>estructura<text:span text:style-name="T2"> </text:span>dels<text:span text:style-name="T2"> </text:span>continguts<text:span text:style-name="T2"> </text:span>digitals<text:span text:style-name="T2"> </text:span>als<text:span text:style-name="T2"> </text:span>que<text:span text:style-name="T2"> </text:span>es<text:span text:style-name="T2"> </text:span>podran<text:span text:style-name="T2"> </text:span>accedir<text:span text:style-name="T2"> </text:span>des<text:span text:style-name="T2"> </text:span>de<text:span text:style-name="T2"> </text:span>l<text:span text:style-name="T2">’</text:span>EVA.</text:p>
          </text:list-item>
          <text:list-item>
            <text:p text:style-name="P73">Proporcionar<text:span text:style-name="T2"> </text:span>als<text:span text:style-name="T2"> </text:span>creadors/editors<text:span text:style-name="T2"> </text:span>de<text:span text:style-name="T2"> </text:span>cursos<text:span text:style-name="T2"> </text:span>de<text:span text:style-name="T2"> </text:span>l<text:span text:style-name="T2">’</text:span>EVA<text:span text:style-name="T2"> </text:span>informació<text:span text:style-name="T2"> </text:span>sobre<text:span text:style-name="T2"> </text:span>l<text:span text:style-name="T2">’</text:span>estructura<text:span text:style-name="T2"> </text:span>dels<text:span text:style-name="T2"> </text:span>continguts<text:span text:style-name="T2"> </text:span>perquè<text:span text:style-name="T2"> </text:span>a<text:span text:style-name="T2"> </text:span>l<text:span text:style-name="T2">’</text:span>EVA<text:span text:style-name="T2"> </text:span>es<text:span text:style-name="T2"> </text:span>puguin<text:span text:style-name="T2"> </text:span>posar<text:span text:style-name="T2"> </text:span>enllaços<text:span text:style-name="T2"> </text:span>als<text:span text:style-name="T2"> </text:span>continguts<text:span text:style-name="T2"> </text:span>de<text:span text:style-name="T2"> </text:span>les<text:span text:style-name="T2"> </text:span>Editorials.</text:p>
          </text:list-item>
          <text:list-item>
            <text:p text:style-name="P73">Enviar<text:span text:style-name="T2"> </text:span>a<text:span text:style-name="T2"> </text:span>l<text:span text:style-name="T2">’</text:span>Editorial<text:span text:style-name="T2"> </text:span>la<text:span text:style-name="T2"> </text:span>informació<text:span text:style-name="T2"> </text:span>necessària<text:span text:style-name="T2"> </text:span>perquè<text:span text:style-name="T2"> </text:span>l<text:span text:style-name="T2">’</text:span>Editorial<text:span text:style-name="T2"> </text:span>pugui<text:span text:style-name="T2"> </text:span>comprovar<text:span text:style-name="T2"> </text:span>si<text:span text:style-name="T2"> </text:span>l<text:span text:style-name="T2">’</text:span>usuari<text:span text:style-name="T2"> </text:span>podrà<text:span text:style-name="T2"> </text:span>accedir<text:span text:style-name="T2"> </text:span>al<text:span text:style-name="T2"> </text:span>contingut<text:span text:style-name="T2"> </text:span>quan<text:span text:style-name="T2"> </text:span>intenti<text:span text:style-name="T2"> </text:span>accedir-hi.</text:p>
          </text:list-item>
          <text:list-item>
            <text:p text:style-name="P73"><text:soft-page-break/>Guardar<text:span text:style-name="T2"> </text:span>la<text:span text:style-name="T2"> </text:span>informació<text:span text:style-name="T2"> </text:span>que<text:span text:style-name="T2"> </text:span>enviï<text:span text:style-name="T2"> </text:span>l<text:span text:style-name="T2">’</text:span>Editorial<text:span text:style-name="T2"> </text:span>sobre<text:span text:style-name="T2"> </text:span>el<text:span text:style-name="T2"> </text:span>seguiment<text:span text:style-name="T2"> </text:span>de<text:span text:style-name="T2"> </text:span>la<text:span text:style-name="T2"> </text:span>interacció<text:span text:style-name="T2"> </text:span>de<text:span text:style-name="T2"> </text:span>l<text:span text:style-name="T2">’</text:span>usuari/ària<text:span text:style-name="T2"> </text:span>amb<text:span text:style-name="T2"> </text:span>el<text:span text:style-name="T2"> </text:span>contingut<text:span text:style-name="T2"> </text:span>digital.</text:p>
          </text:list-item>
          <text:list-item>
            <text:p text:style-name="P73">Visualitzar<text:span text:style-name="T2"> </text:span>la<text:span text:style-name="T2"> </text:span>informació<text:span text:style-name="T2"> </text:span>guardada<text:span text:style-name="T2"> </text:span>sobre<text:span text:style-name="T2"> </text:span>el<text:span text:style-name="T2"> </text:span>seguiment.</text:p>
          </text:list-item>
        </text:list>
        <text:p text:style-name="Standard"/>
        <text:p text:style-name="Standard"/>
        <text:h text:style-name="Heading_20_1" text:outline-level="1">PROTOCOL<text:span text:style-name="T2"> </text:span>DE<text:span text:style-name="T2"> </text:span>COMUNICACIÓ<text:span text:style-name="T2"> </text:span>ENTRE<text:span text:style-name="T2"> </text:span>L<text:span text:style-name="T2">’</text:span>EVA<text:span text:style-name="T2"> </text:span>I<text:span text:style-name="T2"> </text:span>L<text:span text:style-name="T2">’</text:span>EDITORIAL</text:h>
        <text:p text:style-name="Standard">La<text:span text:style-name="T2"> </text:span>seqüència<text:span text:style-name="T2"> </text:span>de<text:span text:style-name="T2"> </text:span>comunicació<text:span text:style-name="T2"> </text:span>habitual<text:span text:style-name="T2"> </text:span>entre<text:span text:style-name="T2"> </text:span>els<text:span text:style-name="T2"> </text:span>dos<text:span text:style-name="T2"> </text:span>subsistemes<text:span text:style-name="T2"> </text:span>serà<text:span text:style-name="T2"> </text:span>la<text:span text:style-name="T2"> </text:span>següent:</text:p>
        <text:p text:style-name="Standard"/>
        <text:p text:style-name="Standard">En<text:span text:style-name="T2"> </text:span>un<text:span text:style-name="T2"> </text:span>moment<text:span text:style-name="T2"> </text:span>inicial<text:span text:style-name="T2"> </text:span>(no<text:span text:style-name="T2"> </text:span>sovint),</text:p>
        <text:p text:style-name="Standard"/>
        <text:list xml:id="list641386592" text:style-name="WW8Num8">
          <text:list-item>
            <text:p text:style-name="P74">Es<text:span text:style-name="T2"> </text:span>desa<text:span text:style-name="T2"> </text:span>a<text:span text:style-name="T2"> </text:span>l<text:span text:style-name="T2">’</text:span>EVA<text:span text:style-name="T2"> </text:span>la<text:span text:style-name="T2"> </text:span>informació<text:span text:style-name="T2"> </text:span>necessària<text:span text:style-name="T2"> </text:span>per<text:span text:style-name="T2"> </text:span>poder<text:span text:style-name="T2"> </text:span>comunicar-se<text:span text:style-name="T2"> </text:span>amb<text:span text:style-name="T2"> </text:span>l<text:span text:style-name="T2">’</text:span>Editorial.</text:p>
          </text:list-item>
        </text:list>
        <text:p text:style-name="Standard"/>
        <text:list xml:id="list1775888053" text:continue-numbering="true" text:style-name="WW8Num8">
          <text:list-item>
            <text:p text:style-name="P74">L<text:span text:style-name="T2">’</text:span>EVA<text:span text:style-name="T2"> </text:span>demana<text:span text:style-name="T2"> </text:span>a<text:span text:style-name="T2"> </text:span>l<text:span text:style-name="T2">’</text:span>Editorial<text:span text:style-name="T2"> </text:span>el<text:span text:style-name="T2"> </text:span>catàleg<text:span text:style-name="T2"> </text:span>de<text:span text:style-name="T2"> </text:span>llibres<text:span text:style-name="T2"> </text:span>digitals<text:span text:style-name="T2"> </text:span>i<text:span text:style-name="T2"> </text:span>la<text:span text:style-name="T2"> </text:span>seva<text:span text:style-name="T2"> </text:span>estructura.</text:p>
          </text:list-item>
          <text:list-item>
            <text:p text:style-name="P74">L<text:span text:style-name="T2">’</text:span>Editorial<text:span text:style-name="T2"> </text:span>envia<text:span text:style-name="T2"> </text:span>el<text:span text:style-name="T2"> </text:span>catàleg<text:span text:style-name="T2"> </text:span>de<text:span text:style-name="T2"> </text:span>llibres<text:span text:style-name="T2"> </text:span>i<text:span text:style-name="T2"> </text:span>la<text:span text:style-name="T2"> </text:span>seva<text:span text:style-name="T2"> </text:span>estructura<text:span text:style-name="T2"> </text:span>a<text:span text:style-name="T2"> </text:span>l<text:span text:style-name="T2">’</text:span>EVA.</text:p>
          </text:list-item>
        </text:list>
        <text:p text:style-name="Standard"/>
        <text:list xml:id="list1695928606" text:continue-numbering="true" text:style-name="WW8Num8">
          <text:list-item>
            <text:p text:style-name="P74">L<text:span text:style-name="T2">’</text:span>Editorial<text:span text:style-name="T2"> </text:span>envia<text:span text:style-name="T2"> </text:span>a<text:span text:style-name="T2"> </text:span>l<text:span text:style-name="T2">’</text:span>EVA<text:span text:style-name="T2"> </text:span>les<text:span text:style-name="T2"> </text:span>credencials<text:span text:style-name="T2"> </text:span>dels<text:span text:style-name="T2"> </text:span>seus<text:span text:style-name="T2"> </text:span>usuaris<text:span text:style-name="T2"> </text:span>per<text:span text:style-name="T2"> </text:span>accedir<text:span text:style-name="T2"> </text:span>als<text:span text:style-name="T2"> </text:span>llibres<text:span text:style-name="T2"> </text:span>digitals.</text:p>
          </text:list-item>
          <text:list-item>
            <text:p text:style-name="P74">Les<text:span text:style-name="T2"> </text:span>credencials<text:span text:style-name="T2"> </text:span>es<text:span text:style-name="T2"> </text:span>guarden<text:span text:style-name="T2"> </text:span>a<text:span text:style-name="T2"> </text:span>l<text:span text:style-name="T2">’</text:span>EVA.</text:p>
          </text:list-item>
        </text:list>
        <text:p text:style-name="Standard"/>
        <text:list xml:id="list717030894" text:continue-numbering="true" text:style-name="WW8Num8">
          <text:list-item>
            <text:p text:style-name="P74">A<text:span text:style-name="T2"> </text:span>l<text:span text:style-name="T2">’</text:span>EVA,<text:span text:style-name="T2"> </text:span>el professorat<text:span text:style-name="T2"> </text:span>dissenya<text:span text:style-name="T2"> </text:span>els<text:span text:style-name="T2"> </text:span>cursos<text:span text:style-name="T2"> </text:span>virtuals.<text:span text:style-name="T2"> </text:span>En<text:span text:style-name="T2"> </text:span>aquests<text:span text:style-name="T2"> </text:span>cursos,<text:span text:style-name="T2"> </text:span>es<text:span text:style-name="T2"> </text:span>posen<text:span text:style-name="T2"> </text:span>enllaços<text:span text:style-name="T2"> </text:span>als<text:span text:style-name="T2"> </text:span>llibres<text:span text:style-name="T2"> </text:span>digitals<text:span text:style-name="T2"> </text:span>de<text:span text:style-name="T2"> </text:span>les<text:span text:style-name="T2"> </text:span>Editorials.</text:p>
          </text:list-item>
        </text:list>
        <text:p text:style-name="Standard"/>
        <text:list xml:id="list1138666442" text:continue-numbering="true" text:style-name="WW8Num8">
          <text:list-item>
            <text:p text:style-name="P74">A<text:span text:style-name="T2"> </text:span>l<text:span text:style-name="T2">’</text:span>EVA,<text:span text:style-name="T2"> </text:span>s<text:span text:style-name="T2">’</text:span>afegeix l'alumnat<text:span text:style-name="T2"> </text:span>als<text:span text:style-name="T2"> </text:span>cursos.</text:p>
          </text:list-item>
        </text:list>
        <text:p text:style-name="Standard"/>
        <text:p text:style-name="Standard"/>
        <text:p text:style-name="Standard">Durant<text:span text:style-name="T2"> </text:span>el<text:span text:style-name="T2"> </text:span>curs<text:span text:style-name="T2"> </text:span>acadèmic<text:span text:style-name="T2"> </text:span>(sovint),</text:p>
        <text:p text:style-name="Standard"/>
        <text:list xml:id="list66145437" text:continue-numbering="true" text:style-name="WW8Num8">
          <text:list-item>
            <text:p text:style-name="P74">Un<text:span text:style-name="T2"> </text:span>alumne/a<text:span text:style-name="T2"> </text:span>entra<text:span text:style-name="T2"> </text:span>en<text:span text:style-name="T2"> </text:span>un<text:span text:style-name="T2"> </text:span>curs<text:span text:style-name="T2"> </text:span>de<text:span text:style-name="T2"> </text:span>l<text:span text:style-name="T2">’</text:span>EVA<text:span text:style-name="T2"> </text:span>i<text:span text:style-name="T2"> </text:span>fa<text:span text:style-name="T2"> </text:span>clic<text:span text:style-name="T2"> </text:span>en<text:span text:style-name="T2"> </text:span>un<text:span text:style-name="T2"> </text:span>enllaç<text:span text:style-name="T2"> </text:span>a<text:span text:style-name="T2"> </text:span>un<text:span text:style-name="T2"> </text:span>llibre<text:span text:style-name="T2"> </text:span>digital<text:span text:style-name="T2"> </text:span>d<text:span text:style-name="T2">’</text:span>una<text:span text:style-name="T2"> </text:span>Editorial,<text:span text:style-name="T2"> </text:span>en<text:span text:style-name="T2"> </text:span>aquest<text:span text:style-name="T2"> </text:span>moment,<text:span text:style-name="T2"> </text:span>es<text:span text:style-name="T2"> </text:span>desencadena<text:span text:style-name="T2"> </text:span>una<text:span text:style-name="T2"> </text:span>sèrie<text:span text:style-name="T2"> </text:span>d<text:span text:style-name="T2">’</text:span>accions:</text:p>
          </text:list-item>
        </text:list>
        <text:p text:style-name="Standard"/>
        <text:list xml:id="list1729436670" text:continue-numbering="true" text:style-name="WW8Num8">
          <text:list-item>
            <text:list>
              <text:list-item>
                <text:p text:style-name="P74">l<text:span text:style-name="T2">’</text:span>EVA<text:span text:style-name="T2"> </text:span>envia<text:span text:style-name="T2"> </text:span>una<text:span text:style-name="T2"> </text:span>sol·licitud<text:span text:style-name="T2"> </text:span>a<text:span text:style-name="T2"> </text:span>l<text:span text:style-name="T2">’</text:span>Editorial<text:span text:style-name="T2"> </text:span>perquè<text:span text:style-name="T2"> </text:span>l<text:span text:style-name="T2">’</text:span>alumne/a<text:span text:style-name="T2"> </text:span>pugui<text:span text:style-name="T2"> </text:span>accedir<text:span text:style-name="T2"> </text:span>al<text:span text:style-name="T2"> </text:span>contingut.</text:p>
              </text:list-item>
              <text:list-item>
                <text:p text:style-name="P74">L<text:span text:style-name="T2">’</text:span>Editorial<text:span text:style-name="T2"> confirma si </text:span>l<text:span text:style-name="T2">’</text:span>alumne/a<text:span text:style-name="T2"> </text:span>està<text:span text:style-name="T2"> </text:span>autoritzat<text:span text:style-name="T2"> </text:span>a<text:span text:style-name="T2"> </text:span>accedir<text:span text:style-name="T2"> </text:span>al<text:span text:style-name="T2"> </text:span>llibre<text:span text:style-name="T2"> </text:span>i<text:span text:style-name="T2"> </text:span>envia<text:span text:style-name="T2"> </text:span>l<text:span text:style-name="T2">’</text:span>URL<text:span text:style-name="T2"> </text:span>d<text:span text:style-name="T2">’</text:span>accés.</text:p>
              </text:list-item>
              <text:list-item>
                <text:p text:style-name="P74">Al<text:span text:style-name="T2"> </text:span>navegador<text:span text:style-name="T2"> </text:span>web<text:span text:style-name="T2"> </text:span>de<text:span text:style-name="T2"> </text:span>l<text:span text:style-name="T2">’</text:span>alumne/a<text:span text:style-name="T2"> </text:span>es<text:span text:style-name="T2"> </text:span>visualitza<text:span text:style-name="T2"> </text:span>el<text:span text:style-name="T2"> </text:span>contingut.</text:p>
              </text:list-item>
            </text:list>
          </text:list-item>
        </text:list>
        <text:p text:style-name="Standard"/>
        <text:list xml:id="list1572425868" text:continue-numbering="true" text:style-name="WW8Num8">
          <text:list-item>
            <text:p text:style-name="P74">L<text:span text:style-name="T2">’</text:span>alumne/a<text:span text:style-name="T2"> </text:span>interactua<text:span text:style-name="T2"> </text:span>amb<text:span text:style-name="T2"> </text:span>el<text:span text:style-name="T2"> </text:span>contingut,<text:span text:style-name="T2"> i </text:span>per<text:span text:style-name="T2"> </text:span>exemple,<text:span text:style-name="T2"> respon </text:span>un<text:span text:style-name="T2"> </text:span>exercici<text:span text:style-name="T2"> </text:span>de<text:span text:style-name="T2"> </text:span>diverses<text:span text:style-name="T2"> </text:span>preguntes.</text:p>
          </text:list-item>
          <text:list-item>
            <text:p text:style-name="P74">Quan<text:span text:style-name="T2"> </text:span>l<text:span text:style-name="T2">’</text:span>alumne/a<text:span text:style-name="T2"> </text:span>acaba<text:span text:style-name="T2"> la interacció </text:span>(o<text:span text:style-name="T2"> </text:span>mentre<text:span text:style-name="T2"> l'</text:span>està<text:span text:style-name="T2"> </text:span>fent),<text:span text:style-name="T2"> </text:span>des<text:span text:style-name="T2"> </text:span>de<text:span text:style-name="T2"> </text:span>l<text:span text:style-name="T2">’</text:span>Editorial<text:span text:style-name="T2"> </text:span>s<text:span text:style-name="T2">’</text:span>envia<text:span text:style-name="T2"> </text:span>informació<text:span text:style-name="T2"> </text:span>sobre<text:span text:style-name="T2"> </text:span>els<text:span text:style-name="T2"> </text:span>resultats<text:span text:style-name="T2"> </text:span>a<text:span text:style-name="T2"> </text:span>l<text:span text:style-name="T2">’</text:span>EVA,<text:span text:style-name="T2"> </text:span>com<text:span text:style-name="T2"> </text:span>ara<text:span text:style-name="T2"> </text:span>data<text:span text:style-name="T2"> </text:span>de<text:span text:style-name="T2"> </text:span>realització,<text:span text:style-name="T2"> </text:span>número<text:span text:style-name="T2"> </text:span>d<text:span text:style-name="T2">’</text:span>intent,<text:span text:style-name="T2"> </text:span>durada<text:span text:style-name="T2"> </text:span>i<text:span text:style-name="T2"> </text:span>qualificació.</text:p>
          </text:list-item>
          <text:list-item>
            <text:p text:style-name="P74"><text:span text:style-name="T2">L’</text:span>EVA<text:span text:style-name="T2"> </text:span>guarda<text:span text:style-name="T2"> </text:span>la<text:span text:style-name="T2"> </text:span>informació<text:span text:style-name="T2"> </text:span>de<text:span text:style-name="T2"> </text:span>seguiment<text:span text:style-name="T2"> </text:span>enviada<text:span text:style-name="T2"> </text:span>per<text:span text:style-name="T2"> </text:span>l<text:span text:style-name="T2">’</text:span>Editorial.</text:p>
          </text:list-item>
          <text:list-item>
            <text:p text:style-name="P74">L<text:span text:style-name="T2">’</text:span>alumnat o<text:span text:style-name="T2"> </text:span>el<text:span text:style-name="T2"> </text:span>professorat<text:span text:style-name="T2"> </text:span>accedeix<text:span text:style-name="T2"> </text:span>a<text:span text:style-name="T2"> </text:span>la<text:span text:style-name="T2"> </text:span>zona<text:span text:style-name="T2"> </text:span>de<text:span text:style-name="T2"> </text:span>qualificacions<text:span text:style-name="T2"> </text:span>de<text:span text:style-name="T2"> </text:span>l<text:span text:style-name="T2">’</text:span>EVA<text:span text:style-name="T2"> </text:span>on<text:span text:style-name="T2"> </text:span>pot<text:span text:style-name="T2"> </text:span>consultar<text:span text:style-name="T2"> </text:span>la<text:span text:style-name="T2"> </text:span>qualificació<text:span text:style-name="T2"> </text:span>obtinguda.</text:p>
          </text:list-item>
        </text:list>
        <text:p text:style-name="P50"/>
        <text:h text:style-name="Heading_20_1" text:outline-level="1"><text:span text:style-name="T2"><text:s/></text:span>ESPECIFICACIÓ<text:span text:style-name="T2"> </text:span>EN<text:span text:style-name="T2"> </text:span>SERVEIS<text:span text:style-name="T2"> </text:span>WEB<text:span text:style-name="T2"> </text:span>SOAP</text:h>
        <text:p text:style-name="Standard"/>
        <text:p text:style-name="Standard">Per<text:span text:style-name="T2"> </text:span>establir<text:span text:style-name="T2"> </text:span>la<text:span text:style-name="T2"> </text:span>comunicació<text:span text:style-name="T2"> </text:span>entre<text:span text:style-name="T2"> </text:span>els<text:span text:style-name="T2"> </text:span>dos<text:span text:style-name="T2"> </text:span>subsistemes,<text:span text:style-name="T2"> </text:span>es<text:span text:style-name="T2"> </text:span>considera<text:span text:style-name="T2"> </text:span>la<text:span text:style-name="T2"> </text:span>millor<text:span text:style-name="T2"> </text:span>solució<text:span text:style-name="T2"> </text:span>la<text:span text:style-name="T2"> </text:span>utilització<text:span text:style-name="T2"> </text:span>d<text:span text:style-name="T2">’</text:span>un<text:span text:style-name="T2"> </text:span>sistema<text:span text:style-name="T2"> </text:span>homogeni<text:span text:style-name="T2"> </text:span>per<text:span text:style-name="T2"> </text:span>unificar<text:span text:style-name="T2"> </text:span>els<text:span text:style-name="T2"> </text:span>diversos<text:span text:style-name="T2"> </text:span>canals<text:span text:style-name="T2"> </text:span>que<text:span text:style-name="T2"> </text:span>es<text:span text:style-name="T2"> </text:span>puguin<text:span text:style-name="T2"> </text:span>utilitzar<text:span text:style-name="T2"> </text:span>per<text:span text:style-name="T2"> </text:span>a<text:span text:style-name="T2"> </text:span>la<text:span text:style-name="T2"> </text:span>transmissió<text:span text:style-name="T2"> </text:span>de<text:span text:style-name="T2"> </text:span>dades<text:span text:style-name="T2"> </text:span>entre<text:span text:style-name="T2"> </text:span>les<text:span text:style-name="T2"> </text:span>diverses<text:span text:style-name="T2"> </text:span>plataformes<text:span text:style-name="T2"> </text:span>que<text:span text:style-name="T2"> </text:span>poden<text:span text:style-name="T2"> </text:span>participar.<text:span text:style-name="T2"> </text:span>Per<text:span text:style-name="T2"> </text:span>aquest<text:span text:style-name="T2"> </text:span>motiu,<text:span text:style-name="T2"> </text:span>es<text:span text:style-name="T2"> </text:span>planteja<text:span text:style-name="T2"> </text:span>l'ús de<text:span text:style-name="T2"> </text:span><text:span text:style-name="T29">serveis</text:span><text:span text:style-name="T30"> </text:span><text:span text:style-name="T29">web</text:span><text:span text:style-name="T30"> </text:span><text:span text:style-name="T29">SOAP</text:span><text:span text:style-name="T30"> </text:span>com<text:span text:style-name="T2"> </text:span>a<text:span text:style-name="T2"> </text:span>proposta<text:span text:style-name="T2"> </text:span>més<text:span text:style-name="T2"> </text:span>adequada<text:span text:style-name="T2"> </text:span>en<text:span text:style-name="T2"> </text:span>quant<text:span text:style-name="T2"> </text:span>a<text:span text:style-name="T2"> </text:span>l<text:span text:style-name="T2">’</text:span>elecció<text:span text:style-name="T2"> </text:span>del<text:span text:style-name="T2"> </text:span>canal<text:span text:style-name="T2"> </text:span>i<text:span text:style-name="T2"> </text:span>mecanisme<text:span text:style-name="T2"> </text:span>de<text:span text:style-name="T2"> </text:span>transferència<text:span text:style-name="T2"> </text:span>de<text:span text:style-name="T2"> </text:span>dades<text:span text:style-name="T2"> </text:span>entre<text:span text:style-name="T2"> </text:span>els<text:span text:style-name="T2"> </text:span>diversos<text:span text:style-name="T2"> </text:span>sistemes<text:span text:style-name="T2"> </text:span>amb<text:span text:style-name="T2"> </text:span>els<text:span text:style-name="T2"> </text:span>que<text:span text:style-name="T2"> </text:span>s<text:span text:style-name="T2">’</text:span>establiran<text:span text:style-name="T2"> </text:span>comunicacions<text:span text:style-name="T2"> </text:span>d<text:span text:style-name="T2">’</text:span>enviament<text:span text:style-name="T2"> </text:span>i/o<text:span text:style-name="T2"> </text:span>recepció<text:span text:style-name="T2"> </text:span>de<text:span text:style-name="T2"> </text:span>dades.</text:p>
        <text:p text:style-name="Standard"/>
        <text:p text:style-name="Standard">Per<text:span text:style-name="T2"> </text:span>aquest<text:span text:style-name="T2"> </text:span>motiu,<text:span text:style-name="T2"> </text:span>a<text:span text:style-name="T2"> </text:span>continuació<text:span text:style-name="T2"> </text:span>s<text:span text:style-name="T2">’</text:span>inclouen<text:span text:style-name="T2"> </text:span>les<text:span text:style-name="T2"> </text:span>definicions<text:span text:style-name="T2"> </text:span>de<text:span text:style-name="T2"> </text:span>les<text:span text:style-name="T2"> </text:span>estructures<text:span text:style-name="T2"> </text:span>de<text:span text:style-name="T2"> </text:span>dades<text:span text:style-name="T2"> </text:span>i<text:span text:style-name="T2"> </text:span>funcions<text:span text:style-name="T2"> </text:span>que<text:span text:style-name="T2"> </text:span>s<text:span text:style-name="T2">’</text:span>hauran<text:span text:style-name="T2"> </text:span>d<text:span text:style-name="T2">’</text:span>oferir<text:span text:style-name="T2"> </text:span>des<text:span text:style-name="T2"> </text:span>de<text:span text:style-name="T2"> </text:span>cada<text:span text:style-name="T2">sc</text:span>un<text:span text:style-name="T2"> </text:span>dels<text:span text:style-name="T2"> </text:span>punts<text:span text:style-name="T2"> </text:span>d<text:span text:style-name="T2">’</text:span>entrada<text:span text:style-name="T2"> </text:span>i/o<text:span text:style-name="T2"> </text:span>sortida<text:span text:style-name="T2"> </text:span>d<text:span text:style-name="T2">’</text:span>informació<text:span text:style-name="T2"> d</text:span>els<text:span text:style-name="T2"> </text:span>sistemes<text:span text:style-name="T2"> </text:span>afectats.</text:p>
        <text:p text:style-name="Standard"/>
        <text:h text:style-name="Heading_20_1" text:outline-level="1">TIPUS<text:span text:style-name="T2"> </text:span>DE<text:span text:style-name="T2"> </text:span>CONTINGUTS<text:span text:style-name="T2"> </text:span>DIGITALS</text:h>
        <text:p text:style-name="Standard"/>
        <text:p text:style-name="Standard">Per<text:span text:style-name="T2"> </text:span>aconseguir<text:span text:style-name="T2"> </text:span>que<text:span text:style-name="T2"> </text:span>el<text:span text:style-name="T2"> </text:span>sistema<text:span text:style-name="T2"> </text:span>funcioni<text:span text:style-name="T2"> </text:span>independentment<text:span text:style-name="T2"> </text:span>de<text:span text:style-name="T2"> </text:span>la<text:span text:style-name="T2"> </text:span>tecnologia<text:span text:style-name="T2"> </text:span>utilitzada<text:span text:style-name="T2"> </text:span>per<text:span text:style-name="T2"> </text:span>l<text:span text:style-name="T2">’</text:span>Editorial<text:span text:style-name="T2"> </text:span>per<text:span text:style-name="T2"> </text:span>construir<text:span text:style-name="T2"> </text:span>els<text:span text:style-name="T2"> </text:span>continguts<text:span text:style-name="T2"> </text:span>digitals,<text:span text:style-name="T2"> </text:span>es<text:span text:style-name="T2"> </text:span>podran<text:span text:style-name="T2"> </text:span>fer<text:span text:style-name="T2"> </text:span>servir<text:span text:style-name="T2"> </text:span>dos<text:span text:style-name="T2"> </text:span>tipus<text:span text:style-name="T2"> </text:span>de<text:span text:style-name="T2"> </text:span>continguts<text:span text:style-name="T2"> </text:span>digitals:<text:span text:style-name="T2"> </text:span>SCORM<text:span text:style-name="T2"> </text:span>1.2<text:span text:style-name="T2"> </text:span>i<text:span text:style-name="T2"> contingut web remot.</text:span></text:p>
        <text:p text:style-name="P9"/>
        <text:h text:style-name="Heading_20_2" text:outline-level="2">SCORM</text:h>
        <text:p text:style-name="P13"><text:span text:style-name="Título_20_3_20_Car"><text:span text:style-name="T2"><text:s/></text:span></text:span><text:line-break/>ADL<text:span text:style-name="T2"> </text:span>va<text:span text:style-name="T2"> </text:span>crear<text:span text:style-name="T2"> </text:span>el<text:span text:style-name="T2"> </text:span>model<text:span text:style-name="T2"> </text:span>SCORM<text:span text:style-name="T2"> </text:span>(Sharable<text:span text:style-name="T2"> </text:span>Content<text:span text:style-name="T2"> </text:span>Object<text:span text:style-name="T2"> </text:span>Reference<text:span text:style-name="T2"> </text:span>Model)<text:span text:style-name="T2"> </text:span>amb<text:span text:style-name="T2"> </text:span>l'objectiu<text:span text:style-name="T2"> </text:span>d'establir<text:span text:style-name="T2"> </text:span>un<text:span text:style-name="T2"> </text:span>marc<text:span text:style-name="T2"> </text:span>comú<text:span text:style-name="T2"> </text:span>per<text:span text:style-name="T2"> </text:span>a<text:span text:style-name="T2"> </text:span>l'aprenentatge<text:span text:style-name="T2"> </text:span>assistit<text:span text:style-name="T2"> </text:span>per<text:span text:style-name="T2"> </text:span>ordinador<text:span text:style-name="T2"> </text:span>i<text:span text:style-name="T2"> </text:span>basat<text:span text:style-name="T2"> </text:span>en<text:span text:style-name="T2"> </text:span>la<text:span text:style-name="T2"> </text:span>xarxa<text:span text:style-name="T2"> </text:span>Internet.<text:span text:style-name="T2"> </text:span>Aquest<text:span text:style-name="T2"> </text:span>marc<text:span text:style-name="T2"> </text:span>comú<text:span text:style-name="T2"> </text:span>proveeix<text:span text:style-name="T2"> </text:span>un<text:span text:style-name="T2"> </text:span>conjunt<text:span text:style-name="T2"> </text:span>de<text:span text:style-name="T2"> </text:span>guies,<text:span text:style-name="T2"> </text:span>especificacions<text:span text:style-name="T2"> </text:span>i<text:span text:style-name="T2"> </text:span>estàndards<text:span text:style-name="T2"> </text:span>basats<text:span text:style-name="T2"> </text:span>en<text:span text:style-name="T2"> </text:span>les<text:span text:style-name="T2"> </text:span>especificacions<text:span text:style-name="T2"> </text:span>prèviament<text:span text:style-name="T2"> </text:span>existents<text:span text:style-name="T2"> </text:span>en<text:span text:style-name="T2"> </text:span>el<text:span text:style-name="T2"> </text:span>camp<text:span text:style-name="T2"> </text:span>de<text:span text:style-name="T2"> </text:span>l'aprenentatge<text:span text:style-name="T2"> </text:span>assistit<text:span text:style-name="T2"> </text:span>per<text:span text:style-name="T2"> </text:span>ordinador,<text:span text:style-name="T2"> </text:span>propostes<text:span text:style-name="T2"> </text:span>per<text:span text:style-name="T2"> </text:span>diferents<text:span text:style-name="T2"> </text:span>organitzacions.<text:span text:style-name="T2"> </text:span>En<text:span text:style-name="T2"> </text:span>l'actualitat,<text:span text:style-name="T2"> </text:span>ADL<text:span text:style-name="T2"> </text:span>segueix<text:span text:style-name="T2"> </text:span>treballant<text:span text:style-name="T2"> </text:span>amb<text:span text:style-name="T2"> </text:span>aquestes<text:span text:style-name="T2"> </text:span>organitzacions<text:span text:style-name="T2"> </text:span>col·laborant<text:span text:style-name="T2"> </text:span>en<text:span text:style-name="T2"> </text:span>l'evolució<text:span text:style-name="T2"> </text:span>dels<text:span text:style-name="T2"> </text:span>estàndards<text:span text:style-name="T2"> </text:span>i<text:span text:style-name="T2"> </text:span>en<text:span text:style-name="T2"> </text:span>la<text:span text:style-name="T2"> </text:span>millora<text:span text:style-name="T2"> </text:span>i<text:span text:style-name="T2"> </text:span>el<text:span text:style-name="T2"> </text:span>creixement<text:span text:style-name="T2"> </text:span>de<text:span text:style-name="T2"> </text:span>SCORM.<text:span text:style-name="T2"> </text:span><text:line-break/><text:line-break/>La<text:span text:style-name="T2"> </text:span>definició<text:span text:style-name="T2"> </text:span>del<text:span text:style-name="T2"> </text:span>model<text:span text:style-name="T2"> </text:span>SCORM,<text:span text:style-name="T2"> </text:span>així<text:span text:style-name="T2"> </text:span>com<text:span text:style-name="T2"> </text:span>la<text:span text:style-name="T2"> </text:span>seva<text:span text:style-name="T2"> </text:span>evolució<text:span text:style-name="T2"> </text:span>i<text:span text:style-name="T2"> </text:span>les<text:span text:style-name="T2"> </text:span>diferents<text:span text:style-name="T2"> </text:span>decisions<text:span text:style-name="T2"> </text:span>de<text:span text:style-name="T2"> </text:span>disseny<text:span text:style-name="T2"> </text:span>preses<text:span text:style-name="T2"> </text:span>durant<text:span text:style-name="T2"> </text:span>el<text:span text:style-name="T2"> </text:span>procés<text:span text:style-name="T2"> </text:span>d'especificació,<text:span text:style-name="T2"> </text:span>es<text:span text:style-name="T2"> </text:span>basen<text:span text:style-name="T2"> </text:span>en<text:span text:style-name="T2"> </text:span>6<text:span text:style-name="T2"> </text:span>principis<text:span text:style-name="T2"> </text:span>essencials:<text:span text:style-name="T2"> </text:span><text:line-break/><text:span text:style-name="T26"><text:line-break/></text:span><text:span text:style-name="T27">• </text:span><text:span text:style-name="T26">Accessibilitat</text:span>:<text:span text:style-name="T2"> </text:span>Possibilitat<text:span text:style-name="T2"> </text:span>de<text:span text:style-name="T2"> </text:span>localitzar<text:span text:style-name="T2"> </text:span>i<text:span text:style-name="T2"> </text:span>accedir<text:span text:style-name="T2"> </text:span>a<text:span text:style-name="T2"> </text:span>components<text:span text:style-name="T2"> </text:span>instruccionals<text:span text:style-name="T2"> </text:span>des<text:span text:style-name="T2"> </text:span>d'una<text:span text:style-name="T2"> </text:span>ubicació<text:span text:style-name="T2"> </text:span>remota<text:span text:style-name="T2"> </text:span>i<text:span text:style-name="T2"> </text:span>la<text:span text:style-name="T2"> </text:span>seva<text:span text:style-name="T2"> </text:span>tramesa<text:span text:style-name="T2"> </text:span>a<text:span text:style-name="T2"> </text:span>moltes<text:span text:style-name="T2"> </text:span>localitzacions.</text:p>
        <text:p text:style-name="P13"><text:line-break/><text:span text:style-name="T2">• </text:span><text:span text:style-name="T26">Adaptabilitat</text:span>:<text:span text:style-name="T2"> </text:span>Possibilitat<text:span text:style-name="T2"> </text:span>d'adaptar<text:span text:style-name="T2"> </text:span>l'ensenyament<text:span text:style-name="T2"> </text:span>a<text:span text:style-name="T2"> </text:span>diferents<text:span text:style-name="T2"> </text:span>necessitats<text:span text:style-name="T2"> </text:span>individuals<text:span text:style-name="T2"> </text:span>o<text:span text:style-name="T2"> </text:span>organitzacionals.<text:span text:style-name="T2"> </text:span><text:line-break/><text:line-break/><text:span text:style-name="T2">• </text:span><text:span text:style-name="T26">Assequibilitat</text:span>:<text:span text:style-name="T2"> </text:span>Possibilitat<text:span text:style-name="T2"> </text:span>d'augmentar<text:span text:style-name="T2"> </text:span>l'eficiència<text:span text:style-name="T2"> </text:span>i<text:span text:style-name="T2"> </text:span>la<text:span text:style-name="T2"> </text:span>productivitat<text:span text:style-name="T2"> </text:span>reduint<text:span text:style-name="T2"> </text:span>el<text:span text:style-name="T2"> </text:span>temps<text:span text:style-name="T2"> </text:span>i<text:span text:style-name="T2"> </text:span>el<text:span text:style-name="T2"> </text:span>cost<text:span text:style-name="T2"> </text:span>invertits<text:span text:style-name="T2"> </text:span>en<text:span text:style-name="T2"> </text:span>l'ensenyament.</text:p>
        <text:p text:style-name="P13"><text:line-break/><text:span text:style-name="T2">• </text:span><text:span text:style-name="T26">Durabilitat</text:span>:<text:span text:style-name="T2"> </text:span>Possibilitat<text:span text:style-name="T2"> </text:span>de<text:span text:style-name="T2"> </text:span>resistir<text:span text:style-name="T2"> </text:span>l'evolució<text:span text:style-name="T2"> </text:span>de<text:span text:style-name="T2"> </text:span>la<text:span text:style-name="T2"> </text:span>tecnologia<text:span text:style-name="T2"> </text:span>i<text:span text:style-name="T2"> </text:span>futurs<text:span text:style-name="T2"> </text:span>canvis<text:span text:style-name="T2"> </text:span>sense<text:span text:style-name="T2"> </text:span>incórrer<text:span text:style-name="T2"> </text:span>en<text:span text:style-name="T2"> </text:span>redissenys,<text:span text:style-name="T2"> </text:span>reconfiguracions<text:span text:style-name="T2"> </text:span>o<text:span text:style-name="T2"> </text:span>recodificacions<text:span text:style-name="T2"> </text:span>excessivament<text:span text:style-name="T2"> </text:span>costoses.</text:p>
        <text:p text:style-name="P13"><text:line-break/><text:span text:style-name="T2">• </text:span><text:span text:style-name="T26">Interoperabilitat</text:span>:<text:span text:style-name="T2"> </text:span>Possibilitat<text:span text:style-name="T2"> </text:span>de<text:span text:style-name="T2"> </text:span>prendre<text:span text:style-name="T2"> </text:span>components<text:span text:style-name="T2"> </text:span>instruccionals<text:span text:style-name="T2"> </text:span>desenvolupats<text:span text:style-name="T2"> </text:span>en<text:span text:style-name="T2"> </text:span>una<text:span text:style-name="T2"> </text:span>ubicació<text:span text:style-name="T2"> </text:span>determinada<text:span text:style-name="T2"> </text:span>i<text:span text:style-name="T2"> </text:span>emprant<text:span text:style-name="T2"> </text:span>unes<text:span text:style-name="T2"> </text:span>eines<text:span text:style-name="T2"> </text:span>i<text:span text:style-name="T2"> </text:span>plataformes<text:span text:style-name="T2"> </text:span>determinades<text:span text:style-name="T2"> </text:span>per<text:span text:style-name="T2"> </text:span>a<text:span text:style-name="T2"> </text:span>la<text:span text:style-name="T2"> </text:span>seva<text:span text:style-name="T2"> </text:span>posterior<text:span text:style-name="T2"> </text:span>aplicació<text:span text:style-name="T2"> </text:span>en<text:span text:style-name="T2"> </text:span>una<text:span text:style-name="T2"> </text:span>altra<text:span text:style-name="T2"> </text:span>ubicació<text:span text:style-name="T2"> </text:span>i<text:span text:style-name="T2"> </text:span>un<text:span text:style-name="T2"> </text:span>altre<text:span text:style-name="T2"> </text:span>conjunt<text:span text:style-name="T2"> </text:span>d'eines<text:span text:style-name="T2"> </text:span>i<text:span text:style-name="T2"> </text:span>plataformes.<text:span text:style-name="T2"> </text:span></text:p>
        <text:p text:style-name="P13"><text:line-break/><text:span text:style-name="T2">• </text:span><text:span text:style-name="T26">Reusabilitat</text:span>:<text:span text:style-name="T2"> </text:span>Flexibilitat<text:span text:style-name="T2"> </text:span>per<text:span text:style-name="T2"> </text:span>incorporar<text:span text:style-name="T2"> </text:span>components<text:span text:style-name="T2"> </text:span>instruccionals<text:span text:style-name="T2"> </text:span>en<text:span text:style-name="T2"> </text:span>múltiples<text:span text:style-name="T2"> </text:span>contextos<text:span text:style-name="T2"> </text:span>i<text:span text:style-name="T2"> </text:span>aplicacions.<text:span text:style-name="T2"> </text:span><text:line-break/><text:soft-page-break/><text:line-break/>L'aplicació<text:span text:style-name="T2"> </text:span>d'aquests<text:span text:style-name="T2"> </text:span>principis<text:span text:style-name="T2"> </text:span>més<text:span text:style-name="T2"> </text:span>o<text:span text:style-name="T2"> </text:span>menys<text:span text:style-name="T2"> </text:span>abstractes<text:span text:style-name="T2"> </text:span>a<text:span text:style-name="T2"> </text:span>l'ensenyament<text:span text:style-name="T2"> </text:span>a<text:span text:style-name="T2"> </text:span>través<text:span text:style-name="T2"> </text:span>d'Internet<text:span text:style-name="T2"> </text:span>és<text:span text:style-name="T2"> </text:span>en<text:span text:style-name="T2"> </text:span>la<text:span text:style-name="T2"> </text:span>definició<text:span text:style-name="T2"> </text:span>de<text:span text:style-name="T2"> </text:span>les<text:span text:style-name="T2"> </text:span>habilitats<text:span text:style-name="T2"> </text:span>que<text:span text:style-name="T2"> </text:span>s'intenten<text:span text:style-name="T2"> </text:span>garantir<text:span text:style-name="T2"> </text:span>mitjançant<text:span text:style-name="T2"> </text:span>la<text:span text:style-name="T2"> </text:span>implementació<text:span text:style-name="T2"> </text:span>de<text:span text:style-name="T2"> </text:span>SCORM:<text:span text:style-name="T2"> </text:span><text:line-break/><text:line-break/><text:span text:style-name="T2">• </text:span>Un<text:span text:style-name="T2"> </text:span>EVA<text:span text:style-name="T2"> </text:span>hauria<text:span text:style-name="T2"> </text:span>de<text:span text:style-name="T2"> </text:span>ser<text:span text:style-name="T2"> </text:span>capaç<text:span text:style-name="T2"> </text:span>d'executar<text:span text:style-name="T2"> </text:span>contingut<text:span text:style-name="T2"> </text:span>creat<text:span text:style-name="T2"> </text:span>emprant<text:span text:style-name="T2"> </text:span>eines<text:span text:style-name="T2"> </text:span>de<text:span text:style-name="T2"> </text:span>diferents<text:span text:style-name="T2"> </text:span>venedors.<text:span text:style-name="T2"> </text:span>Així<text:span text:style-name="T2"> </text:span>mateix,<text:span text:style-name="T2"> </text:span>un<text:span text:style-name="T2"> </text:span>EVA<text:span text:style-name="T2"> </text:span>hauria<text:span text:style-name="T2"> </text:span>de<text:span text:style-name="T2"> </text:span>ser<text:span text:style-name="T2"> </text:span>capaç<text:span text:style-name="T2"> </text:span>d'intercanviar<text:span text:style-name="T2"> </text:span>informació<text:span text:style-name="T2"> </text:span>amb<text:span text:style-name="T2"> </text:span>aquest<text:span text:style-name="T2"> </text:span>contingut<text:span text:style-name="T2"> </text:span>per<text:span text:style-name="T2"> </text:span>poder<text:span text:style-name="T2"> </text:span>dur<text:span text:style-name="T2"> </text:span>a<text:span text:style-name="T2"> </text:span>terme<text:span text:style-name="T2"> </text:span>la<text:span text:style-name="T2"> </text:span>seva<text:span text:style-name="T2"> </text:span>adaptació<text:span text:style-name="T2"> </text:span>i<text:span text:style-name="T2"> </text:span>avaluar<text:span text:style-name="T2"> </text:span>el<text:span text:style-name="T2"> </text:span>camí<text:span text:style-name="T2"> </text:span>a<text:span text:style-name="T2"> </text:span>seguir<text:span text:style-name="T2"> </text:span>en<text:span text:style-name="T2"> </text:span>funció<text:span text:style-name="T2"> </text:span>dels<text:span text:style-name="T2"> </text:span>resultats<text:span text:style-name="T2"> </text:span>obtinguts<text:span text:style-name="T2"> </text:span>amb<text:span text:style-name="T2"> </text:span>aquest<text:span text:style-name="T2"> </text:span>contingut.<text:span text:style-name="T2"> </text:span><text:line-break/><text:line-break/><text:span text:style-name="T2">• </text:span>Diferents<text:span text:style-name="T2"> </text:span>EVA<text:span text:style-name="T2"> </text:span>desenvolupats<text:span text:style-name="T2"> </text:span>per<text:span text:style-name="T2"> </text:span>diferents<text:span text:style-name="T2"> </text:span>venedors<text:span text:style-name="T2"> </text:span>haurien<text:span text:style-name="T2"> </text:span>de<text:span text:style-name="T2"> </text:span>ser<text:span text:style-name="T2"> </text:span>capaços<text:span text:style-name="T2"> </text:span>d<text:span text:style-name="T2">'</text:span>executar<text:span text:style-name="T2"> </text:span>el<text:span text:style-name="T2"> </text:span>mateix<text:span text:style-name="T2"> </text:span>contingut<text:span text:style-name="T2"> </text:span>i<text:span text:style-name="T2"> </text:span>d'intercanviar<text:span text:style-name="T2"> </text:span>informació<text:span text:style-name="T2"> </text:span>amb<text:span text:style-name="T2"> </text:span>el<text:span text:style-name="T2"> </text:span>mateix.<text:span text:style-name="T2"> </text:span></text:p>
        <text:p text:style-name="P13"><text:line-break/><text:span text:style-name="T2">• </text:span>Diferents<text:span text:style-name="T2"> </text:span>EVA<text:span text:style-name="T2"> </text:span>desenvolupats<text:span text:style-name="T2"> </text:span>per<text:span text:style-name="T2"> </text:span>diferents<text:span text:style-name="T2"> </text:span>venedors<text:span text:style-name="T2"> </text:span>haurien<text:span text:style-name="T2"> </text:span>de<text:span text:style-name="T2"> </text:span>ser<text:span text:style-name="T2"> </text:span>capaços<text:span text:style-name="T2"> </text:span>d<text:span text:style-name="T2">'</text:span>accedir<text:span text:style-name="T2"> </text:span>a<text:span text:style-name="T2"> </text:span>diferents<text:span text:style-name="T2"> </text:span>ubicacions<text:span text:style-name="T2"> </text:span>de<text:span text:style-name="T2"> </text:span>contingut<text:span text:style-name="T2"> </text:span>executable<text:span text:style-name="T2"> </text:span>i<text:span text:style-name="T2"> </text:span>executar<text:span text:style-name="T2"> </text:span>aquest<text:span text:style-name="T2"> </text:span>contingut.<text:span text:style-name="T2"> </text:span></text:p>
        <text:p text:style-name="P13"/>
        <text:p text:style-name="P13"><text:line-break/>En<text:span text:style-name="T2"> </text:span>la<text:span text:style-name="T2"> </text:span>concepció<text:span text:style-name="T2"> </text:span>de<text:span text:style-name="T2"> </text:span>SCORM<text:span text:style-name="T2"> </text:span>s'ha<text:span text:style-name="T2"> </text:span>tingut<text:span text:style-name="T2"> </text:span>en<text:span text:style-name="T2"> </text:span>compte<text:span text:style-name="T2"> </text:span>el<text:span text:style-name="T2"> </text:span>fet<text:span text:style-name="T2"> </text:span>que<text:span text:style-name="T2"> </text:span>els<text:span text:style-name="T2"> </text:span>EVA<text:span text:style-name="T2"> </text:span>són<text:span text:style-name="T2"> </text:span>una<text:span text:style-name="T2"> </text:span>població<text:span text:style-name="T2"> </text:span>heterogènia,<text:span text:style-name="T2"> </text:span>amb<text:span text:style-name="T2"> </text:span>diferents<text:span text:style-name="T2"> </text:span>capacitats,<text:span text:style-name="T2"> </text:span>implementats<text:span text:style-name="T2"> </text:span>amb<text:span text:style-name="T2"> </text:span>tecnologies<text:span text:style-name="T2"> </text:span>diverses<text:span text:style-name="T2"> </text:span>i<text:span text:style-name="T2"> </text:span>amb<text:span text:style-name="T2"> </text:span>diferents<text:span text:style-name="T2"> </text:span>objectius<text:span text:style-name="T2"> </text:span>comercials.<text:span text:style-name="T2"> </text:span>Per<text:span text:style-name="T2"> </text:span>això,<text:span text:style-name="T2"> </text:span>l'especificació<text:span text:style-name="T2"> </text:span>d'SCORM<text:span text:style-name="T2"> </text:span>es<text:span text:style-name="T2"> </text:span>centra<text:span text:style-name="T2"> </text:span>en<text:span text:style-name="T2"> </text:span>definir<text:span text:style-name="T2"> </text:span>les<text:span text:style-name="T2"> </text:span>interfícies<text:span text:style-name="T2"> </text:span>entre<text:span text:style-name="T2"> </text:span>el<text:span text:style-name="T2"> </text:span>contingut<text:span text:style-name="T2"> </text:span>instruccional<text:span text:style-name="T2"> </text:span>i<text:span text:style-name="T2"> </text:span>l<text:span text:style-name="T2">’</text:span>EVA<text:span text:style-name="T2"> </text:span>que<text:span text:style-name="T2"> </text:span>els<text:span text:style-name="T2"> </text:span>gestiona<text:span text:style-name="T2"> </text:span>i<text:span text:style-name="T2"> </text:span>executa,<text:span text:style-name="T2"> </text:span>deixant<text:span text:style-name="T2"> </text:span>oberta<text:span text:style-name="T2"> </text:span>la<text:span text:style-name="T2"> </text:span>implementació<text:span text:style-name="T2"> </text:span>així<text:span text:style-name="T2"> </text:span>com<text:span text:style-name="T2"> </text:span>les<text:span text:style-name="T2"> </text:span>diferents<text:span text:style-name="T2"> </text:span>facilitats<text:span text:style-name="T2"> </text:span>addicionals<text:span text:style-name="T2"> </text:span>ofertes<text:span text:style-name="T2"> </text:span>per<text:span text:style-name="T2"> </text:span>l<text:span text:style-name="T2">’</text:span>EVA<text:span text:style-name="T2"> </text:span>com<text:span text:style-name="T2"> </text:span>poden<text:span text:style-name="T2"> </text:span>ser<text:span text:style-name="T2"> </text:span>fòrums<text:span text:style-name="T2"> </text:span>de<text:span text:style-name="T2"> </text:span>discussió,<text:span text:style-name="T2"> </text:span>facilitats<text:span text:style-name="T2"> </text:span>de<text:span text:style-name="T2"> </text:span>comunicació<text:span text:style-name="T2"> </text:span>o<text:span text:style-name="T2"> </text:span>emissió<text:span text:style-name="T2"> </text:span>de<text:span text:style-name="T2"> </text:span>certificats.<text:span text:style-name="T2"> </text:span>Això<text:span text:style-name="T2"> </text:span>permet<text:span text:style-name="T2"> </text:span>equilibrar<text:span text:style-name="T2"> </text:span>la<text:span text:style-name="T2"> </text:span>necessitat<text:span text:style-name="T2"> </text:span>de<text:span text:style-name="T2"> </text:span>mecanismes<text:span text:style-name="T2"> </text:span>d'interoperabilitat<text:span text:style-name="T2"> </text:span>amb<text:span text:style-name="T2"> </text:span>la<text:span text:style-name="T2"> </text:span>llibertat<text:span text:style-name="T2"> </text:span>d'innovar<text:span text:style-name="T2"> </text:span>per<text:span text:style-name="T2"> </text:span>obtenir<text:span text:style-name="T2"> </text:span>un<text:span text:style-name="T2"> </text:span>avantatge<text:span text:style-name="T2"> </text:span>competitiu.</text:p>
        <text:p text:style-name="P75"><text:line-break/></text:p>
        <text:h text:style-name="Heading_20_3" text:outline-level="3">Scorm<text:span text:style-name="T2"> </text:span>i<text:span text:style-name="T2"> </text:span>altres<text:span text:style-name="T2"> </text:span>estàndars</text:h>
        <text:h text:style-name="P95" text:outline-level="4" text:is-list-header="true"><text:span text:style-name="T23">SCORM</text:span><text:span text:style-name="T24"> </text:span><text:span text:style-name="T23">no</text:span><text:span text:style-name="T24"> </text:span><text:span text:style-name="T23">consisteix</text:span><text:span text:style-name="T24"> </text:span><text:span text:style-name="T23">en</text:span><text:span text:style-name="T24"> </text:span><text:span text:style-name="T23">una</text:span><text:span text:style-name="T24"> </text:span><text:span text:style-name="T23">especificació</text:span><text:span text:style-name="T24"> </text:span><text:span text:style-name="T23">que</text:span><text:span text:style-name="T24"> </text:span><text:span text:style-name="T23">competeixi</text:span><text:span text:style-name="T24"> </text:span><text:span text:style-name="T23">amb</text:span><text:span text:style-name="T24"> </text:span><text:span text:style-name="T23">les</text:span><text:span text:style-name="T24"> </text:span><text:span text:style-name="T23">ja</text:span><text:span text:style-name="T24"> </text:span><text:span text:style-name="T23">existents</text:span><text:span text:style-name="T24"> </text:span><text:span text:style-name="T23">en</text:span><text:span text:style-name="T24"> </text:span><text:span text:style-name="T23">el</text:span><text:span text:style-name="T24"> </text:span><text:span text:style-name="T23">camp.</text:span><text:span text:style-name="T24"> </text:span><text:span text:style-name="T23">Al</text:span><text:span text:style-name="T24"> </text:span><text:span text:style-name="T23">contrari,</text:span><text:span text:style-name="T24"> </text:span><text:span text:style-name="T23">SCORM</text:span><text:span text:style-name="T24"> </text:span><text:span text:style-name="T23">agrupa</text:span><text:span text:style-name="T24"> </text:span><text:span text:style-name="T23">diverses</text:span><text:span text:style-name="T24"> </text:span><text:span text:style-name="T23">especificacions</text:span><text:span text:style-name="T24"> </text:span><text:span text:style-name="T23">de</text:span><text:span text:style-name="T24"> </text:span><text:span text:style-name="T23">diversos</text:span><text:span text:style-name="T24"> </text:span><text:span text:style-name="T23">organismes</text:span><text:span text:style-name="T24"> </text:span><text:span text:style-name="T23">i</text:span><text:span text:style-name="T24"> </text:span><text:span text:style-name="T23">col·labora</text:span><text:span text:style-name="T24"> </text:span><text:span text:style-name="T23">amb</text:span><text:span text:style-name="T24"> </text:span><text:span text:style-name="T23">aquests</text:span><text:span text:style-name="T24"> </text:span><text:span text:style-name="T23">organismes</text:span><text:span text:style-name="T24"> </text:span><text:span text:style-name="T23">en</text:span><text:span text:style-name="T24"> </text:span><text:span text:style-name="T23">l'evolució</text:span><text:span text:style-name="T24"> </text:span><text:span text:style-name="T23">d'aquestes</text:span><text:span text:style-name="T24"> </text:span><text:span text:style-name="T23">especificacions.</text:span><text:span text:style-name="T24"> </text:span><text:span text:style-name="T23">En</text:span><text:span text:style-name="T24"> </text:span><text:span text:style-name="T23">particular</text:span><text:span text:style-name="T24"> </text:span><text:span text:style-name="T23">SCORM</text:span><text:span text:style-name="T24"> </text:span><text:span text:style-name="T23">integra</text:span><text:span text:style-name="T24"> </text:span><text:span text:style-name="T23">les</text:span><text:span text:style-name="T24"> </text:span><text:span text:style-name="T23">següents</text:span><text:span text:style-name="T24"> </text:span><text:span text:style-name="T23">especificacions</text:span><text:span text:style-name="T24"> </text:span><text:span text:style-name="T23">de</text:span><text:span text:style-name="T24"> </text:span><text:span text:style-name="T23">grups</text:span><text:span text:style-name="T24"> </text:span><text:span text:style-name="T23">com</text:span><text:span text:style-name="T24"> </text:span><text:span text:style-name="T23">IMS</text:span><text:span text:style-name="T24"> </text:span><text:span text:style-name="T23">Global</text:span><text:span text:style-name="T24"> </text:span><text:span text:style-name="T23">Consortium,</text:span><text:span text:style-name="T24"> </text:span><text:span text:style-name="T23">ARIADNE,</text:span><text:span text:style-name="T24"> </text:span><text:span text:style-name="T23">AICC</text:span><text:span text:style-name="T24"> </text:span><text:span text:style-name="T23">o</text:span><text:span text:style-name="T24"> </text:span><text:span text:style-name="T23">IEEELTSC:</text:span><text:span text:style-name="T24"> </text:span><text:span text:style-name="T23"><text:line-break/><text:line-break/></text:span><text:span text:style-name="T24">• </text:span><text:span text:style-name="T23">IEEE</text:span><text:span text:style-name="T24"> </text:span><text:span text:style-name="T23">Learning</text:span><text:span text:style-name="T24"> </text:span><text:span text:style-name="T23">Object</text:span><text:span text:style-name="T24"> </text:span><text:span text:style-name="T23">Meta-data</text:span><text:span text:style-name="T24"> </text:span><text:span text:style-name="T23">1484.12</text:span><text:span text:style-name="T24"> </text:span><text:span text:style-name="T23">(IEEE</text:span><text:span text:style-name="T24"> </text:span><text:span text:style-name="T23">LOM</text:span><text:span text:style-name="T24"> </text:span><text:span text:style-name="T23">2002):</text:span><text:span text:style-name="T24"> </text:span><text:span text:style-name="T23">Empleat</text:span><text:span text:style-name="T24"> </text:span><text:span text:style-name="T23">al</text:span><text:span text:style-name="T24"> </text:span><text:span text:style-name="T23">Model</text:span><text:span text:style-name="T24"> </text:span><text:span text:style-name="T23">d</text:span><text:span text:style-name="T24">'</text:span><text:span text:style-name="T23">Agregació</text:span><text:span text:style-name="T24"> </text:span><text:span text:style-name="T23">de</text:span><text:span text:style-name="T24"> </text:span><text:span text:style-name="T23">contingut</text:span><text:span text:style-name="T24"> </text:span><text:span text:style-name="T23">per</text:span><text:span text:style-name="T24"> </text:span><text:span text:style-name="T23">a</text:span><text:span text:style-name="T24"> </text:span><text:span text:style-name="T23">definir</text:span><text:span text:style-name="T24"> </text:span><text:span text:style-name="T23">les</text:span><text:span text:style-name="T24"> </text:span><text:span text:style-name="T23">metadades</text:span><text:span text:style-name="T24"> </text:span><text:span text:style-name="T23">dels</text:span><text:span text:style-name="T24"> </text:span><text:span text:style-name="T23">objectes</text:span><text:span text:style-name="T24"> </text:span><text:span text:style-name="T23">de</text:span><text:span text:style-name="T24"> </text:span><text:span text:style-name="T23">contingut.</text:span><text:span text:style-name="T24"> </text:span><text:span text:style-name="T23"><text:line-break/><text:line-break/></text:span><text:span text:style-name="T24">• </text:span><text:span text:style-name="T23">IEEE</text:span><text:span text:style-name="T24"> </text:span><text:span text:style-name="T23">ECMAScript</text:span><text:span text:style-name="T24"> </text:span><text:span text:style-name="T23">API</text:span><text:span text:style-name="T24"> </text:span><text:span text:style-name="T23">for</text:span><text:span text:style-name="T24"> </text:span><text:span text:style-name="T23">Content</text:span><text:span text:style-name="T24"> </text:span><text:span text:style-name="T23">to</text:span><text:span text:style-name="T24"> </text:span><text:span text:style-name="T23">Runtime</text:span><text:span text:style-name="T24"> </text:span><text:span text:style-name="T23">Services</text:span><text:span text:style-name="T24"> </text:span><text:span text:style-name="T23">Communication</text:span><text:span text:style-name="T24"> </text:span><text:span text:style-name="T23">1484.11.2</text:span><text:span text:style-name="T24"> </text:span><text:span text:style-name="T23">(IEEE</text:span><text:span text:style-name="T24"> </text:span><text:span text:style-name="T23">EACRSC</text:span><text:span text:style-name="T24"> </text:span><text:span text:style-name="T23">2003):</text:span><text:span text:style-name="T24"> </text:span><text:span text:style-name="T23">Empleat</text:span><text:span text:style-name="T24"> </text:span><text:span text:style-name="T23">per </text:span><text:span text:style-name="T24">l'</text:span><text:span text:style-name="T23">entorn</text:span><text:span text:style-name="T24"> </text:span><text:span text:style-name="T23">d'Execució</text:span><text:span text:style-name="T24"> </text:span><text:span text:style-name="T23">per</text:span><text:span text:style-name="T24"> </text:span><text:span text:style-name="T23">definir</text:span><text:span text:style-name="T24"> </text:span><text:span text:style-name="T23">el</text:span><text:span text:style-name="T24"> </text:span><text:span text:style-name="T23">mecanisme</text:span><text:span text:style-name="T24"> </text:span><text:span text:style-name="T23">de</text:span><text:span text:style-name="T24"> </text:span><text:span text:style-name="T23">comunicació</text:span><text:span text:style-name="T24"> </text:span><text:span text:style-name="T23">entre</text:span><text:span text:style-name="T24"> </text:span><text:span text:style-name="T23">el</text:span><text:span text:style-name="T24"> </text:span><text:span text:style-name="T23">contingut</text:span><text:span text:style-name="T24"> </text:span><text:span text:style-name="T23">i</text:span><text:span text:style-name="T24"> </text:span><text:span text:style-name="T23">l</text:span><text:span text:style-name="T24">’</text:span><text:span text:style-name="T23">EVA.</text:span><text:span text:style-name="T24"> </text:span><text:span text:style-name="T23"><text:line-break/><text:line-break/></text:span><text:span text:style-name="T24">• </text:span><text:span text:style-name="T23">IEEE</text:span><text:span text:style-name="T24"> </text:span><text:span text:style-name="T23">Data</text:span><text:span text:style-name="T24"> </text:span><text:span text:style-name="T23">Model</text:span><text:span text:style-name="T24"> </text:span><text:span text:style-name="T23">for</text:span><text:span text:style-name="T24"> </text:span><text:span text:style-name="T23">Content</text:span><text:span text:style-name="T24"> </text:span><text:span text:style-name="T23">Object</text:span><text:span text:style-name="T24"> </text:span><text:span text:style-name="T23">Communication</text:span><text:span text:style-name="T24"> </text:span><text:span text:style-name="T23">1484.11.1</text:span><text:span text:style-name="T24"> </text:span><text:span text:style-name="T23">(IEEE</text:span><text:span text:style-name="T24"> </text:span><text:span text:style-name="T23">DMCOC</text:span><text:span text:style-name="T24"> </text:span><text:span text:style-name="T23">2002):</text:span><text:span text:style-name="T24"> </text:span><text:span text:style-name="T23">Empleat</text:span><text:span text:style-name="T24"> </text:span><text:span text:style-name="T23">per l</text:span><text:span text:style-name="T24">'</text:span><text:span text:style-name="T23">entorn</text:span><text:span text:style-name="T24"> </text:span><text:span text:style-name="T23">d'execució</text:span><text:span text:style-name="T24"> </text:span><text:span text:style-name="T23">per</text:span><text:span text:style-name="T24"> </text:span><text:span text:style-name="T23">definir</text:span><text:span text:style-name="T24"> </text:span><text:span text:style-name="T23">el</text:span><text:span text:style-name="T24"> </text:span><text:span text:style-name="T23">model</text:span><text:span text:style-name="T24"> </text:span><text:span text:style-name="T23">de</text:span><text:span text:style-name="T24"> </text:span><text:span text:style-name="T23">dades</text:span><text:span text:style-name="T24"> </text:span><text:span text:style-name="T23">emprat</text:span><text:span text:style-name="T24"> </text:span><text:span text:style-name="T23">en</text:span><text:span text:style-name="T24"> </text:span><text:span text:style-name="T23">la</text:span><text:span text:style-name="T24"> </text:span><text:span text:style-name="T23">comunicació</text:span><text:span text:style-name="T24"> </text:span><text:span text:style-name="T23">entre</text:span><text:span text:style-name="T24"> </text:span><text:span text:style-name="T23">el</text:span><text:span text:style-name="T24"> </text:span><text:span text:style-name="T23">contingut</text:span><text:span text:style-name="T24"> </text:span><text:span text:style-name="T23">i</text:span><text:span text:style-name="T24"> </text:span><text:span text:style-name="T23">l</text:span><text:span text:style-name="T24">’</text:span><text:span text:style-name="T23">EVA.</text:span><text:span text:style-name="T24"> </text:span><text:span text:style-name="T23"><text:line-break/><text:line-break/></text:span><text:span text:style-name="T24">• </text:span><text:span text:style-name="T23">AICC</text:span><text:span text:style-name="T24"> </text:span><text:span text:style-name="T23">/</text:span><text:span text:style-name="T24"> </text:span><text:span text:style-name="T23">Web-Based</text:span><text:span text:style-name="T24"> </text:span><text:span text:style-name="T23">CMI</text:span><text:span text:style-name="T24"> </text:span><text:span text:style-name="T23">Guidelines</text:span><text:span text:style-name="T24"> </text:span><text:span text:style-name="T23">(AICC</text:span><text:span text:style-name="T24"> </text:span><text:span text:style-name="T23">WBCMIG</text:span><text:span text:style-name="T24"> </text:span><text:span text:style-name="T23">1998):</text:span><text:span text:style-name="T24"> </text:span><text:span text:style-name="T23">Empleat</text:span><text:span text:style-name="T24"> </text:span><text:span text:style-name="T23">per</text:span><text:span text:style-name="T24"> </text:span><text:span text:style-name="T23">definir</text:span><text:span text:style-name="T24"> </text:span><text:span text:style-name="T23">l'estructura</text:span><text:span text:style-name="T24"> </text:span><text:span text:style-name="T23">del</text:span><text:span text:style-name="T24"> </text:span><text:span text:style-name="T23">contingut</text:span><text:span text:style-name="T24"> </text:span><text:span text:style-name="T23">en</text:span><text:span text:style-name="T24"> </text:span><text:span text:style-name="T23">el</text:span><text:span text:style-name="T24"> </text:span><text:span text:style-name="T23">Model</text:span><text:span text:style-name="T24"> </text:span><text:span text:style-name="T23">d</text:span><text:span text:style-name="T24">'</text:span><text:span text:style-name="T23">Agregació</text:span><text:span text:style-name="T24"> </text:span><text:span text:style-name="T23">de</text:span><text:span text:style-name="T24"> </text:span><text:span text:style-name="T23">contingut.</text:span><text:span text:style-name="T24"> </text:span><text:span text:style-name="T23"><text:line-break/><text:line-break/></text:span><text:span text:style-name="T24">• </text:span><text:span text:style-name="T23">IMS</text:span><text:span text:style-name="T24"> </text:span><text:span text:style-name="T23">Content</text:span><text:span text:style-name="T24"> </text:span><text:span text:style-name="T23">Packaging</text:span><text:span text:style-name="T24"> </text:span><text:span text:style-name="T23">(IMS</text:span><text:span text:style-name="T24"> </text:span><text:span text:style-name="T23">CP):</text:span><text:span text:style-name="T24"> </text:span><text:span text:style-name="T23">Empleat</text:span><text:span text:style-name="T24"> </text:span><text:span text:style-name="T23">en</text:span><text:span text:style-name="T24"> </text:span><text:span text:style-name="T23">el</text:span><text:span text:style-name="T24"> </text:span><text:span text:style-name="T23">Model</text:span><text:span text:style-name="T24"> </text:span><text:span text:style-name="T23">d</text:span><text:span text:style-name="T24">'</text:span><text:span text:style-name="T23">Agregació</text:span><text:span text:style-name="T24"> </text:span><text:span text:style-name="T23">de</text:span><text:span text:style-name="T24"> </text:span><text:span text:style-name="T23">Contingut</text:span><text:span text:style-name="T24"> </text:span><text:span text:style-name="T23">per</text:span><text:span text:style-name="T24"> </text:span><text:span text:style-name="T23">agrupar</text:span><text:span text:style-name="T24"> </text:span><text:span text:style-name="T23">objectes</text:span><text:span text:style-name="T24"> </text:span><text:span text:style-name="T23">de</text:span><text:span text:style-name="T24"> </text:span><text:span text:style-name="T23">contingut.</text:span><text:span text:style-name="T24"> </text:span><text:span text:style-name="T23"><text:line-break/><text:line-break/></text:span><text:span text:style-name="T24">• </text:span><text:span text:style-name="T23">IMS</text:span><text:span text:style-name="T24"> </text:span><text:span text:style-name="T23">Simple</text:span><text:span text:style-name="T24"> </text:span><text:span text:style-name="T23">Sequencing</text:span><text:span text:style-name="T24"> </text:span><text:span text:style-name="T23">(IMS</text:span><text:span text:style-name="T24"> </text:span><text:span text:style-name="T23">SS):</text:span><text:span text:style-name="T24"> </text:span><text:span text:style-name="T23">Empleat</text:span><text:span text:style-name="T24"> </text:span><text:span text:style-name="T23">per</text:span><text:span text:style-name="T24"> </text:span><text:span text:style-name="T23">al</text:span><text:span text:style-name="T24"> </text:span><text:span text:style-name="T23">seqüenciament</text:span><text:span text:style-name="T24"> </text:span><text:span text:style-name="T23">d</text:span><text:span text:style-name="T24">’</text:span><text:span text:style-name="T23">activitats</text:span><text:span text:style-name="T24"> </text:span><text:span text:style-name="T23">en</text:span><text:span text:style-name="T24"> </text:span><text:span text:style-name="T23">un</text:span><text:span text:style-name="T24"> </text:span><text:span text:style-name="T23">curs.</text:span><text:span text:style-name="T24"> </text:span><text:span text:style-name="T23"><text:line-break/></text:span></text:h>
        <text:h text:style-name="P96" text:outline-level="4" text:is-list-header="true"/>
        <text:h text:style-name="Heading_20_3" text:outline-level="3">Scorm<text:span text:style-name="T2"> </text:span>i<text:span text:style-name="T2"> </text:span>Marsupial</text:h>
        <text:p text:style-name="P9"/>
        <text:p text:style-name="Standard">Un<text:span text:style-name="T2"> </text:span>dels<text:span text:style-name="T2"> </text:span>requisits<text:span text:style-name="T2"> </text:span>de<text:span text:style-name="T2"> </text:span>Marsupial<text:span text:style-name="T2"> </text:span>és<text:span text:style-name="T2"> </text:span>que<text:span text:style-name="T2"> l'SCORM </text:span>ha<text:span text:style-name="T2"> </text:span>d<text:span text:style-name="T2">’</text:span>estar<text:span text:style-name="T2"> </text:span>físicament<text:span text:style-name="T2"> </text:span>al<text:span text:style-name="T2"> </text:span>servidor<text:span text:style-name="T2"> </text:span>de<text:span text:style-name="T2"> </text:span>continguts<text:span text:style-name="T2"> </text:span>de<text:span text:style-name="T2"> </text:span>l<text:span text:style-name="T2">’</text:span>Editorial,<text:span text:style-name="T2"> </text:span>per<text:span text:style-name="T2"> </text:span>aconseguir<text:span text:style-name="T2"> </text:span>això<text:span text:style-name="T2"> </text:span>s<text:span text:style-name="T2">’</text:span>ha<text:span text:style-name="T2"> </text:span>de<text:span text:style-name="T2"> </text:span>tenir<text:span text:style-name="T2"> </text:span>en<text:span text:style-name="T2"> </text:span>compte<text:span text:style-name="T2"> </text:span>algunes<text:span text:style-name="T2"> </text:span>consideracions:</text:p>
        <text:p text:style-name="Standard"/>
        <text:list xml:id="list887306092" text:style-name="WW8Num27">
          <text:list-item>
            <text:p text:style-name="P76">El<text:span text:style-name="T2"> </text:span>servidor<text:span text:style-name="T2"> </text:span>de<text:span text:style-name="T2"> </text:span>l<text:span text:style-name="T2">’</text:span>EVA<text:span text:style-name="T2"> </text:span>i<text:span text:style-name="T2"> </text:span>el<text:span text:style-name="T2"> </text:span>servidor<text:span text:style-name="T2"> </text:span>de<text:span text:style-name="T2"> </text:span>continguts<text:span text:style-name="T2"> </text:span>de<text:span text:style-name="T2"> </text:span>l<text:span text:style-name="T2">’</text:span>Editorial<text:span text:style-name="T2"> </text:span>no<text:span text:style-name="T2"> tindran e</text:span>l<text:span text:style-name="T2"> </text:span>mateix<text:span text:style-name="T2"> </text:span>domini.</text:p>
          </text:list-item>
          <text:list-item>
            <text:p text:style-name="P76">La<text:span text:style-name="T2"> </text:span>comunicació<text:span text:style-name="T2"> </text:span>entre<text:span text:style-name="T2"> </text:span>els<text:span text:style-name="T2"> </text:span>dos<text:span text:style-name="T2"> </text:span>servidors<text:span text:style-name="T2"> </text:span>ha<text:span text:style-name="T2"> </text:span>de<text:span text:style-name="T2"> </text:span>ser<text:span text:style-name="T2"> </text:span>mitjançant<text:span text:style-name="T2"> J</text:span>avascript<text:span text:style-name="T2"> </text:span>per<text:span text:style-name="T2"> </text:span>definició<text:span text:style-name="T2"> </text:span>d<text:span text:style-name="T2">’</text:span>SCORM.</text:p>
          </text:list-item>
        </text:list>
        <text:p text:style-name="P51"/>
        <text:p text:style-name="Standard">Els<text:span text:style-name="T2"> </text:span>navegadors<text:span text:style-name="T2"> </text:span>web<text:span text:style-name="T2"> </text:span>actuals<text:span text:style-name="T2"> </text:span>no<text:span text:style-name="T2"> </text:span>permeten<text:span text:style-name="T2"> </text:span>la<text:span text:style-name="T2"> </text:span>comunicació<text:span text:style-name="T2"> </text:span>via<text:span text:style-name="T2"> J</text:span>avascript<text:span text:style-name="T2"> </text:span>entre<text:span text:style-name="T2"> </text:span>servidors<text:span text:style-name="T2"> </text:span>de<text:span text:style-name="T2"> </text:span>diferents<text:span text:style-name="T2"> </text:span>dominis. Per<text:span text:style-name="T2"> </text:span>resoldre<text:span text:style-name="T2"> </text:span>aquesta<text:span text:style-name="T2"> </text:span>limitació<text:span text:style-name="T2"> </text:span>s<text:span text:style-name="T2">’</text:span>han<text:span text:style-name="T2"> </text:span>de<text:span text:style-name="T2"> </text:span>seguir<text:span text:style-name="T2"> </text:span>aquestes<text:span text:style-name="T2"> </text:span>recomanacions:</text:p>
        <text:p text:style-name="Standard"/>
        <text:list xml:id="list1796906826" text:style-name="WW8Num24">
          <text:list-item>
            <text:p text:style-name="P77">D<text:span text:style-name="T2">’</text:span>una<text:span text:style-name="T2"> </text:span>banda,<text:span text:style-name="T2"> </text:span>al<text:span text:style-name="T2"> </text:span>servidor<text:span text:style-name="T2"> </text:span>de<text:span text:style-name="T2"> </text:span>dominis<text:span text:style-name="T2"> </text:span>(DNS)<text:span text:style-name="T2"> </text:span>de<text:span text:style-name="T2"> </text:span>l<text:span text:style-name="T2">’</text:span>EVA<text:span text:style-name="T2"> </text:span>s<text:span text:style-name="T2">’</text:span>ha<text:span text:style-name="T2"> </text:span>d<text:span text:style-name="T2">’</text:span>afegir<text:span text:style-name="T2"> </text:span>una<text:span text:style-name="T2"> </text:span>entrada<text:span text:style-name="T2"> </text:span>que<text:span text:style-name="T2"> </text:span>apunti<text:span text:style-name="T2"> </text:span>al<text:span text:style-name="T2"> </text:span>servidor<text:span text:style-name="T2"> </text:span>de<text:span text:style-name="T2"> </text:span>l<text:span text:style-name="T2">’</text:span>Editorial<text:span text:style-name="T2"> </text:span>mantenint<text:span text:style-name="T2"> </text:span>les<text:span text:style-name="T2"> </text:span>dues<text:span text:style-name="T2"> </text:span>darreres<text:span text:style-name="T2"> </text:span>parts<text:span text:style-name="T2"> </text:span>del<text:span text:style-name="T2"> </text:span>nom<text:span text:style-name="T2"> </text:span>del<text:span text:style-name="T2"> </text:span>domini.<text:span text:style-name="T2"> </text:span>Per<text:span text:style-name="T2"> </text:span>exemple,<text:span text:style-name="T2"> </text:span>si<text:span text:style-name="T2"> </text:span>el<text:span text:style-name="T2"> </text:span>domini<text:span text:style-name="T2"> </text:span>de<text:span text:style-name="T2"> </text:span>l<text:span text:style-name="T2">’</text:span>EVA<text:span text:style-name="T2"> </text:span>és<text:span text:style-name="T2"> eva</text:span>.educat1x1.cat,<text:span text:style-name="T2"> </text:span>el<text:span text:style-name="T2"> </text:span>domini<text:span text:style-name="T2"> </text:span>del<text:span text:style-name="T2"> </text:span>servidor<text:span text:style-name="T2"> </text:span>de<text:span text:style-name="T2"> </text:span>continguts<text:span text:style-name="T2"> </text:span>de<text:span text:style-name="T2"> </text:span>l<text:span text:style-name="T2">’</text:span>Editorial<text:span text:style-name="T2"> </text:span>hauria<text:span text:style-name="T2"> </text:span>d<text:span text:style-name="T2">’</text:span>acabar<text:span text:style-name="T2"> </text:span>en<text:span text:style-name="T2"> </text:span>educat1x1.cat,<text:span text:style-name="T2"> </text:span>com<text:span text:style-name="T2"> </text:span>per<text:span text:style-name="T2"> </text:span>exemple<text:span text:style-name="T2"> e</text:span>ditorial.educat1x1.cat.</text:p>
          </text:list-item>
        </text:list>
        <text:p text:style-name="Standard"/>
        <text:list xml:id="list727143093" text:continue-numbering="true" text:style-name="WW8Num24">
          <text:list-item>
            <text:p text:style-name="P77">D<text:span text:style-name="T2">’</text:span>altra<text:span text:style-name="T2"> </text:span>banda,<text:span text:style-name="T2"> </text:span>tant<text:span text:style-name="T2"> </text:span>al<text:span text:style-name="T2"> </text:span>contingut<text:span text:style-name="T2"> </text:span>SCORM<text:span text:style-name="T2"> </text:span>com<text:span text:style-name="T2"> </text:span>a<text:span text:style-name="T2"> </text:span>la<text:span text:style-name="T2"> </text:span>part<text:span text:style-name="T2"> </text:span>de<text:span text:style-name="T2"> </text:span>l<text:span text:style-name="T2">’</text:span>EVA<text:span text:style-name="T2"> </text:span>encarregada<text:span text:style-name="T2"> </text:span>de<text:span text:style-name="T2"> </text:span>la<text:span text:style-name="T2"> </text:span>comunicació<text:span text:style-name="T2"> </text:span>amb<text:span text:style-name="T2"> </text:span>l<text:span text:style-name="T2">’</text:span>SCORM<text:span text:style-name="T2"> <text:s/></text:span>s<text:span text:style-name="T2">’</text:span>hi<text:span text:style-name="T2"> </text:span>ha<text:span text:style-name="T2"> </text:span>d<text:span text:style-name="T2">’</text:span>afegir<text:span text:style-name="T2"> </text:span>el<text:span text:style-name="T2"> </text:span>següent<text:span text:style-name="T2"> </text:span>codi<text:span text:style-name="T2"> J</text:span>avascript:<text:span text:style-name="T2"> </text:span>document.domain<text:span text:style-name="T2"> </text:span>=<text:span text:style-name="T2"> “</text:span>educat1x1.cat<text:span text:style-name="T2">”</text:span>.<text:span text:style-name="T2"> </text:span>El<text:span text:style-name="T2"> </text:span>valor<text:span text:style-name="T2"> </text:span>de<text:span text:style-name="T2"> </text:span>la<text:span text:style-name="T2"> </text:span>variable<text:span text:style-name="T2"> </text:span>document.domain<text:span text:style-name="T2"> </text:span>ha<text:span text:style-name="T2"> </text:span>de<text:span text:style-name="T2"> </text:span>coincidir<text:span text:style-name="T2"> </text:span>amb<text:span text:style-name="T2"> </text:span>les<text:span text:style-name="T2"> </text:span>dues<text:span text:style-name="T2"> </text:span>darreres<text:span text:style-name="T2"> </text:span>parts<text:span text:style-name="T2"> </text:span>del<text:span text:style-name="T2"> </text:span>nom<text:span text:style-name="T2"> </text:span>del<text:span text:style-name="T2"> </text:span>domini.<text:span text:style-name="T2"> </text:span>Aquest<text:span text:style-name="T2"> </text:span>codi<text:span text:style-name="T2"> </text:span>font<text:span text:style-name="T2"> </text:span>s<text:span text:style-name="T2">’</text:span>ha<text:span text:style-name="T2"> </text:span>de<text:span text:style-name="T2"> </text:span>posar<text:span text:style-name="T2"> </text:span>abans<text:span text:style-name="T2"> </text:span>que<text:span text:style-name="T2"> </text:span>comenci<text:span text:style-name="T2"> </text:span>la<text:span text:style-name="T2"> </text:span>comunicació<text:span text:style-name="T2"> SCORM </text:span>entre<text:span text:style-name="T2"> </text:span>els<text:span text:style-name="T2"> </text:span>dos<text:span text:style-name="T2"> </text:span>servidors.</text:p>
          </text:list-item>
        </text:list>
        <text:p text:style-name="Standard"/>
        <text:p text:style-name="Standard">A<text:span text:style-name="T2"> </text:span>més,<text:span text:style-name="T2"> </text:span>el<text:span text:style-name="T2"> </text:span>fet<text:span text:style-name="T2"> </text:span>que<text:span text:style-name="T2"> </text:span>l<text:span text:style-name="T2">’ SCORM </text:span>estigui<text:span text:style-name="T2"> </text:span>al<text:span text:style-name="T2"> </text:span>servidor<text:span text:style-name="T2"> </text:span>de<text:span text:style-name="T2"> </text:span>l<text:span text:style-name="T2">’</text:span>Editorial<text:span text:style-name="T2"> </text:span>i<text:span text:style-name="T2"> </text:span>no<text:span text:style-name="T2"> </text:span>al<text:span text:style-name="T2"> </text:span>servidor<text:span text:style-name="T2"> </text:span>de<text:span text:style-name="T2"> </text:span>l<text:span text:style-name="T2">’</text:span>EVA<text:span text:style-name="T2"> </text:span>fa<text:span text:style-name="T2"> </text:span>que<text:span text:style-name="T2"> </text:span>s<text:span text:style-name="T2">’</text:span>hagin<text:span text:style-name="T2"> </text:span>de<text:span text:style-name="T2"> </text:span>tenir<text:span text:style-name="T2"> </text:span>en<text:span text:style-name="T2"> </text:span>compte<text:span text:style-name="T2"> </text:span>altres<text:span text:style-name="T2"> </text:span>consideracions:</text:p>
        <text:p text:style-name="Standard"/>
        <text:list xml:id="list838616667" text:style-name="WW8Num6">
          <text:list-item>
            <text:p text:style-name="P78">Els<text:span text:style-name="T2"> URLs </text:span>especificats<text:span text:style-name="T2"> </text:span>dins<text:span text:style-name="T2"> </text:span>del<text:span text:style-name="T2"> </text:span>fitxer<text:span text:style-name="T2"> </text:span>imsmanifest.xml<text:span text:style-name="T2"> </text:span>de<text:span text:style-name="T2"> </text:span>l<text:span text:style-name="T2">’ SCORM </text:span>han<text:span text:style-name="T2"> </text:span>de<text:span text:style-name="T2"> </text:span>ser<text:span text:style-name="T2"> </text:span>globals<text:span text:style-name="T2"> </text:span>i<text:span text:style-name="T2"> </text:span>no<text:span text:style-name="T2"> </text:span>relatius.</text:p>
          </text:list-item>
        </text:list>
        <text:p text:style-name="Standard"/>
        <text:list xml:id="list1498096085" text:continue-numbering="true" text:style-name="WW8Num6">
          <text:list-item>
            <text:p text:style-name="P78">En<text:span text:style-name="T2"> </text:span>residir<text:span text:style-name="T2"> </text:span>el<text:span text:style-name="T2"> </text:span>fitxer<text:span text:style-name="T2"> </text:span>imsmanifest.xml<text:span text:style-name="T2"> </text:span>en<text:span text:style-name="T2"> </text:span>el<text:span text:style-name="T2"> </text:span>servidor<text:span text:style-name="T2"> </text:span>de<text:span text:style-name="T2"> </text:span>l<text:span text:style-name="T2">’</text:span>Editorial,<text:span text:style-name="T2"> </text:span>la<text:span text:style-name="T2"> </text:span>creació<text:span text:style-name="T2"> </text:span>i<text:span text:style-name="T2"> </text:span>contingut<text:span text:style-name="T2"> </text:span>del<text:span text:style-name="T2"> </text:span>fitxer<text:span text:style-name="T2"> </text:span>pot<text:span text:style-name="T2"> </text:span>ser<text:span text:style-name="T2"> </text:span>dinàmica.<text:span text:style-name="T2"> </text:span>Aquesta<text:span text:style-name="T2"> </text:span>característica<text:span text:style-name="T2"> </text:span>la<text:span text:style-name="T2"> </text:span>pot<text:span text:style-name="T2"> </text:span>fer<text:span text:style-name="T2"> </text:span>servir<text:span text:style-name="T2"> </text:span>l<text:span text:style-name="T2">’</text:span>Editorial<text:span text:style-name="T2"> </text:span>per<text:span text:style-name="T2"> </text:span>personalitzar<text:span text:style-name="T2"> </text:span>les<text:span text:style-name="T2"> </text:span>adreces<text:span text:style-name="T2"> </text:span>contingudes<text:span text:style-name="T2"> </text:span>al<text:span text:style-name="T2"> </text:span>fitxer,<text:span text:style-name="T2"> </text:span>afegint<text:span text:style-name="T2"> </text:span>algun<text:span text:style-name="T2"> </text:span>tipus<text:span text:style-name="T2"> </text:span>de<text:span text:style-name="T2"> </text:span><text:span text:style-name="T28">token</text:span><text:span text:style-name="T2"> </text:span>o<text:span text:style-name="T2"> </text:span>tiquet,<text:span text:style-name="T2"> </text:span>i<text:span text:style-name="T2"> </text:span>aprofitar<text:span text:style-name="T2"> </text:span>quan<text:span text:style-name="T2"> </text:span>l'usuari/ària<text:span text:style-name="T2"> </text:span>entri<text:span text:style-name="T2"> </text:span>al<text:span text:style-name="T2"> </text:span>contingut<text:span text:style-name="T2"> </text:span>per<text:span text:style-name="T2"> </text:span>baixar<text:span text:style-name="T2"> </text:span>les<text:span text:style-name="T2"> </text:span>galetes<text:span text:style-name="T2"> </text:span>que<text:span text:style-name="T2"> </text:span>el<text:span text:style-name="T2"> </text:span>seu<text:span text:style-name="T2"> </text:span>sistema<text:span text:style-name="T2"> </text:span>necessiti<text:span text:style-name="T2"> </text:span>per<text:span text:style-name="T2"> </text:span>a<text:span text:style-name="T2"> </text:span>la<text:span text:style-name="T2"> </text:span>navegació<text:span text:style-name="T2"> </text:span>dins<text:span text:style-name="T2"> </text:span>de<text:span text:style-name="T2"> </text:span>l<text:span text:style-name="T2">’SCORM </text:span>.<text:span text:style-name="T2"> </text:span>És<text:span text:style-name="T2"> </text:span>a<text:span text:style-name="T2"> </text:span>dir,<text:span text:style-name="T2"> </text:span>el<text:span text:style-name="T2"> </text:span>fitxer<text:span text:style-name="T2"> </text:span>imsmanifest.xml<text:span text:style-name="T2"> </text:span>es<text:span text:style-name="T2"> </text:span>pot<text:span text:style-name="T2"> </text:span>personalitzar<text:span text:style-name="T2"> </text:span>per<text:span text:style-name="T2"> </text:span>a<text:span text:style-name="T2"> </text:span>cada<text:span text:style-name="T2"> </text:span>usuari/ària<text:span text:style-name="T2"> </text:span>i<text:span text:style-name="T2"> </text:span>accés.</text:p>
          </text:list-item>
        </text:list>
        <text:p text:style-name="P65"/>
        <text:p text:style-name="Standard"><text:span text:style-name="T31">D</text:span><text:span text:style-name="T32">’</text:span><text:span text:style-name="T31">altra</text:span><text:span text:style-name="T32"> </text:span><text:span text:style-name="T31">banda,</text:span><text:span text:style-name="T32"> </text:span><text:span text:style-name="T31">els</text:span><text:span text:style-name="T32"> SCORM </text:span><text:span text:style-name="T31">han</text:span><text:span text:style-name="T32"> </text:span><text:span text:style-name="T31">d</text:span><text:span text:style-name="T32">’</text:span><text:span text:style-name="T31">estar</text:span><text:span text:style-name="T32"> </text:span><text:span text:style-name="T31">codificats</text:span><text:span text:style-name="T32"> </text:span><text:span text:style-name="T31">en</text:span><text:span text:style-name="T32"> </text:span><text:span text:style-name="T31">format</text:span><text:span text:style-name="T32"> </text:span><text:span text:style-name="T31">UTF-8.</text:span></text:p>
        <text:h text:style-name="Heading_20_2" text:outline-level="2">Web<text:span text:style-name="T2"> </text:span>content o Contingut web</text:h>
        <text:p text:style-name="P14">Web<text:span text:style-name="T2"> </text:span>content<text:span text:style-name="T2"> </text:span>(o<text:span text:style-name="T2"> </text:span>contingut<text:span text:style-name="T2"> </text:span>web)<text:span text:style-name="T2"> </text:span>és<text:span text:style-name="T2"> </text:span>el<text:span text:style-name="T2"> </text:span>contingut<text:span text:style-name="T2"> </text:span>textual,<text:span text:style-name="T2"> </text:span>visual<text:span text:style-name="T2"> </text:span>o<text:span text:style-name="T2"> </text:span>auditiu<text:span text:style-name="T2"> </text:span>que<text:span text:style-name="T2"> </text:span>es<text:span text:style-name="T2"> </text:span>troba<text:span text:style-name="T2"> </text:span>com<text:span text:style-name="T2"> </text:span>a<text:span text:style-name="T2"> </text:span>part<text:span text:style-name="T2"> </text:span>de<text:span text:style-name="T2"> </text:span>l'experiència<text:span text:style-name="T2"> </text:span>dels<text:span text:style-name="T2"> </text:span>usuaris<text:span text:style-name="T2"> </text:span>en<text:span text:style-name="T2"> </text:span>els<text:span text:style-name="T2"> </text:span>llocs<text:span text:style-name="T2"> </text:span>web.<text:span text:style-name="T2"> </text:span>Pot<text:span text:style-name="T2"> </text:span>incloure,<text:span text:style-name="T2"> </text:span>entre<text:span text:style-name="T2"> </text:span>altres<text:span text:style-name="T2"> </text:span>coses:<text:span text:style-name="T2"> </text:span>text,<text:span text:style-name="T2"> </text:span>imatges,<text:span text:style-name="T2"> </text:span>sons,<text:span text:style-name="T2"> </text:span>vídeos<text:span text:style-name="T2"> </text:span>i<text:span text:style-name="T2"> </text:span>animacions.</text:p>
        <text:p text:style-name="P14"/>
        <text:p text:style-name="P14">Es<text:span text:style-name="T2"> </text:span>va<text:span text:style-name="T2"> </text:span>afegir<text:span text:style-name="T2"> </text:span>aquest<text:span text:style-name="T2"> </text:span>tipus<text:span text:style-name="T2"> al protocol de Marsupial </text:span>perquè<text:span text:style-name="T2"> </text:span>en<text:span text:style-name="T2"> </text:span>alguns<text:span text:style-name="T2"> </text:span>casos,<text:span text:style-name="T2"> </text:span>els<text:span text:style-name="T2"> </text:span>continguts<text:span text:style-name="T2"> </text:span>no<text:span text:style-name="T2"> </text:span>es<text:span text:style-name="T2"> </text:span>poden<text:span text:style-name="T2"> </text:span>passar<text:span text:style-name="T2"> </text:span>a<text:span text:style-name="T2"> </text:span>format<text:span text:style-name="T2"> </text:span>SCORM.</text:p>
        <text:p text:style-name="P14"><text:line-break/>En<text:span text:style-name="T2"> </text:span>aquest<text:span text:style-name="T2"> </text:span>cas,<text:span text:style-name="T2"> </text:span>per<text:span text:style-name="T2"> </text:span>al<text:span text:style-name="T2"> </text:span>seguiment<text:span text:style-name="T2"> </text:span>de<text:span text:style-name="T2"> </text:span>l'activitat<text:span text:style-name="T2"> </text:span>de<text:span text:style-name="T2"> </text:span>l'alumnat,<text:span text:style-name="T2"> </text:span>l<text:span text:style-name="T2">’</text:span>EVA<text:span text:style-name="T2"> ha de proveir </text:span>un<text:span text:style-name="T2"> </text:span>servei<text:span text:style-name="T2"> </text:span>web<text:span text:style-name="T2"> </text:span>al<text:span text:style-name="T2"> </text:span>qual<text:span text:style-name="T2"> </text:span>cridaran<text:span text:style-name="T2"> </text:span>els<text:span text:style-name="T2"> continguts de les editorials </text:span>per<text:span text:style-name="T2"> </text:span>informar<text:span text:style-name="T2"> </text:span>sobre<text:span text:style-name="T2"> </text:span>el<text:span text:style-name="T2"> </text:span>seguiment<text:span text:style-name="T2"> </text:span>de<text:span text:style-name="T2"> </text:span>l'alumnat.</text:p>
        <text:p text:style-name="P50"/>
        <text:h text:style-name="Heading_20_1" text:outline-level="1">ESPECIFICACIÓ<text:span text:style-name="T2"> </text:span>DEL<text:span text:style-name="T2"> </text:span>PROTOCOL<text:span text:style-name="T2"> </text:span>DE<text:span text:style-name="T2"> </text:span>COMUNICACIÓ<text:span text:style-name="T2"> </text:span>ENTRE<text:span text:style-name="T2"> </text:span>L<text:span text:style-name="T2">’</text:span>EVA<text:span text:style-name="T2"> </text:span>I<text:span text:style-name="T2"> </text:span>L<text:span text:style-name="T2">’</text:span>EDITORIAL<text:span text:style-name="T2"> </text:span>EN<text:span text:style-name="T2"> </text:span>SERVEIS<text:span text:style-name="T2"> </text:span>WEB<text:span text:style-name="T2"> </text:span>SOAP</text:h>
        <text:p text:style-name="Standard">Per<text:span text:style-name="T2"> </text:span>aconseguir<text:span text:style-name="T2"> </text:span>que<text:span text:style-name="T2"> </text:span>tota<text:span text:style-name="T2"> </text:span>la<text:span text:style-name="T2"> </text:span>comunicació<text:span text:style-name="T2"> </text:span>entre<text:span text:style-name="T2"> </text:span>l<text:span text:style-name="T2">’</text:span>EVA<text:span text:style-name="T2"> </text:span>i<text:span text:style-name="T2"> </text:span>l<text:span text:style-name="T2">’</text:span>Editorial<text:span text:style-name="T2"> </text:span>sigui<text:span text:style-name="T2"> </text:span>independent<text:span text:style-name="T2"> </text:span>de<text:span text:style-name="T2"> </text:span>la<text:span text:style-name="T2"> </text:span>tecnologia<text:span text:style-name="T2"> </text:span>tant<text:span text:style-name="T2"> </text:span>de<text:span text:style-name="T2"> </text:span>l<text:span text:style-name="T2">’</text:span>EVA<text:span text:style-name="T2"> </text:span>com<text:span text:style-name="T2"> </text:span>del<text:span text:style-name="T2"> </text:span>programari<text:span text:style-name="T2"> </text:span>de<text:span text:style-name="T2"> </text:span>gestió<text:span text:style-name="T2"> </text:span>dels<text:span text:style-name="T2"> </text:span>continguts<text:span text:style-name="T2"> </text:span>digitals<text:span text:style-name="T2"> </text:span>de<text:span text:style-name="T2"> </text:span>l<text:span text:style-name="T2">’</text:span>Editorial,<text:span text:style-name="T2"> </text:span>es<text:span text:style-name="T2"> </text:span>defineix<text:span text:style-name="T2"> </text:span>aquest<text:span text:style-name="T2"> </text:span>protocol<text:span text:style-name="T2"> </text:span>en<text:span text:style-name="T2"> </text:span>serveis<text:span text:style-name="T2"> </text:span>web<text:span text:style-name="T2"> </text:span>SOAP.</text:p>
        <text:p text:style-name="Standard"/>
        <text:p text:style-name="Standard">Aquesta<text:span text:style-name="T2"> </text:span>especificació<text:span text:style-name="T2"> </text:span>es<text:span text:style-name="T2"> </text:span>pot<text:span text:style-name="T2"> </text:span>consultar<text:span text:style-name="T2"> al portal del projecte, dins de l'apartat de documentació (consultar la secció Enllaços d'interès d'aquest document per conèixer l'URL)</text:span>.</text:p>
        <text:p text:style-name="Standard"/>
        <text:p text:style-name="Standard">El<text:span text:style-name="T2"> </text:span>protocol<text:span text:style-name="T2"> </text:span>defineix<text:span text:style-name="T2"> </text:span>tres<text:span text:style-name="T2"> </text:span>serveis<text:span text:style-name="T2"> </text:span>webs:</text:p>
        <text:list xml:id="list868882552" text:style-name="WW8Num13">
          <text:list-item>
            <text:p text:style-name="P79">Estructura<text:span text:style-name="T2"> </text:span>del<text:span text:style-name="T2"> </text:span>llibre</text:p>
          </text:list-item>
          <text:list-item>
            <text:p text:style-name="P79">Autenticació/autorització</text:p>
          </text:list-item>
          <text:list-item>
            <text:p text:style-name="P79">Seguiment</text:p>
          </text:list-item>
        </text:list>
        <text:p text:style-name="Standard"/>
        <text:p text:style-name="Standard">La<text:span text:style-name="T2"> </text:span>codificació<text:span text:style-name="T2"> </text:span>dels<text:span text:style-name="T2"> </text:span>serveis<text:span text:style-name="T2"> </text:span>web<text:span text:style-name="T2"> </text:span>ha<text:span text:style-name="T2"> </text:span>de<text:span text:style-name="T2"> </text:span>ser<text:span text:style-name="T2"> </text:span>UTF-8.</text:p>
        <text:h text:style-name="Heading_20_2" text:outline-level="2">Servei<text:span text:style-name="T2"> </text:span>web<text:span text:style-name="T2"> </text:span>d<text:span text:style-name="T2">’</text:span>Estructura<text:span text:style-name="T2"> </text:span>del<text:span text:style-name="T2"> </text:span>llibre</text:h>
        <text:p text:style-name="Standard"/>
        <text:p text:style-name="Standard">L<text:span text:style-name="T2">’</text:span>objectiu<text:span text:style-name="T2"> </text:span>principal<text:span text:style-name="T2"> </text:span>d<text:span text:style-name="T2">’</text:span>aquest<text:span text:style-name="T2"> </text:span>servei<text:span text:style-name="T2"> </text:span>web<text:span text:style-name="T2"> </text:span>és<text:span text:style-name="T2"> </text:span>comunicar<text:span text:style-name="T2"> </text:span>a<text:span text:style-name="T2"> </text:span>l<text:span text:style-name="T2">’</text:span>EVA<text:span text:style-name="T2"> </text:span>el<text:span text:style-name="T2"> </text:span>catàleg<text:span text:style-name="T2"> </text:span>de<text:span text:style-name="T2"> </text:span>llibres<text:span text:style-name="T2"> </text:span>de<text:span text:style-name="T2"> </text:span>l<text:span text:style-name="T2">’</text:span>Editorial<text:span text:style-name="T2"> </text:span>i<text:span text:style-name="T2"> </text:span>la<text:span text:style-name="T2"> </text:span>seva<text:span text:style-name="T2"> </text:span>estructura<text:span text:style-name="T2"> </text:span>per<text:span text:style-name="T2"> </text:span>poder<text:span text:style-name="T2"> </text:span>accedir<text:span text:style-name="T2"> </text:span>al<text:span text:style-name="T2"> </text:span>seus<text:span text:style-name="T2"> </text:span>continguts<text:span text:style-name="T2"> </text:span>des<text:span text:style-name="T2"> </text:span>dels<text:span text:style-name="T2"> </text:span>cursos<text:span text:style-name="T2"> </text:span>de<text:span text:style-name="T2"> </text:span>l<text:span text:style-name="T2">’</text:span>EVA.</text:p>
        <text:p text:style-name="Standard"/>
        <text:p text:style-name="Standard">La<text:span text:style-name="T2"> </text:span>part<text:span text:style-name="T2"> </text:span>servidora<text:span text:style-name="T2"> </text:span>del<text:span text:style-name="T2"> </text:span>servei<text:span text:style-name="T2"> </text:span>web<text:span text:style-name="T2"> </text:span>l'haurà d'implementar<text:span text:style-name="T2"> </text:span>l<text:span text:style-name="T2">’</text:span>Editorial<text:span text:style-name="T2"> <text:s/></text:span>i<text:span text:style-name="T2"> </text:span>l<text:span text:style-name="T2">’</text:span>EVA<text:span text:style-name="T2"> </text:span>consumirà<text:span text:style-name="T2"> </text:span>el<text:span text:style-name="T2"> </text:span>servei.</text:p>
        <text:p text:style-name="Standard"/>
        <text:p text:style-name="Standard">Aquest<text:span text:style-name="T2"> </text:span>servei<text:span text:style-name="T2"> </text:span>web<text:span text:style-name="T2"> </text:span>permetrà<text:span text:style-name="T2"> </text:span>definir<text:span text:style-name="T2"> </text:span>la<text:span text:style-name="T2"> </text:span>granularitat<text:span text:style-name="T2"> </text:span>d<text:span text:style-name="T2">’</text:span>accés<text:span text:style-name="T2"> </text:span>i<text:span text:style-name="T2"> </text:span>de<text:span text:style-name="T2"> </text:span>seguiment<text:span text:style-name="T2"> </text:span>dels<text:span text:style-name="T2"> </text:span>continguts.</text:p>
        <text:p text:style-name="Standard"/>
        <text:p text:style-name="Standard">Encara<text:span text:style-name="T2"> </text:span>que<text:span text:style-name="T2"> </text:span>la<text:span text:style-name="T2"> </text:span>unitat<text:span text:style-name="T2"> </text:span>de<text:span text:style-name="T2"> </text:span>venda<text:span text:style-name="T2"> </text:span>sigui<text:span text:style-name="T2"> </text:span>el<text:span text:style-name="T2"> </text:span>llibre<text:span text:style-name="T2"> </text:span>digital<text:span text:style-name="T2"> </text:span>(ISBN)<text:span text:style-name="T2"> </text:span>des<text:span text:style-name="T2"> </text:span>de<text:span text:style-name="T2"> </text:span>l<text:span text:style-name="T2">’</text:span>EVA<text:span text:style-name="T2"> </text:span>és<text:span text:style-name="T2"> </text:span>més<text:span text:style-name="T2"> </text:span>interessant<text:span text:style-name="T2"> </text:span>tenir<text:span text:style-name="T2"> </text:span>una<text:span text:style-name="T2"> </text:span>granularitat<text:span text:style-name="T2"> </text:span>més<text:span text:style-name="T2"> </text:span>fina<text:span text:style-name="T2"> </text:span>d<text:span text:style-name="T2">’</text:span>accés<text:span text:style-name="T2"> </text:span>al<text:span text:style-name="T2"> </text:span>contingut. Per<text:span text:style-name="T2"> </text:span>això<text:span text:style-name="T2"> </text:span>s<text:span text:style-name="T2">’</text:span>han<text:span text:style-name="T2"> </text:span>afegit<text:span text:style-name="T2"> </text:span>els<text:span text:style-name="T2"> </text:span>conceptes<text:span text:style-name="T2"> </text:span>d<text:span text:style-name="T2">’</text:span>unitat<text:span text:style-name="T2"> </text:span>i<text:span text:style-name="T2"> </text:span>activitat.</text:p>
        <text:p text:style-name="Standard">D<text:span text:style-name="T2">’</text:span>aquesta<text:span text:style-name="T2"> </text:span>manera,<text:span text:style-name="T2"> </text:span>a<text:span text:style-name="T2"> </text:span>nivell<text:span text:style-name="T2"> </text:span>de<text:span text:style-name="T2"> </text:span>curs<text:span text:style-name="T2"> </text:span>de<text:span text:style-name="T2"> </text:span>l<text:span text:style-name="T2">’</text:span>EVA,<text:span text:style-name="T2"> </text:span>es<text:span text:style-name="T2"> </text:span>podrien<text:span text:style-name="T2"> </text:span>tenir<text:span text:style-name="T2"> </text:span>accessos<text:span text:style-name="T2"> </text:span>directes<text:span text:style-name="T2"> </text:span>a<text:span text:style-name="T2"> </text:span>unitats<text:span text:style-name="T2"> </text:span>i<text:span text:style-name="T2"> </text:span>activitats<text:span text:style-name="T2"> </text:span>del<text:span text:style-name="T2"> </text:span>llibre<text:span text:style-name="T2"> </text:span>digital.</text:p>
        <text:p text:style-name="Standard">Perquè<text:span text:style-name="T2"> </text:span>l<text:span text:style-name="T2">’</text:span>EVA<text:span text:style-name="T2"> </text:span>pugui<text:span text:style-name="T2"> </text:span>disposar<text:span text:style-name="T2"> </text:span>de<text:span text:style-name="T2"> </text:span>l<text:span text:style-name="T2">’</text:span>estructura<text:span text:style-name="T2"> </text:span>del<text:span text:style-name="T2"> </text:span>llibre<text:span text:style-name="T2"> </text:span>en<text:span text:style-name="T2"> </text:span>unitats<text:span text:style-name="T2"> </text:span>i<text:span text:style-name="T2"> </text:span>activitats,<text:span text:style-name="T2"> </text:span>el<text:span text:style-name="T2"> </text:span>proveïdor<text:span text:style-name="T2"> </text:span>de<text:span text:style-name="T2"> </text:span>continguts<text:span text:style-name="T2"> </text:span>ha<text:span text:style-name="T2"> </text:span>d<text:span text:style-name="T2">’</text:span>exposar<text:span text:style-name="T2"> </text:span>el<text:span text:style-name="T2"> </text:span>servei<text:span text:style-name="T2"> </text:span>web<text:span text:style-name="T2"> </text:span>d<text:span text:style-name="T2">’</text:span>estructura<text:span text:style-name="T2"> </text:span>del<text:span text:style-name="T2"> </text:span>llibre.</text:p>
        <text:p text:style-name="Standard">Quan<text:span text:style-name="T2"> </text:span>l<text:span text:style-name="T2">’</text:span>EVA<text:span text:style-name="T2"> </text:span>disposa<text:span text:style-name="T2"> </text:span>de<text:span text:style-name="T2"> </text:span>l<text:span text:style-name="T2">’</text:span>estructura<text:span text:style-name="T2"> </text:span>del<text:span text:style-name="T2"> </text:span>llibre<text:span text:style-name="T2"> </text:span>en<text:span text:style-name="T2"> </text:span>unitats<text:span text:style-name="T2"> </text:span>i<text:span text:style-name="T2"> </text:span>activitats,<text:span text:style-name="T2"> </text:span>es<text:span text:style-name="T2"> </text:span>facilita<text:span text:style-name="T2"> </text:span>al<text:span text:style-name="T2"> </text:span>professorat<text:span text:style-name="T2"> </text:span>configurar<text:span text:style-name="T2"> </text:span>els<text:span text:style-name="T2"> </text:span>accessos<text:span text:style-name="T2"> </text:span>directes<text:span text:style-name="T2"> </text:span>a<text:span text:style-name="T2"> </text:span>les<text:span text:style-name="T2"> </text:span>unitats<text:span text:style-name="T2"> </text:span>i/o<text:span text:style-name="T2"> </text:span>activitats.</text:p>
        <text:p text:style-name="Standard"/>
        <text:p text:style-name="Standard">Nom<text:span text:style-name="T2"> </text:span>del<text:span text:style-name="T2"> </text:span>servei<text:span text:style-name="T2"> </text:span>web:<text:span text:style-name="T2"> </text:span><text:span text:style-name="T5">wsEstructuraLibro</text:span></text:p>
        <text:p text:style-name="Standard"><text:span text:style-name="T2">L'</text:span>arxiu<text:span text:style-name="T2"> </text:span>WSDL<text:span text:style-name="T2"> </text:span>del<text:span text:style-name="T2"> </text:span>servei<text:span text:style-name="T2"> </text:span>web<text:span text:style-name="T2"> </text:span>serà<text:span text:style-name="T2"> </text:span>accessible<text:span text:style-name="T2"> </text:span>en<text:span text:style-name="T2"> </text:span>la<text:span text:style-name="T2"> </text:span>mateixa<text:span text:style-name="T2"> </text:span>adreça<text:span text:style-name="T2"> </text:span>que<text:span text:style-name="T2"> </text:span>el<text:span text:style-name="T2"> </text:span>servei<text:span text:style-name="T2"> </text:span>web<text:span text:style-name="T2"> </text:span>però<text:span text:style-name="T2"> </text:span>acabada<text:span text:style-name="T2"> </text:span>amb<text:span text:style-name="T2"> </text:span><text:span text:style-name="T5">?wsdl</text:span><text:span text:style-name="T2"> </text:span>i<text:span text:style-name="T2"> </text:span>també<text:span text:style-name="T2"> </text:span>acabada<text:span text:style-name="T2"> </text:span>amb<text:span text:style-name="T2"> </text:span><text:span text:style-name="T5">?WSDL</text:span></text:p>
        <text:p text:style-name="Standard"/>
        <text:p text:style-name="Standard"/>
        <text:p text:style-name="Standard">Aquest<text:span text:style-name="T2"> </text:span>servei<text:span text:style-name="T2"> </text:span>té<text:span text:style-name="T2"> </text:span>dos<text:span text:style-name="T2"> </text:span>mètodes:</text:p>
        <text:list xml:id="list517364396" text:style-name="WW8Num10">
          <text:list-item>
            <text:p text:style-name="P80">ObtenerTodos</text:p>
          </text:list-item>
          <text:list-item>
            <text:p text:style-name="P80">ObtenerEstructura</text:p>
          </text:list-item>
        </text:list>
        <text:p text:style-name="Standard"/>
        <text:p text:style-name="P50"/>
        <text:h text:style-name="Heading_20_3" text:outline-level="3">Mètode<text:span text:style-name="T2"> </text:span>ObtenerTodos</text:h>
        <text:p text:style-name="Standard">Aquest<text:span text:style-name="T2"> </text:span>mètode<text:span text:style-name="T2"> </text:span>actualment<text:span text:style-name="T2"> </text:span>va<text:span text:style-name="T2"> </text:span>sense<text:span text:style-name="T2"> </text:span>encriptar.</text:p>
        <text:p text:style-name="Standard">Retorna<text:span text:style-name="T2"> </text:span>la<text:span text:style-name="T2"> </text:span>llista<text:span text:style-name="T2"> </text:span>de<text:span text:style-name="T2"> </text:span>tots<text:span text:style-name="T2"> </text:span>els<text:span text:style-name="T2"> </text:span>llibres<text:span text:style-name="T2"> </text:span>que<text:span text:style-name="T2"> </text:span>estan<text:span text:style-name="T2"> </text:span>donats<text:span text:style-name="T2"> </text:span>d<text:span text:style-name="T2">’</text:span>alta<text:span text:style-name="T2"> </text:span>com<text:span text:style-name="T2"> </text:span>a<text:span text:style-name="T2"> </text:span>llibres<text:span text:style-name="T2"> </text:span>accessibles<text:span text:style-name="T2"> </text:span>per<text:span text:style-name="T2"> </text:span>a<text:span text:style-name="T2"> </text:span>l<text:span text:style-name="T2">’</text:span>usuari/ària<text:span text:style-name="T2"> </text:span>EVA<text:span text:style-name="T2"> </text:span>autenticat<text:span text:style-name="T2"> </text:span>(el<text:span text:style-name="T2"> </text:span>que<text:span text:style-name="T2"> </text:span>s<text:span text:style-name="T2">’</text:span>envia<text:span text:style-name="T2"> </text:span>en<text:span text:style-name="T2"> </text:span>la<text:span text:style-name="T2"> </text:span>capçalera<text:span text:style-name="T2"> </text:span>del<text:span text:style-name="T2"> </text:span>missatge)<text:span text:style-name="T2"> </text:span>i<text:span text:style-name="T2"> </text:span>si<text:span text:style-name="T2"> </text:span>s<text:span text:style-name="T2">’</text:span>especifica<text:span text:style-name="T2"> </text:span>el<text:span text:style-name="T2"> </text:span>centre,<text:span text:style-name="T2"> </text:span>per<text:span text:style-name="T2"> </text:span>aquell<text:span text:style-name="T2"> </text:span>centre.</text:p>
        <text:p text:style-name="Standard"/>
        <text:p text:style-name="Standard">Paràmetres<text:span text:style-name="T2"> </text:span>d<text:span text:style-name="T2">’</text:span>entrada<text:span text:style-name="T2"> </text:span>del<text:span text:style-name="T2"> </text:span>mètode<text:span text:style-name="T2"> </text:span><text:span text:style-name="T5">ObtenerTodos</text:span></text:p>
        <text:p text:style-name="Standard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header-rows>
            <table:table-row table:style-name="Taula5.1">
              <table:table-cell table:style-name="Taula5.A1" office:value-type="string">
                <text:p text:style-name="P36">Lloc</text:p>
              </table:table-cell>
              <table:table-cell table:style-name="Taula5.A1" office:value-type="string">
                <text:p text:style-name="P36">Nom</text:p>
              </table:table-cell>
              <table:table-cell table:style-name="Taula5.A1" office:value-type="string">
                <text:p text:style-name="P36">Tipus</text:p>
              </table:table-cell>
              <table:table-cell table:style-name="Taula5.D1" office:value-type="string">
                <text:p text:style-name="P36">Descripció</text:p>
              </table:table-cell>
            </table:table-row>
          </table:table-header-rows>
          <table:table-row table:style-name="Taula5.2">
            <table:table-cell table:style-name="Taula5.A2" office:value-type="string">
              <text:p text:style-name="P24"><text:span text:style-name="T34">Capçalera</text:span><text:span text:style-name="T36"> </text:span></text:p>
            </table:table-cell>
            <table:table-cell table:style-name="Taula5.B2" office:value-type="string">
              <text:p text:style-name="P26">User</text:p>
            </table:table-cell>
            <table:table-cell table:style-name="Taula5.C2" office:value-type="string">
              <text:p text:style-name="P28">Obligatori</text:p>
            </table:table-cell>
            <table:table-cell table:style-name="Taula5.D2" office:value-type="string">
              <text:p text:style-name="P25"><text:span text:style-name="T34">Usuari/ària</text:span><text:span text:style-name="T36"> </text:span><text:span text:style-name="T34">d</text:span><text:span text:style-name="T36">’</text:span><text:span text:style-name="T34">accé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'</text:span><text:span text:style-name="T34">Editorial.</text:span></text:p>
            </table:table-cell>
          </table:table-row>
          <table:table-row table:style-name="Taula5.1">
            <table:table-cell table:style-name="Taula5.A3" office:value-type="string">
              <text:p text:style-name="P29">Capçalera</text:p>
            </table:table-cell>
            <table:table-cell table:style-name="Taula5.B3" office:value-type="string">
              <text:p text:style-name="P26">Password</text:p>
            </table:table-cell>
            <table:table-cell table:style-name="Taula5.C3" office:value-type="string">
              <text:p text:style-name="P28">Obligatori</text:p>
            </table:table-cell>
            <table:table-cell table:style-name="Taula5.D3" office:value-type="string">
              <text:p text:style-name="P25"><text:span text:style-name="T34">Contrasenya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5.1">
            <table:table-cell table:style-name="Taula5.A4" office:value-type="string">
              <text:p text:style-name="P29">Cos</text:p>
            </table:table-cell>
            <table:table-cell table:style-name="Taula5.B4" office:value-type="string">
              <text:p text:style-name="P26">IdCentro</text:p>
            </table:table-cell>
            <table:table-cell table:style-name="Taula5.C4" office:value-type="string">
              <text:p text:style-name="P28">Opcional</text:p>
            </table:table-cell>
            <table:table-cell table:style-name="Taula5.D4" office:value-type="string">
              <text:p text:style-name="P25"><text:span text:style-name="T34">Identificador</text:span><text:span text:style-name="T36"> </text:span><text:span text:style-name="T34">del</text:span><text:span text:style-name="T36"> </text:span><text:span text:style-name="T34">centre</text:span><text:span text:style-name="T36"> </text:span><text:span text:style-name="T34">educatiu</text:span><text:span text:style-name="T36"> </text:span><text:span text:style-name="T34">des</text:span><text:span text:style-name="T36"> </text:span><text:span text:style-name="T34">d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fent</text:span><text:span text:style-name="T36"> </text:span><text:span text:style-name="T34">la</text:span><text:span text:style-name="T36"> </text:span><text:span text:style-name="T34">crida</text:span><text:span text:style-name="T36"> </text:span><text:span text:style-name="T34">al</text:span><text:span text:style-name="T36"> </text:span><text:span text:style-name="T34">servei</text:span><text:span text:style-name="T36"> </text:span><text:span text:style-name="T34">web.</text:span></text:p>
            </table:table-cell>
          </table:table-row>
        </table:table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text:span text:style-name="T2"> </text:span><text:span text:style-name="T5">ObtenerTodos</text:span></text:p>
        <text:p text:style-name="Standard"/>
        <table:table table:name="Taula6" table:style-name="Taula6">
          <table:table-column table:style-name="Taula6.A"/>
          <table:table-column table:style-name="Taula6.B"/>
          <table:table-column table:style-name="Taula6.C"/>
          <table:table-column table:style-name="Taula6.D"/>
          <table:table-header-rows>
            <table:table-row table:style-name="Taula6.1">
              <table:table-cell table:style-name="Taula6.A1" office:value-type="string">
                <text:p text:style-name="P36">Lloc</text:p>
              </table:table-cell>
              <table:table-cell table:style-name="Taula6.A1" office:value-type="string">
                <text:p text:style-name="P36">Nom</text:p>
              </table:table-cell>
              <table:table-cell table:style-name="Taula6.A1" office:value-type="string">
                <text:p text:style-name="P36">Tipus</text:p>
              </table:table-cell>
              <table:table-cell table:style-name="Taula6.D1" office:value-type="string">
                <text:p text:style-name="P36">Descripció</text:p>
              </table:table-cell>
            </table:table-row>
          </table:table-header-rows>
          <table:table-row table:style-name="Taula6.2">
            <table:table-cell table:style-name="Taula6.A2" office:value-type="string">
              <text:p text:style-name="P24"><text:span text:style-name="T34">Cos</text:span><text:span text:style-name="T36"> </text:span></text:p>
            </table:table-cell>
            <table:table-cell table:style-name="Taula6.B2" office:value-type="string">
              <text:p text:style-name="P27">Codigo</text:p>
            </table:table-cell>
            <table:table-cell table:style-name="Taula6.C2" office:value-type="string">
              <text:p text:style-name="P28">Obligatori</text:p>
            </table:table-cell>
            <table:table-cell table:style-name="Taula6.D2" office:value-type="string">
              <text:p text:style-name="P25"><text:span text:style-name="T34">Codi</text:span><text:span text:style-name="T36"> </text:span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resposta.</text:span></text:p>
              <text:p text:style-name="P25"><text:span text:style-name="T34">Valors</text:span><text:span text:style-name="T36"> </text:span><text:span text:style-name="T34">possibles:</text:span></text:p>
              <text:list xml:id="list1412036454" text:style-name="WW8Num18">
                <text:list-item>
                  <text:p text:style-name="P81"><text:span text:style-name="T39">(1):</text:span><text:span text:style-name="T40"> </text:span><text:span text:style-name="T39">Procés</text:span><text:span text:style-name="T40"> </text:span><text:span text:style-name="T39">correcte</text:span></text:p>
                </text:list-item>
                <text:list-item>
                  <text:p text:style-name="P81"><text:span text:style-name="T40"><text:s/></text:span><text:span text:style-name="T39">(0):</text:span><text:span text:style-name="T40"> </text:span><text:span text:style-name="T39">Error</text:span><text:span text:style-name="T40"> </text:span><text:span text:style-name="T39">inesperat</text:span></text:p>
                </text:list-item>
                <text:list-item>
                  <text:p text:style-name="P81"><text:span text:style-name="T40"><text:s/></text:span><text:span text:style-name="T39">(-101):</text:span><text:span text:style-name="T40"> </text:span><text:span text:style-name="T39">Autenticació</text:span><text:span text:style-name="T40"> </text:span><text:span text:style-name="T39">incorrecta.</text:span><text:span text:style-name="T40"> </text:span><text:span text:style-name="T39">L</text:span><text:span text:style-name="T40">’</text:span><text:span text:style-name="T39">usuari/ària</text:span><text:span text:style-name="T40"> </text:span><text:span text:style-name="T39">que</text:span><text:span text:style-name="T40"> </text:span><text:span text:style-name="T39">sol·licita</text:span><text:span text:style-name="T40"> </text:span><text:span text:style-name="T39">accés</text:span><text:span text:style-name="T40"> </text:span><text:span text:style-name="T39">a</text:span><text:span text:style-name="T40"> </text:span><text:span text:style-name="T39">aquest</text:span><text:span text:style-name="T40"> </text:span><text:span text:style-name="T39">mètode</text:span><text:span text:style-name="T40"> </text:span><text:span text:style-name="T39">del</text:span><text:span text:style-name="T40"> </text:span><text:span text:style-name="T39">servei</text:span><text:span text:style-name="T40"> </text:span><text:span text:style-name="T39">web</text:span><text:span text:style-name="T40"> </text:span><text:span text:style-name="T39">no</text:span><text:span text:style-name="T40"> </text:span><text:span text:style-name="T39">és</text:span><text:span text:style-name="T40"> </text:span><text:span text:style-name="T39">correcte.</text:span><text:span text:style-name="T40"> </text:span></text:p>
                </text:list-item>
                <text:list-item>
                  <text:p text:style-name="P81"><text:span text:style-name="T40"><text:s/></text:span><text:span text:style-name="T39">(-102):</text:span><text:span text:style-name="T40"> </text:span><text:span text:style-name="T39">Autenticació</text:span><text:span text:style-name="T40"> </text:span><text:span text:style-name="T39">incorrecta.</text:span><text:span text:style-name="T40"> </text:span><text:span text:style-name="T39">L</text:span><text:span text:style-name="T40">’</text:span><text:span text:style-name="T39">usuari/ària</text:span><text:span text:style-name="T40"> </text:span><text:span text:style-name="T39">que</text:span><text:span text:style-name="T40"> </text:span><text:span text:style-name="T39">sol·licita</text:span><text:span text:style-name="T40"> </text:span><text:span text:style-name="T39">accés</text:span><text:span text:style-name="T40"> </text:span><text:span text:style-name="T39">a</text:span><text:span text:style-name="T40"> </text:span><text:span text:style-name="T39">aquest</text:span><text:span text:style-name="T40"> </text:span><text:span text:style-name="T39">mètode</text:span><text:span text:style-name="T40"> </text:span><text:span text:style-name="T39">del</text:span><text:span text:style-name="T40"> </text:span><text:span text:style-name="T39">servei</text:span><text:span text:style-name="T40"> </text:span><text:span text:style-name="T39">web</text:span><text:span text:style-name="T40"> </text:span><text:span text:style-name="T39">no</text:span><text:span text:style-name="T40"> </text:span><text:span text:style-name="T39">té</text:span><text:span text:style-name="T40"> </text:span><text:span text:style-name="T39">permisos</text:span><text:span text:style-name="T40"> </text:span><text:span text:style-name="T39">suficients.</text:span></text:p>
                </text:list-item>
              </text:list>
              <text:p text:style-name="P30"/>
            </table:table-cell>
          </table:table-row>
          <table:table-row table:style-name="Taula6.1">
            <table:table-cell table:style-name="Taula6.A3" office:value-type="string">
              <text:p text:style-name="P29">Cos</text:p>
            </table:table-cell>
            <table:table-cell table:style-name="Taula6.B3" office:value-type="string">
              <text:p text:style-name="P27">Descripcion</text:p>
            </table:table-cell>
            <table:table-cell table:style-name="Taula6.C3" office:value-type="string">
              <text:p text:style-name="P28">Obligatori</text:p>
            </table:table-cell>
            <table:table-cell table:style-name="Taula6.D3" office:value-type="string">
              <text:p text:style-name="P25"><text:span text:style-name="T34">Descripció</text:span><text:span text:style-name="T36"> </text:span><text:span text:style-name="T34">del</text:span><text:span text:style-name="T36"> </text:span><text:span text:style-name="T34">codi</text:span><text:span text:style-name="T36"> </text:span><text:span text:style-name="T34">generat.</text:span></text:p>
            </table:table-cell>
          </table:table-row>
          <table:table-row table:style-name="Taula6.1">
            <table:table-cell table:style-name="Taula6.A4" office:value-type="string">
              <text:p text:style-name="P29">Cos</text:p>
            </table:table-cell>
            <table:table-cell table:style-name="Taula6.B4" office:value-type="string">
              <text:p text:style-name="P27">Catalogo</text:p>
            </table:table-cell>
            <table:table-cell table:style-name="Taula6.C4" office:value-type="string">
              <text:p text:style-name="P28">Opcional</text:p>
            </table:table-cell>
            <table:table-cell table:style-name="Taula6.D4" office:value-type="string">
              <text:p text:style-name="P25"><text:span text:style-name="T34">Llista</text:span><text:span text:style-name="T36"> </text:span><text:span text:style-name="T34">de</text:span><text:span text:style-name="T36"> </text:span><text:span text:style-name="T34">llibres,</text:span><text:span text:style-name="T36"> </text:span><text:span text:style-name="T34">expressada</text:span><text:span text:style-name="T36"> </text:span><text:span text:style-name="T34">en</text:span><text:span text:style-name="T36"> </text:span><text:span text:style-name="T34">XML.</text:span></text:p>
              <text:p text:style-name="P30"/>
              <text:p text:style-name="P30"/>
            </table:table-cell>
          </table:table-row>
        </table:table>
        <text:p text:style-name="Standard"/>
        <text:p text:style-name="Standard"/>
        <text:p text:style-name="Standard">El<text:span text:style-name="T2"> </text:span>XML<text:span text:style-name="T2"> </text:span>de<text:span text:style-name="T2"> </text:span>resposta<text:span text:style-name="T2"> </text:span>del<text:span text:style-name="T2"> </text:span>camp<text:span text:style-name="T2"> </text:span>Catalogo<text:span text:style-name="T2"> </text:span>té<text:span text:style-name="T2"> </text:span>el<text:span text:style-name="T2"> </text:span>format següent:</text:p>
        <text:p text:style-name="Standard"/>
        <text:p text:style-name="Standard"><text:span text:style-name="T2"><text:s text:c="15"/></text:span>&lt;libros&gt;</text:p>
        <text:p text:style-name="Standard"><text:span text:style-name="T2"><text:s text:c="18"/></text:span>&lt;libro&gt;</text:p>
        <text:p text:style-name="Standard"><text:span text:style-name="T2"><text:s text:c="21"/></text:span>&lt;ISBN&gt;1111111111&lt;/ISBN&gt;</text:p>
        <text:p text:style-name="Standard"><text:span text:style-name="T2"><text:s text:c="21"/></text:span>&lt;titulo&gt;Llibre<text:span text:style-name="T2"> </text:span>scorm<text:span text:style-name="T2"> </text:span>remot<text:span text:style-name="T2"> </text:span>sense<text:span text:style-name="T2"> </text:span>unitat&lt;/titulo&gt;</text:p>
        <text:p text:style-name="Standard"><text:span text:style-name="T2"><text:s text:c="21"/></text:span>&lt;nivel&gt;1ESO&lt;/nivel&gt;</text:p>
        <text:p text:style-name="Standard"><text:span text:style-name="T2"><text:s text:c="21"/></text:span>&lt;formato&gt;scorm&lt;/formato&gt;</text:p>
        <text:p text:style-name="Standard"><text:span text:style-name="T2"><text:s text:c="18"/></text:span>&lt;/libro&gt;</text:p>
        <text:p text:style-name="Standard"><text:span text:style-name="T2"><text:s text:c="18"/></text:span>&lt;libro&gt;</text:p>
        <text:p text:style-name="Standard"><text:span text:style-name="T2"><text:s text:c="21"/></text:span>&lt;ISBN&gt;2222222222&lt;/ISBN&gt;</text:p>
        <text:p text:style-name="Standard"><text:soft-page-break/><text:span text:style-name="T2"><text:s text:c="21"/></text:span>&lt;titulo&gt;Llibre<text:span text:style-name="T2"> </text:span>contingut<text:span text:style-name="T2"> </text:span>remot<text:span text:style-name="T2"> </text:span>sense<text:span text:style-name="T2"> </text:span>unitat&lt;/titulo&gt;</text:p>
        <text:p text:style-name="Standard"><text:span text:style-name="T2"><text:s text:c="21"/></text:span>&lt;nivel&gt;1ESO&lt;/nivel&gt;</text:p>
        <text:p text:style-name="Standard"><text:span text:style-name="T2"><text:s text:c="21"/></text:span>&lt;formato&gt;webcontent&lt;/formato&gt;</text:p>
        <text:p text:style-name="Standard"><text:span text:style-name="T2"><text:s text:c="18"/></text:span>&lt;/libro&gt;</text:p>
        <text:p text:style-name="Standard"><text:span text:style-name="T2"><text:s text:c="18"/></text:span>&lt;libro&gt;</text:p>
        <text:p text:style-name="Standard"><text:span text:style-name="T2"><text:s text:c="21"/></text:span>&lt;ISBN&gt;3333333333&lt;/ISBN&gt;</text:p>
        <text:p text:style-name="Standard"><text:span text:style-name="T2"><text:s text:c="21"/></text:span>&lt;titulo&gt;Llibre<text:span text:style-name="T2"> </text:span>scorm<text:span text:style-name="T2"> </text:span>remot<text:span text:style-name="T2"> </text:span>amb<text:span text:style-name="T2"> </text:span>dues<text:span text:style-name="T2"> </text:span>unitats&lt;/ns1:titulo&gt;</text:p>
        <text:p text:style-name="Standard"><text:span text:style-name="T2"><text:s text:c="21"/></text:span>&lt;:nivel&gt;1ESO&lt;/nivel&gt;</text:p>
        <text:p text:style-name="Standard"><text:span text:style-name="T2"><text:s text:c="21"/></text:span>&lt;formato&gt;scorm&lt;/formato&gt;</text:p>
        <text:p text:style-name="Standard"><text:span text:style-name="T2"><text:s text:c="18"/></text:span>&lt;/libro&gt;</text:p>
        <text:p text:style-name="Standard"><text:span text:style-name="T2"><text:s text:c="15"/></text:span>&lt;/libros&gt;</text:p>
        <text:p text:style-name="Standard"/>
        <text:p text:style-name="Standard"/>
        <table:table table:name="Taula7" table:style-name="Taula7">
          <table:table-column table:style-name="Taula7.A"/>
          <table:table-column table:style-name="Taula7.B"/>
          <table:table-column table:style-name="Taula7.C"/>
          <table:table-header-rows>
            <table:table-row table:style-name="Taula7.1">
              <table:table-cell table:style-name="Taula7.A1" office:value-type="string">
                <text:p text:style-name="P36">Nom</text:p>
              </table:table-cell>
              <table:table-cell table:style-name="Taula7.A1" office:value-type="string">
                <text:p text:style-name="P36">Tipus</text:p>
              </table:table-cell>
              <table:table-cell table:style-name="Taula7.C1" office:value-type="string">
                <text:p text:style-name="P36">Descripció</text:p>
              </table:table-cell>
            </table:table-row>
          </table:table-header-rows>
          <table:table-row table:style-name="Taula7.2">
            <table:table-cell table:style-name="Taula7.A2" office:value-type="string">
              <text:p text:style-name="P26">ISBN</text:p>
            </table:table-cell>
            <table:table-cell table:style-name="Taula7.B2" office:value-type="string">
              <text:p text:style-name="P28">Obligatori</text:p>
            </table:table-cell>
            <table:table-cell table:style-name="Taula7.C2" office:value-type="string">
              <text:p text:style-name="P25"><text:span text:style-name="T34">ISBN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</text:span></text:p>
            </table:table-cell>
          </table:table-row>
          <table:table-row table:style-name="Taula7.1">
            <table:table-cell table:style-name="Taula7.A3" office:value-type="string">
              <text:p text:style-name="P26">titulo</text:p>
            </table:table-cell>
            <table:table-cell table:style-name="Taula7.B3" office:value-type="string">
              <text:p text:style-name="P28">Obligatori</text:p>
            </table:table-cell>
            <table:table-cell table:style-name="Taula7.C3" office:value-type="string">
              <text:p text:style-name="P25"><text:span text:style-name="T34">Títol</text:span><text:span text:style-name="T36"> </text:span><text:span text:style-name="T34">identificatiu</text:span><text:span text:style-name="T36"> </text:span><text:span text:style-name="T34">del</text:span><text:span text:style-name="T36"> </text:span><text:span text:style-name="T34">llibre.</text:span></text:p>
            </table:table-cell>
          </table:table-row>
          <table:table-row table:style-name="Taula7.1">
            <table:table-cell table:style-name="Taula7.A4" office:value-type="string">
              <text:p text:style-name="P26">nivel</text:p>
            </table:table-cell>
            <table:table-cell table:style-name="Taula7.B4" office:value-type="string">
              <text:p text:style-name="P28">Obligatori</text:p>
            </table:table-cell>
            <table:table-cell table:style-name="Taula7.C4" office:value-type="string">
              <text:p text:style-name="P25"><text:span text:style-name="T34">Nivell</text:span><text:span text:style-name="T36"> </text:span><text:span text:style-name="T34">educatiu.</text:span><text:span text:style-name="T36"> </text:span><text:span text:style-name="T34">Hi</text:span><text:span text:style-name="T36"> </text:span><text:span text:style-name="T34">ha</text:span><text:span text:style-name="T36"> </text:span><text:span text:style-name="T34">uns</text:span><text:span text:style-name="T36"> </text:span><text:span text:style-name="T34">valors</text:span><text:span text:style-name="T36"> </text:span><text:span text:style-name="T34">predefinits</text:span><text:span text:style-name="T36"> </text:span><text:span text:style-name="T34">però</text:span><text:span text:style-name="T36"> </text:span><text:span text:style-name="T34">si</text:span><text:span text:style-name="T36"> </text:span><text:span text:style-name="T34">cal</text:span><text:span text:style-name="T36"> </text:span><text:span text:style-name="T34">es</text:span><text:span text:style-name="T36"> </text:span><text:span text:style-name="T34">poden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d</text:span><text:span text:style-name="T36">’</text:span><text:span text:style-name="T34">altres.</text:span></text:p>
              <text:p text:style-name="P21"><text:span text:style-name="T34">Valors</text:span><text:span text:style-name="T36"> </text:span><text:span text:style-name="T34">predefinits:</text:span><text:span text:style-name="T45"> </text:span></text:p>
              <text:list xml:id="list84587334" text:style-name="WW8Num23">
                <text:list-item>
                  <text:p text:style-name="P91">1ESO</text:p>
                </text:list-item>
                <text:list-item>
                  <text:p text:style-name="P91">2ESO</text:p>
                </text:list-item>
                <text:list-item>
                  <text:p text:style-name="P91">3ESO</text:p>
                </text:list-item>
                <text:list-item>
                  <text:p text:style-name="P91">4ESO</text:p>
                </text:list-item>
                <text:list-item>
                  <text:p text:style-name="P91">1EP</text:p>
                </text:list-item>
                <text:list-item>
                  <text:p text:style-name="P91">2EP</text:p>
                </text:list-item>
                <text:list-item>
                  <text:p text:style-name="P91">3EP</text:p>
                </text:list-item>
                <text:list-item>
                  <text:p text:style-name="P91">4EP</text:p>
                </text:list-item>
                <text:list-item>
                  <text:p text:style-name="P91">5EP</text:p>
                </text:list-item>
                <text:list-item>
                  <text:p text:style-name="P92">6EP</text:p>
                </text:list-item>
              </text:list>
            </table:table-cell>
          </table:table-row>
          <table:table-row table:style-name="Taula7.1">
            <table:table-cell table:style-name="Taula7.A5" office:value-type="string">
              <text:p text:style-name="P26">formato</text:p>
            </table:table-cell>
            <table:table-cell table:style-name="Taula7.B5" office:value-type="string">
              <text:p text:style-name="P28">Obligatori</text:p>
            </table:table-cell>
            <table:table-cell table:style-name="Taula7.C5" office:value-type="string">
              <text:p text:style-name="P25"><text:span text:style-name="T34">Valors</text:span><text:span text:style-name="T36"> </text:span><text:span text:style-name="T34">possibles:</text:span><text:span text:style-name="T36"> </text:span></text:p>
              <text:list xml:id="list1238767393" text:style-name="WW8Num17">
                <text:list-item>
                  <text:p text:style-name="P93"><text:span text:style-name="T34">scorm:</text:span><text:span text:style-name="T36"> </text:span><text:span text:style-name="T34">continguts</text:span><text:span text:style-name="T36"> </text:span><text:span text:style-name="T34">que</text:span><text:span text:style-name="T36"> </text:span><text:span text:style-name="T34">segueixen</text:span><text:span text:style-name="T36"> </text:span><text:span text:style-name="T34">l</text:span><text:span text:style-name="T36">’</text:span><text:span text:style-name="T34">estàndard</text:span><text:span text:style-name="T36"> SCORM</text:span><text:span text:style-name="T34">.</text:span></text:p>
                </text:list-item>
                <text:list-item>
                  <text:p text:style-name="P93"><text:span text:style-name="T34">webcontent:</text:span><text:span text:style-name="T36"> </text:span><text:span text:style-name="T34">continguts</text:span><text:span text:style-name="T36"> </text:span><text:span text:style-name="T34">web,</text:span><text:span text:style-name="T36"> </text:span><text:span text:style-name="T34">és</text:span><text:span text:style-name="T36"> </text:span><text:span text:style-name="T34">a</text:span><text:span text:style-name="T36"> </text:span><text:span text:style-name="T34">dir,</text:span><text:span text:style-name="T36"> </text:span><text:span text:style-name="T34">continguts</text:span><text:span text:style-name="T36"> </text:span><text:span text:style-name="T34">que</text:span><text:span text:style-name="T36"> </text:span><text:span text:style-name="T34">es</text:span><text:span text:style-name="T36"> </text:span><text:span text:style-name="T34">poden</text:span><text:span text:style-name="T36"> </text:span><text:span text:style-name="T34">visualitzar</text:span><text:span text:style-name="T36"> </text:span><text:span text:style-name="T34">en</text:span><text:span text:style-name="T36"> </text:span><text:span text:style-name="T34">un</text:span><text:span text:style-name="T36"> </text:span><text:span text:style-name="T34">navegador</text:span><text:span text:style-name="T36"> </text:span><text:span text:style-name="T34">web</text:span><text:span text:style-name="T36"> </text:span><text:span text:style-name="T34">estàndard.</text:span></text:p>
                </text:list-item>
              </text:list>
            </table:table-cell>
          </table:table-row>
        </table:table>
        <text:p text:style-name="Standard"/>
        <text:h text:style-name="Heading_20_4" text:outline-level="4">Exemples</text:h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Standard"/>
        <text:p text:style-name="Standard">&lt;?xml<text:span text:style-name="T2"> </text:span>version="1.0"<text:span text:style-name="T2"> </text:span>encoding="utf-8"?&gt;</text:p>
        <text:p text:style-name="Standard">&lt;soapenv:Envelope<text:span text:style-name="T2"> </text:span>xmlns:soapenv="http://schemas.xmlsoap.org/soap/envelope/"<text:span text:style-name="T2"> </text:span>xmlns:est="http://educacio.gencat.cat/agora/estructuralibros/"&gt;</text:p>
        <text:p text:style-name="Standard"><text:span text:style-name="T2"><text:s text:c="3"/></text:span>&lt;soapenv:Header&gt;</text:p>
        <text:p text:style-name="Standard"><text:span text:style-name="T2"><text:s text:c="6"/></text:span>&lt;est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est:User&gt;S1mul4d0r&lt;/est:User&gt;</text:p>
        <text:p text:style-name="Standard"><text:span text:style-name="T2"><text:s text:c="9"/></text:span>&lt;!--Optional:--&gt;</text:p>
        <text:p text:style-name="Standard"><text:span text:style-name="T2"><text:s text:c="9"/></text:span>&lt;est:Password&gt;ed1t0r14l&lt;/est:Password&gt;</text:p>
        <text:p text:style-name="Standard"><text:span text:style-name="T2"><text:s text:c="6"/></text:span>&lt;/est:WSEAuthenticateHeader&gt;</text:p>
        <text:p text:style-name="Standard"><text:soft-page-break/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est:ObtenerTodos&gt;</text:p>
        <text:p text:style-name="Standard"><text:span text:style-name="T2"><text:s text:c="9"/></text:span>&lt;!--Optional:--&gt;</text:p>
        <text:p text:style-name="Standard"><text:span text:style-name="T2"><text:s text:c="9"/></text:span>&lt;est:IdCentro&gt;&lt;/est:IdCentro&gt;</text:p>
        <text:p text:style-name="Standard"><text:span text:style-name="T2"><text:s text:c="6"/></text:span>&lt;/est:ObtenerTodos&gt;</text:p>
        <text:p text:style-name="Standard"><text:span text:style-name="T2"><text:s text:c="3"/></text:span>&lt;/soapenv:Body&gt;</text:p>
        <text:p text:style-name="Standard">&lt;/soapenv:Envelope&gt;</text:p>
        <text:p text:style-name="P7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</text:span><text:span text:style-name="T7"> </text:span><text:span text:style-name="T5">la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Standard"/>
        <text:p text:style-name="Standard">&lt;?xml<text:span text:style-name="T2"> </text:span>version="1.0"<text:span text:style-name="T2"> </text:span>encoding="utf-8"?&gt;</text:p>
        <text:p text:style-name="Standard">&lt;SOAP-ENV:Envelope<text:span text:style-name="T2"> </text:span>xmlns:SOAP-ENV="http://schemas.xmlsoap.org/soap/envelope/"<text:span text:style-name="T2"> </text:span>xmlns:ns1="http://educacio.gencat.cat/agora/estructuralibros/"&gt;</text:p>
        <text:p text:style-name="Standard"><text:span text:style-name="T2"><text:s text:c="3"/></text:span>&lt;SOAP-ENV:Body&gt;</text:p>
        <text:p text:style-name="Standard"><text:span text:style-name="T2"><text:s text:c="6"/></text:span>&lt;ns1:ObtenerTodosResponse&gt;</text:p>
        <text:p text:style-name="Standard"><text:span text:style-name="T2"><text:s text:c="9"/></text:span>&lt;ns1:ObtenerTodosResult&gt;</text:p>
        <text:p text:style-name="Standard"><text:span text:style-name="T2"><text:s text:c="12"/></text:span>&lt;ns1:Catalogo&gt;</text:p>
        <text:p text:style-name="Standard"><text:span text:style-name="T2"><text:s text:c="15"/></text:span>&lt;ns1:libros&gt;</text:p>
        <text:p text:style-name="Standard"><text:span text:style-name="T2"><text:s text:c="18"/></text:span>&lt;ns1:libro&gt;</text:p>
        <text:p text:style-name="Standard"><text:span text:style-name="T2"><text:s text:c="21"/></text:span>&lt;ns1:ISBN&gt;1111111111&lt;/ns1:ISBN&gt;</text:p>
        <text:p text:style-name="Standard"><text:span text:style-name="T2"><text:s text:c="21"/></text:span>&lt;ns1:titulo&gt;Llibre<text:span text:style-name="T2"> </text:span>scorm<text:span text:style-name="T2"> </text:span>remot<text:span text:style-name="T2"> </text:span>sense<text:span text:style-name="T2"> </text:span>unitat&lt;/ns1:titulo&gt;</text:p>
        <text:p text:style-name="Standard"><text:span text:style-name="T2"><text:s text:c="21"/></text:span>&lt;ns1:nivel&gt;1ESO&lt;/ns1:nivel&gt;</text:p>
        <text:p text:style-name="Standard"><text:span text:style-name="T2"><text:s text:c="21"/></text:span>&lt;ns1:formato&gt;scorm&lt;/ns1:formato&gt;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2222222222&lt;/ns1:ISBN&gt;</text:p>
        <text:p text:style-name="Standard"><text:span text:style-name="T2"><text:s text:c="21"/></text:span>&lt;ns1:titulo&gt;Llibre<text:span text:style-name="T2"> </text:span>contingut<text:span text:style-name="T2"> </text:span>remot<text:span text:style-name="T2"> </text:span>sense<text:span text:style-name="T2"> </text:span>unitat&lt;/ns1:titulo&gt;</text:p>
        <text:p text:style-name="Standard"><text:span text:style-name="T2"><text:s text:c="21"/></text:span>&lt;ns1:nivel&gt;1ESO&lt;/ns1:nivel&gt;</text:p>
        <text:p text:style-name="Standard"><text:span text:style-name="T2"><text:s text:c="21"/></text:span>&lt;ns1:formato&gt;webcontent&lt;/ns1:formato&gt;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3333333333&lt;/ns1:ISBN&gt;</text:p>
        <text:p text:style-name="Standard"><text:span text:style-name="T2"><text:s text:c="21"/></text:span>&lt;ns1:titulo&gt;Llibre<text:span text:style-name="T2"> </text:span>scorm<text:span text:style-name="T2"> </text:span>remot<text:span text:style-name="T2"> </text:span>amb<text:span text:style-name="T2"> </text:span>dues<text:span text:style-name="T2"> </text:span>unitats&lt;/ns1:titulo&gt;</text:p>
        <text:p text:style-name="Standard"><text:span text:style-name="T2"><text:s text:c="21"/></text:span>&lt;ns1:nivel&gt;1ESO&lt;/ns1:nivel&gt;</text:p>
        <text:p text:style-name="Standard"><text:span text:style-name="T2"><text:s text:c="21"/></text:span>&lt;ns1:formato&gt;scorm&lt;/ns1:formato&gt;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4444444444&lt;/ns1:ISBN&gt;</text:p>
        <text:p text:style-name="Standard"><text:span text:style-name="T2"><text:s text:c="21"/></text:span>&lt;ns1:titulo&gt;Llibre<text:span text:style-name="T2"> </text:span>contingut<text:span text:style-name="T2"> </text:span>remot<text:span text:style-name="T2"> </text:span>amb<text:span text:style-name="T2"> </text:span>dues<text:span text:style-name="T2"> </text:span>unitats&lt;/ns1:titulo&gt;</text:p>
        <text:p text:style-name="Standard"><text:span text:style-name="T2"><text:s text:c="21"/></text:span>&lt;ns1:nivel&gt;1ESO&lt;/ns1:nivel&gt;</text:p>
        <text:p text:style-name="Standard"><text:span text:style-name="T2"><text:s text:c="21"/></text:span>&lt;ns1:formato&gt;webcontent&lt;/ns1:formato&gt;<text:span text:style-name="T2"> <text:s text:c="20"/></text:span>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5555555555&lt;/ns1:ISBN&gt;</text:p>
        <text:p text:style-name="Standard"><text:span text:style-name="T2"><text:s text:c="21"/></text:span>&lt;ns1:titulo&gt;Llibre<text:span text:style-name="T2"> </text:span>scorm<text:span text:style-name="T2"> </text:span>remot<text:span text:style-name="T2"> </text:span>amb<text:span text:style-name="T2"> </text:span>dues<text:span text:style-name="T2"> </text:span>activitats&lt;/ns1:titulo&gt;</text:p>
        <text:p text:style-name="Standard"><text:span text:style-name="T2"><text:s text:c="21"/></text:span>&lt;ns1:nivel&gt;2ESO&lt;/ns1:nivel&gt;</text:p>
        <text:p text:style-name="Standard"><text:span text:style-name="T2"><text:s text:c="21"/></text:span>&lt;ns1:formato&gt;scorm&lt;/ns1:formato&gt;<text:span text:style-name="T2"> <text:s text:c="20"/></text:span>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6666666666&lt;/ns1:ISBN&gt;</text:p>
        <text:p text:style-name="Standard"><text:span text:style-name="T2"><text:s text:c="21"/></text:span>&lt;ns1:titulo&gt;Llibre<text:span text:style-name="T2"> </text:span>continguts<text:span text:style-name="T2"> </text:span>remot<text:span text:style-name="T2"> </text:span>amb<text:span text:style-name="T2"> </text:span>dues<text:span text:style-name="T2"> </text:span>activitats&lt;/ns1:titulo&gt;</text:p>
        <text:p text:style-name="Standard"><text:span text:style-name="T2"><text:s text:c="21"/></text:span>&lt;ns1:nivel&gt;2ESO&lt;/ns1:nivel&gt;</text:p>
        <text:p text:style-name="Standard"><text:span text:style-name="T2"><text:s text:c="21"/></text:span>&lt;ns1:formato&gt;webcontent&lt;/ns1:formato&gt;<text:span text:style-name="T2"> <text:s text:c="20"/></text:span></text:p>
        <text:p text:style-name="Standard"><text:span text:style-name="T2"><text:s text:c="18"/></text:span>&lt;/ns1:libro&gt;</text:p>
        <text:p text:style-name="Standard"><text:soft-page-break/><text:span text:style-name="T2"><text:s text:c="15"/></text:span>&lt;/ns1:libros&gt;</text:p>
        <text:p text:style-name="Standard"><text:span text:style-name="T2"><text:s text:c="12"/></text:span>&lt;/ns1:Catalogo&gt;</text:p>
        <text:p text:style-name="Standard"><text:span text:style-name="T2"><text:s text:c="12"/></text:span>&lt;ns1:Codigo&gt;1&lt;/ns1:Codigo&gt;</text:p>
        <text:p text:style-name="Standard"><text:span text:style-name="T2"><text:s text:c="12"/></text:span>&lt;ns1:Descripcion&gt;procés<text:span text:style-name="T2"> </text:span>correcte&lt;/ns1:Descripcion&gt;</text:p>
        <text:p text:style-name="Standard"><text:span text:style-name="T2"><text:s text:c="9"/></text:span>&lt;/ns1:ObtenerTodosResult&gt;</text:p>
        <text:p text:style-name="Standard"><text:span text:style-name="T2"><text:s text:c="6"/></text:span>&lt;/ns1:ObtenerTodosResponse&gt;</text:p>
        <text:p text:style-name="Standard"><text:span text:style-name="T2"><text:s text:c="3"/></text:span>&lt;/SOAP-ENV:Body&gt;</text:p>
        <text:p text:style-name="Standard">&lt;/SOAP-ENV:Envelope&gt;</text:p>
        <text:p text:style-name="P7"/>
        <text:p text:style-name="P7"/>
        <text:h text:style-name="Heading_20_3" text:outline-level="3">Mètode<text:span text:style-name="T2"> </text:span>ObtenerEstructura</text:h>
        <text:p text:style-name="Standard"/>
        <text:p text:style-name="Standard">Aquest<text:span text:style-name="T2"> </text:span>mètode<text:span text:style-name="T2"> </text:span>actualment<text:span text:style-name="T2"> </text:span>va<text:span text:style-name="T2"> </text:span>sense<text:span text:style-name="T2"> </text:span>encriptar.</text:p>
        <text:p text:style-name="Standard">L<text:span text:style-name="T2">’</text:span>objectiu<text:span text:style-name="T2"> </text:span>d<text:span text:style-name="T2">’</text:span>aquest<text:span text:style-name="T2"> </text:span>mètode<text:span text:style-name="T2"> </text:span>és<text:span text:style-name="T2"> </text:span>obtenir<text:span text:style-name="T2"> </text:span>l<text:span text:style-name="T2">’</text:span>estructura<text:span text:style-name="T2"> </text:span>d<text:span text:style-name="T2">’</text:span>un<text:span text:style-name="T2"> </text:span>llibre.</text:p>
        <text:p text:style-name="Standard"/>
        <text:p text:style-name="Standard">Paràmetres<text:span text:style-name="T2"> </text:span>d<text:span text:style-name="T2">’</text:span>entrada<text:span text:style-name="T2"> </text:span>del<text:span text:style-name="T2"> </text:span>mètode<text:span text:style-name="T2"> </text:span><text:span text:style-name="T5">ObtenerEstructura</text:span></text:p>
        <text:p text:style-name="Standard"/>
        <table:table table:name="Taula8" table:style-name="Taula8">
          <table:table-column table:style-name="Taula8.A"/>
          <table:table-column table:style-name="Taula8.B"/>
          <table:table-column table:style-name="Taula8.C"/>
          <table:table-column table:style-name="Taula8.D"/>
          <table:table-header-rows>
            <table:table-row table:style-name="Taula8.1">
              <table:table-cell table:style-name="Taula8.A1" office:value-type="string">
                <text:p text:style-name="P36">Lloc</text:p>
              </table:table-cell>
              <table:table-cell table:style-name="Taula8.A1" office:value-type="string">
                <text:p text:style-name="P36">Nom</text:p>
              </table:table-cell>
              <table:table-cell table:style-name="Taula8.A1" office:value-type="string">
                <text:p text:style-name="P36">Tipus</text:p>
              </table:table-cell>
              <table:table-cell table:style-name="Taula8.D1" office:value-type="string">
                <text:p text:style-name="P36">Descripció</text:p>
              </table:table-cell>
            </table:table-row>
          </table:table-header-rows>
          <table:table-row table:style-name="Taula8.2">
            <table:table-cell table:style-name="Taula8.A2" office:value-type="string">
              <text:p text:style-name="P24"><text:span text:style-name="T34">Capçalera</text:span><text:span text:style-name="T36"> </text:span></text:p>
            </table:table-cell>
            <table:table-cell table:style-name="Taula8.B2" office:value-type="string">
              <text:p text:style-name="P26">User</text:p>
            </table:table-cell>
            <table:table-cell table:style-name="Taula8.C2" office:value-type="string">
              <text:p text:style-name="P28">Obligatori</text:p>
            </table:table-cell>
            <table:table-cell table:style-name="Taula8.D2" office:value-type="string">
              <text:p text:style-name="P25"><text:span text:style-name="T34">Usuari/ària</text:span><text:span text:style-name="T36"> </text:span><text:span text:style-name="T34">d</text:span><text:span text:style-name="T36">’</text:span><text:span text:style-name="T34">accé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8.1">
            <table:table-cell table:style-name="Taula8.A3" office:value-type="string">
              <text:p text:style-name="P29">Capçalera</text:p>
            </table:table-cell>
            <table:table-cell table:style-name="Taula8.B3" office:value-type="string">
              <text:p text:style-name="P26">Password</text:p>
            </table:table-cell>
            <table:table-cell table:style-name="Taula8.C3" office:value-type="string">
              <text:p text:style-name="P28">Obligatori</text:p>
            </table:table-cell>
            <table:table-cell table:style-name="Taula8.D3" office:value-type="string">
              <text:p text:style-name="P25"><text:span text:style-name="T34">Contrasenya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8.1">
            <table:table-cell table:style-name="Taula8.A4" office:value-type="string">
              <text:p text:style-name="P29">Cos</text:p>
            </table:table-cell>
            <table:table-cell table:style-name="Taula8.B4" office:value-type="string">
              <text:p text:style-name="P26">ISBN</text:p>
            </table:table-cell>
            <table:table-cell table:style-name="Taula8.C4" office:value-type="string">
              <text:p text:style-name="P28">Obligatori</text:p>
            </table:table-cell>
            <table:table-cell table:style-name="Taula8.D4" office:value-type="string">
              <text:p text:style-name="P25"><text:span text:style-name="T34">ISBN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.</text:span></text:p>
            </table:table-cell>
          </table:table-row>
        </table:table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text:span text:style-name="T2"> </text:span><text:span text:style-name="T5">ObtenerEstructura</text:span></text:p>
        <text:p text:style-name="Standard"/>
        <table:table table:name="Taula9" table:style-name="Taula9">
          <table:table-column table:style-name="Taula9.A"/>
          <table:table-column table:style-name="Taula9.B"/>
          <table:table-column table:style-name="Taula9.C"/>
          <table:table-column table:style-name="Taula9.D"/>
          <table:table-header-rows>
            <table:table-row table:style-name="Taula9.1">
              <table:table-cell table:style-name="Taula9.A1" office:value-type="string">
                <text:p text:style-name="P36">Lloc</text:p>
              </table:table-cell>
              <table:table-cell table:style-name="Taula9.A1" office:value-type="string">
                <text:p text:style-name="P36">Nom</text:p>
              </table:table-cell>
              <table:table-cell table:style-name="Taula9.A1" office:value-type="string">
                <text:p text:style-name="P36">Tipus</text:p>
              </table:table-cell>
              <table:table-cell table:style-name="Taula9.D1" office:value-type="string">
                <text:p text:style-name="P36">Descripció</text:p>
              </table:table-cell>
            </table:table-row>
          </table:table-header-rows>
          <table:table-row table:style-name="Taula9.2">
            <table:table-cell table:style-name="Taula9.A2" office:value-type="string">
              <text:p text:style-name="P24"><text:span text:style-name="T34">Cos</text:span><text:span text:style-name="T36"> </text:span></text:p>
            </table:table-cell>
            <table:table-cell table:style-name="Taula9.B2" office:value-type="string">
              <text:p text:style-name="P27">Codigo</text:p>
            </table:table-cell>
            <table:table-cell table:style-name="Taula9.C2" office:value-type="string">
              <text:p text:style-name="P28">Obligatori</text:p>
            </table:table-cell>
            <table:table-cell table:style-name="Taula9.D2" office:value-type="string">
              <text:p text:style-name="P25"><text:span text:style-name="T34">Codi</text:span><text:span text:style-name="T36"> </text:span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resposta.</text:span></text:p>
              <text:p text:style-name="P25"><text:span text:style-name="T34">Valors</text:span><text:span text:style-name="T36"> </text:span><text:span text:style-name="T34">possibles:</text:span></text:p>
              <text:list xml:id="list2048048701" text:continue-list="list1412036454" text:style-name="WW8Num18">
                <text:list-item>
                  <text:p text:style-name="P81"><text:span text:style-name="T39">(1):</text:span><text:span text:style-name="T40"> </text:span><text:span text:style-name="T39">Procés</text:span><text:span text:style-name="T40"> </text:span><text:span text:style-name="T39">correcte.</text:span></text:p>
                </text:list-item>
                <text:list-item>
                  <text:p text:style-name="P81"><text:span text:style-name="T40"><text:s/></text:span><text:span text:style-name="T39">(0):</text:span><text:span text:style-name="T40"> </text:span><text:span text:style-name="T39">Error</text:span><text:span text:style-name="T40"> </text:span><text:span text:style-name="T39">inesperat.</text:span></text:p>
                </text:list-item>
                <text:list-item>
                  <text:p text:style-name="P81"><text:span text:style-name="T40"><text:s/></text:span><text:span text:style-name="T39">(-101):</text:span><text:span text:style-name="T40"> </text:span><text:span text:style-name="T39">Autenticació</text:span><text:span text:style-name="T40"> </text:span><text:span text:style-name="T39">incorrecta.</text:span><text:span text:style-name="T40"> </text:span><text:span text:style-name="T39">L</text:span><text:span text:style-name="T40">’</text:span><text:span text:style-name="T39">usuari</text:span><text:span text:style-name="T40"> </text:span><text:span text:style-name="T39">que</text:span><text:span text:style-name="T40"> </text:span><text:span text:style-name="T39">sol·licita</text:span><text:span text:style-name="T40"> </text:span><text:span text:style-name="T39">accés</text:span><text:span text:style-name="T40"> </text:span><text:span text:style-name="T39">a</text:span><text:span text:style-name="T40"> </text:span><text:span text:style-name="T39">aquest</text:span><text:span text:style-name="T40"> </text:span><text:span text:style-name="T39">mètode</text:span><text:span text:style-name="T40"> </text:span><text:span text:style-name="T39">del</text:span><text:span text:style-name="T40"> </text:span><text:span text:style-name="T39">servei</text:span><text:span text:style-name="T40"> </text:span><text:span text:style-name="T39">web</text:span><text:span text:style-name="T40"> </text:span><text:span text:style-name="T39">no</text:span><text:span text:style-name="T40"> </text:span><text:span text:style-name="T39">és</text:span><text:span text:style-name="T40"> </text:span><text:span text:style-name="T39">correcte.</text:span><text:span text:style-name="T40"> </text:span></text:p>
                </text:list-item>
                <text:list-item>
                  <text:p text:style-name="P81"><text:span text:style-name="T40"><text:s/></text:span><text:span text:style-name="T39">(-102):</text:span><text:span text:style-name="T40"> </text:span><text:span text:style-name="T39">Autenticació</text:span><text:span text:style-name="T40"> </text:span><text:span text:style-name="T39">incorrecta.</text:span><text:span text:style-name="T40"> </text:span><text:span text:style-name="T39">L</text:span><text:span text:style-name="T40">’</text:span><text:span text:style-name="T39">usuari</text:span><text:span text:style-name="T40"> </text:span><text:span text:style-name="T39">que</text:span><text:span text:style-name="T40"> </text:span><text:span text:style-name="T39">sol·licita</text:span><text:span text:style-name="T40"> </text:span><text:span text:style-name="T39">accés</text:span><text:span text:style-name="T40"> </text:span><text:span text:style-name="T39">a</text:span><text:span text:style-name="T40"> </text:span><text:span text:style-name="T39">aquest</text:span><text:span text:style-name="T40"> </text:span><text:span text:style-name="T39">mètode</text:span><text:span text:style-name="T40"> </text:span><text:span text:style-name="T39">del</text:span><text:span text:style-name="T40"> </text:span><text:span text:style-name="T39">servei</text:span><text:span text:style-name="T40"> </text:span><text:span text:style-name="T39">web</text:span><text:span text:style-name="T40"> </text:span><text:span text:style-name="T39">no</text:span><text:span text:style-name="T40"> </text:span><text:span text:style-name="T39">te</text:span><text:span text:style-name="T40"> </text:span><text:span text:style-name="T39">permisos</text:span><text:span text:style-name="T40"> </text:span><text:span text:style-name="T39">suficients.</text:span></text:p>
                </text:list-item>
              </text:list>
              <text:p text:style-name="P30"/>
            </table:table-cell>
          </table:table-row>
          <table:table-row table:style-name="Taula9.1">
            <table:table-cell table:style-name="Taula9.A3" office:value-type="string">
              <text:p text:style-name="P29">Cos</text:p>
            </table:table-cell>
            <table:table-cell table:style-name="Taula9.B3" office:value-type="string">
              <text:p text:style-name="P27">Descripcion</text:p>
            </table:table-cell>
            <table:table-cell table:style-name="Taula9.C3" office:value-type="string">
              <text:p text:style-name="P28">Obligatori</text:p>
            </table:table-cell>
            <table:table-cell table:style-name="Taula9.D3" office:value-type="string">
              <text:p text:style-name="P25"><text:span text:style-name="T34">Descripció</text:span><text:span text:style-name="T36"> </text:span><text:span text:style-name="T34">del</text:span><text:span text:style-name="T36"> </text:span><text:span text:style-name="T34">codi</text:span><text:span text:style-name="T36"> </text:span><text:span text:style-name="T34">generat.</text:span></text:p>
            </table:table-cell>
          </table:table-row>
          <table:table-row table:style-name="Taula9.1">
            <table:table-cell table:style-name="Taula9.A4" office:value-type="string">
              <text:p text:style-name="P29">Cos</text:p>
            </table:table-cell>
            <table:table-cell table:style-name="Taula9.B4" office:value-type="string">
              <text:p text:style-name="P27">Libros</text:p>
            </table:table-cell>
            <table:table-cell table:style-name="Taula9.C4" office:value-type="string">
              <text:p text:style-name="P28">Opcional</text:p>
            </table:table-cell>
            <table:table-cell table:style-name="Taula9.D4" office:value-type="string">
              <text:p text:style-name="P25"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xpressada</text:span><text:span text:style-name="T36"> </text:span><text:span text:style-name="T34">en</text:span><text:span text:style-name="T36"> </text:span><text:span text:style-name="T34">XML</text:span></text:p>
              <text:p text:style-name="P30"/>
              <text:p text:style-name="P30"/>
            </table:table-cell>
          </table:table-row>
        </table:table>
        <text:p text:style-name="Standard"/>
        <text:p text:style-name="Standard"/>
        <text:p text:style-name="Standard">El<text:span text:style-name="T2"> </text:span>XML<text:span text:style-name="T2"> </text:span>de<text:span text:style-name="T2"> </text:span>resposta<text:span text:style-name="T2"> </text:span>del<text:span text:style-name="T2"> </text:span>camp<text:span text:style-name="T2"> </text:span><text:span text:style-name="T5">Libros</text:span><text:span text:style-name="T2"> </text:span>té<text:span text:style-name="T2"> </text:span>el<text:span text:style-name="T2"> </text:span>següent<text:span text:style-name="T2"> </text:span>format:</text:p>
        <text:p text:style-name="Standard"/>
        <text:p text:style-name="Standard"><text:span text:style-name="T2"><text:s text:c="15"/></text:span>&lt;libros&gt;</text:p>
        <text:p text:style-name="Standard"><text:span text:style-name="T2"><text:s text:c="18"/></text:span>&lt;libro&gt;</text:p>
        <text:p text:style-name="Standard"><text:soft-page-break/><text:span text:style-name="T2"><text:s text:c="21"/></text:span>&lt;ISBN&gt;6666666666&lt;/ISBN&gt;</text:p>
        <text:p text:style-name="Standard"><text:span text:style-name="T2"><text:s text:c="21"/></text:span>&lt;titulo&gt;Llibre<text:span text:style-name="T2"> </text:span>contingut<text:span text:style-name="T2"> </text:span>remot<text:span text:style-name="T2"> </text:span>amb<text:span text:style-name="T2"> </text:span>dues<text:span text:style-name="T2"> </text:span>activitats&lt;/titulo&gt;</text:p>
        <text:p text:style-name="Standard"><text:span text:style-name="T2"><text:s text:c="21"/></text:span>&lt;nivel&gt;2ESO&lt;/nivel&gt;</text:p>
        <text:p text:style-name="Standard"><text:span text:style-name="T2"><text:s text:c="21"/></text:span>&lt;formato&gt;webcontent&lt;/formato&gt;</text:p>
        <text:p text:style-name="Standard"><text:span text:style-name="T2"><text:s text:c="21"/></text:span>&lt;unidades&gt;</text:p>
        <text:p text:style-name="Standard"><text:span text:style-name="T2"><text:s text:c="24"/></text:span>&lt;unidad&gt;</text:p>
        <text:p text:style-name="Standard"><text:span text:style-name="T2"><text:s text:c="27"/></text:span>&lt;id&gt;1&lt;/id&gt;</text:p>
        <text:p text:style-name="Standard"><text:span text:style-name="T2"><text:s text:c="27"/></text:span>&lt;titulo&gt;Unitat<text:span text:style-name="T2"> </text:span>1&lt;/titulo&gt;</text:p>
        <text:p text:style-name="Standard"><text:span text:style-name="T2"><text:s text:c="27"/></text:span>&lt;orden&gt;1&lt;/orden&gt;</text:p>
        <text:p text:style-name="Standard"><text:span text:style-name="T2"><text:s text:c="27"/></text:span>&lt;actividades&gt;</text:p>
        <text:p text:style-name="Standard"><text:span text:style-name="T2"><text:s text:c="30"/></text:span>&lt;actividad&gt;</text:p>
        <text:p text:style-name="Standard"><text:span text:style-name="T2"><text:s text:c="33"/></text:span>&lt;id&gt;1&lt;/id&gt;</text:p>
        <text:p text:style-name="Standard"><text:span text:style-name="T2"><text:s text:c="33"/></text:span>&lt;titulo&gt;Activitat<text:span text:style-name="T2"> </text:span>1&lt;/titulo&gt;</text:p>
        <text:p text:style-name="Standard"><text:span text:style-name="T2"><text:s text:c="33"/></text:span>&lt;orden&gt;1&lt;/orden&gt;</text:p>
        <text:p text:style-name="Standard"><text:span text:style-name="T2"><text:s text:c="30"/></text:span>&lt;/actividad&gt;</text:p>
        <text:p text:style-name="Standard"><text:span text:style-name="T2"><text:s text:c="30"/></text:span>&lt;actividad&gt;</text:p>
        <text:p text:style-name="Standard"><text:span text:style-name="T2"><text:s text:c="33"/></text:span>&lt;id&gt;2&lt;/id&gt;</text:p>
        <text:p text:style-name="Standard"><text:span text:style-name="T2"><text:s text:c="33"/></text:span>&lt;titulo&gt;Activitat<text:span text:style-name="T2"> </text:span>2&lt;/titulo&gt;</text:p>
        <text:p text:style-name="Standard"><text:span text:style-name="T2"><text:s text:c="33"/></text:span>&lt;orden&gt;2&lt;/orden&gt;</text:p>
        <text:p text:style-name="Standard"><text:span text:style-name="T2"><text:s text:c="30"/></text:span>&lt;/actividad&gt;</text:p>
        <text:p text:style-name="Standard"><text:span text:style-name="T2"><text:s text:c="27"/></text:span>&lt;/actividades&gt;</text:p>
        <text:p text:style-name="Standard"><text:span text:style-name="T2"><text:s text:c="24"/></text:span>&lt;/unidad&gt;</text:p>
        <text:p text:style-name="Standard"><text:span text:style-name="T2"><text:s text:c="24"/></text:span>&lt;unidad&gt;</text:p>
        <text:p text:style-name="Standard"><text:span text:style-name="T2"><text:s text:c="27"/></text:span>&lt;id&gt;2&lt;/id&gt;</text:p>
        <text:p text:style-name="Standard"><text:span text:style-name="T2"><text:s text:c="27"/></text:span>&lt;titulo&gt;Unitat<text:span text:style-name="T2"> </text:span>2&lt;/titulo&gt;</text:p>
        <text:p text:style-name="Standard"><text:span text:style-name="T2"><text:s text:c="27"/></text:span>&lt;orden&gt;2&lt;/orden&gt;</text:p>
        <text:p text:style-name="Standard"><text:span text:style-name="T2"><text:s text:c="27"/></text:span>&lt;actividades&gt;</text:p>
        <text:p text:style-name="Standard"><text:span text:style-name="T2"><text:s text:c="30"/></text:span>&lt;actividad&gt;</text:p>
        <text:p text:style-name="Standard"><text:span text:style-name="T2"><text:s text:c="33"/></text:span>&lt;id&gt;1&lt;/id&gt;</text:p>
        <text:p text:style-name="Standard"><text:span text:style-name="T2"><text:s text:c="33"/></text:span>&lt;titulo&gt;Activitat<text:span text:style-name="T2"> </text:span>1&lt;/titulo&gt;</text:p>
        <text:p text:style-name="Standard"><text:span text:style-name="T2"><text:s text:c="33"/></text:span>&lt;orden&gt;1&lt;/orden&gt;</text:p>
        <text:p text:style-name="Standard"><text:span text:style-name="T2"><text:s text:c="30"/></text:span>&lt;/actividad&gt;</text:p>
        <text:p text:style-name="Standard"><text:span text:style-name="T2"><text:s text:c="30"/></text:span>&lt;actividad&gt;</text:p>
        <text:p text:style-name="Standard"><text:span text:style-name="T2"><text:s text:c="33"/></text:span>&lt;id&gt;2&lt;/id&gt;</text:p>
        <text:p text:style-name="Standard"><text:span text:style-name="T2"><text:s text:c="33"/></text:span>&lt;titulo&gt;Activitat<text:span text:style-name="T2"> </text:span>2&lt;/titulo&gt;</text:p>
        <text:p text:style-name="Standard"><text:span text:style-name="T2"><text:s text:c="33"/></text:span>&lt;orden&gt;2&lt;/orden&gt;</text:p>
        <text:p text:style-name="Standard"><text:span text:style-name="T2"><text:s text:c="30"/></text:span>&lt;/actividad&gt;</text:p>
        <text:p text:style-name="Standard"><text:span text:style-name="T2"><text:s text:c="27"/></text:span>&lt;/actividades&gt;</text:p>
        <text:p text:style-name="Standard"><text:span text:style-name="T2"><text:s text:c="24"/></text:span>&lt;/unidad&gt;</text:p>
        <text:p text:style-name="Standard"><text:span text:style-name="T2"><text:s text:c="21"/></text:span>&lt;/unidades&gt;</text:p>
        <text:p text:style-name="Standard"><text:span text:style-name="T2"><text:s text:c="18"/></text:span>&lt;/libro&gt;</text:p>
        <text:p text:style-name="Standard"><text:span text:style-name="T2"><text:s text:c="15"/></text:span>&lt;/libros&gt;</text:p>
        <text:p text:style-name="Standard"/>
        <text:p text:style-name="Standard"/>
        <table:table table:name="Taula10" table:style-name="Taula10">
          <table:table-column table:style-name="Taula10.A"/>
          <table:table-column table:style-name="Taula10.B"/>
          <table:table-column table:style-name="Taula10.C"/>
          <table:table-header-rows>
            <table:table-row table:style-name="Taula10.1">
              <table:table-cell table:style-name="Taula10.A1" office:value-type="string">
                <text:p text:style-name="P36">Nom</text:p>
              </table:table-cell>
              <table:table-cell table:style-name="Taula10.A1" office:value-type="string">
                <text:p text:style-name="P36">Tipus</text:p>
              </table:table-cell>
              <table:table-cell table:style-name="Taula10.C1" office:value-type="string">
                <text:p text:style-name="P36">Descripció</text:p>
              </table:table-cell>
            </table:table-row>
          </table:table-header-rows>
          <table:table-row table:style-name="Taula10.2">
            <table:table-cell table:style-name="Taula10.A2" office:value-type="string">
              <text:p text:style-name="P26">ISBN</text:p>
            </table:table-cell>
            <table:table-cell table:style-name="Taula10.B2" office:value-type="string">
              <text:p text:style-name="P28">Obligatori</text:p>
            </table:table-cell>
            <table:table-cell table:style-name="Taula10.C2" office:value-type="string">
              <text:p text:style-name="P25"><text:span text:style-name="T34">ISBN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</text:span></text:p>
            </table:table-cell>
          </table:table-row>
          <table:table-row table:style-name="Taula10.1">
            <table:table-cell table:style-name="Taula10.A3" office:value-type="string">
              <text:p text:style-name="P26">titulo</text:p>
            </table:table-cell>
            <table:table-cell table:style-name="Taula10.B3" office:value-type="string">
              <text:p text:style-name="P28">Obligatori</text:p>
            </table:table-cell>
            <table:table-cell table:style-name="Taula10.C3" office:value-type="string">
              <text:p text:style-name="P25"><text:span text:style-name="T34">Títol</text:span><text:span text:style-name="T36"> </text:span><text:span text:style-name="T34">identificatiu</text:span><text:span text:style-name="T36"> </text:span><text:span text:style-name="T34">del</text:span><text:span text:style-name="T36"> </text:span><text:span text:style-name="T34">llibre.</text:span></text:p>
            </table:table-cell>
          </table:table-row>
          <table:table-row table:style-name="Taula10.1">
            <table:table-cell table:style-name="Taula10.A4" office:value-type="string">
              <text:p text:style-name="P26">nivel</text:p>
            </table:table-cell>
            <table:table-cell table:style-name="Taula10.B4" office:value-type="string">
              <text:p text:style-name="P28">Obligatori</text:p>
            </table:table-cell>
            <table:table-cell table:style-name="Taula10.C4" office:value-type="string">
              <text:p text:style-name="P25"><text:span text:style-name="T34">Nivell</text:span><text:span text:style-name="T36"> </text:span><text:span text:style-name="T34">educatiu.</text:span><text:span text:style-name="T36"> </text:span><text:span text:style-name="T34">Hi</text:span><text:span text:style-name="T36"> </text:span><text:span text:style-name="T34">ha</text:span><text:span text:style-name="T36"> </text:span><text:span text:style-name="T34">uns</text:span><text:span text:style-name="T36"> </text:span><text:span text:style-name="T34">valors</text:span><text:span text:style-name="T36"> </text:span><text:span text:style-name="T34">predefinits</text:span><text:span text:style-name="T36"> </text:span><text:span text:style-name="T34">però</text:span><text:span text:style-name="T36"> </text:span><text:span text:style-name="T34">si</text:span><text:span text:style-name="T36"> </text:span><text:span text:style-name="T34">cal</text:span><text:span text:style-name="T36"> </text:span><text:span text:style-name="T34">es</text:span><text:span text:style-name="T36"> </text:span><text:span text:style-name="T34">poden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d</text:span><text:span text:style-name="T36">’</text:span><text:span text:style-name="T34">altres.</text:span></text:p>
              <text:p text:style-name="P21"><text:span text:style-name="T34">Valors</text:span><text:span text:style-name="T36"> </text:span><text:span text:style-name="T34">predefinits:</text:span><text:span text:style-name="T45"> </text:span></text:p>
              <text:list xml:id="list994839999" text:continue-list="list84587334" text:style-name="WW8Num23">
                <text:list-item>
                  <text:p text:style-name="P91">1ESO</text:p>
                </text:list-item>
                <text:list-item>
                  <text:p text:style-name="P91">2ESO</text:p>
                </text:list-item>
                <text:list-item>
                  <text:p text:style-name="P91">3ESO</text:p>
                </text:list-item>
                <text:list-item>
                  <text:p text:style-name="P91"><text:soft-page-break/>4ESO</text:p>
                </text:list-item>
                <text:list-item>
                  <text:p text:style-name="P91">1EP</text:p>
                </text:list-item>
                <text:list-item>
                  <text:p text:style-name="P91">2EP</text:p>
                </text:list-item>
                <text:list-item>
                  <text:p text:style-name="P91">3EP</text:p>
                </text:list-item>
                <text:list-item>
                  <text:p text:style-name="P91">4EP</text:p>
                </text:list-item>
                <text:list-item>
                  <text:p text:style-name="P91">5EP</text:p>
                </text:list-item>
                <text:list-item>
                  <text:p text:style-name="P92">6EP</text:p>
                </text:list-item>
              </text:list>
            </table:table-cell>
          </table:table-row>
          <table:table-row table:style-name="Taula10.1">
            <table:table-cell table:style-name="Taula10.A5" office:value-type="string">
              <text:p text:style-name="P26">formato</text:p>
            </table:table-cell>
            <table:table-cell table:style-name="Taula10.B5" office:value-type="string">
              <text:p text:style-name="P28">Obligatori</text:p>
            </table:table-cell>
            <table:table-cell table:style-name="Taula10.C5" office:value-type="string">
              <text:p text:style-name="P25"><text:span text:style-name="T34">Valors</text:span><text:span text:style-name="T36"> </text:span><text:span text:style-name="T34">possibles:</text:span><text:span text:style-name="T36"> </text:span></text:p>
              <text:list xml:id="list540967268" text:continue-list="list1238767393" text:style-name="WW8Num17">
                <text:list-item>
                  <text:p text:style-name="P93"><text:span text:style-name="T34">scorm:</text:span><text:span text:style-name="T36"> </text:span><text:span text:style-name="T34">continguts</text:span><text:span text:style-name="T36"> </text:span><text:span text:style-name="T34">que</text:span><text:span text:style-name="T36"> </text:span><text:span text:style-name="T34">segueixen</text:span><text:span text:style-name="T36"> </text:span><text:span text:style-name="T34">l</text:span><text:span text:style-name="T36">’</text:span><text:span text:style-name="T34">estàndard</text:span><text:span text:style-name="T36"> SCORM</text:span><text:span text:style-name="T34">.</text:span></text:p>
                </text:list-item>
                <text:list-item>
                  <text:p text:style-name="P93"><text:span text:style-name="T34">webcontent:</text:span><text:span text:style-name="T36"> </text:span><text:span text:style-name="T34">continguts</text:span><text:span text:style-name="T36"> </text:span><text:span text:style-name="T34">web,</text:span><text:span text:style-name="T36"> </text:span><text:span text:style-name="T34">és</text:span><text:span text:style-name="T36"> </text:span><text:span text:style-name="T34">a</text:span><text:span text:style-name="T36"> </text:span><text:span text:style-name="T34">dir,</text:span><text:span text:style-name="T36"> </text:span><text:span text:style-name="T34">continguts</text:span><text:span text:style-name="T36"> </text:span><text:span text:style-name="T34">que</text:span><text:span text:style-name="T36"> </text:span><text:span text:style-name="T34">es</text:span><text:span text:style-name="T36"> </text:span><text:span text:style-name="T34">poden</text:span><text:span text:style-name="T36"> </text:span><text:span text:style-name="T34">visualitzar</text:span><text:span text:style-name="T36"> </text:span><text:span text:style-name="T34">en</text:span><text:span text:style-name="T36"> </text:span><text:span text:style-name="T34">un</text:span><text:span text:style-name="T36"> </text:span><text:span text:style-name="T34">navegador</text:span><text:span text:style-name="T36"> </text:span><text:span text:style-name="T34">web</text:span><text:span text:style-name="T36"> </text:span><text:span text:style-name="T34">estàndard.</text:span></text:p>
                </text:list-item>
              </text:list>
            </table:table-cell>
          </table:table-row>
          <table:table-row table:style-name="Taula10.1">
            <table:table-cell table:style-name="Taula10.A6" office:value-type="string">
              <text:p text:style-name="P26">Unidades</text:p>
            </table:table-cell>
            <table:table-cell table:style-name="Taula10.B6" office:value-type="string">
              <text:p text:style-name="P28">Opcional</text:p>
            </table:table-cell>
            <table:table-cell table:style-name="Taula10.C6" office:value-type="string">
              <text:p text:style-name="P25"><text:span text:style-name="T34">Unitats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.</text:span></text:p>
            </table:table-cell>
          </table:table-row>
        </table:table>
        <text:p text:style-name="Standard"/>
        <text:p text:style-name="Standard"><text:span text:style-name="T5">Unidades</text:span><text:span text:style-name="T2"> <text:s/></text:span>està<text:span text:style-name="T2"> </text:span>composat<text:span text:style-name="T2"> </text:span>per<text:span text:style-name="T2"> </text:span>un<text:span text:style-name="T2"> </text:span>conjunt<text:span text:style-name="T2"> </text:span>de<text:span text:style-name="T2"> </text:span><text:span text:style-name="T5">unitad</text:span>.</text:p>
        <text:p text:style-name="Standard"><text:span text:style-name="T2"><text:s text:c="21"/></text:span>&lt;unidades&gt;</text:p>
        <text:p text:style-name="Standard"><text:span text:style-name="T2"><text:s text:c="24"/></text:span>&lt;unidad&gt;</text:p>
        <text:p text:style-name="Standard"><text:span text:style-name="T2"><text:s text:c="27"/></text:span>&lt;id&gt;1&lt;/id&gt;</text:p>
        <text:p text:style-name="Standard"><text:span text:style-name="T2"><text:s text:c="27"/></text:span>&lt;titulo&gt;Unitat<text:span text:style-name="T2"> </text:span>1&lt;/titulo&gt;</text:p>
        <text:p text:style-name="Standard"><text:span text:style-name="T2"><text:s text:c="27"/></text:span>&lt;orden&gt;1&lt;/orden&gt;</text:p>
        <text:p text:style-name="Standard"><text:span text:style-name="T2"><text:s text:c="24"/></text:span>&lt;/unidad&gt;</text:p>
        <text:p text:style-name="Standard"><text:span text:style-name="T2"><text:s text:c="24"/></text:span>&lt;unidad&gt;</text:p>
        <text:p text:style-name="Standard"><text:span text:style-name="T2"><text:s text:c="27"/></text:span>&lt;id&gt;2&lt;/id&gt;</text:p>
        <text:p text:style-name="Standard"><text:span text:style-name="T2"><text:s text:c="27"/></text:span>&lt;titulo&gt;Unitat<text:span text:style-name="T2"> </text:span>2&lt;/titulo&gt;</text:p>
        <text:p text:style-name="Standard"><text:span text:style-name="T2"><text:s text:c="27"/></text:span>&lt;orden&gt;2&lt;/orden&gt;</text:p>
        <text:p text:style-name="Standard"><text:span text:style-name="T2"><text:s text:c="24"/></text:span>&lt;/unidad&gt;</text:p>
        <text:p text:style-name="Standard"><text:span text:style-name="T2"><text:s text:c="21"/></text:span>&lt;/unidades&gt;</text:p>
        <text:p text:style-name="Standard"/>
        <text:p text:style-name="Standard"/>
        <text:p text:style-name="Standard"/>
        <text:p text:style-name="Standard"/>
        <text:p text:style-name="Standard"><text:span text:style-name="T5">unidad</text:span><text:span text:style-name="T2"> <text:s/></text:span>té<text:span text:style-name="T2"> </text:span>els<text:span text:style-name="T2"> </text:span>següents<text:span text:style-name="T2"> </text:span>camps:</text:p>
        <text:p text:style-name="Standard"/>
        <table:table table:name="Taula11" table:style-name="Taula11">
          <table:table-column table:style-name="Taula11.A"/>
          <table:table-column table:style-name="Taula11.B"/>
          <table:table-column table:style-name="Taula11.C"/>
          <table:table-header-rows>
            <table:table-row table:style-name="Taula11.1">
              <table:table-cell table:style-name="Taula11.A1" office:value-type="string">
                <text:p text:style-name="P36">Nom</text:p>
              </table:table-cell>
              <table:table-cell table:style-name="Taula11.A1" office:value-type="string">
                <text:p text:style-name="P36">Tipus</text:p>
              </table:table-cell>
              <table:table-cell table:style-name="Taula11.C1" office:value-type="string">
                <text:p text:style-name="P36">Descripció</text:p>
              </table:table-cell>
            </table:table-row>
          </table:table-header-rows>
          <table:table-row table:style-name="Taula11.1">
            <table:table-cell table:style-name="Taula11.A2" office:value-type="string">
              <text:p text:style-name="P27">id</text:p>
            </table:table-cell>
            <table:table-cell table:style-name="Taula11.B2" office:value-type="string">
              <text:p text:style-name="P28">Obligatori</text:p>
            </table:table-cell>
            <table:table-cell table:style-name="Taula11.C2" office:value-type="string">
              <text:p text:style-name="P25"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/text:p>
            </table:table-cell>
          </table:table-row>
          <table:table-row table:style-name="Taula11.1">
            <table:table-cell table:style-name="Taula11.A3" office:value-type="string">
              <text:p text:style-name="P26">titulo</text:p>
            </table:table-cell>
            <table:table-cell table:style-name="Taula11.B3" office:value-type="string">
              <text:p text:style-name="P28">Obligatori</text:p>
            </table:table-cell>
            <table:table-cell table:style-name="Taula11.C3" office:value-type="string">
              <text:p text:style-name="P23"><text:span text:style-name="T34">Títol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/text:p>
            </table:table-cell>
          </table:table-row>
          <table:table-row table:style-name="Taula11.1">
            <table:table-cell table:style-name="Taula11.A4" office:value-type="string">
              <text:p text:style-name="P26">orden</text:p>
            </table:table-cell>
            <table:table-cell table:style-name="Taula11.B4" office:value-type="string">
              <text:p text:style-name="P28">Obligatori</text:p>
            </table:table-cell>
            <table:table-cell table:style-name="Taula11.C4" office:value-type="string">
              <text:p text:style-name="P34"><text:span text:style-name="T34">Número</text:span><text:span text:style-name="T36"> </text:span><text:span text:style-name="T34">d</text:span><text:span text:style-name="T36">’</text:span><text:span text:style-name="T34">ordre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/text:p>
            </table:table-cell>
          </table:table-row>
          <table:table-row table:style-name="Taula11.1">
            <table:table-cell table:style-name="Taula11.A5" office:value-type="string">
              <text:p text:style-name="P26">Actividades</text:p>
            </table:table-cell>
            <table:table-cell table:style-name="Taula11.B5" office:value-type="string">
              <text:p text:style-name="P28">Opcional</text:p>
            </table:table-cell>
            <table:table-cell table:style-name="Taula11.C5" office:value-type="string">
              <text:p text:style-name="P25"><text:span text:style-name="T34">Activitats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/text:p>
            </table:table-cell>
          </table:table-row>
        </table:table>
        <text:p text:style-name="Standard"/>
        <text:p text:style-name="Standard"><text:span text:style-name="T5">Actividades</text:span><text:span text:style-name="T2"> </text:span>està<text:span text:style-name="T2"> </text:span>composat<text:span text:style-name="T2"> </text:span>per<text:span text:style-name="T2"> </text:span>un<text:span text:style-name="T2"> </text:span>conjunt<text:span text:style-name="T2"> </text:span>d<text:span text:style-name="T2">’</text:span><text:span text:style-name="T5">actividad</text:span></text:p>
        <text:p text:style-name="P7"/>
        <text:p text:style-name="Standard"><text:span text:style-name="T2"><text:s text:c="27"/></text:span>&lt;actividades&gt;</text:p>
        <text:p text:style-name="Standard"><text:span text:style-name="T2"><text:s text:c="30"/></text:span>&lt;actividad&gt;</text:p>
        <text:p text:style-name="Standard"><text:span text:style-name="T2"><text:s text:c="33"/></text:span>&lt;id&gt;1&lt;/id&gt;</text:p>
        <text:p text:style-name="Standard"><text:span text:style-name="T2"><text:s text:c="33"/></text:span>&lt;titulo&gt;Activitat<text:span text:style-name="T2"> </text:span>1&lt;/titulo&gt;</text:p>
        <text:p text:style-name="Standard"><text:span text:style-name="T2"><text:s text:c="33"/></text:span>&lt;orden&gt;1&lt;/orden&gt;</text:p>
        <text:p text:style-name="Standard"><text:span text:style-name="T2"><text:s text:c="30"/></text:span>&lt;/actividad&gt;</text:p>
        <text:p text:style-name="Standard"><text:span text:style-name="T2"><text:s text:c="30"/></text:span>&lt;actividad&gt;</text:p>
        <text:p text:style-name="Standard"><text:soft-page-break/><text:span text:style-name="T2"><text:s text:c="33"/></text:span>&lt;id&gt;2&lt;/id&gt;</text:p>
        <text:p text:style-name="Standard"><text:span text:style-name="T2"><text:s text:c="33"/></text:span>&lt;titulo&gt;Activitat<text:span text:style-name="T2"> </text:span>2&lt;/titulo&gt;</text:p>
        <text:p text:style-name="Standard"><text:span text:style-name="T2"><text:s text:c="33"/></text:span>&lt;orden&gt;2&lt;/orden&gt;</text:p>
        <text:p text:style-name="Standard"><text:span text:style-name="T2"><text:s text:c="30"/></text:span>&lt;/actividad&gt;</text:p>
        <text:p text:style-name="Standard"><text:span text:style-name="T2"><text:s text:c="27"/></text:span>&lt;/actividades&gt;</text:p>
        <text:p text:style-name="P7"/>
        <text:p text:style-name="P7"/>
        <text:p text:style-name="Standard"><text:span text:style-name="T5">Actividad</text:span><text:span text:style-name="T7"> </text:span>té<text:span text:style-name="T2"> </text:span>els<text:span text:style-name="T2"> </text:span>camps<text:span text:style-name="T2"> </text:span>següents:</text:p>
        <text:p text:style-name="Standard"/>
        <table:table table:name="Taula12" table:style-name="Taula12">
          <table:table-column table:style-name="Taula12.A"/>
          <table:table-column table:style-name="Taula12.B"/>
          <table:table-column table:style-name="Taula12.C"/>
          <table:table-header-rows>
            <table:table-row table:style-name="Taula12.1">
              <table:table-cell table:style-name="Taula12.A1" office:value-type="string">
                <text:p text:style-name="P36">Nom</text:p>
              </table:table-cell>
              <table:table-cell table:style-name="Taula12.A1" office:value-type="string">
                <text:p text:style-name="P36">Tipus</text:p>
              </table:table-cell>
              <table:table-cell table:style-name="Taula12.C1" office:value-type="string">
                <text:p text:style-name="P36">Descripció</text:p>
              </table:table-cell>
            </table:table-row>
          </table:table-header-rows>
          <table:table-row table:style-name="Taula12.1">
            <table:table-cell table:style-name="Taula12.A2" office:value-type="string">
              <text:p text:style-name="P27">id</text:p>
            </table:table-cell>
            <table:table-cell table:style-name="Taula12.B2" office:value-type="string">
              <text:p text:style-name="P28">Obligatori</text:p>
            </table:table-cell>
            <table:table-cell table:style-name="Taula12.C2" office:value-type="string">
              <text:p text:style-name="P25"><text:span text:style-name="T34">I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.</text:span></text:p>
            </table:table-cell>
          </table:table-row>
          <table:table-row table:style-name="Taula12.1">
            <table:table-cell table:style-name="Taula12.A3" office:value-type="string">
              <text:p text:style-name="P26">titulo</text:p>
            </table:table-cell>
            <table:table-cell table:style-name="Taula12.B3" office:value-type="string">
              <text:p text:style-name="P28">Obligatori</text:p>
            </table:table-cell>
            <table:table-cell table:style-name="Taula12.C3" office:value-type="string">
              <text:p text:style-name="P23"><text:span text:style-name="T34">Títol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.</text:span></text:p>
            </table:table-cell>
          </table:table-row>
          <table:table-row table:style-name="Taula12.1">
            <table:table-cell table:style-name="Taula12.A4" office:value-type="string">
              <text:p text:style-name="P26">orden</text:p>
            </table:table-cell>
            <table:table-cell table:style-name="Taula12.B4" office:value-type="string">
              <text:p text:style-name="P28">Obligatori</text:p>
            </table:table-cell>
            <table:table-cell table:style-name="Taula12.C4" office:value-type="string">
              <text:p text:style-name="P34"><text:span text:style-name="T34">Número</text:span><text:span text:style-name="T36"> </text:span><text:span text:style-name="T34">d</text:span><text:span text:style-name="T36">’</text:span><text:span text:style-name="T34">ordre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.</text:span></text:p>
            </table:table-cell>
          </table:table-row>
        </table:table>
        <text:p text:style-name="Standard"/>
        <text:h text:style-name="Heading_20_4" text:outline-level="4">Exemples</text:h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Standard"/>
        <text:p text:style-name="Standard">&lt;?xml<text:span text:style-name="T2"> </text:span>version="1.0"<text:span text:style-name="T2"> </text:span>encoding="utf-8"?&gt;</text:p>
        <text:p text:style-name="Standard">&lt;soapenv:Envelope<text:span text:style-name="T2"> </text:span>xmlns:soapenv="http://schemas.xmlsoap.org/soap/envelope/"<text:span text:style-name="T2"> </text:span>xmlns:est="http://educacio.gencat.cat/agora/estructuralibros/"&gt;</text:p>
        <text:p text:style-name="Standard"><text:span text:style-name="T2"><text:s text:c="3"/></text:span>&lt;soapenv:Header&gt;</text:p>
        <text:p text:style-name="Standard"><text:span text:style-name="T2"><text:s text:c="6"/></text:span>&lt;est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est:User&gt;S1mul4d0r&lt;/est:User&gt;</text:p>
        <text:p text:style-name="Standard"><text:span text:style-name="T2"><text:s text:c="9"/></text:span>&lt;!--Optional:--&gt;</text:p>
        <text:p text:style-name="Standard"><text:span text:style-name="T2"><text:s text:c="9"/></text:span>&lt;est:Password&gt;ed1t0r14l&lt;/est:Password&gt;</text:p>
        <text:p text:style-name="Standard"><text:span text:style-name="T2"><text:s text:c="6"/></text:span>&lt;/est:WSEAuthenticateHeader&gt;</text:p>
        <text:p text:style-name="Standard"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est:ObtenerEstructura&gt;</text:p>
        <text:p text:style-name="Standard"><text:span text:style-name="T2"><text:s text:c="9"/></text:span>&lt;est:ISBN&gt;6666666666&lt;/est:ISBN&gt;</text:p>
        <text:p text:style-name="Standard"><text:span text:style-name="T2"><text:s text:c="6"/></text:span>&lt;/est:ObtenerEstructura&gt;</text:p>
        <text:p text:style-name="Standard"><text:span text:style-name="T2"><text:s text:c="3"/></text:span>&lt;/soapenv:Body&gt;</text:p>
        <text:p text:style-name="Standard">&lt;/soapenv:Envelope&gt;</text:p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</text:span><text:span text:style-name="T7"> </text:span><text:span text:style-name="T5">la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Standard"/>
        <text:p text:style-name="Standard">&lt;SOAP-ENV:Envelope<text:span text:style-name="T2"> </text:span>xmlns:SOAP-ENV="http://schemas.xmlsoap.org/soap/envelope/"<text:span text:style-name="T2"> </text:span>xmlns:ns1="http://educacio.gencat.cat/agora/estructuralibros/"&gt;</text:p>
        <text:p text:style-name="Standard"><text:span text:style-name="T2"><text:s text:c="3"/></text:span>&lt;SOAP-ENV:Body&gt;</text:p>
        <text:p text:style-name="Standard"><text:span text:style-name="T2"><text:s text:c="6"/></text:span>&lt;ObtenerEstructuraResponse&gt;</text:p>
        <text:p text:style-name="Standard"><text:span text:style-name="T2"><text:s text:c="9"/></text:span>&lt;ObtenerEstructuraResult&gt;</text:p>
        <text:p text:style-name="Standard"><text:span text:style-name="T2"><text:s text:c="12"/></text:span>&lt;Libros&gt;</text:p>
        <text:p text:style-name="Standard"><text:span text:style-name="T2"><text:s text:c="15"/></text:span>&lt;libro&gt;</text:p>
        <text:p text:style-name="Standard"><text:span text:style-name="T2"><text:s text:c="18"/></text:span>&lt;ISBN&gt;6666666666&lt;/ISBN&gt;</text:p>
        <text:p text:style-name="Standard"><text:span text:style-name="T2"><text:s text:c="18"/></text:span>&lt;titulo&gt;Llibre<text:span text:style-name="T2"> </text:span>continguts<text:span text:style-name="T2"> </text:span>remot<text:span text:style-name="T2"> </text:span>amb<text:span text:style-name="T2"> </text:span>dues<text:span text:style-name="T2"> </text:span>activitats&lt;/titulo&gt;</text:p>
        <text:p text:style-name="Standard"><text:span text:style-name="T2"><text:s text:c="18"/></text:span>&lt;nivel&gt;2ESO&lt;/nivel&gt;</text:p>
        <text:p text:style-name="Standard"><text:span text:style-name="T2"><text:s text:c="18"/></text:span>&lt;formato&gt;webcontent&lt;/formato&gt;</text:p>
        <text:p text:style-name="Standard"><text:span text:style-name="T2"><text:s text:c="18"/></text:span>&lt;unidades&gt;</text:p>
        <text:p text:style-name="Standard"><text:span text:style-name="T2"><text:s text:c="21"/></text:span>&lt;unidad&gt;</text:p>
        <text:p text:style-name="Standard"><text:span text:style-name="T2"><text:s text:c="24"/></text:span>&lt;id&gt;1&lt;/id&gt;</text:p>
        <text:p text:style-name="Standard"><text:soft-page-break/><text:span text:style-name="T2"><text:s text:c="24"/></text:span>&lt;titulo&gt;Unitat<text:span text:style-name="T2"> </text:span>1&lt;/titulo&gt;</text:p>
        <text:p text:style-name="Standard"><text:span text:style-name="T2"><text:s text:c="24"/></text:span>&lt;orden&gt;1&lt;/orden&gt;</text:p>
        <text:p text:style-name="Standard"><text:span text:style-name="T2"><text:s text:c="24"/></text:span>&lt;actividades&gt;</text:p>
        <text:p text:style-name="Standard"><text:span text:style-name="T2"><text:s text:c="27"/></text:span>&lt;actividad&gt;</text:p>
        <text:p text:style-name="Standard"><text:span text:style-name="T2"><text:s text:c="30"/></text:span>&lt;id&gt;1&lt;/id&gt;</text:p>
        <text:p text:style-name="Standard"><text:span text:style-name="T2"><text:s text:c="30"/></text:span>&lt;titulo&gt;Activitat<text:span text:style-name="T2"> </text:span>1&lt;/titulo&gt;</text:p>
        <text:p text:style-name="Standard"><text:span text:style-name="T2"><text:s text:c="30"/></text:span>&lt;orden&gt;1&lt;/orden&gt;</text:p>
        <text:p text:style-name="Standard"><text:span text:style-name="T2"><text:s text:c="27"/></text:span>&lt;/actividad&gt;</text:p>
        <text:p text:style-name="Standard"><text:span text:style-name="T2"><text:s text:c="27"/></text:span>&lt;actividad&gt;</text:p>
        <text:p text:style-name="Standard"><text:span text:style-name="T2"><text:s text:c="30"/></text:span>&lt;id&gt;2&lt;/id&gt;</text:p>
        <text:p text:style-name="Standard"><text:span text:style-name="T2"><text:s text:c="30"/></text:span>&lt;titulo&gt;Activitat<text:span text:style-name="T2"> </text:span>2&lt;/titulo&gt;</text:p>
        <text:p text:style-name="Standard"><text:span text:style-name="T2"><text:s text:c="30"/></text:span>&lt;orden&gt;2&lt;/orden&gt;</text:p>
        <text:p text:style-name="Standard"><text:span text:style-name="T2"><text:s text:c="27"/></text:span>&lt;/actividad&gt;</text:p>
        <text:p text:style-name="Standard"><text:span text:style-name="T2"><text:s text:c="24"/></text:span>&lt;/actividades&gt;</text:p>
        <text:p text:style-name="Standard"><text:span text:style-name="T2"><text:s text:c="21"/></text:span>&lt;/unidad&gt;</text:p>
        <text:p text:style-name="Standard"><text:span text:style-name="T2"><text:s text:c="21"/></text:span>&lt;unidad&gt;</text:p>
        <text:p text:style-name="Standard"><text:span text:style-name="T2"><text:s text:c="24"/></text:span>&lt;id&gt;2&lt;/id&gt;</text:p>
        <text:p text:style-name="Standard"><text:span text:style-name="T2"><text:s text:c="24"/></text:span>&lt;titulo&gt;Unitat<text:span text:style-name="T2"> </text:span>2&lt;/titulo&gt;</text:p>
        <text:p text:style-name="Standard"><text:span text:style-name="T2"><text:s text:c="24"/></text:span>&lt;orden&gt;2&lt;/orden&gt;</text:p>
        <text:p text:style-name="Standard"><text:span text:style-name="T2"><text:s text:c="24"/></text:span>&lt;actividades&gt;</text:p>
        <text:p text:style-name="Standard"><text:span text:style-name="T2"><text:s text:c="27"/></text:span>&lt;actividad&gt;</text:p>
        <text:p text:style-name="Standard"><text:span text:style-name="T2"><text:s text:c="30"/></text:span>&lt;id&gt;1&lt;/id&gt;</text:p>
        <text:p text:style-name="Standard"><text:span text:style-name="T2"><text:s text:c="30"/></text:span>&lt;titulo&gt;Activitat<text:span text:style-name="T2"> </text:span>1&lt;/titulo&gt;</text:p>
        <text:p text:style-name="Standard"><text:span text:style-name="T2"><text:s text:c="30"/></text:span>&lt;orden&gt;1&lt;/orden&gt;</text:p>
        <text:p text:style-name="Standard"><text:span text:style-name="T2"><text:s text:c="27"/></text:span>&lt;/actividad&gt;</text:p>
        <text:p text:style-name="Standard"><text:span text:style-name="T2"><text:s text:c="27"/></text:span>&lt;actividad&gt;</text:p>
        <text:p text:style-name="Standard"><text:span text:style-name="T2"><text:s text:c="30"/></text:span>&lt;id&gt;2&lt;/id&gt;</text:p>
        <text:p text:style-name="Standard"><text:span text:style-name="T2"><text:s text:c="30"/></text:span>&lt;titulo&gt;Activitat<text:span text:style-name="T2"> </text:span>2&lt;/titulo&gt;</text:p>
        <text:p text:style-name="Standard"><text:span text:style-name="T2"><text:s text:c="30"/></text:span>&lt;orden&gt;2&lt;/orden&gt;</text:p>
        <text:p text:style-name="Standard"><text:span text:style-name="T2"><text:s text:c="27"/></text:span>&lt;/actividad&gt;</text:p>
        <text:p text:style-name="Standard"><text:span text:style-name="T2"><text:s text:c="24"/></text:span>&lt;/actividades&gt;</text:p>
        <text:p text:style-name="Standard"><text:span text:style-name="T2"><text:s text:c="21"/></text:span>&lt;/unidad&gt;</text:p>
        <text:p text:style-name="Standard"><text:span text:style-name="T2"><text:s text:c="18"/></text:span>&lt;/unidades&gt;</text:p>
        <text:p text:style-name="Standard"><text:span text:style-name="T2"><text:s text:c="15"/></text:span>&lt;/libro&gt;</text:p>
        <text:p text:style-name="Standard"><text:span text:style-name="T2"><text:s text:c="12"/></text:span>&lt;/Libros&gt;</text:p>
        <text:p text:style-name="Standard"><text:span text:style-name="T2"><text:s text:c="12"/></text:span>&lt;Codigo&gt;1&lt;/Codigo&gt;</text:p>
        <text:p text:style-name="Standard"><text:span text:style-name="T2"><text:s text:c="12"/></text:span>&lt;Descripcion&gt;procés<text:span text:style-name="T2"> </text:span>correcte&lt;/Descripcion&gt;</text:p>
        <text:p text:style-name="Standard"><text:span text:style-name="T2"><text:s text:c="9"/></text:span>&lt;/ObtenerEstructuraResult&gt;</text:p>
        <text:p text:style-name="Standard"><text:span text:style-name="T2"><text:s text:c="6"/></text:span>&lt;/ObtenerEstructuraResponse&gt;</text:p>
        <text:p text:style-name="Standard"><text:span text:style-name="T2"><text:s text:c="3"/></text:span>&lt;/SOAP-ENV:Body&gt;</text:p>
        <text:p text:style-name="Standard">&lt;/SOAP-ENV:Envelope&gt;</text:p>
        <text:p text:style-name="P50"/>
        <text:h text:style-name="Heading_20_3" text:outline-level="3">Definició<text:span text:style-name="T2"> </text:span>WSDL</text:h>
        <text:p text:style-name="P13">La<text:span text:style-name="T2"> </text:span>darrera<text:span text:style-name="T2"> </text:span>versió<text:span text:style-name="T2"> d'aquest WSDL es pot consultar i descarregar des del fitxer </text:span><text:span text:style-name="T8">wsBooksStructure.wsdl</text:span><text:span text:style-name="T2"> que es troba dins de l'apartat WSDL referenciat a la secció Enllaços d'interés del present document.</text:span></text:p>
        <text:p text:style-name="Standard"/>
        <text:p text:style-name="P37"><text:span text:style-name="T43">&lt;?xml</text:span><text:span text:style-name="T44"> </text:span><text:span text:style-name="T43">version="1.0"</text:span><text:span text:style-name="T44"> </text:span><text:span text:style-name="T43">encoding="UTF-8"?&gt;</text:span></text:p>
        <text:p text:style-name="P37"><text:span text:style-name="T43">&lt;wsdl:definitions</text:span><text:span text:style-name="T44"> </text:span><text:span text:style-name="T43">xmlns:wsdl="http://schemas.xmlsoap.org/wsdl/"</text:span><text:span text:style-name="T44"> </text:span><text:span text:style-name="T43">xmlns:xs="http://www.w3.org/2001/XMLSchema"</text:span><text:span text:style-name="T44"> </text:span><text:span text:style-name="T43">xmlns:soap="http://schemas.xmlsoap.org/wsdl/soap/"</text:span><text:span text:style-name="T44"> </text:span><text:span text:style-name="T43">xmlns:tns="http://educacio.gencat.cat/agora/estructuralibros/"</text:span><text:span text:style-name="T44"> </text:span><text:span text:style-name="T43">targetNamespace="http://educacio.gencat.cat/agora/estructuralibros/"&gt;</text:span></text:p>
        <text:p text:style-name="P38">&lt;wsdl:types&gt;</text:p>
        <text:p text:style-name="P37"><text:span text:style-name="T43">&lt;xs:schema</text:span><text:span text:style-name="T44"> </text:span><text:span text:style-name="T43">elementFormDefault="qualified"</text:span><text:span text:style-name="T44"> </text:span><text:span text:style-name="T43">targetNamespace="http://educacio.gencat.cat/agora/estructuralibros/"&gt;</text:span></text:p>
        <text:p text:style-name="P37"><text:span text:style-name="T43">&lt;xs:complexType</text:span><text:span text:style-name="T44"> </text:span><text:span text:style-name="T43">name="Actividad"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id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titulo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orden"</text:span><text:span text:style-name="T44"> </text:span><text:span text:style-name="T43">type="xs:int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7"><text:span text:style-name="T43">&lt;xs:complexType</text:span><text:span text:style-name="T44"> </text:span><text:span text:style-name="T43">name="Actividades"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unbounded"</text:span><text:span text:style-name="T44"> </text:span><text:span text:style-name="T43">name="actividad"</text:span><text:span text:style-name="T44"> </text:span><text:span text:style-name="T43">type="tns:Actividad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7"><text:span text:style-name="T43">&lt;xs:complexType</text:span><text:span text:style-name="T44"> </text:span><text:span text:style-name="T43">name="Unidad"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id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titulo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orden"</text:span><text:span text:style-name="T44"> </text:span><text:span text:style-name="T43">type="xs:int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actividades"</text:span><text:span text:style-name="T44"> </text:span><text:span text:style-name="T43">type="tns:Actividades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7"><text:span text:style-name="T43">&lt;xs:complexType</text:span><text:span text:style-name="T44"> </text:span><text:span text:style-name="T43">name="Unidades"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unbounded"</text:span><text:span text:style-name="T44"> </text:span><text:span text:style-name="T43">name="unidad"</text:span><text:span text:style-name="T44"> </text:span><text:span text:style-name="T43">type="tns:Unidad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7"><text:span text:style-name="T43">&lt;xs:complexType</text:span><text:span text:style-name="T44"> </text:span><text:span text:style-name="T43">name="libro"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ISBN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titulo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nivel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formato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unidades"</text:span><text:span text:style-name="T44"> </text:span><text:span text:style-name="T43">type="tns:Unidades"</text:span><text:span text:style-name="T44"> </text:span><text:span text:style-name="T43">/&gt;</text:span></text:p>
        <text:p text:style-name="P37"><text:span text:style-name="T43">&lt;</text:span><text:span text:style-name="T43">/xs:sequence&gt;</text:span></text:p>
        <text:p text:style-name="P38">&lt;/xs:complexType&gt;</text:p>
        <text:p text:style-name="P37"><text:span text:style-name="T43">&lt;xs:complexType</text:span><text:span text:style-name="T44"> </text:span><text:span text:style-name="T43">name="libros"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unbounded"</text:span><text:span text:style-name="T44"> </text:span><text:span text:style-name="T43">name="libro"</text:span><text:span text:style-name="T44"> </text:span><text:span text:style-name="T43">type="tns:libro"</text:span><text:span text:style-name="T44"> </text:span><text:span text:style-name="T43">/&gt;</text:span></text:p>
        <text:p text:style-name="P38">&lt;/xs:sequence&gt;</text:p>
        <text:p text:style-name="P37"><text:span text:style-name="T43">&lt;</text:span><text:span text:style-name="T43">/xs:complexType&gt;</text:span></text:p>
        <text:p text:style-name="P37"><text:span text:style-name="T43">&lt;xs:element</text:span><text:span text:style-name="T44"> </text:span><text:span text:style-name="T43">name="WSEAuthenticateHeader"</text:span><text:span text:style-name="T44"> </text:span><text:span text:style-name="T43">type="tns:WSEAuthenticateHeader"</text:span><text:span text:style-name="T44"> </text:span><text:span text:style-name="T43">/&gt;</text:span></text:p>
        <text:p text:style-name="P37"><text:span text:style-name="T43">&lt;xs:complexType</text:span><text:span text:style-name="T44"> </text:span><text:span text:style-name="T43">name="WSEAuthenticateHeader"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User"</text:span><text:span text:style-name="T44"> </text:span><text:span text:style-name="T43">type="xs:string"</text:span><text:span text:style-name="T44"> </text:span><text:span text:style-name="T43">/&gt;</text:span></text:p>
        <text:p text:style-name="P37"><text:soft-page-break/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Password"</text:span><text:span text:style-name="T44"> </text:span><text:span text:style-name="T43">type="xs:string"</text:span><text:span text:style-name="T44"> </text:span><text:span text:style-name="T43">/&gt;</text:span></text:p>
        <text:p text:style-name="P38">&lt;/xs:sequence&gt;</text:p>
        <text:p text:style-name="P37"><text:span text:style-name="T43">&lt;xs:anyAttribute</text:span><text:span text:style-name="T44"> </text:span><text:span text:style-name="T43">/&gt;</text:span></text:p>
        <text:p text:style-name="P38">&lt;/xs:complexType&gt;</text:p>
        <text:p text:style-name="P37"><text:span text:style-name="T43">&lt;xs:element</text:span><text:span text:style-name="T44"> </text:span><text:span text:style-name="T43">name="ObtenerEstructura"&gt;</text:span></text:p>
        <text:p text:style-name="P38">&lt;xs:complexType&gt;</text:p>
        <text:p text:style-name="P38">&lt;xs:sequence&gt;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ISBN"</text:span><text:span text:style-name="T44"> </text:span><text:span text:style-name="T43">type="xs:string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7"><text:span text:style-name="T43">&lt;</text:span><text:span text:style-name="T43">/xs:element&gt;</text:span></text:p>
        <text:p text:style-name="P37"><text:span text:style-name="T43">&lt;xs:element</text:span><text:span text:style-name="T44"> </text:span><text:span text:style-name="T43">name="ObtenerEstructuraResponse"&gt;</text:span></text:p>
        <text:p text:style-name="P38">&lt;xs:complexType&gt;</text:p>
        <text:p text:style-name="P38">&lt;xs:sequence&gt;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ObtenerEstructuraResult"</text:span><text:span text:style-name="T44"> </text:span><text:span text:style-name="T43">type="tns:EstructuraLibro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7"><text:span text:style-name="T43">&lt;</text:span><text:span text:style-name="T43">/xs:element&gt;</text:span></text:p>
        <text:p text:style-name="P37"><text:span text:style-name="T43">&lt;xs:complexType</text:span><text:span text:style-name="T44"> </text:span><text:span text:style-name="T43">name="EstructuraLibro"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Libros"</text:span><text:span text:style-name="T44"> </text:span><text:span text:style-name="T43">type="tns:libros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Codigo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Descripcion"</text:span><text:span text:style-name="T44"> </text:span><text:span text:style-name="T43">type="xs:string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7"><text:span text:style-name="T43">&lt;xs:element</text:span><text:span text:style-name="T44"> </text:span><text:span text:style-name="T43">name="ObtenerTodos"&gt;</text:span></text:p>
        <text:p text:style-name="P38">&lt;xs:complexType&gt;</text:p>
        <text:p text:style-name="P38">&lt;xs:sequence&gt;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IdCentro"</text:span><text:span text:style-name="T44"> </text:span><text:span text:style-name="T43">type="xs:string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7"><text:span text:style-name="T43">&lt;</text:span><text:span text:style-name="T43">/xs:element&gt;</text:span></text:p>
        <text:p text:style-name="P37"><text:span text:style-name="T43">&lt;</text:span><text:span text:style-name="T43">xs:element</text:span><text:span text:style-name="T44"> </text:span><text:span text:style-name="T43">name="ObtenerTodosResponse"&gt;</text:span></text:p>
        <text:p text:style-name="P38">&lt;xs:complexType&gt;</text:p>
        <text:p text:style-name="P38">&lt;xs:sequence&gt;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ObtenerTodosResult"</text:span><text:span text:style-name="T44"> </text:span><text:span text:style-name="T43">type="tns:EstructuraCatalogo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8">&lt;/xs:element&gt;</text:p>
        <text:p text:style-name="P37"><text:span text:style-name="T43">&lt;xs:complexType</text:span><text:span text:style-name="T44"> </text:span><text:span text:style-name="T43">name="EstructuraCatalogo"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Catalogo"&gt;</text:span></text:p>
        <text:p text:style-name="P37"><text:span text:style-name="T43">&lt;</text:span><text:span text:style-name="T43">xs:complexType&gt;</text:span></text:p>
        <text:p text:style-name="P38">&lt;xs:sequence&gt;</text:p>
        <text:p text:style-name="P37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libros"</text:span><text:span text:style-name="T44"> </text:span><text:span text:style-name="T43">type="tns:libros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8">&lt;/xs:element&gt;</text:p>
        <text:p text:style-name="P37"><text:span text:style-name="T43">&lt;</text:span><text:span text:style-name="T43">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Codigo"</text:span><text:span text:style-name="T44"> </text:span><text:span text:style-name="T43">type="xs:string"</text:span><text:span text:style-name="T44"> </text:span><text:span text:style-name="T43">/&gt;</text:span></text:p>
        <text:p text:style-name="P37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Descripcion"</text:span><text:span text:style-name="T44"> </text:span><text:span text:style-name="T43">type="xs:string"</text:span><text:span text:style-name="T44"> </text:span><text:span text:style-name="T43">/&gt;</text:span></text:p>
        <text:p text:style-name="P38">&lt;/xs:sequence&gt;</text:p>
        <text:p text:style-name="P38">&lt;/xs:complexType&gt;</text:p>
        <text:p text:style-name="P37"><text:span text:style-name="T43">&lt;xs:complexType</text:span><text:span text:style-name="T44"> </text:span><text:span text:style-name="T43">name="DetallesError"&gt;</text:span></text:p>
        <text:p text:style-name="P37"><text:span text:style-name="T43">&lt;</text:span><text:span text:style-name="T43">xs:annotation&gt;</text:span></text:p>
        <text:p text:style-name="P37"><text:span text:style-name="T43">&lt;xs:documentation&gt;Detalles</text:span><text:span text:style-name="T44"> </text:span><text:span text:style-name="T43">del</text:span><text:span text:style-name="T44"> </text:span><text:span text:style-name="T43">motivo</text:span><text:span text:style-name="T44"> </text:span><text:span text:style-name="T43">del</text:span><text:span text:style-name="T44"> </text:span><text:span text:style-name="T43">error</text:span><text:span text:style-name="T44"> </text:span><text:span text:style-name="T43">producido</text:span><text:span text:style-name="T44"> </text:span><text:span text:style-name="T43">en</text:span><text:span text:style-name="T44"> </text:span><text:span text:style-name="T43">el</text:span><text:span text:style-name="T44"> </text:span><text:span text:style-name="T43">tratamient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realizado&lt;/xs:documentation&gt;</text:span></text:p>
        <text:p text:style-name="P38">&lt;/xs:annotation&gt;</text:p>
        <text:p text:style-name="P38">&lt;xs:sequence&gt;</text:p>
        <text:p text:style-name="P37"><text:span text:style-name="T43">&lt;xs:element</text:span><text:span text:style-name="T44"> </text:span><text:span text:style-name="T43">name="Codigo"</text:span><text:span text:style-name="T44"> </text:span><text:span text:style-name="T43">type="xs:int"&gt;</text:span></text:p>
        <text:p text:style-name="P37"><text:span text:style-name="T43">&lt;</text:span><text:span text:style-name="T43">xs:annotation&gt;</text:span></text:p>
        <text:p text:style-name="P37"><text:soft-page-break/><text:span text:style-name="T43">&lt;xs:documentation&gt;C</text:span><text:span text:style-name="T44">򣨧</text:span><text:span text:style-name="T43">o</text:span><text:span text:style-name="T44"> </text:span><text:span text:style-name="T43">del</text:span><text:span text:style-name="T44"> </text:span><text:span text:style-name="T43">error&lt;/xs:documentation&gt;</text:span></text:p>
        <text:p text:style-name="P38">&lt;/xs:annotation&gt;</text:p>
        <text:p text:style-name="P38">&lt;/xs:element&gt;</text:p>
        <text:p text:style-name="P37"><text:span text:style-name="T43">&lt;xs:element</text:span><text:span text:style-name="T44"> </text:span><text:span text:style-name="T43">name="Descripcion"</text:span><text:span text:style-name="T44"> </text:span><text:span text:style-name="T43">type="xs:string"&gt;</text:span></text:p>
        <text:p text:style-name="P37"><text:span text:style-name="T43">&lt;</text:span><text:span text:style-name="T43">xs:annotation&gt;</text:span></text:p>
        <text:p text:style-name="P37"><text:span text:style-name="T43">&lt;xs:documentation&gt;Descripci</text:span><text:span text:style-name="T44">򬟤</text:span><text:span text:style-name="T43">etallada</text:span><text:span text:style-name="T44"> </text:span><text:span text:style-name="T43">del</text:span><text:span text:style-name="T44"> </text:span><text:span text:style-name="T43">error&lt;/xs:documentation&gt;</text:span></text:p>
        <text:p text:style-name="P38">&lt;/xs:annotation&gt;</text:p>
        <text:p text:style-name="P38">&lt;/xs:element&gt;</text:p>
        <text:p text:style-name="P37"><text:span text:style-name="T43">&lt;xs:element</text:span><text:span text:style-name="T44"> </text:span><text:span text:style-name="T43">name="Observaciones"</text:span><text:span text:style-name="T44"> </text:span><text:span text:style-name="T43">minOccurs="0"&gt;</text:span></text:p>
        <text:p text:style-name="P38">&lt;xs:annotation&gt;</text:p>
        <text:p text:style-name="P37"><text:span text:style-name="T43">&lt;</text:span><text:span text:style-name="T43">xs:documentation&gt;Observaciones/descripci</text:span><text:span text:style-name="T44">򬟡</text:span><text:span text:style-name="T43">mpliada</text:span><text:span text:style-name="T44"> </text:span><text:span text:style-name="T43">del</text:span><text:span text:style-name="T44"> </text:span><text:span text:style-name="T43">error&lt;/xs:documentation&gt;</text:span></text:p>
        <text:p text:style-name="P38">&lt;/xs:annotation&gt;</text:p>
        <text:p text:style-name="P38">&lt;/xs:element&gt;</text:p>
        <text:p text:style-name="P37"><text:span text:style-name="T43">&lt;</text:span><text:span text:style-name="T43">/xs:sequence&gt;</text:span></text:p>
        <text:p text:style-name="P37"><text:span text:style-name="T43">&lt;</text:span><text:span text:style-name="T43">/xs:complexType&gt;</text:span></text:p>
        <text:p text:style-name="P38">&lt;/xs:schema&gt;</text:p>
        <text:p text:style-name="P38">&lt;/wsdl:types&gt;</text:p>
        <text:p text:style-name="P37"><text:span text:style-name="T43">&lt;wsdl:message</text:span><text:span text:style-name="T44"> </text:span><text:span text:style-name="T43">name="ObtenerEstructuraRequest"&gt;</text:span></text:p>
        <text:p text:style-name="P37"><text:span text:style-name="T43">&lt;wsdl:part</text:span><text:span text:style-name="T44"> </text:span><text:span text:style-name="T43">name="parameters"</text:span><text:span text:style-name="T44"> </text:span><text:span text:style-name="T43">element="tns:ObtenerEstructura"</text:span><text:span text:style-name="T44"> </text:span><text:span text:style-name="T43">/&gt;</text:span></text:p>
        <text:p text:style-name="P38">&lt;/wsdl:message&gt;</text:p>
        <text:p text:style-name="P37"><text:span text:style-name="T43">&lt;wsdl:message</text:span><text:span text:style-name="T44"> </text:span><text:span text:style-name="T43">name="ObtenerEstructuraResponse"&gt;</text:span></text:p>
        <text:p text:style-name="P37"><text:span text:style-name="T43">&lt;wsdl:part</text:span><text:span text:style-name="T44"> </text:span><text:span text:style-name="T43">name="parameters"</text:span><text:span text:style-name="T44"> </text:span><text:span text:style-name="T43">element="tns:ObtenerEstructuraResponse"</text:span><text:span text:style-name="T44"> </text:span><text:span text:style-name="T43">/&gt;</text:span></text:p>
        <text:p text:style-name="P38">&lt;/wsdl:message&gt;</text:p>
        <text:p text:style-name="P37"><text:span text:style-name="T43">&lt;wsdl:message</text:span><text:span text:style-name="T44"> </text:span><text:span text:style-name="T43">name="ObtenerEstructuraWSEAuthenticateHeader"&gt;</text:span></text:p>
        <text:p text:style-name="P37"><text:span text:style-name="T43">&lt;wsdl:part</text:span><text:span text:style-name="T44"> </text:span><text:span text:style-name="T43">name="WSEAuthenticateHeader"</text:span><text:span text:style-name="T44"> </text:span><text:span text:style-name="T43">element="tns:WSEAuthenticateHeader"</text:span><text:span text:style-name="T44"> </text:span><text:span text:style-name="T43">/&gt;</text:span></text:p>
        <text:p text:style-name="P38">&lt;/wsdl:message&gt;</text:p>
        <text:p text:style-name="P37"><text:span text:style-name="T43">&lt;wsdl:message</text:span><text:span text:style-name="T44"> </text:span><text:span text:style-name="T43">name="ObtenerTodosRequest"&gt;</text:span></text:p>
        <text:p text:style-name="P37"><text:span text:style-name="T43">&lt;</text:span><text:span text:style-name="T43">wsdl:part</text:span><text:span text:style-name="T44"> </text:span><text:span text:style-name="T43">name="parameters"</text:span><text:span text:style-name="T44"> </text:span><text:span text:style-name="T43">element="tns:ObtenerTodos"</text:span><text:span text:style-name="T44"> </text:span><text:span text:style-name="T43">/&gt;</text:span></text:p>
        <text:p text:style-name="P38">&lt;/wsdl:message&gt;</text:p>
        <text:p text:style-name="P37"><text:span text:style-name="T43">&lt;</text:span><text:span text:style-name="T43">wsdl:message</text:span><text:span text:style-name="T44"> </text:span><text:span text:style-name="T43">name="ObtenerTodosResponse"&gt;</text:span></text:p>
        <text:p text:style-name="P37"><text:span text:style-name="T43">&lt;wsdl:part</text:span><text:span text:style-name="T44"> </text:span><text:span text:style-name="T43">name="parameters"</text:span><text:span text:style-name="T44"> </text:span><text:span text:style-name="T43">element="tns:ObtenerTodosResponse"</text:span><text:span text:style-name="T44"> </text:span><text:span text:style-name="T43">/&gt;</text:span></text:p>
        <text:p text:style-name="P38">&lt;/wsdl:message&gt;</text:p>
        <text:p text:style-name="P37"><text:span text:style-name="T43">&lt;wsdl:message</text:span><text:span text:style-name="T44"> </text:span><text:span text:style-name="T43">name="ObtenerTodosWSEAuthenticateHeader"&gt;</text:span></text:p>
        <text:p text:style-name="P37"><text:span text:style-name="T43">&lt;wsdl:part</text:span><text:span text:style-name="T44"> </text:span><text:span text:style-name="T43">name="WSEAuthenticateHeader"</text:span><text:span text:style-name="T44"> </text:span><text:span text:style-name="T43">element="tns:WSEAuthenticateHeader"</text:span><text:span text:style-name="T44"> </text:span><text:span text:style-name="T43">/&gt;</text:span></text:p>
        <text:p text:style-name="P38">&lt;/wsdl:message&gt;</text:p>
        <text:p text:style-name="P37"><text:span text:style-name="T43">&lt;wsdl:portType</text:span><text:span text:style-name="T44"> </text:span><text:span text:style-name="T43">name="EstructuraLibrosPort"&gt;</text:span></text:p>
        <text:p text:style-name="P37"><text:span text:style-name="T43">&lt;wsdl:operation</text:span><text:span text:style-name="T44"> </text:span><text:span text:style-name="T43">name="ObtenerEstructura"&gt;</text:span></text:p>
        <text:p text:style-name="P37"><text:span text:style-name="T43">&lt;wsdl:documentation</text:span><text:span text:style-name="T44"> </text:span><text:span text:style-name="T43">xmlns:wsdl="http://schemas.xmlsoap.org/wsdl/"&gt;</text:span></text:p>
        <text:p text:style-name="P37"><text:span text:style-name="T43">Retorna</text:span><text:span text:style-name="T44"> </text:span><text:span text:style-name="T43">el</text:span><text:span text:style-name="T44"> </text:span><text:span text:style-name="T43">indice</text:span><text:span text:style-name="T44"> </text:span><text:span text:style-name="T43">de</text:span><text:span text:style-name="T44"> </text:span><text:span text:style-name="T43">contenidos</text:span><text:span text:style-name="T44"> </text:span><text:span text:style-name="T43">de</text:span><text:span text:style-name="T44"> </text:span><text:span text:style-name="T43">un</text:span><text:span text:style-name="T44"> </text:span><text:span text:style-name="T43">libro</text:span><text:span text:style-name="T44"> </text:span><text:span text:style-name="T43">de</text:span><text:span text:style-name="T44"> </text:span><text:span text:style-name="T43">nuestro</text:span><text:span text:style-name="T44"> </text:span><text:span text:style-name="T43">catálogo.&lt;br</text:span><text:span text:style-name="T44"> </text:span><text:span text:style-name="T43">/&gt;&lt;br</text:span><text:span text:style-name="T44"> </text:span><text:span text:style-name="T43">/&gt;</text:span></text:p>
        <text:p text:style-name="P37"><text:span text:style-name="T43">Parámetros: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ISBN</text:span><text:span text:style-name="T44"> </text:span><text:span text:style-name="T43">=</text:span><text:span text:style-name="T44"> </text:span><text:span text:style-name="T43">Código</text:span><text:span text:style-name="T44"> </text:span><text:span text:style-name="T43">ISBN</text:span><text:span text:style-name="T44"> </text:span><text:span text:style-name="T43">del</text:span><text:span text:style-name="T44"> </text:span><text:span text:style-name="T43">producto</text:span><text:span text:style-name="T44"> </text:span><text:span text:style-name="T43">digital&lt;br</text:span><text:span text:style-name="T44"> </text:span><text:span text:style-name="T43">/&gt;&lt;br</text:span><text:span text:style-name="T44"> </text:span><text:span text:style-name="T43">/&gt;</text:span></text:p>
        <text:p text:style-name="P37"><text:span text:style-name="T43">Retorna: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4"><text:s/></text:span><text:span text:style-name="T43">*</text:span><text:span text:style-name="T44"> </text:span><text:span text:style-name="T43">Código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Descripción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Libros</text:span><text:span text:style-name="T44"> </text:span><text:span text:style-name="T43">(XML)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1):</text:span><text:span text:style-name="T44"> </text:span><text:span text:style-name="T43">Proceso</text:span><text:span text:style-name="T44"> </text:span><text:span text:style-name="T43">correcto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0):</text:span><text:span text:style-name="T44"> </text:span><text:span text:style-name="T43">Error</text:span><text:span text:style-name="T44"> </text:span><text:span text:style-name="T43">inesperado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3):</text:span><text:span text:style-name="T44"> </text:span><text:span text:style-name="T43">El</text:span><text:span text:style-name="T44"> </text:span><text:span text:style-name="T43">ISBN</text:span><text:span text:style-name="T44"> </text:span><text:span text:style-name="T43">del</text:span><text:span text:style-name="T44"> </text:span><text:span text:style-name="T43">producto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101):</text:span><text:span text:style-name="T44"> </text:span><text:span text:style-name="T43">Autenticación</text:span><text:span text:style-name="T44"> </text:span><text:span text:style-name="T43">incorrecta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es</text:span><text:span text:style-name="T44"> </text:span><text:span text:style-name="T43">correcto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102):</text:span><text:span text:style-name="T44"> </text:span><text:span text:style-name="T43">Autenticación</text:span><text:span text:style-name="T44"> </text:span><text:span text:style-name="T43">incorrecta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tiene</text:span><text:span text:style-name="T44"> </text:span><text:span text:style-name="T43">permisos</text:span><text:span text:style-name="T44"> </text:span><text:span text:style-name="T43">suficientes.&lt;br</text:span><text:span text:style-name="T44"> </text:span><text:span text:style-name="T43">/&gt;&lt;br</text:span><text:span text:style-name="T44"> </text:span><text:span text:style-name="T43">/&gt;</text:span></text:p>
        <text:p text:style-name="P38">&lt;/wsdl:documentation&gt;</text:p>
        <text:p text:style-name="P37"><text:span text:style-name="T43">&lt;wsdl:input</text:span><text:span text:style-name="T44"> </text:span><text:span text:style-name="T43">message="tns:ObtenerEstructuraRequest"</text:span><text:span text:style-name="T44"> </text:span><text:span text:style-name="T43">/&gt;</text:span></text:p>
        <text:p text:style-name="P37"><text:span text:style-name="T43">&lt;wsdl:output</text:span><text:span text:style-name="T44"> </text:span><text:span text:style-name="T43">message="tns:ObtenerEstructuraResponse"</text:span><text:span text:style-name="T44"> </text:span><text:span text:style-name="T43">/&gt;</text:span></text:p>
        <text:p text:style-name="P38">&lt;/wsdl:operation&gt;</text:p>
        <text:p text:style-name="P37"><text:span text:style-name="T43">&lt;wsdl:operation</text:span><text:span text:style-name="T44"> </text:span><text:span text:style-name="T43">name="ObtenerTodos"&gt;</text:span></text:p>
        <text:p text:style-name="P37"><text:span text:style-name="T43">&lt;wsdl:documentation</text:span><text:span text:style-name="T44"> </text:span><text:span text:style-name="T43">xmlns:wsdl="http://schemas.xmlsoap.org/wsdl/"&gt;</text:span></text:p>
        <text:p text:style-name="P37"><text:span text:style-name="T43">Retorna</text:span><text:span text:style-name="T44"> </text:span><text:span text:style-name="T43">todos</text:span><text:span text:style-name="T44"> </text:span><text:span text:style-name="T43">los</text:span><text:span text:style-name="T44"> </text:span><text:span text:style-name="T43">indices</text:span><text:span text:style-name="T44"> </text:span><text:span text:style-name="T43">de</text:span><text:span text:style-name="T44"> </text:span><text:span text:style-name="T43">los</text:span><text:span text:style-name="T44"> </text:span><text:span text:style-name="T43">libros</text:span><text:span text:style-name="T44"> </text:span><text:span text:style-name="T43">que</text:span><text:span text:style-name="T44"> </text:span><text:span text:style-name="T43">se</text:span><text:span text:style-name="T44"> </text:span><text:span text:style-name="T43">están</text:span><text:span text:style-name="T44"> </text:span><text:span text:style-name="T43">dados</text:span><text:span text:style-name="T44"> </text:span><text:span text:style-name="T43">de</text:span><text:span text:style-name="T44"> </text:span><text:span text:style-name="T43">alta</text:span><text:span text:style-name="T44"> </text:span><text:span text:style-name="T43">como</text:span><text:span text:style-name="T44"> </text:span><text:span text:style-name="T43">libros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4"><text:s/></text:span><text:span text:style-name="T43">accesibles</text:span><text:span text:style-name="T44"> </text:span><text:span text:style-name="T43">para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autenticado.&lt;br</text:span><text:span text:style-name="T44"> </text:span><text:span text:style-name="T43">/&gt;&lt;br</text:span><text:span text:style-name="T44"> </text:span><text:span text:style-name="T43">/&gt;</text:span></text:p>
        <text:p text:style-name="P37"><text:span text:style-name="T44"><text:s/></text:span><text:span text:style-name="T43">Retorna: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*</text:span><text:span text:style-name="T44"> </text:span><text:span text:style-name="T43">Código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Descripción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Libros</text:span><text:span text:style-name="T44"> </text:span><text:span text:style-name="T43">(XML)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1):</text:span><text:span text:style-name="T44"> </text:span><text:span text:style-name="T43">Proceso</text:span><text:span text:style-name="T44"> </text:span><text:span text:style-name="T43">correcto&lt;br</text:span><text:span text:style-name="T44"> </text:span><text:span text:style-name="T43">/&gt;</text:span></text:p>
        <text:p text:style-name="P37"><text:soft-page-break/><text:span text:style-name="T43">-</text:span><text:span text:style-name="T44"> </text:span><text:span text:style-name="T43">(0):</text:span><text:span text:style-name="T44"> </text:span><text:span text:style-name="T43">Error</text:span><text:span text:style-name="T44"> </text:span><text:span text:style-name="T43">inesperado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101):</text:span><text:span text:style-name="T44"> </text:span><text:span text:style-name="T43">Autenticación</text:span><text:span text:style-name="T44"> </text:span><text:span text:style-name="T43">incorrecta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es</text:span><text:span text:style-name="T44"> </text:span><text:span text:style-name="T43">correcto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102):</text:span><text:span text:style-name="T44"> </text:span><text:span text:style-name="T43">Autenticación</text:span><text:span text:style-name="T44"> </text:span><text:span text:style-name="T43">incorrecta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tiene</text:span><text:span text:style-name="T44"> </text:span><text:span text:style-name="T43">permisos</text:span><text:span text:style-name="T44"> </text:span><text:span text:style-name="T43">suficientes.&lt;br</text:span><text:span text:style-name="T44"> </text:span><text:span text:style-name="T43">/&gt;&lt;br</text:span><text:span text:style-name="T44"> </text:span><text:span text:style-name="T43">/&gt;&lt;/wsdl:documentation&gt;</text:span></text:p>
        <text:p text:style-name="P37"><text:span text:style-name="T43">&lt;wsdl:input</text:span><text:span text:style-name="T44"> </text:span><text:span text:style-name="T43">message="tns:ObtenerTodosRequest"</text:span><text:span text:style-name="T44"> </text:span><text:span text:style-name="T43">/&gt;</text:span></text:p>
        <text:p text:style-name="P37"><text:span text:style-name="T43">&lt;wsdl:output</text:span><text:span text:style-name="T44"> </text:span><text:span text:style-name="T43">message="tns:ObtenerTodosResponse"</text:span><text:span text:style-name="T44"> </text:span><text:span text:style-name="T43">/&gt;</text:span></text:p>
        <text:p text:style-name="P38">&lt;/wsdl:operation&gt;</text:p>
        <text:p text:style-name="P37"><text:span text:style-name="T43">&lt;</text:span><text:span text:style-name="T43">/wsdl:portType&gt;</text:span></text:p>
        <text:p text:style-name="P37"><text:span text:style-name="T43">&lt;wsdl:binding</text:span><text:span text:style-name="T44"> </text:span><text:span text:style-name="T43">name="EstructuraLibrosBinding"</text:span><text:span text:style-name="T44"> </text:span><text:span text:style-name="T43">type="tns:EstructuraLibrosPort"&gt;</text:span></text:p>
        <text:p text:style-name="P37"><text:span text:style-name="T43">&lt;soap:binding</text:span><text:span text:style-name="T44"> </text:span><text:span text:style-name="T43">transport="http://schemas.xmlsoap.org/soap/http"</text:span><text:span text:style-name="T44"> </text:span><text:span text:style-name="T43">/&gt;</text:span></text:p>
        <text:p text:style-name="P37"><text:span text:style-name="T43">&lt;wsdl:operation</text:span><text:span text:style-name="T44"> </text:span><text:span text:style-name="T43">name="ObtenerEstructura"&gt;</text:span></text:p>
        <text:p text:style-name="P37"><text:span text:style-name="T43">&lt;soap:operation</text:span><text:span text:style-name="T44"> </text:span><text:span text:style-name="T43">soapAction="ObtenerEstructura"</text:span><text:span text:style-name="T44"> </text:span><text:span text:style-name="T43">style="document"</text:span><text:span text:style-name="T44"> </text:span><text:span text:style-name="T43">/&gt;</text:span></text:p>
        <text:p text:style-name="P38">&lt;wsdl:input&gt;</text:p>
        <text:p text:style-name="P37"><text:span text:style-name="T43">&lt;soap:body</text:span><text:span text:style-name="T44"> </text:span><text:span text:style-name="T43">use="literal"</text:span><text:span text:style-name="T44"> </text:span><text:span text:style-name="T43">/&gt;</text:span></text:p>
        <text:p text:style-name="P37"><text:span text:style-name="T43">&lt;soap:header</text:span><text:span text:style-name="T44"> </text:span><text:span text:style-name="T43">message="tns:ObtenerEstructuraWSEAuthenticateHeader"</text:span><text:span text:style-name="T44"> </text:span><text:span text:style-name="T43">part="WSEAuthenticateHeader"</text:span><text:span text:style-name="T44"> </text:span><text:span text:style-name="T43">use="literal"</text:span><text:span text:style-name="T44"> </text:span><text:span text:style-name="T43">/&gt;</text:span></text:p>
        <text:p text:style-name="P38">&lt;/wsdl:input&gt;</text:p>
        <text:p text:style-name="P38">&lt;wsdl:output&gt;</text:p>
        <text:p text:style-name="P37"><text:span text:style-name="T43">&lt;soap:body</text:span><text:span text:style-name="T44"> </text:span><text:span text:style-name="T43">use="literal"</text:span><text:span text:style-name="T44"> </text:span><text:span text:style-name="T43">/&gt;</text:span></text:p>
        <text:p text:style-name="P38">&lt;/wsdl:output&gt;</text:p>
        <text:p text:style-name="P38">&lt;/wsdl:operation&gt;</text:p>
        <text:p text:style-name="P37"><text:span text:style-name="T43">&lt;wsdl:operation</text:span><text:span text:style-name="T44"> </text:span><text:span text:style-name="T43">name="ObtenerTodos"&gt;</text:span></text:p>
        <text:p text:style-name="P37"><text:span text:style-name="T43">&lt;soap:operation</text:span><text:span text:style-name="T44"> </text:span><text:span text:style-name="T43">soapAction="ObtenerTodos"</text:span><text:span text:style-name="T44"> </text:span><text:span text:style-name="T43">style="document"</text:span><text:span text:style-name="T44"> </text:span><text:span text:style-name="T43">/&gt;</text:span></text:p>
        <text:p text:style-name="P37"><text:span text:style-name="T43">&lt;</text:span><text:span text:style-name="T43">wsdl:input&gt;</text:span></text:p>
        <text:p text:style-name="P37"><text:span text:style-name="T43">&lt;soap:body</text:span><text:span text:style-name="T44"> </text:span><text:span text:style-name="T43">use="literal"</text:span><text:span text:style-name="T44"> </text:span><text:span text:style-name="T43">/&gt;</text:span></text:p>
        <text:p text:style-name="P37"><text:span text:style-name="T43">&lt;soap:header</text:span><text:span text:style-name="T44"> </text:span><text:span text:style-name="T43">message="tns:ObtenerTodosWSEAuthenticateHeader"</text:span><text:span text:style-name="T44"> </text:span><text:span text:style-name="T43">part="WSEAuthenticateHeader"</text:span><text:span text:style-name="T44"> </text:span><text:span text:style-name="T43">use="literal"</text:span><text:span text:style-name="T44"> </text:span><text:span text:style-name="T43">/&gt;</text:span></text:p>
        <text:p text:style-name="P38">&lt;/wsdl:input&gt;</text:p>
        <text:p text:style-name="P38">&lt;wsdl:output&gt;</text:p>
        <text:p text:style-name="P37"><text:span text:style-name="T43">&lt;soap:body</text:span><text:span text:style-name="T44"> </text:span><text:span text:style-name="T43">use="literal"</text:span><text:span text:style-name="T44"> </text:span><text:span text:style-name="T43">/&gt;</text:span></text:p>
        <text:p text:style-name="P38">&lt;/wsdl:output&gt;</text:p>
        <text:p text:style-name="P37"><text:span text:style-name="T43">&lt;</text:span><text:span text:style-name="T43">/wsdl:operation&gt;</text:span></text:p>
        <text:p text:style-name="P38">&lt;/wsdl:binding&gt;</text:p>
        <text:p text:style-name="P37"><text:span text:style-name="T43">&lt;wsdl:service</text:span><text:span text:style-name="T44"> </text:span><text:span text:style-name="T43">name="EstructuraLibrosService"&gt;</text:span></text:p>
        <text:p text:style-name="P37"><text:span text:style-name="T43">&lt;wsdl:port</text:span><text:span text:style-name="T44"> </text:span><text:span text:style-name="T43">name="EstructuraLibrosPort"</text:span><text:span text:style-name="T44"> </text:span><text:span text:style-name="T43">binding="tns:EstructuraLibrosBinding"&gt;</text:span></text:p>
        <text:p text:style-name="P37"><text:span text:style-name="T43">&lt;soap:address</text:span><text:span text:style-name="T44"> </text:span><text:span text:style-name="T43">location="http://mps-xtec.educat1x1.cat/ws/wsBooksStructure/wsBooksStructure.php"</text:span><text:span text:style-name="T44"> </text:span><text:span text:style-name="T43">/&gt;</text:span></text:p>
        <text:p text:style-name="P38">&lt;/wsdl:port&gt;</text:p>
        <text:p text:style-name="P37"><text:span text:style-name="T43">&lt;</text:span><text:span text:style-name="T43">/wsdl:service&gt;</text:span></text:p>
        <text:p text:style-name="P38">&lt;/wsdl:definitions&gt;</text:p>
        <text:p text:style-name="Standard"/>
        <text:h text:style-name="Heading_20_2" text:outline-level="2">Servei<text:span text:style-name="T2"> </text:span>web<text:span text:style-name="T2"> </text:span>d<text:span text:style-name="T2">’</text:span>autenticació<text:span text:style-name="T2"> </text:span>i<text:span text:style-name="T2"> </text:span>autorització</text:h>
        <text:p text:style-name="Standard"/>
        <text:p text:style-name="Standard">L<text:span text:style-name="T2">’</text:span>objectiu<text:span text:style-name="T2"> </text:span>principal<text:span text:style-name="T2"> </text:span>d<text:span text:style-name="T2">’</text:span>aquest<text:span text:style-name="T2"> </text:span>servei<text:span text:style-name="T2"> </text:span>web<text:span text:style-name="T2"> </text:span>és<text:span text:style-name="T2"> </text:span>que<text:span text:style-name="T2"> </text:span>l<text:span text:style-name="T2">’</text:span>Editorial<text:span text:style-name="T2"> </text:span>pugui<text:span text:style-name="T2"> </text:span>comprovar<text:span text:style-name="T2"> </text:span>si<text:span text:style-name="T2"> un </text:span>usuari/ària<text:span text:style-name="T2"> </text:span>pot<text:span text:style-name="T2"> </text:span>accedir<text:span text:style-name="T2"> </text:span>al<text:span text:style-name="T2"> </text:span>contingut<text:span text:style-name="T2"> </text:span>demanat.</text:p>
        <text:p text:style-name="Standard"/>
        <text:p text:style-name="Standard">Alguns<text:span text:style-name="T2"> </text:span>sistemes<text:span text:style-name="T2"> </text:span>dels<text:span text:style-name="T2"> </text:span>proveïdors<text:span text:style-name="T2"> </text:span>de<text:span text:style-name="T2"> </text:span>continguts<text:span text:style-name="T2"> </text:span>necessiten<text:span text:style-name="T2"> </text:span>establir<text:span text:style-name="T2"> </text:span>relacions<text:span text:style-name="T2"> </text:span>en<text:span text:style-name="T2"> </text:span>forma<text:span text:style-name="T2"> </text:span>de<text:span text:style-name="T2"> </text:span>grups<text:span text:style-name="T2"> </text:span>d<text:span text:style-name="T2">’</text:span>alumnat i professorat.</text:p>
        <text:p text:style-name="Standard"/>
        <text:p text:style-name="Standard">Per<text:span text:style-name="T2"> </text:span>poder<text:span text:style-name="T2"> </text:span>crear<text:span text:style-name="T2"> </text:span>en<text:span text:style-name="T2"> </text:span>el<text:span text:style-name="T2"> </text:span>sistema<text:span text:style-name="T2"> </text:span>del<text:span text:style-name="T2"> </text:span>proveïdor<text:span text:style-name="T2"> </text:span>de<text:span text:style-name="T2"> </text:span>continguts<text:span text:style-name="T2"> </text:span>aquestes<text:span text:style-name="T2"> </text:span>relacions<text:span text:style-name="T2"> </text:span>es<text:span text:style-name="T2"> </text:span>poden<text:span text:style-name="T2"> </text:span>fer<text:span text:style-name="T2"> </text:span>servir<text:span text:style-name="T2"> </text:span>els<text:span text:style-name="T2"> </text:span>següents<text:span text:style-name="T2"> </text:span>camps<text:span text:style-name="T2"> </text:span>del<text:span text:style-name="T2"> </text:span>servei<text:span text:style-name="T2"> </text:span>web:<text:span text:style-name="T7"> </text:span>IdCentro,<text:span text:style-name="T2"> </text:span>IdCurso,<text:span text:style-name="T2"> </text:span>IdGrupo<text:span text:style-name="T2"> </text:span>i<text:span text:style-name="T2"> </text:span>Rol<text:span text:style-name="T2"> </text:span>de<text:span text:style-name="T2"> </text:span>la<text:span text:style-name="T2"> </text:span>petició<text:span text:style-name="T2"> </text:span>d<text:span text:style-name="T2">’</text:span>autorització.</text:p>
        <text:p text:style-name="Standard"><text:span text:style-name="T2">A </text:span>l<text:span text:style-name="T2">’</text:span>EVA,<text:span text:style-name="T2"> </text:span>el<text:span text:style-name="T2"> </text:span>camp<text:span text:style-name="T2"> </text:span>IdGrupo<text:span text:style-name="T2"> </text:span>no<text:span text:style-name="T2"> </text:span>és<text:span text:style-name="T2"> </text:span>obligatori,<text:span text:style-name="T2"> </text:span>i,<text:span text:style-name="T2"> </text:span>per<text:span text:style-name="T2"> </text:span>tant,<text:span text:style-name="T2"> </text:span>els<text:span text:style-name="T2"> </text:span>proveïdors<text:span text:style-name="T2"> </text:span>de<text:span text:style-name="T2"> </text:span>continguts<text:span text:style-name="T2"> </text:span>han<text:span text:style-name="T2"> </text:span>de<text:span text:style-name="T2"> </text:span>preveure que pot estar buit.</text:p>
        <text:p text:style-name="Standard"/>
        <text:p text:style-name="Standard">Per<text:span text:style-name="T2"> </text:span>saber<text:span text:style-name="T2"> </text:span>si<text:span text:style-name="T2"> </text:span>el<text:span text:style-name="T2"> </text:span>membre<text:span text:style-name="T2"> </text:span>del<text:span text:style-name="T2"> </text:span>grup<text:span text:style-name="T2"> </text:span>és<text:span text:style-name="T2"> </text:span>professorat<text:span text:style-name="T2"> </text:span>o<text:span text:style-name="T2"> </text:span>alumnat,<text:span text:style-name="T2"> </text:span>el<text:span text:style-name="T2"> </text:span>sistema<text:span text:style-name="T2"> </text:span>del<text:span text:style-name="T2"> </text:span>proveïdor<text:span text:style-name="T2"> </text:span>de<text:span text:style-name="T2"> </text:span>continguts<text:span text:style-name="T2"> </text:span>ho<text:span text:style-name="T2"> </text:span>podrà<text:span text:style-name="T2"> </text:span>deduir<text:span text:style-name="T2"> </text:span>del<text:span text:style-name="T2"> </text:span>camp<text:span text:style-name="T2"> </text:span>Rol.<text:span text:style-name="T2"> </text:span>Els<text:span text:style-name="T2"> </text:span>valors<text:span text:style-name="T2"> </text:span>possibles<text:span text:style-name="T2"> </text:span>per<text:span text:style-name="T2"> </text:span>a<text:span text:style-name="T2"> </text:span>aquest<text:span text:style-name="T2"> </text:span>camp<text:span text:style-name="T2"> </text:span>són:<text:span text:style-name="T2"> </text:span>ESTUDIANTE<text:span text:style-name="T2"> </text:span>i<text:span text:style-name="T2"> </text:span>PROFESOR.</text:p>
        <text:p text:style-name="Standard"/>
        <text:p text:style-name="Standard"><text:soft-page-break/>La<text:span text:style-name="T2"> </text:span>part<text:span text:style-name="T2"> </text:span>servidora<text:span text:style-name="T2"> </text:span>del<text:span text:style-name="T2"> </text:span>servei<text:span text:style-name="T2"> </text:span>web<text:span text:style-name="T2"> </text:span>la<text:span text:style-name="T2"> </text:span>implementarà<text:span text:style-name="T2"> </text:span>l<text:span text:style-name="T2">’</text:span>Editorial<text:span text:style-name="T2"> </text:span>i<text:span text:style-name="T2"> </text:span>l<text:span text:style-name="T2">’</text:span>EVA<text:span text:style-name="T2"> </text:span>consumirà<text:span text:style-name="T2"> </text:span>el<text:span text:style-name="T2"> </text:span>servei.</text:p>
        <text:p text:style-name="Standard"/>
        <text:p text:style-name="Standard">Nom<text:span text:style-name="T2"> </text:span>del<text:span text:style-name="T2"> </text:span>servei<text:span text:style-name="T2"> </text:span>web<text:span text:style-name="T2"> </text:span>:<text:span text:style-name="T2"> </text:span><text:span text:style-name="T5">wsAutenticacionAutorizacion</text:span></text:p>
        <text:p text:style-name="Standard"/>
        <text:p text:style-name="Standard">L'arxiu<text:span text:style-name="T2"> </text:span>WSDL<text:span text:style-name="T2"> </text:span>del<text:span text:style-name="T2"> </text:span>servei<text:span text:style-name="T2"> </text:span>serà<text:span text:style-name="T2"> </text:span>accessible<text:span text:style-name="T2"> </text:span>en<text:span text:style-name="T2"> </text:span>la<text:span text:style-name="T2"> </text:span>mateixa<text:span text:style-name="T2"> </text:span>adreça<text:span text:style-name="T2"> </text:span>del<text:span text:style-name="T2"> </text:span>servei<text:span text:style-name="T2"> </text:span>web<text:span text:style-name="T2"> </text:span>però<text:span text:style-name="T2"> </text:span>acabada<text:span text:style-name="T2"> </text:span>amb<text:span text:style-name="T2"> </text:span><text:span text:style-name="T5">?wsdl</text:span><text:span text:style-name="T2"> </text:span>i<text:span text:style-name="T2"> </text:span>també<text:span text:style-name="T2"> </text:span>acabada<text:span text:style-name="T2"> </text:span>amb<text:span text:style-name="T2"> </text:span><text:span text:style-name="T5">?WSDL</text:span></text:p>
        <text:p text:style-name="Standard"/>
        <text:p text:style-name="Standard">Aquest<text:span text:style-name="T2"> </text:span>servei<text:span text:style-name="T2"> </text:span>web<text:span text:style-name="T2"> </text:span>només<text:span text:style-name="T2"> </text:span>té<text:span text:style-name="T2"> </text:span>el<text:span text:style-name="T2"> </text:span>mètode<text:span text:style-name="T2"> </text:span>AutenticarUsuarioContenido.</text:p>
        <text:p text:style-name="Standard"/>
        <text:h text:style-name="Heading_20_3" text:outline-level="3">Mètode<text:span text:style-name="T2"> </text:span>AutenticarUsuarioContenido</text:h>
        <text:p text:style-name="Standard"/>
        <text:p text:style-name="Standard">El<text:span text:style-name="T2"> </text:span>mètode<text:span text:style-name="T2"> </text:span>torna<text:span text:style-name="T2"> </text:span>un<text:span text:style-name="T2"> </text:span>URL<text:span text:style-name="T2"> </text:span>d<text:span text:style-name="T2">’</text:span>accés<text:span text:style-name="T2"> </text:span>al<text:span text:style-name="T2"> </text:span>llibre<text:span text:style-name="T2"> </text:span>digital<text:span text:style-name="T2"> </text:span>a<text:span text:style-name="T2"> </text:span>partir<text:span text:style-name="T2"> </text:span>d<text:span text:style-name="T2">’</text:span>una<text:span text:style-name="T2"> </text:span>credencial<text:span text:style-name="T2"> </text:span>vàlida<text:span text:style-name="T2"> </text:span>per<text:span text:style-name="T2"> </text:span>a<text:span text:style-name="T2"> </text:span>aquest<text:span text:style-name="T2"> </text:span>llibre.</text:p>
        <text:p text:style-name="Standard"/>
        <text:p text:style-name="Standard">Aquest<text:span text:style-name="T2"> </text:span>mètode<text:span text:style-name="T2"> </text:span>actualment<text:span text:style-name="T2"> </text:span>va<text:span text:style-name="T2"> </text:span>sense<text:span text:style-name="T2"> </text:span>encriptar.</text:p>
        <text:p text:style-name="Standard"/>
        <text:p text:style-name="Standard">Paràmetres<text:span text:style-name="T2"> </text:span>d<text:span text:style-name="T2">’</text:span>entrada<text:span text:style-name="T2"> </text:span>del<text:span text:style-name="T2"> </text:span>mètode<text:span text:style-name="T2"> </text:span><text:span text:style-name="T5">AutenticarUsuarioContenido</text:span></text:p>
        <text:p text:style-name="Standard"/>
        <table:table table:name="Taula13" table:style-name="Taula13">
          <table:table-column table:style-name="Taula13.A"/>
          <table:table-column table:style-name="Taula13.B"/>
          <table:table-column table:style-name="Taula13.C"/>
          <table:table-column table:style-name="Taula13.D"/>
          <table:table-header-rows>
            <table:table-row table:style-name="Taula13.1">
              <table:table-cell table:style-name="Taula13.A1" office:value-type="string">
                <text:p text:style-name="P36">Lloc</text:p>
              </table:table-cell>
              <table:table-cell table:style-name="Taula13.A1" office:value-type="string">
                <text:p text:style-name="P36">Nom</text:p>
              </table:table-cell>
              <table:table-cell table:style-name="Taula13.A1" office:value-type="string">
                <text:p text:style-name="P36">Tipus</text:p>
              </table:table-cell>
              <table:table-cell table:style-name="Taula13.D1" office:value-type="string">
                <text:p text:style-name="P36">Descripció</text:p>
              </table:table-cell>
            </table:table-row>
          </table:table-header-rows>
          <table:table-row table:style-name="Taula13.2">
            <table:table-cell table:style-name="Taula13.A2" office:value-type="string">
              <text:p text:style-name="P24"><text:span text:style-name="T34">Capçalera</text:span><text:span text:style-name="T36"> </text:span></text:p>
            </table:table-cell>
            <table:table-cell table:style-name="Taula13.B2" office:value-type="string">
              <text:p text:style-name="P26">User</text:p>
            </table:table-cell>
            <table:table-cell table:style-name="Taula13.C2" office:value-type="string">
              <text:p text:style-name="P28">Obligatori</text:p>
            </table:table-cell>
            <table:table-cell table:style-name="Taula13.D2" office:value-type="string">
              <text:p text:style-name="P25"><text:span text:style-name="T34">Usuari/ària</text:span><text:span text:style-name="T36"> </text:span><text:span text:style-name="T34">d</text:span><text:span text:style-name="T36">’</text:span><text:span text:style-name="T34">accé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13.1">
            <table:table-cell table:style-name="Taula13.A3" office:value-type="string">
              <text:p text:style-name="P29">Capçalera</text:p>
            </table:table-cell>
            <table:table-cell table:style-name="Taula13.B3" office:value-type="string">
              <text:p text:style-name="P26">Password</text:p>
            </table:table-cell>
            <table:table-cell table:style-name="Taula13.C3" office:value-type="string">
              <text:p text:style-name="P28">Obligatori</text:p>
            </table:table-cell>
            <table:table-cell table:style-name="Taula13.D3" office:value-type="string">
              <text:p text:style-name="P25"><text:span text:style-name="T34">Contrasenya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13.1">
            <table:table-cell table:style-name="Taula13.A4" office:value-type="string">
              <text:p text:style-name="P29">Cos</text:p>
            </table:table-cell>
            <table:table-cell table:style-name="Taula13.B4" office:value-type="string">
              <text:p text:style-name="P27">Credencial</text:p>
            </table:table-cell>
            <table:table-cell table:style-name="Taula13.C4" office:value-type="string">
              <text:p text:style-name="P28">Obligatori</text:p>
            </table:table-cell>
            <table:table-cell table:style-name="Taula13.D4" office:value-type="string">
              <text:p text:style-name="P25"><text:span text:style-name="T34">Credencial</text:span><text:span text:style-name="T36"> </text:span><text:span text:style-name="T34">de</text:span><text:span text:style-name="T36"> </text:span><text:span text:style-name="T34">l</text:span><text:span text:style-name="T36">’</text:span><text:span text:style-name="T34">usuari/ària</text:span><text:span text:style-name="T36"> </text:span><text:span text:style-name="T34">per</text:span><text:span text:style-name="T36"> </text:span><text:span text:style-name="T34">a</text:span><text:span text:style-name="T36"> </text:span><text:span text:style-name="T34">aquest</text:span><text:span text:style-name="T36"> </text:span><text:span text:style-name="T34">ISBN.</text:span></text:p>
            </table:table-cell>
          </table:table-row>
          <table:table-row table:style-name="Taula13.1">
            <table:table-cell table:style-name="Taula13.A5" office:value-type="string">
              <text:p text:style-name="P29">Cos</text:p>
            </table:table-cell>
            <table:table-cell table:style-name="Taula13.B5" office:value-type="string">
              <text:p text:style-name="P27">ISBN</text:p>
            </table:table-cell>
            <table:table-cell table:style-name="Taula13.C5" office:value-type="string">
              <text:p text:style-name="P28">Obligatori</text:p>
            </table:table-cell>
            <table:table-cell table:style-name="Taula13.D5" office:value-type="string">
              <text:p text:style-name="P25"><text:span text:style-name="T34">Codi</text:span><text:span text:style-name="T36"> </text:span><text:span text:style-name="T34">ISBN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.</text:span></text:p>
            </table:table-cell>
          </table:table-row>
          <table:table-row table:style-name="Taula13.1">
            <table:table-cell table:style-name="Taula13.A6" office:value-type="string">
              <text:p text:style-name="P29">Cos</text:p>
            </table:table-cell>
            <table:table-cell table:style-name="Taula13.B6" office:value-type="string">
              <text:p text:style-name="P27">IdUsuario</text:p>
            </table:table-cell>
            <table:table-cell table:style-name="Taula13.C6" office:value-type="string">
              <text:p text:style-name="P28">Obligatori</text:p>
            </table:table-cell>
            <table:table-cell table:style-name="Taula13.D6" office:value-type="string">
              <text:p text:style-name="P25"><text:span text:style-name="T34">I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usuari</text:span><text:span text:style-name="T36"> </text:span><text:span text:style-name="T34">a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3.1">
            <table:table-cell table:style-name="Taula13.A7" office:value-type="string">
              <text:p text:style-name="P29">Cos</text:p>
            </table:table-cell>
            <table:table-cell table:style-name="Taula13.B7" office:value-type="string">
              <text:p text:style-name="P27">NombreApe</text:p>
            </table:table-cell>
            <table:table-cell table:style-name="Taula13.C7" office:value-type="string">
              <text:p text:style-name="P28">Opcional</text:p>
            </table:table-cell>
            <table:table-cell table:style-name="Taula13.D7" office:value-type="string">
              <text:p text:style-name="P25"><text:span text:style-name="T34">Nom</text:span><text:span text:style-name="T36"> </text:span><text:span text:style-name="T34">i</text:span><text:span text:style-name="T36"> </text:span><text:span text:style-name="T34">cognom</text:span><text:span text:style-name="T36"> </text:span><text:span text:style-name="T34">de</text:span><text:span text:style-name="T36"> </text:span><text:span text:style-name="T34">l</text:span><text:span text:style-name="T36">’</text:span><text:span text:style-name="T34">usuari.</text:span></text:p>
            </table:table-cell>
          </table:table-row>
          <table:table-row table:style-name="Taula13.1">
            <table:table-cell table:style-name="Taula13.A8" office:value-type="string">
              <text:p text:style-name="P29">Cos</text:p>
            </table:table-cell>
            <table:table-cell table:style-name="Taula13.B8" office:value-type="string">
              <text:p text:style-name="P27">IdGrupo</text:p>
            </table:table-cell>
            <table:table-cell table:style-name="Taula13.C8" office:value-type="string">
              <text:p text:style-name="P28">Opcional</text:p>
            </table:table-cell>
            <table:table-cell table:style-name="Taula13.D8" office:value-type="string">
              <text:p text:style-name="P25"><text:span text:style-name="T34">Identificador</text:span><text:span text:style-name="T36"> </text:span><text:span text:style-name="T34">del</text:span><text:span text:style-name="T36"> </text:span><text:span text:style-name="T34">grup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des</text:span><text:span text:style-name="T36"> </text:span><text:span text:style-name="T34">d</text:span><text:span text:style-name="T36">’</text:span><text:span text:style-name="T34">on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accedint</text:span><text:span text:style-name="T36"> </text:span><text:span text:style-name="T34">al</text:span><text:span text:style-name="T36"> </text:span><text:span text:style-name="T34">contingut.</text:span></text:p>
            </table:table-cell>
          </table:table-row>
          <table:table-row table:style-name="Taula13.1">
            <table:table-cell table:style-name="Taula13.A9" office:value-type="string">
              <text:p text:style-name="P29">Cos</text:p>
            </table:table-cell>
            <table:table-cell table:style-name="Taula13.B9" office:value-type="string">
              <text:p text:style-name="P27">Rol</text:p>
            </table:table-cell>
            <table:table-cell table:style-name="Taula13.C9" office:value-type="string">
              <text:p text:style-name="P28">Opcional</text:p>
            </table:table-cell>
            <table:table-cell table:style-name="Taula13.D9" office:value-type="string">
              <text:p text:style-name="P25"><text:span text:style-name="T34">Valors</text:span><text:span text:style-name="T36"> </text:span><text:span text:style-name="T34">possibles:</text:span><text:span text:style-name="T36"> </text:span><text:span text:style-name="T34">ESTUDIANTE,</text:span><text:span text:style-name="T36"> </text:span><text:span text:style-name="T34">PROFESOR.</text:span></text:p>
              <text:p text:style-name="P25"><text:span text:style-name="T34">Valor</text:span><text:span text:style-name="T36"> </text:span><text:span text:style-name="T34">per</text:span><text:span text:style-name="T36"> </text:span><text:span text:style-name="T34">defecte:</text:span><text:span text:style-name="T36"> </text:span><text:span text:style-name="T34">ESTUDIANTE.</text:span></text:p>
            </table:table-cell>
          </table:table-row>
          <table:table-row table:style-name="Taula13.1">
            <table:table-cell table:style-name="Taula13.A10" office:value-type="string">
              <text:p text:style-name="P29">Cos</text:p>
            </table:table-cell>
            <table:table-cell table:style-name="Taula13.B10" office:value-type="string">
              <text:p text:style-name="P27">IdCurso</text:p>
            </table:table-cell>
            <table:table-cell table:style-name="Taula13.C10" office:value-type="string">
              <text:p text:style-name="P28">Obligatori</text:p>
            </table:table-cell>
            <table:table-cell table:style-name="Taula13.D10" office:value-type="string">
              <text:p text:style-name="P25"><text:span text:style-name="T34">Identificador</text:span><text:span text:style-name="T36"> </text:span><text:span text:style-name="T34">del</text:span><text:span text:style-name="T36"> </text:span><text:span text:style-name="T34">cur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des</text:span><text:span text:style-name="T36"> </text:span><text:span text:style-name="T34">d</text:span><text:span text:style-name="T36">’</text:span><text:span text:style-name="T34">on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accedint</text:span><text:span text:style-name="T36"> </text:span><text:span text:style-name="T34">al</text:span><text:span text:style-name="T36"> </text:span><text:span text:style-name="T34">contingut.</text:span></text:p>
            </table:table-cell>
          </table:table-row>
          <table:table-row table:style-name="Taula13.1">
            <table:table-cell table:style-name="Taula13.A11" office:value-type="string">
              <text:p text:style-name="P29">Cos</text:p>
            </table:table-cell>
            <table:table-cell table:style-name="Taula13.B11" office:value-type="string">
              <text:p text:style-name="P27">IdCentro</text:p>
            </table:table-cell>
            <table:table-cell table:style-name="Taula13.C11" office:value-type="string">
              <text:p text:style-name="P28">Obligatori</text:p>
            </table:table-cell>
            <table:table-cell table:style-name="Taula13.D11" office:value-type="string">
              <text:p text:style-name="P25"><text:span text:style-name="T34">Identificador</text:span><text:span text:style-name="T36"> </text:span><text:span text:style-name="T34">del</text:span><text:span text:style-name="T36"> </text:span><text:span text:style-name="T34">centre</text:span><text:span text:style-name="T36"> </text:span><text:span text:style-name="T34">educatiu</text:span><text:span text:style-name="T36"> </text:span><text:span text:style-name="T34">des</text:span><text:span text:style-name="T36"> </text:span><text:span text:style-name="T34">d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fent</text:span><text:span text:style-name="T36"> </text:span><text:span text:style-name="T34">la</text:span><text:span text:style-name="T36"> </text:span><text:span text:style-name="T34">crida</text:span><text:span text:style-name="T36"> </text:span><text:span text:style-name="T34">al</text:span><text:span text:style-name="T36"> </text:span><text:span text:style-name="T34">servei</text:span><text:span text:style-name="T36"> </text:span><text:span text:style-name="T34">web.</text:span></text:p>
            </table:table-cell>
          </table:table-row>
          <table:table-row table:style-name="Taula13.1">
            <table:table-cell table:style-name="Taula13.A12" office:value-type="string">
              <text:p text:style-name="P29">Cos</text:p>
            </table:table-cell>
            <table:table-cell table:style-name="Taula13.B12" office:value-type="string">
              <text:p text:style-name="P27">URLResultado</text:p>
            </table:table-cell>
            <table:table-cell table:style-name="Taula13.C12" office:value-type="string">
              <text:p text:style-name="P28">Opcional</text:p>
            </table:table-cell>
            <table:table-cell table:style-name="Taula13.D12" office:value-type="string">
              <text:p text:style-name="P25"><text:span text:style-name="T34">URL</text:span><text:span text:style-name="T36"> </text:span><text:span text:style-name="T34">d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seguiment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és</text:span><text:span text:style-name="T36"> </text:span><text:span text:style-name="T34">obligatori</text:span><text:span text:style-name="T36"> </text:span><text:span text:style-name="T34">si</text:span><text:span text:style-name="T36"> </text:span><text:span text:style-name="T34">el</text:span><text:span text:style-name="T36"> </text:span><text:span text:style-name="T34">contingut</text:span><text:span text:style-name="T36"> </text:span><text:span text:style-name="T34">és</text:span><text:span text:style-name="T36"> </text:span><text:span text:style-name="T34">webcontent</text:span><text:span text:style-name="T36"> </text:span><text:span text:style-name="T34">i</text:span><text:span text:style-name="T36"> </text:span><text:span text:style-name="T34">es</text:span><text:span text:style-name="T36"> </text:span><text:span text:style-name="T34">vol</text:span><text:span text:style-name="T36"> </text:span><text:span text:style-name="T34">rebre,</text:span><text:span text:style-name="T36"> </text:span><text:span text:style-name="T34">mitjançant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seguiment,</text:span><text:span text:style-name="T36"> </text:span><text:span text:style-name="T34">informació</text:span><text:span text:style-name="T36"> </text:span><text:span text:style-name="T34">sobre</text:span><text:span text:style-name="T36"> </text:span><text:span text:style-name="T34">els</text:span><text:span text:style-name="T36"> </text:span><text:span text:style-name="T34">resultats</text:span><text:span text:style-name="T36"> </text:span><text:span text:style-name="T34">de</text:span><text:span text:style-name="T36"> </text:span><text:span text:style-name="T34">la</text:span><text:span text:style-name="T36"> </text:span><text:span text:style-name="T34">interacció</text:span><text:span text:style-name="T36"> </text:span><text:span text:style-name="T34">de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amb</text:span><text:span text:style-name="T36"> </text:span><text:span text:style-name="T34">el</text:span><text:span text:style-name="T36"> </text:span><text:span text:style-name="T34">contingut.</text:span></text:p>
            </table:table-cell>
          </table:table-row>
          <table:table-row table:style-name="Taula13.1">
            <table:table-cell table:style-name="Taula13.A13" office:value-type="string">
              <text:p text:style-name="P29">Cos</text:p>
            </table:table-cell>
            <table:table-cell table:style-name="Taula13.B13" office:value-type="string">
              <text:p text:style-name="P27">IdContenidoLMS</text:p>
            </table:table-cell>
            <table:table-cell table:style-name="Taula13.C13" office:value-type="string">
              <text:p text:style-name="P28">Opcional</text:p>
            </table:table-cell>
            <table:table-cell table:style-name="Taula13.D13" office:value-type="string">
              <text:p text:style-name="P25"><text:span text:style-name="T34">Identifica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en</text:span><text:span text:style-name="T36"> </text:span><text:span text:style-name="T34">l</text:span><text:span text:style-name="T36">’</text:span><text:span text:style-name="T34">EVA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és</text:span><text:span text:style-name="T36"> </text:span><text:span text:style-name="T34">obligatori</text:span><text:span text:style-name="T36"> </text:span><text:span text:style-name="T34">si</text:span><text:span text:style-name="T36"> </text:span><text:span text:style-name="T34">el</text:span><text:span text:style-name="T36"> </text:span><text:span text:style-name="T34">contingut</text:span><text:span text:style-name="T36"> </text:span><text:span text:style-name="T34">és</text:span><text:span text:style-name="T36"> </text:span><text:span text:style-name="T34">webcontent</text:span><text:span text:style-name="T36"> </text:span><text:span text:style-name="T34">i</text:span><text:span text:style-name="T36"> </text:span><text:span text:style-name="T34">es</text:span><text:span text:style-name="T36"> </text:span><text:span text:style-name="T34">vol</text:span><text:span text:style-name="T36"> </text:span><text:span text:style-name="T34">rebre,</text:span><text:span text:style-name="T36"> </text:span><text:span text:style-name="T34">mitjançant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seguiment,</text:span><text:span text:style-name="T36"> </text:span><text:span text:style-name="T34">informació</text:span><text:span text:style-name="T36"> </text:span><text:span text:style-name="T34">sobre</text:span><text:span text:style-name="T36"> </text:span><text:span text:style-name="T34">els</text:span><text:span text:style-name="T36"> </text:span><text:span text:style-name="T34">resultats</text:span><text:span text:style-name="T36"> </text:span><text:span text:style-name="T34">de</text:span><text:span text:style-name="T36"> </text:span><text:span text:style-name="T34">la</text:span><text:span text:style-name="T36"> </text:span><text:span text:style-name="T34">interacció</text:span><text:span text:style-name="T36"> </text:span><text:span text:style-name="T34">de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amb</text:span><text:span text:style-name="T36"> </text:span><text:span text:style-name="T34">el</text:span><text:span text:style-name="T36"> </text:span><text:span text:style-name="T34">contingut.</text:span></text:p>
            </table:table-cell>
          </table:table-row>
          <text:soft-page-break/>
          <table:table-row table:style-name="Taula13.1">
            <table:table-cell table:style-name="Taula13.A14" office:value-type="string">
              <text:p text:style-name="P29">Cos</text:p>
            </table:table-cell>
            <table:table-cell table:style-name="Taula13.B14" office:value-type="string">
              <text:p text:style-name="P27">IdUnidad</text:p>
            </table:table-cell>
            <table:table-cell table:style-name="Taula13.C14" office:value-type="string">
              <text:p text:style-name="P28">Opcional</text:p>
            </table:table-cell>
            <table:table-cell table:style-name="Taula13.D14" office:value-type="string">
              <text:p text:style-name="P25"><text:span text:style-name="T34">I</text:span><text:span text:style-name="T34">dentificador</text:span><text:span text:style-name="T36"> </text:span><text:span text:style-name="T34">de</text:span><text:span text:style-name="T36"> </text:span><text:span text:style-name="T34">l</text:span><text:span text:style-name="T36">’ </text:span><text:span text:style-name="T34">unitat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a</text:span><text:span text:style-name="T36"> </text:span><text:span text:style-name="T34">la</text:span><text:span text:style-name="T36"> </text:span><text:span text:style-name="T34">que</text:span><text:span text:style-name="T36"> </text:span><text:span text:style-name="T34">es</text:span><text:span text:style-name="T36"> </text:span><text:span text:style-name="T34">vol</text:span><text:span text:style-name="T36"> </text:span><text:span text:style-name="T34">accedir.</text:span></text:p>
            </table:table-cell>
          </table:table-row>
          <table:table-row table:style-name="Taula13.1">
            <table:table-cell table:style-name="Taula13.A15" office:value-type="string">
              <text:p text:style-name="P29">Cos</text:p>
            </table:table-cell>
            <table:table-cell table:style-name="Taula13.B15" office:value-type="string">
              <text:p text:style-name="P27">IdActivitad</text:p>
            </table:table-cell>
            <table:table-cell table:style-name="Taula13.C15" office:value-type="string">
              <text:p text:style-name="P28">Opcional</text:p>
            </table:table-cell>
            <table:table-cell table:style-name="Taula13.D15" office:value-type="string">
              <text:p text:style-name="P25"><text:span text:style-name="T34">I</text:span><text:span text:style-name="T34">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a</text:span><text:span text:style-name="T36"> </text:span><text:span text:style-name="T34">la</text:span><text:span text:style-name="T36"> </text:span><text:span text:style-name="T34">que</text:span><text:span text:style-name="T36"> </text:span><text:span text:style-name="T34">es</text:span><text:span text:style-name="T36"> </text:span><text:span text:style-name="T34">vol</text:span><text:span text:style-name="T36"> </text:span><text:span text:style-name="T34">accedir.</text:span><text:span text:style-name="T36"> </text:span><text:span text:style-name="T34">Si</text:span><text:span text:style-name="T36"> </text:span><text:span text:style-name="T34">s</text:span><text:span text:style-name="T36">’</text:span><text:span text:style-name="T34">envia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també</text:span><text:span text:style-name="T36"> </text:span><text:span text:style-name="T34">s</text:span><text:span text:style-name="T36">’</text:span><text:span text:style-name="T34">ha</text:span><text:span text:style-name="T36"> </text:span><text:span text:style-name="T34">d</text:span><text:span text:style-name="T36">’</text:span><text:span text:style-name="T34">enviar</text:span><text:span text:style-name="T36"> </text:span><text:span text:style-name="T34">el</text:span><text:span text:style-name="T36"> </text:span><text:span text:style-name="T34">camp</text:span><text:span text:style-name="T36"> </text:span><text:span text:style-name="T34">IdUnidad.</text:span></text:p>
            </table:table-cell>
          </table:table-row>
        </table:table>
        <text:p text:style-name="Standard"/>
        <text:p text:style-name="Standard"/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/text:p>
        <text:p text:style-name="Standard"/>
        <table:table table:name="Taula14" table:style-name="Taula14">
          <table:table-column table:style-name="Taula14.A"/>
          <table:table-column table:style-name="Taula14.B"/>
          <table:table-column table:style-name="Taula14.C"/>
          <table:table-column table:style-name="Taula14.D"/>
          <table:table-header-rows>
            <table:table-row table:style-name="Taula14.1">
              <table:table-cell table:style-name="Taula14.A1" office:value-type="string">
                <text:p text:style-name="P36">Lloc</text:p>
              </table:table-cell>
              <table:table-cell table:style-name="Taula14.A1" office:value-type="string">
                <text:p text:style-name="P36">Nom</text:p>
              </table:table-cell>
              <table:table-cell table:style-name="Taula14.A1" office:value-type="string">
                <text:p text:style-name="P36">Tipus</text:p>
              </table:table-cell>
              <table:table-cell table:style-name="Taula14.D1" office:value-type="string">
                <text:p text:style-name="P36">Descripció</text:p>
              </table:table-cell>
            </table:table-row>
          </table:table-header-rows>
          <table:table-row table:style-name="Taula14.2">
            <table:table-cell table:style-name="Taula14.A2" office:value-type="string">
              <text:p text:style-name="P24"><text:span text:style-name="T34">Cos</text:span><text:span text:style-name="T36"> </text:span></text:p>
            </table:table-cell>
            <table:table-cell table:style-name="Taula14.B2" office:value-type="string">
              <text:p text:style-name="P27">Codigo</text:p>
            </table:table-cell>
            <table:table-cell table:style-name="Taula14.C2" office:value-type="string">
              <text:p text:style-name="P28">Obligatori</text:p>
            </table:table-cell>
            <table:table-cell table:style-name="Taula14.D2" office:value-type="string">
              <text:p text:style-name="P25"><text:span text:style-name="T34">Codi</text:span><text:span text:style-name="T36"> </text:span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resposta:</text:span></text:p>
              <text:p text:style-name="P25"><text:span text:style-name="T34">Valors</text:span><text:span text:style-name="T36"> </text:span><text:span text:style-name="T34">possibles:</text:span></text:p>
              <text:list xml:id="list1353811538" text:style-name="WW8Num4">
                <text:list-item>
                  <text:p text:style-name="P82">(1):<text:span text:style-name="T2"> </text:span>URL<text:span text:style-name="T2"> </text:span>generada<text:span text:style-name="T2"> </text:span>correctament<text:span text:style-name="T2"> </text:span>/<text:span text:style-name="T2"> </text:span>URL<text:span text:style-name="T2"> </text:span>del<text:span text:style-name="T2"> </text:span>llibre<text:span text:style-name="T2"> </text:span>tornat<text:span text:style-name="T2"> </text:span>correctament.</text:p>
                </text:list-item>
                <text:list-item>
                  <text:p text:style-name="P82">(0):<text:span text:style-name="T2"> </text:span>Error<text:span text:style-name="T2"> </text:span>inesperat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82">(-1):<text:span text:style-name="T2"> </text:span>Error<text:span text:style-name="T2"> </text:span>al<text:span text:style-name="T2"> </text:span>realitzar<text:span text:style-name="T2"> </text:span>l<text:span text:style-name="T2">’</text:span>URL<text:span text:style-name="T2"> </text:span>dinàmica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82">(-2):<text:span text:style-name="T2"> </text:span>La<text:span text:style-name="T2"> </text:span>credencial<text:span text:style-name="T2"> </text:span>no<text:span text:style-name="T2"> </text:span>és<text:span text:style-name="T2"> </text:span>vàlida/<text:span text:style-name="T2"> </text:span>URL<text:span text:style-name="T2"> </text:span>d<text:span text:style-name="T2">’</text:span>excepcions.</text:p>
                </text:list-item>
                <text:list-item>
                  <text:p text:style-name="P82">(-3):<text:span text:style-name="T2"> L'</text:span>ISBN<text:span text:style-name="T2"> </text:span>del<text:span text:style-name="T2"> </text:span>llibre<text:span text:style-name="T2"> </text:span>digital<text:span text:style-name="T2"> </text:span>no<text:span text:style-name="T2"> </text:span>és<text:span text:style-name="T2"> </text:span>vàlid/<text:span text:style-name="T2"> </text:span>URL<text:span text:style-name="T2"> </text:span>d<text:span text:style-name="T2">’</text:span>excepcions.</text:p>
                </text:list-item>
                <text:list-item>
                  <text:p text:style-name="P82">(-4):<text:span text:style-name="T2"> </text:span>La<text:span text:style-name="T2"> </text:span>llicencia<text:span text:style-name="T2"> </text:span>ha<text:span text:style-name="T2"> </text:span>expirat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82">(-5):<text:span text:style-name="T2"> </text:span>L<text:span text:style-name="T2">’</text:span>identificador<text:span text:style-name="T2"> </text:span>de<text:span text:style-name="T2"> </text:span>la<text:span text:style-name="T2"> </text:span>unitat<text:span text:style-name="T2"> </text:span>no<text:span text:style-name="T2"> </text:span>és<text:span text:style-name="T2"> </text:span>vàlid<text:span text:style-name="T2"> </text:span>/<text:span text:style-name="T2"> </text:span>URL<text:span text:style-name="T2"> </text:span>d<text:span text:style-name="T2">’ </text:span>excepcions.</text:p>
                </text:list-item>
                <text:list-item>
                  <text:p text:style-name="P82">(-6):<text:span text:style-name="T2"> </text:span>L<text:span text:style-name="T2">’</text:span>identificador<text:span text:style-name="T2"> </text:span>de<text:span text:style-name="T2"> </text:span>l<text:span text:style-name="T2">'</text:span>activitat<text:span text:style-name="T2"> </text:span>no<text:span text:style-name="T2"> </text:span>és<text:span text:style-name="T2"> </text:span>vàlid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82">(-7):<text:span text:style-name="T2"> </text:span>Rol<text:span text:style-name="T2"> </text:span>incorrecte.<text:span text:style-name="T2"> </text:span>El<text:span text:style-name="T2"> </text:span>valor<text:span text:style-name="T2"> </text:span>del<text:span text:style-name="T2"> </text:span>rol<text:span text:style-name="T2"> </text:span>és<text:span text:style-name="T2"> </text:span>incorrecte</text:p>
                </text:list-item>
                <text:list-item>
                  <text:p text:style-name="P82">(-101):<text:span text:style-name="T2"> </text:span>Autenticació<text:span text:style-name="T2"> </text:span>incorrecta.<text:span text:style-name="T2"> </text:span>L<text:span text:style-name="T2">’</text:span>usuari<text:span text:style-name="T2"> </text:span>que<text:span text:style-name="T2"> </text:span>sol·licita<text:span text:style-name="T2"> </text:span>accés<text:span text:style-name="T2"> </text:span>a<text:span text:style-name="T2"> </text:span>aquest<text:span text:style-name="T2"> </text:span>mètode<text:span text:style-name="T2"> </text:span>del<text:span text:style-name="T2"> </text:span>servei<text:span text:style-name="T2"> </text:span>web<text:span text:style-name="T2"> </text:span>no<text:span text:style-name="T2"> </text:span>és<text:span text:style-name="T2"> </text:span>correcte.</text:p>
                </text:list-item>
                <text:list-item>
                  <text:p text:style-name="P82">(-102):<text:span text:style-name="T2"> </text:span>Autenticació<text:span text:style-name="T2"> </text:span>incorrecta.<text:span text:style-name="T2"> </text:span>L<text:span text:style-name="T2">’</text:span>usuari<text:span text:style-name="T2"> </text:span>que<text:span text:style-name="T2"> </text:span>sol·licita<text:span text:style-name="T2"> </text:span>accés<text:span text:style-name="T2"> </text:span>a<text:span text:style-name="T2"> </text:span>aquest<text:span text:style-name="T2"> </text:span>mètode<text:span text:style-name="T2"> </text:span>del<text:span text:style-name="T2"> </text:span>servei<text:span text:style-name="T2"> </text:span>web<text:span text:style-name="T2"> </text:span>no<text:span text:style-name="T2"> </text:span>té<text:span text:style-name="T2"> </text:span>permisos<text:span text:style-name="T2"> </text:span>suficients.</text:p>
                </text:list-item>
              </text:list>
              <text:p text:style-name="P52"/>
            </table:table-cell>
          </table:table-row>
          <table:table-row table:style-name="Taula14.1">
            <table:table-cell table:style-name="Taula14.A3" office:value-type="string">
              <text:p text:style-name="P29">Cos</text:p>
            </table:table-cell>
            <table:table-cell table:style-name="Taula14.B3" office:value-type="string">
              <text:p text:style-name="P27">Descripcion</text:p>
            </table:table-cell>
            <table:table-cell table:style-name="Taula14.C3" office:value-type="string">
              <text:p text:style-name="P28">Obligatori</text:p>
            </table:table-cell>
            <table:table-cell table:style-name="Taula14.D3" office:value-type="string">
              <text:p text:style-name="P25"><text:span text:style-name="T34">Descripció</text:span><text:span text:style-name="T36"> </text:span><text:span text:style-name="T34">del</text:span><text:span text:style-name="T36"> </text:span><text:span text:style-name="T34">codi</text:span><text:span text:style-name="T36"> </text:span><text:span text:style-name="T34">generat.</text:span></text:p>
            </table:table-cell>
          </table:table-row>
          <table:table-row table:style-name="Taula14.1">
            <table:table-cell table:style-name="Taula14.A4" office:value-type="string">
              <text:p text:style-name="P29">Cos</text:p>
            </table:table-cell>
            <table:table-cell table:style-name="Taula14.B4" office:value-type="string">
              <text:p text:style-name="P27">URL</text:p>
            </table:table-cell>
            <table:table-cell table:style-name="Taula14.C4" office:value-type="string">
              <text:p text:style-name="P28">Opcional</text:p>
            </table:table-cell>
            <table:table-cell table:style-name="Taula14.D4" office:value-type="string">
              <text:p text:style-name="P25"><text:span text:style-name="T34">URL</text:span><text:span text:style-name="T36"> </text:span><text:span text:style-name="T34">absoluta</text:span><text:span text:style-name="T36"> </text:span><text:span text:style-name="T34">per</text:span><text:span text:style-name="T36"> </text:span><text:span text:style-name="T34">accedir</text:span><text:span text:style-name="T36"> </text:span><text:span text:style-name="T34">al</text:span><text:span text:style-name="T36"> </text:span><text:span text:style-name="T34">contingut.</text:span></text:p>
              <text:p text:style-name="P25"><text:span text:style-name="T34">És</text:span><text:span text:style-name="T36"> </text:span><text:span text:style-name="T34">obligatòria</text:span><text:span text:style-name="T36"> </text:span><text:span text:style-name="T34">en</text:span><text:span text:style-name="T36"> </text:span><text:span text:style-name="T34">cas</text:span><text:span text:style-name="T36"> </text:span><text:span text:style-name="T34">que</text:span><text:span text:style-name="T36"> </text:span><text:span text:style-name="T34">el</text:span><text:span text:style-name="T36"> </text:span><text:span text:style-name="T34">camp</text:span><text:span text:style-name="T36"> </text:span><text:span text:style-name="T34">codi</text:span><text:span text:style-name="T36"> </text:span><text:span text:style-name="T34">tingui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1.</text:span></text:p>
              <text:p text:style-name="P25"><text:span text:style-name="T34">No</text:span><text:span text:style-name="T36"> </text:span><text:span text:style-name="T34">és</text:span><text:span text:style-name="T36"> </text:span><text:span text:style-name="T34">obligatòria</text:span><text:span text:style-name="T36"> </text:span><text:span text:style-name="T34">en</text:span><text:span text:style-name="T36"> </text:span><text:span text:style-name="T34">cas</text:span><text:span text:style-name="T36"> </text:span><text:span text:style-name="T34">d</text:span><text:span text:style-name="T36">’</text:span><text:span text:style-name="T34">error,</text:span><text:span text:style-name="T36"> </text:span><text:span text:style-name="T34">però</text:span><text:span text:style-name="T36"> </text:span><text:span text:style-name="T34">si</text:span><text:span text:style-name="T36"> </text:span><text:span text:style-name="T34">és</text:span><text:span text:style-name="T36"> </text:span><text:span text:style-name="T34">aconsellable.</text:span></text:p>
              <text:p text:style-name="P51"><text:span text:style-name="T1">Exemples:</text:span><text:span text:style-name="T2"> </text:span></text:p>
              <text:list xml:id="list1711962407" text:style-name="WW8Num19">
                <text:list-item>
                  <text:p text:style-name="P70">URL<text:span text:style-name="T2"> </text:span>d<text:span text:style-name="T2">’</text:span>accés<text:span text:style-name="T2"> </text:span>generada<text:span text:style-name="T2"> </text:span>de<text:span text:style-name="T2"> </text:span>forma<text:span text:style-name="T2"> </text:span>dinàmica<text:span text:style-name="T2"> </text:span>per<text:span text:style-name="T2"> </text:span>a<text:span text:style-name="T2"> </text:span>aquesta<text:span text:style-name="T2"> </text:span>credencial<text:span text:style-name="T2"> </text:span>d<text:span text:style-name="T2">’</text:span>usuari:<text:span text:style-name="T2"> </text:span>http://www.proveedorcontenidos.com/5A70956C-66F6-4ADF-B31AD1B3A19549BB.html<text:span text:style-name="T2"> </text:span></text:p>
                </text:list-item>
              </text:list>
              <text:p text:style-name="P53"/>
              <text:list xml:id="list2107119170" text:continue-numbering="true" text:style-name="WW8Num19">
                <text:list-item>
                  <text:p text:style-name="P70"><text:span text:style-name="T2"><text:s/></text:span>URL<text:span text:style-name="T2"> </text:span>de<text:span text:style-name="T2"> </text:span>presentació<text:span text:style-name="T2"> </text:span>d<text:span text:style-name="T2">’</text:span>error:<text:span text:style-name="T2"> </text:span>http://www.proveedorcontenidos.com//contacta.aspx?ReturnUrl=-101</text:p>
                </text:list-item>
              </text:list>
              <text:p text:style-name="P54"/>
            </table:table-cell>
          </table:table-row>
        </table:table>
        <text:p text:style-name="Standard"/>
        <text:h text:style-name="Heading_20_4" text:outline-level="4">Exemples</text:h>
        <text:p text:style-name="P7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P7"/>
        <text:p text:style-name="Standard"><text:soft-page-break/>&lt;?xml<text:span text:style-name="T2"> </text:span>version="1.0"<text:span text:style-name="T2"> </text:span>encoding="utf-8"?&gt;</text:p>
        <text:p text:style-name="Standard">&lt;soapenv:Envelope<text:span text:style-name="T2"> </text:span>xmlns:soapenv="http://schemas.xmlsoap.org/soap/envelope/"<text:span text:style-name="T2"> </text:span>xmlns:aut="http://educacio.gencat.cat/proveedores/autenticacion/"&gt;</text:p>
        <text:p text:style-name="Standard"><text:span text:style-name="T2"><text:s text:c="3"/></text:span>&lt;soapenv:Header&gt;</text:p>
        <text:p text:style-name="Standard"><text:span text:style-name="T2"><text:s text:c="6"/></text:span>&lt;aut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User&gt;S1mul4d0r&lt;/User&gt;</text:p>
        <text:p text:style-name="Standard"><text:span text:style-name="T2"><text:s text:c="9"/></text:span>&lt;!--Optional:--&gt;</text:p>
        <text:p text:style-name="Standard"><text:span text:style-name="T2"><text:s text:c="9"/></text:span>&lt;Password&gt;ed1t0r14l&lt;/Password&gt;</text:p>
        <text:p text:style-name="Standard"><text:span text:style-name="T2"><text:s text:c="6"/></text:span>&lt;/aut:WSEAuthenticateHeader&gt;</text:p>
        <text:p text:style-name="Standard"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aut:AutenticarUsuarioContenido&gt;</text:p>
        <text:p text:style-name="Standard"><text:span text:style-name="T2"><text:s text:c="9"/></text:span>&lt;AutenticarUsuarioContenido&gt;</text:p>
        <text:p text:style-name="Standard"><text:span text:style-name="T2"><text:s text:c="12"/></text:span>&lt;!--You<text:span text:style-name="T2"> </text:span>may<text:span text:style-name="T2"> </text:span>enter<text:span text:style-name="T2"> </text:span>the<text:span text:style-name="T2"> </text:span>following<text:span text:style-name="T2"> </text:span>11<text:span text:style-name="T2"> </text:span>items<text:span text:style-name="T2"> </text:span>in<text:span text:style-name="T2"> </text:span>any<text:span text:style-name="T2"> </text:span>order--&gt;</text:p>
        <text:p text:style-name="Standard"><text:span text:style-name="T2"><text:s text:c="12"/></text:span>&lt;Credencial&gt;1&lt;/Credencial&gt;</text:p>
        <text:p text:style-name="Standard"><text:span text:style-name="T2"><text:s text:c="12"/></text:span>&lt;ISBN&gt;6666666666&lt;/ISBN&gt;</text:p>
        <text:p text:style-name="Standard"><text:span text:style-name="T2"><text:s text:c="12"/></text:span>&lt;IdUsuario&gt;rtwerter&lt;/IdUsuario&gt;</text:p>
        <text:p text:style-name="Standard"><text:span text:style-name="T2"><text:s text:c="12"/></text:span>&lt;!--Optional:--&gt;</text:p>
        <text:p text:style-name="Standard"><text:span text:style-name="T2"><text:s text:c="12"/></text:span>&lt;NombreApe&gt;nombre_alum,<text:span text:style-name="T2"> </text:span>apellidos_alum&lt;/NombreApe&gt;</text:p>
        <text:p text:style-name="Standard"><text:span text:style-name="T2"><text:s text:c="12"/></text:span>&lt;!--Optional:--&gt;</text:p>
        <text:p text:style-name="Standard"><text:span text:style-name="T2"><text:s text:c="12"/></text:span>&lt;IdGrupo&gt;345&lt;/IdGrupo&gt;</text:p>
        <text:p text:style-name="Standard"><text:span text:style-name="T2"><text:s text:c="12"/></text:span>&lt;!--Optional:--&gt;</text:p>
        <text:p text:style-name="P56">&lt;Rol&gt;ESTUDIANTE&lt;/Rol&gt;</text:p>
        <text:p text:style-name="Standard"><text:span text:style-name="T2"><text:s text:c="12"/></text:span>&lt;IdCurso&gt;345&lt;/IdCurso&gt;</text:p>
        <text:p text:style-name="Standard"><text:span text:style-name="T2"><text:s text:c="12"/></text:span>&lt;IdCentro&gt;001&lt;/IdCentro&gt;</text:p>
        <text:p text:style-name="Standard"><text:span text:style-name="T2"><text:s text:c="12"/></text:span>&lt;!--Optional:--&gt;</text:p>
        <text:p text:style-name="Standard"><text:span text:style-name="T2"><text:s text:c="12"/></text:span>&lt;URLResultado&gt;http://services.agoraxtec.com/swSeguimiento.asmx<text:span text:style-name="T2"> </text:span>&lt;/URLResultado&gt;</text:p>
        <text:p text:style-name="Standard"><text:span text:style-name="T2"><text:s text:c="12"/></text:span>&lt;!--Optional:--&gt;</text:p>
        <text:p text:style-name="Standard"><text:span text:style-name="T2"><text:s text:c="12"/></text:span>&lt;IdContenidoLMS&gt;1&lt;/IdContenidoLMS&gt;</text:p>
        <text:p text:style-name="Standard"><text:span text:style-name="T2"><text:s text:c="12"/></text:span>&lt;!--Optional:--&gt;</text:p>
        <text:p text:style-name="Standard"><text:span text:style-name="T2"><text:s text:c="12"/></text:span>&lt;IdUnidad&gt;1&lt;/IdUnidad&gt;</text:p>
        <text:p text:style-name="Standard"><text:span text:style-name="T2"><text:s text:c="12"/></text:span>&lt;!--Optional:--&gt;</text:p>
        <text:p text:style-name="Standard"><text:span text:style-name="T2"><text:s text:c="12"/></text:span>&lt;IdActividad&gt;1&lt;/IdActividad&gt;</text:p>
        <text:p text:style-name="Standard"><text:span text:style-name="T2"><text:s text:c="9"/></text:span>&lt;/AutenticarUsuarioContenido&gt;</text:p>
        <text:p text:style-name="Standard"><text:span text:style-name="T2"><text:s text:c="6"/></text:span>&lt;/aut:AutenticarUsuarioContenido&gt;</text:p>
        <text:p text:style-name="Standard"><text:span text:style-name="T2"><text:s text:c="3"/></text:span>&lt;/soapenv:Body&gt;</text:p>
        <text:p text:style-name="Standard">&lt;/soapenv:Envelope&gt;</text:p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l</text:span><text:span text:style-name="T7"> </text:span><text:span text:style-name="T5">client</text:span><text:span text:style-name="T7"> </text:span><text:span text:style-name="T5">amb</text:span><text:span text:style-name="T7"> </text:span><text:span text:style-name="T5">exit</text:span><text:span text:style-name="T7"> </text:span><text:span text:style-name="T5">(retorna</text:span><text:span text:style-name="T7"> </text:span><text:span text:style-name="T5">1):</text:span></text:p>
        <text:p text:style-name="P7"/>
        <text:p text:style-name="Standard">&lt;?xml<text:span text:style-name="T2"> </text:span>version="1.0"<text:span text:style-name="T2"> </text:span>encoding="utf-8"?&gt;</text:p>
        <text:p text:style-name="Standard">&lt;SOAP-ENV:Envelope<text:span text:style-name="T2"> </text:span>xmlns:SOAP-ENV="http://schemas.xmlsoap.org/soap/envelope/"<text:span text:style-name="T2"> </text:span>xmlns:ns1="http://educacio.gencat.cat/proveedores/autenticacion/"&gt;</text:p>
        <text:p text:style-name="Standard"><text:span text:style-name="T2"><text:s text:c="3"/></text:span>&lt;SOAP-ENV:Body&gt;</text:p>
        <text:p text:style-name="Standard"><text:span text:style-name="T2"><text:s text:c="6"/></text:span>&lt;ns1:AutenticarUsuarioContenidoResponse&gt;</text:p>
        <text:p text:style-name="Standard"><text:span text:style-name="T2"><text:s text:c="9"/></text:span>&lt;return&gt;</text:p>
        <text:p text:style-name="Standard"><text:span text:style-name="T2"><text:s text:c="12"/></text:span>&lt;AutenticarUsuarioContenidoResult&gt;</text:p>
        <text:p text:style-name="Standard"><text:span text:style-name="T2"><text:s text:c="15"/></text:span>&lt;Codigo&gt;1&lt;/Codigo&gt;</text:p>
        <text:p text:style-name="Standard"><text:span text:style-name="T2"><text:s text:c="15"/></text:span>&lt;Descripcion&gt;URL<text:span text:style-name="T2"> </text:span>generada<text:span text:style-name="T2"> </text:span>correctament&lt;/Descripcion&gt;</text:p>
        <text:p text:style-name="Standard"><text:span text:style-name="T2"><text:s text:c="15"/></text:span>&lt;URL&gt;http://mps-xtec.educat1x1.cat/data/books/6666666666/77777/555/index.php?token=4d77741968f06031073154&lt;/URL&gt;</text:p>
        <text:p text:style-name="Standard"><text:span text:style-name="T2"><text:s text:c="12"/></text:span>&lt;/AutenticarUsuarioContenidoResult&gt;</text:p>
        <text:p text:style-name="Standard"><text:span text:style-name="T2"><text:s text:c="9"/></text:span>&lt;/return&gt;</text:p>
        <text:p text:style-name="Standard"><text:span text:style-name="T2"><text:s text:c="6"/></text:span>&lt;/ns1:AutenticarUsuarioContenidoResponse&gt;</text:p>
        <text:p text:style-name="Standard"><text:soft-page-break/><text:span text:style-name="T2"><text:s text:c="3"/></text:span>&lt;/SOAP-ENV:Body&gt;</text:p>
        <text:p text:style-name="Standard">&lt;/SOAP-ENV:Envelope&gt;</text:p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l</text:span><text:span text:style-name="T7"> </text:span><text:span text:style-name="T5">client</text:span><text:span text:style-name="T7"> </text:span><text:span text:style-name="T5">amb</text:span><text:span text:style-name="T7"> </text:span><text:span text:style-name="T5">error</text:span><text:span text:style-name="T7"> </text:span><text:span text:style-name="T5">(retorna</text:span><text:span text:style-name="T7"> </text:span><text:span text:style-name="T5">0,-1,-2,</text:span><text:span text:style-name="T7"> </text:span><text:span text:style-name="T5">-3,</text:span><text:span text:style-name="T7"> </text:span><text:span text:style-name="T5">-4):</text:span></text:p>
        <text:p text:style-name="P7"/>
        <text:p text:style-name="Standard">&lt;?xml<text:span text:style-name="T2"> </text:span>version="1.0"<text:span text:style-name="T2"> </text:span>encoding="utf-8"?&gt;</text:p>
        <text:p text:style-name="Standard">&lt;SOAP-ENV:Envelope<text:span text:style-name="T2"> </text:span>xmlns:SOAP-ENV="http://schemas.xmlsoap.org/soap/envelope/"<text:span text:style-name="T2"> </text:span>xmlns:ns1="http://educacio.gencat.cat/proveedores/autenticacion/"&gt;</text:p>
        <text:p text:style-name="Standard">&lt;SOAP-ENV:Body&gt;</text:p>
        <text:p text:style-name="Standard"><text:span text:style-name="T2"><text:s text:c="6"/></text:span>&lt;ns1:AutenticarUsuarioContenidoResponse&gt;</text:p>
        <text:p text:style-name="Standard"><text:span text:style-name="T2"><text:s text:c="9"/></text:span>&lt;return&gt;</text:p>
        <text:p text:style-name="Standard"><text:span text:style-name="T2"><text:s text:c="12"/></text:span>&lt;AutenticarUsuarioContenidoResult&gt;</text:p>
        <text:p text:style-name="Standard"><text:span text:style-name="T2"><text:s text:c="15"/></text:span>&lt;Codigo&gt;-2&lt;/Codigo&gt;</text:p>
        <text:p text:style-name="Standard"><text:span text:style-name="T2"><text:s text:c="15"/></text:span>&lt;Descripcion&gt;El<text:span text:style-name="T2"> </text:span>codi<text:span text:style-name="T2"> </text:span>de<text:span text:style-name="T2"> </text:span>llicencia<text:span text:style-name="T2"> </text:span>no<text:span text:style-name="T2"> </text:span>es<text:span text:style-name="T2"> </text:span>vàlid.&lt;/Descripcion&gt;</text:p>
        <text:p text:style-name="Standard"><text:span text:style-name="T2"><text:s text:c="15"/></text:span>&lt;URL&gt;http://www.xtec.cat/error.html&lt;/URL&gt;</text:p>
        <text:p text:style-name="Standard"><text:span text:style-name="T2"><text:s text:c="12"/></text:span>&lt;/AutenticarUsuarioContenidoResult&gt;</text:p>
        <text:p text:style-name="Standard"><text:span text:style-name="T2"><text:s text:c="9"/></text:span>&lt;/return&gt;</text:p>
        <text:p text:style-name="Standard"><text:span text:style-name="T2"><text:s text:c="6"/></text:span>&lt;/ns1:AutenticarUsuarioContenidoResponse&gt;</text:p>
        <text:p text:style-name="Standard"><text:span text:style-name="T2"><text:s text:c="3"/></text:span>&lt;/SOAP-ENV:Body&gt;</text:p>
        <text:p text:style-name="Standard">&lt;/SOAP-ENV:Envelope&gt;</text:p>
        <text:p text:style-name="P50"/>
        <text:h text:style-name="Heading_20_3" text:outline-level="3">Definició<text:span text:style-name="T2"> </text:span>WSDL</text:h>
        <text:p text:style-name="P12"/>
        <text:p text:style-name="P13"><text:span text:style-name="T31">La</text:span><text:span text:style-name="T32"> </text:span><text:span text:style-name="T31">darrera</text:span><text:span text:style-name="T32"> </text:span><text:span text:style-name="T31">versió</text:span><text:span text:style-name="T32"> d'aquest WSDL es pot consultar i descarregar des del fitxer </text:span><text:span text:style-name="T33">wsAuthentication.wsdl</text:span><text:span text:style-name="T32"> que es troba dins de l'apartat WSDL referenciat a la secció Enllaços d'interés del present document.</text:span></text:p>
        <text:p text:style-name="Standard"/>
        <text:p text:style-name="P37"><text:span text:style-name="T43">&lt;?xml</text:span><text:span text:style-name="T44"> </text:span><text:span text:style-name="T43">version="1.0"</text:span><text:span text:style-name="T44"> </text:span><text:span text:style-name="T43">encoding="UTF-8"?&gt;</text:span></text:p>
        <text:p text:style-name="P37"><text:span text:style-name="T43">&lt;definitions</text:span><text:span text:style-name="T44"> </text:span><text:span text:style-name="T43">targetNamespace="http://educacio.gencat.cat/proveedores/autenticacion/"&gt;</text:span></text:p>
        <text:p text:style-name="P38">&lt;types&gt;</text:p>
        <text:p text:style-name="P37"><text:span text:style-name="T43">&lt;xsd:schema</text:span><text:span text:style-name="T44"> </text:span><text:span text:style-name="T43">targetNamespace="http://educacio.gencat.cat/proveedores/autenticacion/"&gt;</text:span></text:p>
        <text:p text:style-name="P37"><text:span text:style-name="T43">&lt;xsd:import</text:span><text:span text:style-name="T44"> </text:span><text:span text:style-name="T43">namespace="http://schemas.xmlsoap.org/soap/encoding/"/&gt;</text:span></text:p>
        <text:p text:style-name="P37"><text:span text:style-name="T43">&lt;xsd:import</text:span><text:span text:style-name="T44"> </text:span><text:span text:style-name="T43">namespace="http://schemas.xmlsoap.org/wsdl/"/&gt;</text:span></text:p>
        <text:p text:style-name="P37"><text:span text:style-name="T43">&lt;xsd:element</text:span><text:span text:style-name="T44"> </text:span><text:span text:style-name="T43">name="WSEAuthenticateHeader"</text:span><text:span text:style-name="T44"> </text:span><text:span text:style-name="T43">type="tns:WSEAuthenticateHeader"/&gt;</text:span></text:p>
        <text:p text:style-name="P37"><text:span text:style-name="T43">&lt;xsd:complexType</text:span><text:span text:style-name="T44"> </text:span><text:span text:style-name="T43">name="WSEAuthenticateHeader"&gt;</text:span></text:p>
        <text:p text:style-name="P38">&lt;xsd:sequence&gt;</text:p>
        <text:p text:style-name="P37"><text:span text:style-name="T43">&lt;xsd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User"</text:span><text:span text:style-name="T44"> </text:span><text:span text:style-name="T43">type="xsd:string"/&gt;</text:span></text:p>
        <text:p text:style-name="P37"><text:span text:style-name="T43">&lt;xsd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Password"</text:span><text:span text:style-name="T44"> </text:span><text:span text:style-name="T43">type="xsd:string"/&gt;</text:span></text:p>
        <text:p text:style-name="P38">&lt;/xsd:sequence&gt;</text:p>
        <text:p text:style-name="P38">&lt;xsd:anyAttribute/&gt;</text:p>
        <text:p text:style-name="P38">&lt;/xsd:complexType&gt;</text:p>
        <text:p text:style-name="P37"><text:span text:style-name="T43">&lt;xsd:complexType</text:span><text:span text:style-name="T44"> </text:span><text:span text:style-name="T43">name="AutenticarUsuarioContenido"&gt;</text:span></text:p>
        <text:p text:style-name="P38">&lt;xsd:all&gt;</text:p>
        <text:p text:style-name="P37"><text:span text:style-name="T43">&lt;xsd:element</text:span><text:span text:style-name="T44"> </text:span><text:span text:style-name="T43">name="Credencial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ISBN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IdUsuario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NombreApe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IdGrupo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Rol"</text:span><text:span text:style-name="T44"> </text:span><text:span text:style-name="T43">type="tns:TipoRol"</text:span><text:span text:style-name="T44"> </text:span><text:span text:style-name="T43">default="ESTUDIANTE"</text:span><text:span text:style-name="T44"> </text:span><text:span text:style-name="T43">minOccurs="0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IdCurso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IdCentro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URLResultado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IdContenidoLMS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IdUnidad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IdActividad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8">&lt;/xsd:all&gt;</text:p>
        <text:p text:style-name="P38">&lt;/xsd:complexType&gt;</text:p>
        <text:p text:style-name="P37"><text:span text:style-name="T43">&lt;xsd:simpleType</text:span><text:span text:style-name="T44"> </text:span><text:span text:style-name="T43">name="TipoRol"&gt;</text:span></text:p>
        <text:p text:style-name="P37"><text:span text:style-name="T43">&lt;xsd:restriction</text:span><text:span text:style-name="T44"> </text:span><text:span text:style-name="T43">base="s:string"&gt;</text:span></text:p>
        <text:p text:style-name="P37"><text:span text:style-name="T43">&lt;xsd:enumeration</text:span><text:span text:style-name="T44"> </text:span><text:span text:style-name="T43">value="ESTUDIANTE"/&gt;</text:span></text:p>
        <text:p text:style-name="P37"><text:span text:style-name="T43">&lt;xsd:enumeration</text:span><text:span text:style-name="T44"> </text:span><text:span text:style-name="T43">value="PROFESOR"/&gt;</text:span></text:p>
        <text:p text:style-name="P38">&lt;/xsd:restriction&gt;</text:p>
        <text:p text:style-name="P38">&lt;/xsd:simpleType&gt;</text:p>
        <text:p text:style-name="P37"><text:span text:style-name="T43">&lt;xsd:complexType</text:span><text:span text:style-name="T44"> </text:span><text:span text:style-name="T43">name="Licencia"&gt;</text:span></text:p>
        <text:p text:style-name="P38">&lt;xsd:all&gt;</text:p>
        <text:p text:style-name="P37"><text:span text:style-name="T43">&lt;xsd:element</text:span><text:span text:style-name="T44"> </text:span><text:span text:style-name="T43">name="Codigo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Descripcion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7"><text:span text:style-name="T43">&lt;xsd:element</text:span><text:span text:style-name="T44"> </text:span><text:span text:style-name="T43">name="URL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8">&lt;/xsd:all&gt;</text:p>
        <text:p text:style-name="P38">&lt;/xsd:complexType&gt;</text:p>
        <text:p text:style-name="P37"><text:span text:style-name="T43">&lt;</text:span><text:span text:style-name="T43">xsd:complexType</text:span><text:span text:style-name="T44"> </text:span><text:span text:style-name="T43">name="AutenticarUsuarioContenidoResponse"&gt;</text:span></text:p>
        <text:p text:style-name="P38">&lt;xsd:all&gt;</text:p>
        <text:p text:style-name="P37"><text:span text:style-name="T43">&lt;xsd:element</text:span><text:span text:style-name="T44"> </text:span><text:span text:style-name="T43">name="AutenticarUsuarioContenidoResult"</text:span><text:span text:style-name="T44"> </text:span><text:span text:style-name="T43">type="tns:Licencia"/&gt;</text:span></text:p>
        <text:p text:style-name="P38">&lt;/xsd:all&gt;</text:p>
        <text:p text:style-name="P38">&lt;/xsd:complexType&gt;</text:p>
        <text:p text:style-name="P37"><text:span text:style-name="T43">&lt;</text:span><text:span text:style-name="T43">/xsd:schema&gt;</text:span></text:p>
        <text:p text:style-name="P38">&lt;/types&gt;</text:p>
        <text:p text:style-name="P37"><text:span text:style-name="T43">&lt;message</text:span><text:span text:style-name="T44"> </text:span><text:span text:style-name="T43">name="AutenticarUsuarioContenidoRequest"&gt;</text:span></text:p>
        <text:p text:style-name="P37"><text:soft-page-break/><text:span text:style-name="T43">&lt;part</text:span><text:span text:style-name="T44"> </text:span><text:span text:style-name="T43">name="AutenticarUsuarioContenido"</text:span><text:span text:style-name="T44"> </text:span><text:span text:style-name="T43">type="tns:AutenticarUsuarioContenido"/&gt;</text:span></text:p>
        <text:p text:style-name="P38">&lt;/message&gt;</text:p>
        <text:p text:style-name="P37"><text:span text:style-name="T43">&lt;message</text:span><text:span text:style-name="T44"> </text:span><text:span text:style-name="T43">name="AutenticarUsuarioContenidoResponse"&gt;</text:span></text:p>
        <text:p text:style-name="P37"><text:span text:style-name="T43">&lt;part</text:span><text:span text:style-name="T44"> </text:span><text:span text:style-name="T43">name="return"</text:span><text:span text:style-name="T44"> </text:span><text:span text:style-name="T43">type="tns:AutenticarUsuarioContenidoResponse"/&gt;</text:span></text:p>
        <text:p text:style-name="P38">&lt;/message&gt;</text:p>
        <text:p text:style-name="P37"><text:span text:style-name="T43">&lt;wsdl:message</text:span><text:span text:style-name="T44"> </text:span><text:span text:style-name="T43">name="AutenticarUsuarioContenidoWSEAuthenticateHeader"&gt;</text:span></text:p>
        <text:p text:style-name="P37"><text:span text:style-name="T43">&lt;part</text:span><text:span text:style-name="T44"> </text:span><text:span text:style-name="T43">name="WSEAuthenticateHeader"</text:span><text:span text:style-name="T44"> </text:span><text:span text:style-name="T43">element="tns:WSEAuthenticateHeader"/&gt;</text:span></text:p>
        <text:p text:style-name="P38">&lt;/wsdl:message&gt;</text:p>
        <text:p text:style-name="P37"><text:span text:style-name="T43">&lt;portType</text:span><text:span text:style-name="T44"> </text:span><text:span text:style-name="T43">name="ws_authenticationPortType"&gt;</text:span></text:p>
        <text:p text:style-name="P37"><text:span text:style-name="T43">&lt;operation</text:span><text:span text:style-name="T44"> </text:span><text:span text:style-name="T43">name="AutenticarUsuarioContenido"&gt;</text:span></text:p>
        <text:p text:style-name="P37"><text:span text:style-name="T43">&lt;documentation</text:span><text:span text:style-name="T44"> </text:span><text:span text:style-name="T43">xmlns:wsdl="http://schemas.xmlsoap.org/wsdl/"&gt;Retorna</text:span><text:span text:style-name="T44"> </text:span><text:span text:style-name="T43">una</text:span><text:span text:style-name="T44"> </text:span><text:span text:style-name="T43">URL</text:span><text:span text:style-name="T44"> </text:span><text:span text:style-name="T43">de</text:span><text:span text:style-name="T44"> </text:span><text:span text:style-name="T43">acceso</text:span><text:span text:style-name="T44"> </text:span><text:span text:style-name="T43">al</text:span><text:span text:style-name="T44"> </text:span><text:span text:style-name="T43">libro</text:span><text:span text:style-name="T44"> </text:span><text:span text:style-name="T43">digital</text:span><text:span text:style-name="T44"> </text:span><text:span text:style-name="T43">a</text:span><text:span text:style-name="T44"> </text:span><text:span text:style-name="T43">partir</text:span><text:span text:style-name="T44"> </text:span><text:span text:style-name="T43">de</text:span><text:span text:style-name="T44"> </text:span><text:span text:style-name="T43">una</text:span><text:span text:style-name="T44"> </text:span><text:span text:style-name="T43">credencial</text:span><text:span text:style-name="T44"> </text:span><text:span text:style-name="T43">válida</text:span><text:span text:style-name="T44"> </text:span><text:span text:style-name="T43">para</text:span><text:span text:style-name="T44"> </text:span><text:span text:style-name="T43">ese</text:span><text:span text:style-name="T44"> </text:span><text:span text:style-name="T43">libro.&lt;br</text:span><text:span text:style-name="T44"> </text:span><text:span text:style-name="T43">/&gt;&lt;br</text:span><text:span text:style-name="T44"> </text:span><text:span text:style-name="T43">/&gt;</text:span></text:p>
        <text:p text:style-name="P37"><text:span text:style-name="T43">Parámetros:</text:span><text:span text:style-name="T44"> </text:span><text:span text:style-name="T43">&lt;br</text:span><text:span text:style-name="T44"> </text:span><text:span text:style-name="T43">/&gt;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Credencial</text:span><text:span text:style-name="T44"> </text:span><text:span text:style-name="T43">=</text:span><text:span text:style-name="T44"> </text:span><text:span text:style-name="T43">Código</text:span><text:span text:style-name="T44"> </text:span><text:span text:style-name="T43">de</text:span><text:span text:style-name="T44"> </text:span><text:span text:style-name="T43">credencial</text:span><text:span text:style-name="T44"> </text:span><text:span text:style-name="T43">del</text:span><text:span text:style-name="T44"> </text:span><text:span text:style-name="T43">usuario</text:span><text:span text:style-name="T44"> </text:span><text:span text:style-name="T43">para</text:span><text:span text:style-name="T44"> </text:span><text:span text:style-name="T43">ese</text:span><text:span text:style-name="T44"> </text:span><text:span text:style-name="T43">libro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ISBN</text:span><text:span text:style-name="T44"> </text:span><text:span text:style-name="T43">=</text:span><text:span text:style-name="T44"> </text:span><text:span text:style-name="T43">Código</text:span><text:span text:style-name="T44"> </text:span><text:span text:style-name="T43">ISBN</text:span><text:span text:style-name="T44"> </text:span><text:span text:style-name="T43">del</text:span><text:span text:style-name="T44"> </text:span><text:span text:style-name="T43">libro</text:span><text:span text:style-name="T44"> </text:span><text:span text:style-name="T43">digital</text:span><text:span text:style-name="T44"> </text:span><text:span text:style-name="T43">al</text:span><text:span text:style-name="T44"> </text:span><text:span text:style-name="T43">que</text:span><text:span text:style-name="T44"> </text:span><text:span text:style-name="T43">se</text:span><text:span text:style-name="T44"> </text:span><text:span text:style-name="T43">solicita</text:span><text:span text:style-name="T44"> </text:span><text:span text:style-name="T43">acceso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IdUsuario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único</text:span><text:span text:style-name="T44"> </text:span><text:span text:style-name="T43">del</text:span><text:span text:style-name="T44"> </text:span><text:span text:style-name="T43">usuario</text:span><text:span text:style-name="T44"> </text:span><text:span text:style-name="T43">dentro</text:span><text:span text:style-name="T44"> </text:span><text:span text:style-name="T43">del</text:span><text:span text:style-name="T44"> </text:span><text:span text:style-name="T43">EVA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2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NombreApe</text:span><text:span text:style-name="T44"> </text:span><text:span text:style-name="T43">=</text:span><text:span text:style-name="T44"> </text:span><text:span text:style-name="T43">Nombre</text:span><text:span text:style-name="T44"> </text:span><text:span text:style-name="T43">y</text:span><text:span text:style-name="T44"> </text:span><text:span text:style-name="T43">apellidos</text:span><text:span text:style-name="T44"> </text:span><text:span text:style-name="T43">del</text:span><text:span text:style-name="T44"> </text:span><text:span text:style-name="T43">usuario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5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IdGrupo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l</text:span><text:span text:style-name="T44"> </text:span><text:span text:style-name="T43">grupo</text:span><text:span text:style-name="T44"> </text:span><text:span text:style-name="T43">del</text:span><text:span text:style-name="T44"> </text:span><text:span text:style-name="T43">EVA</text:span><text:span text:style-name="T44"> </text:span><text:span text:style-name="T43">del</text:span><text:span text:style-name="T44"> </text:span><text:span text:style-name="T43">colegio</text:span><text:span text:style-name="T44"> </text:span><text:span text:style-name="T43">desde</text:span><text:span text:style-name="T44"> </text:span><text:span text:style-name="T43">donde</text:span><text:span text:style-name="T44"> </text:span><text:span text:style-name="T43">se</text:span><text:span text:style-name="T44"> </text:span><text:span text:style-name="T43">está</text:span><text:span text:style-name="T44"> </text:span><text:span text:style-name="T43">solicitando</text:span><text:span text:style-name="T44"> </text:span><text:span text:style-name="T43">el</text:span><text:span text:style-name="T44"> </text:span><text:span text:style-name="T43">contenido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3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IdCurso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l</text:span><text:span text:style-name="T44"> </text:span><text:span text:style-name="T43">curso</text:span><text:span text:style-name="T44"> </text:span><text:span text:style-name="T43">del</text:span><text:span text:style-name="T44"> </text:span><text:span text:style-name="T43">EVA</text:span><text:span text:style-name="T44"> </text:span><text:span text:style-name="T43">del</text:span><text:span text:style-name="T44"> </text:span><text:span text:style-name="T43">colegio</text:span><text:span text:style-name="T44"> </text:span><text:span text:style-name="T43">desde</text:span><text:span text:style-name="T44"> </text:span><text:span text:style-name="T43">donde</text:span><text:span text:style-name="T44"> </text:span><text:span text:style-name="T43">se</text:span><text:span text:style-name="T44"> </text:span><text:span text:style-name="T43">está</text:span><text:span text:style-name="T44"> </text:span><text:span text:style-name="T43">solicitando</text:span><text:span text:style-name="T44"> </text:span><text:span text:style-name="T43">el</text:span><text:span text:style-name="T44"> </text:span><text:span text:style-name="T43">contenido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3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IdCentro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único</text:span><text:span text:style-name="T44"> </text:span><text:span text:style-name="T43">que</text:span><text:span text:style-name="T44"> </text:span><text:span text:style-name="T43">describe</text:span><text:span text:style-name="T44"> </text:span><text:span text:style-name="T43">al</text:span><text:span text:style-name="T44"> </text:span><text:span text:style-name="T43">colegio</text:span><text:span text:style-name="T44"> </text:span><text:span text:style-name="T43">dentro</text:span><text:span text:style-name="T44"> </text:span><text:span text:style-name="T43">del</text:span><text:span text:style-name="T44"> </text:span><text:span text:style-name="T43">EVA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10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URLResultado</text:span><text:span text:style-name="T44"> </text:span><text:span text:style-name="T43">=</text:span><text:span text:style-name="T44"> </text:span><text:span text:style-name="T43">Url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al</text:span><text:span text:style-name="T44"> </text:span><text:span text:style-name="T43">que</text:span><text:span text:style-name="T44"> </text:span><text:span text:style-name="T43">se</text:span><text:span text:style-name="T44"> </text:span><text:span text:style-name="T43">retorna</text:span><text:span text:style-name="T44"> </text:span><text:span text:style-name="T43">el</text:span><text:span text:style-name="T44"> </text:span><text:span text:style-name="T43">seguimiento</text:span><text:span text:style-name="T44"> </text:span><text:span text:style-name="T43">de</text:span><text:span text:style-name="T44"> </text:span><text:span text:style-name="T43">las</text:span><text:span text:style-name="T44"> </text:span><text:span text:style-name="T43">actividades</text:span><text:span text:style-name="T44"> </text:span><text:span text:style-name="T43">del</text:span><text:span text:style-name="T44"> </text:span><text:span text:style-name="T43">libro.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IdContenidoLMS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l</text:span><text:span text:style-name="T44"> </text:span><text:span text:style-name="T43">contenido</text:span><text:span text:style-name="T44"> </text:span><text:span text:style-name="T43">en</text:span><text:span text:style-name="T44"> </text:span><text:span text:style-name="T43">el</text:span><text:span text:style-name="T44"> </text:span><text:span text:style-name="T43">EVA.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IdUnidad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</text:span><text:span text:style-name="T44"> </text:span><text:span text:style-name="T43">la</text:span><text:span text:style-name="T44"> </text:span><text:span text:style-name="T43">unidad,</text:span><text:span text:style-name="T44"> </text:span><text:span text:style-name="T43">acceso</text:span><text:span text:style-name="T44"> </text:span><text:span text:style-name="T43">directo</text:span><text:span text:style-name="T44"> </text:span><text:span text:style-name="T43">a</text:span><text:span text:style-name="T44"> </text:span><text:span text:style-name="T43">una</text:span><text:span text:style-name="T44"> </text:span><text:span text:style-name="T43">página</text:span><text:span text:style-name="T44"> </text:span><text:span text:style-name="T43">del</text:span><text:span text:style-name="T44"> </text:span><text:span text:style-name="T43">libro</text:span><text:span text:style-name="T44"> </text:span><text:span text:style-name="T43">digital</text:span><text:span text:style-name="T44"> </text:span><text:span text:style-name="T43">(donde</text:span><text:span text:style-name="T44"> </text:span><text:span text:style-name="T43">solo</text:span><text:span text:style-name="T44"> </text:span><text:span text:style-name="T43">se</text:span><text:span text:style-name="T44"> </text:span><text:span text:style-name="T43">cargará</text:span><text:span text:style-name="T44"> </text:span><text:span text:style-name="T43">la</text:span><text:span text:style-name="T44"> </text:span><text:span text:style-name="T43">unidad</text:span><text:span text:style-name="T44"> </text:span><text:span text:style-name="T43">seleccionada).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IdActividad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</text:span><text:span text:style-name="T44"> </text:span><text:span text:style-name="T43">una</text:span><text:span text:style-name="T44"> </text:span><text:span text:style-name="T43">actividad</text:span><text:span text:style-name="T44"> </text:span><text:span text:style-name="T43">del</text:span><text:span text:style-name="T44"> </text:span><text:span text:style-name="T43">repositorio</text:span><text:span text:style-name="T44"> </text:span><text:span text:style-name="T43">de</text:span><text:span text:style-name="T44"> </text:span><text:span text:style-name="T43">contenido</text:span><text:span text:style-name="T44"> </text:span><text:span text:style-name="T43">de</text:span><text:span text:style-name="T44"> </text:span><text:span text:style-name="T43">la</text:span><text:span text:style-name="T44"> </text:span><text:span text:style-name="T43">Editorial.</text:span><text:span text:style-name="T44"> </text:span><text:span text:style-name="T43">Esta</text:span><text:span text:style-name="T44"> </text:span><text:span text:style-name="T43">llamada</text:span><text:span text:style-name="T44"> </text:span><text:span text:style-name="T43">sirve</text:span><text:span text:style-name="T44"> </text:span><text:span text:style-name="T43">como</text:span><text:span text:style-name="T44"> </text:span><text:span text:style-name="T43">un</text:span><text:span text:style-name="T44"> </text:span><text:span text:style-name="T43">acceso</text:span><text:span text:style-name="T44"> </text:span><text:span text:style-name="T43">directo</text:span><text:span text:style-name="T44"> </text:span><text:span text:style-name="T43">a</text:span><text:span text:style-name="T44"> </text:span><text:span text:style-name="T43">esa</text:span><text:span text:style-name="T44"> </text:span><text:span text:style-name="T43">actividad.&lt;br</text:span><text:span text:style-name="T44"> </text:span><text:span text:style-name="T43">/&gt;&lt;br</text:span><text:span text:style-name="T44"> </text:span><text:span text:style-name="T43">/&gt;</text:span></text:p>
        <text:p text:style-name="P37"><text:span text:style-name="T43">Retorna:</text:span><text:span text:style-name="T44"> </text:span><text:span text:style-name="T43">&lt;br</text:span><text:span text:style-name="T44"> </text:span><text:span text:style-name="T43">/&gt;&lt;br</text:span><text:span text:style-name="T44"> </text:span><text:span text:style-name="T43">/&gt;</text:span></text:p>
        <text:p text:style-name="P37"><text:span text:style-name="T43">*</text:span><text:span text:style-name="T44"> </text:span><text:span text:style-name="T43">Código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Descripción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URL</text:span><text:span text:style-name="T44"> </text:span><text:span text:style-name="T43">(string)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1):</text:span><text:span text:style-name="T44"> </text:span><text:span text:style-name="T43">Proceso</text:span><text:span text:style-name="T44"> </text:span><text:span text:style-name="T43">correct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l</text:span><text:span text:style-name="T44"> </text:span><text:span text:style-name="T43">libro</text:span><text:span text:style-name="T44"> </text:span><text:span text:style-name="T43">devuelta</text:span><text:span text:style-name="T44"> </text:span><text:span text:style-name="T43">correctamente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0):</text:span><text:span text:style-name="T44"> </text:span><text:span text:style-name="T43">Error</text:span><text:span text:style-name="T44"> </text:span><text:span text:style-name="T43">inespera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1):</text:span><text:span text:style-name="T44"> </text:span><text:span text:style-name="T43">Error</text:span><text:span text:style-name="T44"> </text:span><text:span text:style-name="T43">al</text:span><text:span text:style-name="T44"> </text:span><text:span text:style-name="T43">realizar</text:span><text:span text:style-name="T44"> </text:span><text:span text:style-name="T43">la</text:span><text:span text:style-name="T44"> </text:span><text:span text:style-name="T43">URL</text:span><text:span text:style-name="T44"> </text:span><text:span text:style-name="T43">dinámica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2):</text:span><text:span text:style-name="T44"> </text:span><text:span text:style-name="T43">El</text:span><text:span text:style-name="T44"> </text:span><text:span text:style-name="T43">código</text:span><text:span text:style-name="T44"> </text:span><text:span text:style-name="T43">de</text:span><text:span text:style-name="T44"> </text:span><text:span text:style-name="T43">credencial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3):</text:span><text:span text:style-name="T44"> </text:span><text:span text:style-name="T43">El</text:span><text:span text:style-name="T44"> </text:span><text:span text:style-name="T43">ISBN</text:span><text:span text:style-name="T44"> </text:span><text:span text:style-name="T43">del</text:span><text:span text:style-name="T44"> </text:span><text:span text:style-name="T43">producto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4):</text:span><text:span text:style-name="T44"> </text:span><text:span text:style-name="T43">La</text:span><text:span text:style-name="T44"> </text:span><text:span text:style-name="T43">credencial</text:span><text:span text:style-name="T44"> </text:span><text:span text:style-name="T43">ha</text:span><text:span text:style-name="T44"> </text:span><text:span text:style-name="T43">expira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5):</text:span><text:span text:style-name="T44"> </text:span><text:span text:style-name="T43">El</text:span><text:span text:style-name="T44"> </text:span><text:span text:style-name="T43">identificador</text:span><text:span text:style-name="T44"> </text:span><text:span text:style-name="T43">de</text:span><text:span text:style-name="T44"> </text:span><text:span text:style-name="T43">la</text:span><text:span text:style-name="T44"> </text:span><text:span text:style-name="T43">unidad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6):</text:span><text:span text:style-name="T44"> </text:span><text:span text:style-name="T43">El</text:span><text:span text:style-name="T44"> </text:span><text:span text:style-name="T43">identificador</text:span><text:span text:style-name="T44"> </text:span><text:span text:style-name="T43">de</text:span><text:span text:style-name="T44"> </text:span><text:span text:style-name="T43">la</text:span><text:span text:style-name="T44"> </text:span><text:span text:style-name="T43">actividad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7):</text:span><text:span text:style-name="T44"> </text:span><text:span text:style-name="T43">Rol</text:span><text:span text:style-name="T44"> </text:span><text:span text:style-name="T43">incorrecto.</text:span><text:span text:style-name="T44"> </text:span><text:span text:style-name="T43">El</text:span><text:span text:style-name="T44"> </text:span><text:span text:style-name="T43">valor</text:span><text:span text:style-name="T44"> </text:span><text:span text:style-name="T43">del</text:span><text:span text:style-name="T44"> </text:span><text:span text:style-name="T43">rol</text:span><text:span text:style-name="T44"> </text:span><text:span text:style-name="T43">es</text:span><text:span text:style-name="T44"> </text:span><text:span text:style-name="T43">incorrect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101):</text:span><text:span text:style-name="T44"> </text:span><text:span text:style-name="T43">Autenticación</text:span><text:span text:style-name="T44"> </text:span><text:span text:style-name="T43">incorrecto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es</text:span><text:span text:style-name="T44"> </text:span><text:span text:style-name="T43">correcto.</text:span><text:span text:style-name="T44"> </text:span><text:span text:style-name="T43">&lt;br</text:span><text:span text:style-name="T44"> </text:span><text:span text:style-name="T43">/&gt;</text:span></text:p>
        <text:p text:style-name="P37"><text:span text:style-name="T43">-</text:span><text:span text:style-name="T44"> </text:span><text:span text:style-name="T43">(-102):</text:span><text:span text:style-name="T44"> </text:span><text:span text:style-name="T43">Autenticación</text:span><text:span text:style-name="T44"> </text:span><text:span text:style-name="T43">incorrecto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tiene</text:span><text:span text:style-name="T44"> </text:span><text:span text:style-name="T43">permisos.&lt;br</text:span><text:span text:style-name="T44"> </text:span><text:span text:style-name="T43">/&gt;&lt;br</text:span><text:span text:style-name="T44"> </text:span><text:span text:style-name="T43">/&gt;&lt;/documentation&gt;</text:span></text:p>
        <text:p text:style-name="P37"><text:span text:style-name="T43">&lt;input</text:span><text:span text:style-name="T44"> </text:span><text:span text:style-name="T43">message="tns:AutenticarUsuarioContenidoRequest"/&gt;</text:span></text:p>
        <text:p text:style-name="P37"><text:span text:style-name="T43">&lt;output</text:span><text:span text:style-name="T44"> </text:span><text:span text:style-name="T43">message="tns:AutenticarUsuarioContenidoResponse"/&gt;</text:span></text:p>
        <text:p text:style-name="P38">&lt;/operation&gt;</text:p>
        <text:p text:style-name="P37"><text:span text:style-name="T43">&lt;</text:span><text:span text:style-name="T43">/portType&gt;</text:span></text:p>
        <text:p text:style-name="P37"><text:span text:style-name="T43">&lt;binding</text:span><text:span text:style-name="T44"> </text:span><text:span text:style-name="T43">name="ws_authenticationBinding"</text:span><text:span text:style-name="T44"> </text:span><text:span text:style-name="T43">type="tns:ws_authenticationPortType"&gt;</text:span></text:p>
        <text:p text:style-name="P37"><text:span text:style-name="T43">&lt;soap:binding</text:span><text:span text:style-name="T44"> </text:span><text:span text:style-name="T43">style="rpc"</text:span><text:span text:style-name="T44"> </text:span><text:span text:style-name="T43">transport="http://schemas.xmlsoap.org/soap/http"/&gt;</text:span></text:p>
        <text:p text:style-name="P37"><text:span text:style-name="T43">&lt;operation</text:span><text:span text:style-name="T44"> </text:span><text:span text:style-name="T43">name="AutenticarUsuarioContenido"&gt;</text:span></text:p>
        <text:p text:style-name="P37"><text:span text:style-name="T43">&lt;soap:operation</text:span><text:span text:style-name="T44"> </text:span><text:span text:style-name="T43">soapAction="http://educacio.gencat.cat/proveedores/autenticacion/#AutenticarUsuarioContenido"</text:span><text:span text:style-name="T44"> </text:span><text:span text:style-name="T43">style="rpc"/&gt;</text:span></text:p>
        <text:p text:style-name="P38">&lt;input&gt;</text:p>
        <text:p text:style-name="P37"><text:span text:style-name="T43">&lt;soap:body</text:span><text:span text:style-name="T44"> </text:span><text:span text:style-name="T43">use="literal"</text:span><text:span text:style-name="T44"> </text:span><text:span text:style-name="T43">namespace="http://educacio.gencat.cat/proveedores/autenticacion/"/&gt;</text:span></text:p>
        <text:p text:style-name="P37"><text:soft-page-break/><text:span text:style-name="T43">&lt;soap:header</text:span><text:span text:style-name="T44"> </text:span><text:span text:style-name="T43">message="tns:AutenticarUsuarioContenidoWSEAuthenticateHeader"</text:span><text:span text:style-name="T44"> </text:span><text:span text:style-name="T43">part="WSEAuthenticateHeader"</text:span><text:span text:style-name="T44"> </text:span><text:span text:style-name="T43">use="literal"/&gt;</text:span></text:p>
        <text:p text:style-name="P38">&lt;/input&gt;</text:p>
        <text:p text:style-name="P38">&lt;output&gt;</text:p>
        <text:p text:style-name="P37"><text:span text:style-name="T43">&lt;soap:body</text:span><text:span text:style-name="T44"> </text:span><text:span text:style-name="T43">use="literal"</text:span><text:span text:style-name="T44"> </text:span><text:span text:style-name="T43">namespace="http://educacio.gencat.cat/proveedores/autenticacion/"/&gt;</text:span></text:p>
        <text:p text:style-name="P38">&lt;/output&gt;</text:p>
        <text:p text:style-name="P38">&lt;/operation&gt;</text:p>
        <text:p text:style-name="P38">&lt;/binding&gt;</text:p>
        <text:p text:style-name="P37"><text:span text:style-name="T43">&lt;service</text:span><text:span text:style-name="T44"> </text:span><text:span text:style-name="T43">name="ws_authentication"&gt;</text:span></text:p>
        <text:p text:style-name="P37"><text:span text:style-name="T43">&lt;port</text:span><text:span text:style-name="T44"> </text:span><text:span text:style-name="T43">name="ws_authenticationPort"</text:span><text:span text:style-name="T44"> </text:span><text:span text:style-name="T43">binding="tns:ws_authenticationBinding"&gt;</text:span></text:p>
        <text:p text:style-name="P37"><text:span text:style-name="T43">&lt;soap:address</text:span><text:span text:style-name="T44"> </text:span><text:span text:style-name="T43">location="http://mps-&lt;tec.educat1x1.cat/ws/wsAuthentication/wsAuthentication.php"/&gt;</text:span></text:p>
        <text:p text:style-name="P38">&lt;/port&gt;</text:p>
        <text:p text:style-name="P38">&lt;/service&gt;</text:p>
        <text:p text:style-name="P38">&lt;/definitions&gt;</text:p>
        <text:p text:style-name="Standard"/>
        <text:p text:style-name="Standard"/>
        <text:h text:style-name="Heading_20_2" text:outline-level="2">Servei<text:span text:style-name="T2"> </text:span>web<text:span text:style-name="T2"> </text:span>de<text:span text:style-name="T2"> </text:span>seguiment</text:h>
        <text:p text:style-name="Standard"/>
        <text:p text:style-name="Standard">L<text:span text:style-name="T2">’</text:span>objectiu<text:span text:style-name="T2"> </text:span>d<text:span text:style-name="T2">’</text:span>aquest<text:span text:style-name="T2"> </text:span>servei<text:span text:style-name="T2"> </text:span>web<text:span text:style-name="T2"> </text:span>és<text:span text:style-name="T2"> </text:span>informar<text:span text:style-name="T2"> </text:span>a<text:span text:style-name="T2"> </text:span>l<text:span text:style-name="T2">’</text:span>EVA<text:span text:style-name="T2"> </text:span>dels<text:span text:style-name="T2"> </text:span>resultats<text:span text:style-name="T2"> </text:span>obtinguts<text:span text:style-name="T2"> </text:span>per<text:span text:style-name="T2"> </text:span>l<text:span text:style-name="T2">’</text:span>alumnat.</text:p>
        <text:p text:style-name="Standard"/>
        <text:p text:style-name="Standard">Al<text:span text:style-name="T2"> </text:span>servei<text:span text:style-name="T2"> </text:span>web<text:span text:style-name="T2"> </text:span>de<text:span text:style-name="T2"> </text:span>Seguiment,<text:span text:style-name="T2"> </text:span>la<text:span text:style-name="T2"> </text:span>part<text:span text:style-name="T2"> </text:span>servidora<text:span text:style-name="T2"> </text:span>la<text:span text:style-name="T2"> </text:span>implementarà<text:span text:style-name="T2"> </text:span>l<text:span text:style-name="T2">’</text:span>EVA<text:span text:style-name="T2"> </text:span>i<text:span text:style-name="T2"> </text:span>l<text:span text:style-name="T2">’</text:span>Editorial<text:span text:style-name="T2"> </text:span>consumirà<text:span text:style-name="T2"> </text:span>el<text:span text:style-name="T2"> </text:span>servei.</text:p>
        <text:p text:style-name="P7"/>
        <text:p text:style-name="Standard">Nom<text:span text:style-name="T2"> </text:span>del<text:span text:style-name="T2"> </text:span>servei:<text:span text:style-name="T2"> </text:span><text:span text:style-name="T5">wsSeguimiento</text:span></text:p>
        <text:p text:style-name="Standard"/>
        <text:p text:style-name="Standard"><text:span text:style-name="T2">L'</text:span>arxiu<text:span text:style-name="T2"> </text:span>WSDL<text:span text:style-name="T2"> </text:span>del<text:span text:style-name="T2"> </text:span>servei<text:span text:style-name="T2"> </text:span>serà<text:span text:style-name="T2"> </text:span>accessible<text:span text:style-name="T2"> </text:span>en<text:span text:style-name="T2"> </text:span>la<text:span text:style-name="T2"> </text:span>mateixa<text:span text:style-name="T2"> </text:span>adreça<text:span text:style-name="T2"> </text:span>que<text:span text:style-name="T2"> </text:span>el<text:span text:style-name="T2"> </text:span>servei<text:span text:style-name="T2"> </text:span>web<text:span text:style-name="T2"> </text:span>però<text:span text:style-name="T2"> </text:span>acabada<text:span text:style-name="T2"> </text:span>amb<text:span text:style-name="T2"> </text:span><text:span text:style-name="T5">?wsdl</text:span><text:span text:style-name="T2"> </text:span>i<text:span text:style-name="T2"> </text:span>també<text:span text:style-name="T2"> </text:span>acabada<text:span text:style-name="T2"> </text:span>amb<text:span text:style-name="T2"> </text:span><text:span text:style-name="T5">?WSDL</text:span></text:p>
        <text:p text:style-name="P7"/>
        <text:p text:style-name="Standard">Aquest<text:span text:style-name="T2"> </text:span>servei<text:span text:style-name="T2"> </text:span>només<text:span text:style-name="T2"> </text:span>té<text:span text:style-name="T2"> </text:span>el<text:span text:style-name="T2"> </text:span>mètode<text:span text:style-name="T2"> </text:span><text:span text:style-name="T5">ResultadoDetalleExtendido</text:span></text:p>
        <text:p text:style-name="Standard"/>
        <text:h text:style-name="Heading_20_3" text:outline-level="3">Mètode<text:span text:style-name="T2"> </text:span>ResultadoDetalleExtendido</text:h>
        <text:p text:style-name="P9"/>
        <text:p text:style-name="Standard">Paràmetres<text:span text:style-name="T2"> </text:span>d<text:span text:style-name="T2">’</text:span>entrada<text:span text:style-name="T2"> </text:span>del<text:span text:style-name="T2"> </text:span>mètode</text:p>
        <text:p text:style-name="Standard"/>
        <table:table table:name="Taula15" table:style-name="Taula15">
          <table:table-column table:style-name="Taula15.A"/>
          <table:table-column table:style-name="Taula15.B"/>
          <table:table-column table:style-name="Taula15.C"/>
          <table:table-column table:style-name="Taula15.D"/>
          <table:table-header-rows>
            <table:table-row table:style-name="Taula15.1">
              <table:table-cell table:style-name="Taula15.A1" office:value-type="string">
                <text:p text:style-name="P36">Lloc</text:p>
              </table:table-cell>
              <table:table-cell table:style-name="Taula15.A1" office:value-type="string">
                <text:p text:style-name="P36">Nom</text:p>
              </table:table-cell>
              <table:table-cell table:style-name="Taula15.A1" office:value-type="string">
                <text:p text:style-name="P36">Tipus</text:p>
              </table:table-cell>
              <table:table-cell table:style-name="Taula15.D1" office:value-type="string">
                <text:p text:style-name="P36">Descripció</text:p>
              </table:table-cell>
            </table:table-row>
          </table:table-header-rows>
          <table:table-row table:style-name="Taula15.2">
            <table:table-cell table:style-name="Taula15.A2" office:value-type="string">
              <text:p text:style-name="P24"><text:span text:style-name="T34">Capçalera</text:span><text:span text:style-name="T36"> </text:span></text:p>
            </table:table-cell>
            <table:table-cell table:style-name="Taula15.B2" office:value-type="string">
              <text:p text:style-name="P26">User</text:p>
            </table:table-cell>
            <table:table-cell table:style-name="Taula15.C2" office:value-type="string">
              <text:p text:style-name="P28">Obligatori</text:p>
            </table:table-cell>
            <table:table-cell table:style-name="Taula15.D2" office:value-type="string">
              <text:p text:style-name="P25"><text:span text:style-name="T34">Usuari</text:span><text:span text:style-name="T36"> </text:span><text:span text:style-name="T34">d</text:span><text:span text:style-name="T36">’</text:span><text:span text:style-name="T34">accé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5.1">
            <table:table-cell table:style-name="Taula15.A3" office:value-type="string">
              <text:p text:style-name="P29">Capçalera</text:p>
            </table:table-cell>
            <table:table-cell table:style-name="Taula15.B3" office:value-type="string">
              <text:p text:style-name="P26">Password</text:p>
            </table:table-cell>
            <table:table-cell table:style-name="Taula15.C3" office:value-type="string">
              <text:p text:style-name="P28">Obligatori</text:p>
            </table:table-cell>
            <table:table-cell table:style-name="Taula15.D3" office:value-type="string">
              <text:p text:style-name="P25"><text:span text:style-name="T34">Contrasenya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5.1">
            <table:table-cell table:style-name="Taula15.A4" office:value-type="string">
              <text:p text:style-name="P29">Cos</text:p>
            </table:table-cell>
            <table:table-cell table:style-name="Taula15.B4" office:value-type="string">
              <text:p text:style-name="P27">IdUsuario</text:p>
            </table:table-cell>
            <table:table-cell table:style-name="Taula15.C4" office:value-type="string">
              <text:p text:style-name="P28">Obligatori</text:p>
            </table:table-cell>
            <table:table-cell table:style-name="Taula15.D4" office:value-type="string">
              <text:p text:style-name="P25"><text:span text:style-name="T34">I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usuari</text:span><text:span text:style-name="T36"> </text:span><text:span text:style-name="T34">a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5.1">
            <table:table-cell table:style-name="Taula15.A5" office:value-type="string">
              <text:p text:style-name="P29">Cos</text:p>
            </table:table-cell>
            <table:table-cell table:style-name="Taula15.B5" office:value-type="string">
              <text:p text:style-name="P27">IdContenidoLMS</text:p>
            </table:table-cell>
            <table:table-cell table:style-name="Taula15.C5" office:value-type="string">
              <text:p text:style-name="P28">Obligatori</text:p>
            </table:table-cell>
            <table:table-cell table:style-name="Taula15.D5" office:value-type="string">
              <text:p text:style-name="P25"><text:span text:style-name="T34">Identifica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en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5.1">
            <table:table-cell table:style-name="Taula15.A6" office:value-type="string">
              <text:p text:style-name="P29">Cos</text:p>
            </table:table-cell>
            <table:table-cell table:style-name="Taula15.B6" office:value-type="string">
              <text:p text:style-name="P27">IdCentro</text:p>
            </table:table-cell>
            <table:table-cell table:style-name="Taula15.C6" office:value-type="string">
              <text:p text:style-name="P28">Obligatori</text:p>
            </table:table-cell>
            <table:table-cell table:style-name="Taula15.D6" office:value-type="string">
              <text:p text:style-name="P25"><text:span text:style-name="T34">Identificador</text:span><text:span text:style-name="T36"> </text:span><text:span text:style-name="T34">del</text:span><text:span text:style-name="T36"> </text:span><text:span text:style-name="T34">centre</text:span><text:span text:style-name="T36"> </text:span><text:span text:style-name="T34">educatiu</text:span><text:span text:style-name="T36"> </text:span><text:span text:style-name="T34">des</text:span><text:span text:style-name="T36"> </text:span><text:span text:style-name="T34">d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fent</text:span><text:span text:style-name="T36"> </text:span><text:span text:style-name="T34">la</text:span><text:span text:style-name="T36"> </text:span><text:span text:style-name="T34">crida</text:span><text:span text:style-name="T36"> </text:span><text:span text:style-name="T34">al</text:span><text:span text:style-name="T36"> </text:span><text:span text:style-name="T34">servei</text:span><text:span text:style-name="T36"> </text:span><text:span text:style-name="T34">web.</text:span></text:p>
            </table:table-cell>
          </table:table-row>
          <table:table-row table:style-name="Taula15.1">
            <table:table-cell table:style-name="Taula15.A7" office:value-type="string">
              <text:p text:style-name="P29">Cos</text:p>
            </table:table-cell>
            <table:table-cell table:style-name="Taula15.B7" office:value-type="string">
              <text:p text:style-name="P27">IdUnidad</text:p>
            </table:table-cell>
            <table:table-cell table:style-name="Taula15.C7" office:value-type="string">
              <text:p text:style-name="P28">Opcional</text:p>
            </table:table-cell>
            <table:table-cell table:style-name="Taula15.D7" office:value-type="string">
              <text:p text:style-name="P25"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</text:span><text:span text:style-name="T36"> </text:span><text:span text:style-name="T34">s</text:span><text:span text:style-name="T36">’</text:span><text:span text:style-name="T34">informen</text:span><text:span text:style-name="T36"> </text:span><text:span text:style-name="T34">els</text:span><text:span text:style-name="T36"> </text:span><text:span text:style-name="T34">seus</text:span><text:span text:style-name="T36"> </text:span><text:span text:style-name="T34">resultats</text:span><text:span text:style-name="T36"> </text:span><text:span text:style-name="T34">i/o</text:span><text:span text:style-name="T36"> </text:span><text:span text:style-name="T34">detalls.</text:span><text:span text:style-name="T37"> </text:span><text:span text:style-name="T34">Si</text:span><text:span text:style-name="T36"> </text:span><text:span text:style-name="T34">l</text:span><text:span text:style-name="T36">’</text:span><text:span text:style-name="T34">EVA</text:span><text:span text:style-name="T36"> </text:span><text:span text:style-name="T34">rep</text:span><text:span text:style-name="T36"> </text:span><text:span text:style-name="T34">un</text:span><text:span text:style-name="T36"> </text:span><text:span text:style-name="T34">identificador</text:span><text:span text:style-name="T36"> </text:span><text:span text:style-name="T34">d</text:span><text:span text:style-name="T36">’</text:span><text:span text:style-name="T34">unitat</text:span><text:span text:style-name="T36"> </text:span><text:span text:style-name="T34">que</text:span><text:span text:style-name="T36"> </text:span><text:span text:style-name="T34">no</text:span><text:span text:style-name="T36"> </text:span><text:span text:style-name="T34">té,</text:span><text:span text:style-name="T36"> </text:span><text:span text:style-name="T34">poden</text:span><text:span text:style-name="T36"> </text:span><text:span text:style-name="T34">donar-se</text:span><text:span text:style-name="T36"> </text:span><text:span text:style-name="T34">dos</text:span><text:span text:style-name="T36"> </text:span><text:span text:style-name="T34">casos:</text:span><text:span text:style-name="T36"> </text:span><text:span text:style-name="T34">A)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proporcioni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n</text:span><text:span text:style-name="T36"> </text:span><text:span text:style-name="T34">aquest</text:span><text:span text:style-name="T36"> </text:span><text:span text:style-name="T34">cas,</text:span><text:span text:style-name="T36"> </text:span><text:span text:style-name="T34">l</text:span><text:span text:style-name="T36">’</text:span><text:span text:style-name="T34">EVA</text:span><text:span text:style-name="T36"> </text:span><text:span text:style-name="T34">tornarà</text:span><text:span text:style-name="T36"> </text:span><text:span text:style-name="T34">a</text:span><text:span text:style-name="T36"> </text:span><text:span text:style-name="T34">sol·licitar</text:span><text:span text:style-name="T36"> </text:span><text:span text:style-name="T34">l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per</text:span><text:span text:style-name="T36"> </text:span><text:soft-page-break/><text:span text:style-name="T34">actualitzar-la.</text:span><text:span text:style-name="T36"> </text:span><text:span text:style-name="T34">B)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no</text:span><text:span text:style-name="T36"> </text:span><text:span text:style-name="T34">proporcioni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n</text:span><text:span text:style-name="T36"> </text:span><text:span text:style-name="T34">aquest</text:span><text:span text:style-name="T36"> </text:span><text:span text:style-name="T34">cas,</text:span><text:span text:style-name="T36"> </text:span><text:span text:style-name="T34">l</text:span><text:span text:style-name="T36">’</text:span><text:span text:style-name="T34">EVA</text:span><text:span text:style-name="T36"> </text:span><text:span text:style-name="T34">guardarà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i</text:span><text:span text:style-name="T36"> </text:span><text:span text:style-name="T34">l</text:span><text:span text:style-name="T36">’</text:span><text:span text:style-name="T34">utilitzarà</text:span><text:span text:style-name="T36"> </text:span><text:span text:style-name="T34">en</text:span><text:span text:style-name="T36"> </text:span><text:span text:style-name="T34">l</text:span><text:span text:style-name="T36">’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per</text:span><text:span text:style-name="T36"> </text:span><text:span text:style-name="T34">l</text:span><text:span text:style-name="T36">’</text:span><text:span text:style-name="T34">accés.</text:span></text:p>
            </table:table-cell>
          </table:table-row>
          <table:table-row table:style-name="Taula15.1">
            <table:table-cell table:style-name="Taula15.A8" office:value-type="string">
              <text:p text:style-name="P29">Cos</text:p>
            </table:table-cell>
            <table:table-cell table:style-name="Taula15.B8" office:value-type="string">
              <text:p text:style-name="P27">UnidadTitulo</text:p>
            </table:table-cell>
            <table:table-cell table:style-name="Taula15.C8" office:value-type="string">
              <text:p text:style-name="P28">Opcional</text:p>
            </table:table-cell>
            <table:table-cell table:style-name="Taula15.D8" office:value-type="string">
              <text:p text:style-name="P25"><text:span text:style-name="T34">Títol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text:span text:style-name="T37"> </text:span><text:span text:style-name="T34">Aquest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omple</text:span><text:span text:style-name="T36"> </text:span><text:span text:style-name="T34">si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no</text:span><text:span text:style-name="T36"> </text:span><text:span text:style-name="T34">proveeix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del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utilitzarà</text:span><text:span text:style-name="T36"> </text:span><text:span text:style-name="T34">en</text:span><text:span text:style-name="T36"> </text:span><text:span text:style-name="T34">l</text:span><text:span text:style-name="T36">’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per</text:span><text:span text:style-name="T36"> l'</text:span><text:span text:style-name="T34">accés.</text:span></text:p>
            </table:table-cell>
          </table:table-row>
          <table:table-row table:style-name="Taula15.1">
            <table:table-cell table:style-name="Taula15.A9" office:value-type="string">
              <text:p text:style-name="P29">Cos</text:p>
            </table:table-cell>
            <table:table-cell table:style-name="Taula15.B9" office:value-type="string">
              <text:p text:style-name="P27">UnidadOrden</text:p>
            </table:table-cell>
            <table:table-cell table:style-name="Taula15.C9" office:value-type="string">
              <text:p text:style-name="P25"><text:span text:style-name="T35">O</text:span><text:span text:style-name="T35">pcional</text:span></text:p>
            </table:table-cell>
            <table:table-cell table:style-name="Taula15.D9" office:value-type="string">
              <text:p text:style-name="P25"><text:span text:style-name="T34">Ordre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</text:span><text:span text:style-name="T36"> </text:span><text:span text:style-name="T34">dins</text:span><text:span text:style-name="T36"> </text:span><text:span text:style-name="T34">de</text:span><text:span text:style-name="T36"> </text:span><text:span text:style-name="T34">la</text:span><text:span text:style-name="T36"> </text:span><text:span text:style-name="T34">llista</text:span><text:span text:style-name="T36"> </text:span><text:span text:style-name="T34">d</text:span><text:span text:style-name="T36">’</text:span><text:span text:style-name="T34">unitats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es</text:span><text:span text:style-name="T36"> </text:span><text:span text:style-name="T34">completarà</text:span><text:span text:style-name="T36"> </text:span><text:span text:style-name="T34">si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no</text:span><text:span text:style-name="T36"> </text:span><text:span text:style-name="T34">proveeix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del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utilitzarà</text:span><text:span text:style-name="T36"> </text:span><text:span text:style-name="T34">en</text:span><text:span text:style-name="T36"> </text:span><text:span text:style-name="T34">l</text:span><text:span text:style-name="T36">’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per</text:span><text:span text:style-name="T36"> l'</text:span><text:span text:style-name="T34">accés.</text:span></text:p>
            </table:table-cell>
          </table:table-row>
          <table:table-row table:style-name="Taula15.1">
            <table:table-cell table:style-name="Taula15.A10" office:value-type="string">
              <text:p text:style-name="P29">Cos</text:p>
            </table:table-cell>
            <table:table-cell table:style-name="Taula15.B10" office:value-type="string">
              <text:p text:style-name="P27">IdActividad</text:p>
            </table:table-cell>
            <table:table-cell table:style-name="Taula15.C10" office:value-type="string">
              <text:p text:style-name="P28">Opcional</text:p>
            </table:table-cell>
            <table:table-cell table:style-name="Taula15.D10" office:value-type="string">
              <text:p text:style-name="P25"><text:span text:style-name="T34">I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</text:span><text:span text:style-name="T36"> </text:span><text:span text:style-name="T34">es</text:span><text:span text:style-name="T36"> </text:span><text:span text:style-name="T34">informen</text:span><text:span text:style-name="T36"> </text:span><text:span text:style-name="T34">els</text:span><text:span text:style-name="T36"> </text:span><text:span text:style-name="T34">seus</text:span><text:span text:style-name="T36"> </text:span><text:span text:style-name="T34">resultats</text:span><text:span text:style-name="T36"> </text:span><text:span text:style-name="T34">i/o</text:span><text:span text:style-name="T36"> </text:span><text:span text:style-name="T34">detalls.</text:span><text:span text:style-name="T36"> </text:span><text:span text:style-name="T34">Si</text:span><text:span text:style-name="T36"> </text:span><text:span text:style-name="T34">l</text:span><text:span text:style-name="T36">’ </text:span><text:span text:style-name="T34">EVA</text:span><text:span text:style-name="T36"> </text:span><text:span text:style-name="T34">rep</text:span><text:span text:style-name="T36"> </text:span><text:span text:style-name="T34">un</text:span><text:span text:style-name="T36"> </text:span><text:span text:style-name="T34">identificador</text:span><text:span text:style-name="T36"> </text:span><text:span text:style-name="T34">d</text:span><text:span text:style-name="T36">’</text:span><text:span text:style-name="T34">activitat</text:span><text:span text:style-name="T36"> </text:span><text:span text:style-name="T34">que</text:span><text:span text:style-name="T36"> </text:span><text:span text:style-name="T34">no</text:span><text:span text:style-name="T36"> </text:span><text:span text:style-name="T34">disposa,</text:span><text:span text:style-name="T36"> </text:span><text:span text:style-name="T34">poden</text:span><text:span text:style-name="T36"> </text:span><text:span text:style-name="T34">donar-se</text:span><text:span text:style-name="T36"> </text:span><text:span text:style-name="T34">dos</text:span><text:span text:style-name="T36"> </text:span><text:span text:style-name="T34">casos:</text:span><text:span text:style-name="T36"> </text:span><text:span text:style-name="T34">A)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proporcioni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n</text:span><text:span text:style-name="T36"> </text:span><text:span text:style-name="T34">aquest</text:span><text:span text:style-name="T36"> </text:span><text:span text:style-name="T34">cas,</text:span><text:span text:style-name="T36"> </text:span><text:span text:style-name="T34">l</text:span><text:span text:style-name="T36">’</text:span><text:span text:style-name="T34">EVA</text:span><text:span text:style-name="T36"> </text:span><text:span text:style-name="T34">tornarà</text:span><text:span text:style-name="T36"> </text:span><text:span text:style-name="T34">a</text:span><text:span text:style-name="T36"> </text:span><text:span text:style-name="T34">sol·licitar</text:span><text:span text:style-name="T36"> </text:span><text:span text:style-name="T34">l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per</text:span><text:span text:style-name="T36"> </text:span><text:span text:style-name="T34">actualitzar-la.</text:span><text:span text:style-name="T36"> </text:span><text:span text:style-name="T34">B)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no</text:span><text:span text:style-name="T36"> </text:span><text:span text:style-name="T34">proporcioni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n</text:span><text:span text:style-name="T36"> </text:span><text:span text:style-name="T34">aquest</text:span><text:span text:style-name="T36"> </text:span><text:span text:style-name="T34">cas,</text:span><text:span text:style-name="T36"> </text:span><text:span text:style-name="T34">l</text:span><text:span text:style-name="T36">’</text:span><text:span text:style-name="T34">EVA</text:span><text:span text:style-name="T36"> </text:span><text:span text:style-name="T34">guardarà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i</text:span><text:span text:style-name="T36"> </text:span><text:span text:style-name="T34">l</text:span><text:span text:style-name="T36">’</text:span><text:span text:style-name="T34">utilitzarà</text:span><text:span text:style-name="T36"> a l'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per</text:span><text:span text:style-name="T36"> </text:span><text:span text:style-name="T34">l</text:span><text:span text:style-name="T36">’</text:span><text:span text:style-name="T34">accés.</text:span><text:span text:style-name="T36"> <text:s/></text:span><text:span text:style-name="T34">Si</text:span><text:span text:style-name="T36"> </text:span><text:span text:style-name="T34">s</text:span><text:span text:style-name="T36">’</text:span><text:span text:style-name="T34">envia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també</text:span><text:span text:style-name="T36"> </text:span><text:span text:style-name="T34">s</text:span><text:span text:style-name="T36">’</text:span><text:span text:style-name="T34">ha</text:span><text:span text:style-name="T36"> </text:span><text:span text:style-name="T34">d</text:span><text:span text:style-name="T36">’</text:span><text:span text:style-name="T34">enviar</text:span><text:span text:style-name="T36"> </text:span><text:span text:style-name="T34">el</text:span><text:span text:style-name="T36"> </text:span><text:span text:style-name="T34">camp</text:span><text:span text:style-name="T36"> </text:span><text:span text:style-name="T34">IdUnidad.</text:span></text:p>
            </table:table-cell>
          </table:table-row>
          <table:table-row table:style-name="Taula15.1">
            <table:table-cell table:style-name="Taula15.A11" office:value-type="string">
              <text:p text:style-name="P29">Cos</text:p>
            </table:table-cell>
            <table:table-cell table:style-name="Taula15.B11" office:value-type="string">
              <text:p text:style-name="P27">ActividadTitulo</text:p>
            </table:table-cell>
            <table:table-cell table:style-name="Taula15.C11" office:value-type="string">
              <text:p text:style-name="P28">Opcional</text:p>
            </table:table-cell>
            <table:table-cell table:style-name="Taula15.D11" office:value-type="string">
              <text:p text:style-name="P25"><text:span text:style-name="T34">Títol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envia</text:span><text:span text:style-name="T36"> </text:span><text:span text:style-name="T34">si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no</text:span><text:span text:style-name="T36"> </text:span><text:span text:style-name="T34">proporciona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del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utilitzarà</text:span><text:span text:style-name="T36"> a l'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a l</text:span><text:span text:style-name="T36">'</text:span><text:span text:style-name="T34">accés.</text:span></text:p>
            </table:table-cell>
          </table:table-row>
          <table:table-row table:style-name="Taula15.1">
            <table:table-cell table:style-name="Taula15.A12" office:value-type="string">
              <text:p text:style-name="P29">Cos</text:p>
            </table:table-cell>
            <table:table-cell table:style-name="Taula15.B12" office:value-type="string">
              <text:p text:style-name="P27">ActivitadOrden</text:p>
            </table:table-cell>
            <table:table-cell table:style-name="Taula15.C12" office:value-type="string">
              <text:p text:style-name="P28">Opcional</text:p>
            </table:table-cell>
            <table:table-cell table:style-name="Taula15.D12" office:value-type="string">
              <text:p text:style-name="P25"><text:span text:style-name="T34">Ordre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dins</text:span><text:span text:style-name="T36"> </text:span><text:span text:style-name="T34">de</text:span><text:span text:style-name="T36"> </text:span><text:span text:style-name="T34">la</text:span><text:span text:style-name="T36"> </text:span><text:span text:style-name="T34">llista</text:span><text:span text:style-name="T36"> </text:span><text:span text:style-name="T34">d</text:span><text:span text:style-name="T36">’</text:span><text:span text:style-name="T34">activitats</text:span><text:span text:style-name="T36"> </text:span><text:span text:style-name="T34">d</text:span><text:span text:style-name="T36">’</text:span><text:span text:style-name="T34">una</text:span><text:span text:style-name="T36"> </text:span><text:span text:style-name="T34">unitat</text:span><text:span text:style-name="T36"> </text:span><text:span text:style-name="T34">del</text:span><text:span text:style-name="T36"> </text:span><text:span text:style-name="T34">llibre.</text:span><text:span text:style-name="T37"> </text:span><text:span text:style-name="T34">Aquest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es</text:span><text:span text:style-name="T36"> </text:span><text:span text:style-name="T34">completarà</text:span><text:span text:style-name="T36"> </text:span><text:span text:style-name="T34">si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no</text:span><text:span text:style-name="T36"> </text:span><text:span text:style-name="T34">proveeix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del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utilitzarà</text:span><text:span text:style-name="T36"> a l'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a l'</text:span><text:span text:style-name="T34">accés.</text:span></text:p>
            </table:table-cell>
          </table:table-row>
          <table:table-row table:style-name="Taula15.1">
            <table:table-cell table:style-name="Taula15.A13" office:value-type="string">
              <text:p text:style-name="P31">Cop</text:p>
            </table:table-cell>
            <table:table-cell table:style-name="Taula15.B13" office:value-type="string">
              <text:p text:style-name="P33">ForzarGuardar</text:p>
            </table:table-cell>
            <table:table-cell table:style-name="Taula15.C13" office:value-type="string">
              <text:p text:style-name="P32">Opcional</text:p>
            </table:table-cell>
            <table:table-cell table:style-name="Taula15.D13" office:value-type="string">
              <text:p text:style-name="P35"><text:bookmark-start text:name="__DdeLink__50602_416356104"/>Valor enter per indicar si a l'hora de guardar les dades s'ha de comprovar si l'activitat/unitat especificades al resultat es troben a l'arbre del contingut LMS.</text:p>
              <text:p text:style-name="P35">Si ForzarGuardar=1, el resultat es guardarà sempre (no es farà cap comprovació). En canvi, si ForzarGuardar=0 o bé si aquest paràmetre és nul, el sistema validarà que únicament es guarden els resultats que <text:soft-page-break/>depenguin de l'arbre del contingut especificat al LMS.</text:p>
              <text:p text:style-name="P35">És recomanable utilitzar el paràmetre ForzarGuardar amb el valor 1 quan es vol permetre a l'usuari/ària la navegació dins del llibre, sigui quina sigui l'activitat/unitat inicial a la que hagi accedit, i es vol garantir que els resultats es guarden sempre. <text:bookmark-end text:name="__DdeLink__50602_416356104"/></text:p>
            </table:table-cell>
          </table:table-row>
          <table:table-row table:style-name="Taula15.1">
            <table:table-cell table:style-name="Taula15.A14" office:value-type="string">
              <text:p text:style-name="P29">Cos</text:p>
            </table:table-cell>
            <table:table-cell table:style-name="Taula15.B14" office:value-type="string">
              <text:p text:style-name="P27">Resultado</text:p>
            </table:table-cell>
            <table:table-cell table:style-name="Taula15.C14" office:value-type="string">
              <text:p text:style-name="P28">Opcional</text:p>
            </table:table-cell>
            <table:table-cell table:style-name="Taula15.D14" office:value-type="string">
              <text:p text:style-name="P25"><text:span text:style-name="T34">Resultats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,</text:span><text:span text:style-name="T36"> </text:span><text:span text:style-name="T34">unitat</text:span><text:span text:style-name="T36"> </text:span><text:span text:style-name="T34">o</text:span><text:span text:style-name="T36"> </text:span><text:span text:style-name="T34">llibre</text:span><text:span text:style-name="T36"> </text:span><text:span text:style-name="T34">segons</text:span><text:span text:style-name="T36"> </text:span><text:span text:style-name="T34">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hagi</text:span><text:span text:style-name="T36"> </text:span><text:span text:style-name="T34">especificat</text:span><text:span text:style-name="T36"> </text:span><text:span text:style-name="T34">en</text:span><text:span text:style-name="T36"> </text:span><text:span text:style-name="T34">els</text:span><text:span text:style-name="T36"> </text:span><text:span text:style-name="T34">camps</text:span><text:span text:style-name="T36"> </text:span><text:span text:style-name="T34">idUnidad</text:span><text:span text:style-name="T36"> </text:span><text:span text:style-name="T34">i</text:span><text:span text:style-name="T36"> </text:span><text:span text:style-name="T34">idActividad.</text:span></text:p>
            </table:table-cell>
          </table:table-row>
          <table:table-row table:style-name="Taula15.1">
            <table:table-cell table:style-name="Taula15.A15" office:value-type="string">
              <text:p text:style-name="P29">Cos</text:p>
            </table:table-cell>
            <table:table-cell table:style-name="Taula15.B15" office:value-type="string">
              <text:p text:style-name="P27">Detalles</text:p>
            </table:table-cell>
            <table:table-cell table:style-name="Taula15.C15" office:value-type="string">
              <text:p text:style-name="P28">Opcional</text:p>
            </table:table-cell>
            <table:table-cell table:style-name="Taula15.D15" office:value-type="string">
              <text:p text:style-name="P25"><text:span text:style-name="T34">Detalls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,</text:span><text:span text:style-name="T36"> </text:span><text:span text:style-name="T34">unitat</text:span><text:span text:style-name="T36"> </text:span><text:span text:style-name="T34">o</text:span><text:span text:style-name="T36"> </text:span><text:span text:style-name="T34">llibre</text:span><text:span text:style-name="T36"> </text:span><text:span text:style-name="T34">segons</text:span><text:span text:style-name="T36"> </text:span><text:span text:style-name="T34">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hagi</text:span><text:span text:style-name="T36"> </text:span><text:span text:style-name="T34">especificat</text:span><text:span text:style-name="T36"> </text:span><text:span text:style-name="T34">en</text:span><text:span text:style-name="T36"> </text:span><text:span text:style-name="T34">els</text:span><text:span text:style-name="T36"> </text:span><text:span text:style-name="T34">camps</text:span><text:span text:style-name="T36"> </text:span><text:span text:style-name="T34">idUnidad</text:span><text:span text:style-name="T36"> </text:span><text:span text:style-name="T34">i</text:span><text:span text:style-name="T36"> </text:span><text:span text:style-name="T34">idActividad.</text:span></text:p>
            </table:table-cell>
          </table:table-row>
          <table:table-row table:style-name="Taula15.1">
            <table:table-cell table:style-name="Taula15.A16" office:value-type="string">
              <text:p text:style-name="P29">Cos</text:p>
            </table:table-cell>
            <table:table-cell table:style-name="Taula15.B16" office:value-type="string">
              <text:p text:style-name="P27">SumaPesos</text:p>
            </table:table-cell>
            <table:table-cell table:style-name="Taula15.C16" office:value-type="string">
              <text:p text:style-name="P28">Opcional</text:p>
            </table:table-cell>
            <table:table-cell table:style-name="Taula15.D16" office:value-type="string">
              <text:p text:style-name="P25"><text:span text:style-name="T34">En</text:span><text:span text:style-name="T36"> </text:span><text:span text:style-name="T34">el</text:span><text:span text:style-name="T36"> </text:span><text:span text:style-name="T34">cas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specifiquin</text:span><text:span text:style-name="T36"> </text:span><text:span text:style-name="T34">detalls,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indica</text:span><text:span text:style-name="T36"> </text:span><text:span text:style-name="T34">la</text:span><text:span text:style-name="T36"> </text:span><text:span text:style-name="T34">suma</text:span><text:span text:style-name="T36"> </text:span><text:span text:style-name="T34">de</text:span><text:span text:style-name="T36"> </text:span><text:span text:style-name="T34">tots</text:span><text:span text:style-name="T36"> </text:span><text:span text:style-name="T34">els</text:span><text:span text:style-name="T36"> </text:span><text:span text:style-name="T34">pesos</text:span><text:span text:style-name="T36"> </text:span><text:span text:style-name="T34">dels</text:span><text:span text:style-name="T36"> </text:span><text:span text:style-name="T34">detalls.</text:span><text:span text:style-name="T37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100.</text:span></text:p>
            </table:table-cell>
          </table:table-row>
        </table:table>
        <text:p text:style-name="Standard"/>
        <text:p text:style-name="Standard"/>
        <text:p text:style-name="Standard"><text:span text:style-name="T5">Resultado</text:span><text:span text:style-name="T2"> </text:span>és<text:span text:style-name="T2"> </text:span>un<text:span text:style-name="T2"> </text:span>paràmetre<text:span text:style-name="T2"> </text:span>composat<text:span text:style-name="T2"> </text:span>pels<text:span text:style-name="T2"> </text:span>següents<text:span text:style-name="T2"> </text:span>camps:</text:p>
        <text:p text:style-name="Standard"/>
        <table:table table:name="Taula16" table:style-name="Taula16">
          <table:table-column table:style-name="Taula16.A"/>
          <table:table-column table:style-name="Taula16.B"/>
          <table:table-column table:style-name="Taula16.C"/>
          <table:table-column table:style-name="Taula16.D"/>
          <table:table-header-rows>
            <table:table-row table:style-name="Taula16.1">
              <table:table-cell table:style-name="Taula16.A1" office:value-type="string">
                <text:p text:style-name="P36">Lloc</text:p>
              </table:table-cell>
              <table:table-cell table:style-name="Taula16.A1" office:value-type="string">
                <text:p text:style-name="P36">Nom</text:p>
              </table:table-cell>
              <table:table-cell table:style-name="Taula16.A1" office:value-type="string">
                <text:p text:style-name="P36">Tipus</text:p>
              </table:table-cell>
              <table:table-cell table:style-name="Taula16.D1" office:value-type="string">
                <text:p text:style-name="P36">Descripció</text:p>
              </table:table-cell>
            </table:table-row>
          </table:table-header-rows>
          <table:table-row table:style-name="Taula16.2">
            <table:table-cell table:style-name="Taula16.A2" office:value-type="string">
              <text:p text:style-name="P24"><text:span text:style-name="T34">Cos</text:span><text:span text:style-name="T36"> </text:span></text:p>
            </table:table-cell>
            <table:table-cell table:style-name="Taula16.B2" office:value-type="string">
              <text:p text:style-name="P27">FechaHoraInicio</text:p>
            </table:table-cell>
            <table:table-cell table:style-name="Taula16.C2" office:value-type="string">
              <text:p text:style-name="P28">Opcional</text:p>
            </table:table-cell>
            <table:table-cell table:style-name="Taula16.D2" office:value-type="string">
              <text:p text:style-name="P25"><text:span text:style-name="T34">Data</text:span><text:span text:style-name="T36"> </text:span><text:span text:style-name="T34">i</text:span><text:span text:style-name="T36"> </text:span><text:span text:style-name="T34">hora</text:span><text:span text:style-name="T36"> </text:span><text:span text:style-name="T34">en</text:span><text:span text:style-name="T36"> </text:span><text:span text:style-name="T34">la</text:span><text:span text:style-name="T36"> </text:span><text:span text:style-name="T34">que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comença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(o</text:span><text:span text:style-name="T36"> </text:span><text:span text:style-name="T34">unitat).</text:span></text:p>
            </table:table-cell>
          </table:table-row>
          <table:table-row table:style-name="Taula16.1">
            <table:table-cell table:style-name="Taula16.A3" office:value-type="string">
              <text:p text:style-name="P29">Cos</text:p>
            </table:table-cell>
            <table:table-cell table:style-name="Taula16.B3" office:value-type="string">
              <text:p text:style-name="P27">Duracion</text:p>
            </table:table-cell>
            <table:table-cell table:style-name="Taula16.C3" office:value-type="string">
              <text:p text:style-name="P28">Opcional</text:p>
            </table:table-cell>
            <table:table-cell table:style-name="Taula16.D3" office:value-type="string">
              <text:p text:style-name="P25"><text:span text:style-name="T34">Temps</text:span><text:span text:style-name="T36"> </text:span><text:span text:style-name="T34">que</text:span><text:span text:style-name="T36"> </text:span><text:span text:style-name="T34">ha</text:span><text:span text:style-name="T36"> </text:span><text:span text:style-name="T34">invertit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(o</text:span><text:span text:style-name="T36"> </text:span><text:span text:style-name="T34">unitat).</text:span></text:p>
            </table:table-cell>
          </table:table-row>
          <table:table-row table:style-name="Taula16.1">
            <table:table-cell table:style-name="Taula16.A4" office:value-type="string">
              <text:p text:style-name="P29">Cos</text:p>
            </table:table-cell>
            <table:table-cell table:style-name="Taula16.B4" office:value-type="string">
              <text:p text:style-name="P27">MaxDuración</text:p>
            </table:table-cell>
            <table:table-cell table:style-name="Taula16.C4" office:value-type="string">
              <text:p text:style-name="P28">Opcional</text:p>
            </table:table-cell>
            <table:table-cell table:style-name="Taula16.D4" office:value-type="string">
              <text:p text:style-name="P25"><text:span text:style-name="T34">Temps</text:span><text:span text:style-name="T36"> </text:span><text:span text:style-name="T34">màxim</text:span><text:span text:style-name="T36"> </text:span><text:span text:style-name="T34">que</text:span><text:span text:style-name="T36"> </text:span><text:span text:style-name="T34">pot</text:span><text:span text:style-name="T36"> </text:span><text:span text:style-name="T34">invertir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(o</text:span><text:span text:style-name="T36"> </text:span><text:span text:style-name="T34">unitat).</text:span></text:p>
            </table:table-cell>
          </table:table-row>
          <table:table-row table:style-name="Taula16.1">
            <table:table-cell table:style-name="Taula16.A5" office:value-type="string">
              <text:p text:style-name="P29">Cos</text:p>
            </table:table-cell>
            <table:table-cell table:style-name="Taula16.B5" office:value-type="string">
              <text:p text:style-name="P27">MinCalificacion</text:p>
            </table:table-cell>
            <table:table-cell table:style-name="Taula16.C5" office:value-type="string">
              <text:p text:style-name="P28">Opcional</text:p>
            </table:table-cell>
            <table:table-cell table:style-name="Taula16.D5" office:value-type="string">
              <text:p text:style-name="P25"><text:span text:style-name="T34">Valor</text:span><text:span text:style-name="T36"> </text:span><text:span text:style-name="T34">mínim</text:span><text:span text:style-name="T36"> </text:span><text:span text:style-name="T34">del</text:span><text:span text:style-name="T36"> </text:span><text:span text:style-name="T34">rang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0.</text:span><text:span text:style-name="T36"> </text:span></text:p>
            </table:table-cell>
          </table:table-row>
          <table:table-row table:style-name="Taula16.1">
            <table:table-cell table:style-name="Taula16.A6" office:value-type="string">
              <text:p text:style-name="P29">Cos</text:p>
            </table:table-cell>
            <table:table-cell table:style-name="Taula16.B6" office:value-type="string">
              <text:p text:style-name="P27">Calificacion</text:p>
            </table:table-cell>
            <table:table-cell table:style-name="Taula16.C6" office:value-type="string">
              <text:p text:style-name="P28">Opcional</text:p>
            </table:table-cell>
            <table:table-cell table:style-name="Taula16.D6" office:value-type="string">
              <text:p text:style-name="P25"><text:span text:style-name="T34">Valor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rang</text:span><text:span text:style-name="T36"> </text:span><text:span text:style-name="T34">ve</text:span><text:span text:style-name="T36"> </text:span><text:span text:style-name="T34">donat</text:span><text:span text:style-name="T36"> </text:span><text:span text:style-name="T34">per</text:span><text:span text:style-name="T36"> </text:span><text:span text:style-name="T34">MinCalificacion</text:span><text:span text:style-name="T36"> </text:span><text:span text:style-name="T34">i</text:span><text:span text:style-name="T36"> </text:span><text:span text:style-name="T34">MaxCalificación.</text:span></text:p>
            </table:table-cell>
          </table:table-row>
          <table:table-row table:style-name="Taula16.1">
            <table:table-cell table:style-name="Taula16.A7" office:value-type="string">
              <text:p text:style-name="P29">Cos</text:p>
            </table:table-cell>
            <table:table-cell table:style-name="Taula16.B7" office:value-type="string">
              <text:p text:style-name="P27">MaxCalificacion</text:p>
            </table:table-cell>
            <table:table-cell table:style-name="Taula16.C7" office:value-type="string">
              <text:p text:style-name="P28">Opcional</text:p>
            </table:table-cell>
            <table:table-cell table:style-name="Taula16.D7" office:value-type="string">
              <text:p text:style-name="P25"><text:span text:style-name="T34">Valor</text:span><text:span text:style-name="T36"> </text:span><text:span text:style-name="T34">màxim</text:span><text:span text:style-name="T36"> </text:span><text:span text:style-name="T34">del</text:span><text:span text:style-name="T36"> </text:span><text:span text:style-name="T34">rang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100.</text:span></text:p>
            </table:table-cell>
          </table:table-row>
          <table:table-row table:style-name="Taula16.1">
            <table:table-cell table:style-name="Taula16.A8" office:value-type="string">
              <text:p text:style-name="P29">Cos</text:p>
            </table:table-cell>
            <table:table-cell table:style-name="Taula16.B8" office:value-type="string">
              <text:p text:style-name="P27">Intentos</text:p>
            </table:table-cell>
            <table:table-cell table:style-name="Taula16.C8" office:value-type="string">
              <text:p text:style-name="P28">Opcional</text:p>
            </table:table-cell>
            <table:table-cell table:style-name="Taula16.D8" office:value-type="string">
              <text:p text:style-name="P25"><text:span text:style-name="T34">Número</text:span><text:span text:style-name="T36"> </text:span><text:span text:style-name="T34">de</text:span><text:span text:style-name="T36"> </text:span><text:span text:style-name="T34">l</text:span><text:span text:style-name="T36">’</text:span><text:span text:style-name="T34">intent</text:span><text:span text:style-name="T36"> </text:span><text:span text:style-name="T34">d</text:span><text:span text:style-name="T36">’</text:span><text:span text:style-name="T34">aquests</text:span><text:span text:style-name="T36"> </text:span><text:span text:style-name="T34">resultats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nvien.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val</text:span><text:span text:style-name="T36"> </text:span><text:span text:style-name="T34">1.</text:span></text:p>
            </table:table-cell>
          </table:table-row>
          <table:table-row table:style-name="Taula16.1">
            <table:table-cell table:style-name="Taula16.A9" office:value-type="string">
              <text:p text:style-name="P29">Cos</text:p>
            </table:table-cell>
            <table:table-cell table:style-name="Taula16.B9" office:value-type="string">
              <text:p text:style-name="P27">MaxIntentos</text:p>
            </table:table-cell>
            <table:table-cell table:style-name="Taula16.C9" office:value-type="string">
              <text:p text:style-name="P28">Opcional</text:p>
            </table:table-cell>
            <table:table-cell table:style-name="Taula16.D9" office:value-type="string">
              <text:p text:style-name="P25"><text:span text:style-name="T34">Número</text:span><text:span text:style-name="T36"> </text:span><text:span text:style-name="T34">màxim</text:span><text:span text:style-name="T36"> </text:span><text:span text:style-name="T34">d</text:span><text:span text:style-name="T36">’</text:span><text:span text:style-name="T34">intents</text:span><text:span text:style-name="T36"> </text:span><text:span text:style-name="T34">permesos</text:span><text:span text:style-name="T36"> </text:span><text:span text:style-name="T34">per</text:span><text:span text:style-name="T36"> </text:span><text:span text:style-name="T34">fer</text:span><text:span text:style-name="T36"> </text:span><text:span text:style-name="T34">aquesta</text:span><text:span text:style-name="T36"> </text:span><text:span text:style-name="T34">activitat</text:span><text:span text:style-name="T36"> </text:span><text:span text:style-name="T34">o</text:span><text:span text:style-name="T36"> </text:span><text:span text:style-name="T34">unitat.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val</text:span><text:span text:style-name="T36"> </text:span><text:span text:style-name="T34">1.</text:span></text:p>
            </table:table-cell>
          </table:table-row>
          <table:table-row table:style-name="Taula16.1">
            <table:table-cell table:style-name="Taula16.A10" office:value-type="string">
              <text:p text:style-name="P29">Cos</text:p>
            </table:table-cell>
            <table:table-cell table:style-name="Taula16.B10" office:value-type="string">
              <text:p text:style-name="P27">Estado</text:p>
            </table:table-cell>
            <table:table-cell table:style-name="Taula16.C10" office:value-type="string">
              <text:p text:style-name="P28">Opcional</text:p>
            </table:table-cell>
            <table:table-cell table:style-name="Taula16.D10" office:value-type="string">
              <text:p text:style-name="P25"><text:span text:style-name="T34">Els</text:span><text:span text:style-name="T36"> </text:span><text:span text:style-name="T34">valors</text:span><text:span text:style-name="T36"> </text:span><text:span text:style-name="T34">possibles</text:span><text:span text:style-name="T36"> </text:span><text:span text:style-name="T34">són:</text:span><text:span text:style-name="T36"> </text:span><text:span text:style-name="T34">NO_INICIADO,</text:span><text:span text:style-name="T36"> </text:span><text:span text:style-name="T34">INCOMPLETO,</text:span><text:span text:style-name="T36"> </text:span><text:span text:style-name="T34">POR_CORREGIR,</text:span><text:span text:style-name="T36"> </text:span><text:span text:style-name="T34">CORREGIDO</text:span><text:span text:style-name="T36"> </text:span><text:span text:style-name="T34">i</text:span><text:span text:style-name="T36"> </text:span><text:span text:style-name="T34">FINALIZADO.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és</text:span><text:span text:style-name="T36"> </text:span><text:span text:style-name="T34">FINALIZADO.</text:span></text:p>
              <text:p text:style-name="P25"><text:span text:style-name="T34">Els</text:span><text:span text:style-name="T36"> </text:span><text:span text:style-name="T34">valors</text:span><text:span text:style-name="T36"> </text:span><text:span text:style-name="T34">POR_CORREGIR</text:span><text:span text:style-name="T36"> </text:span><text:span text:style-name="T34">i</text:span><text:span text:style-name="T36"> <text:s/></text:span><text:span text:style-name="T34">CORREGIDO</text:span><text:span text:style-name="T36"> </text:span><text:span text:style-name="T34">s</text:span><text:span text:style-name="T36">’</text:span><text:span text:style-name="T34">haurien</text:span><text:span text:style-name="T36"> </text:span><text:span text:style-name="T34">de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n</text:span><text:span text:style-name="T36"> </text:span><text:span text:style-name="T34">aquelles</text:span><text:span text:style-name="T36"> </text:span><text:span text:style-name="T34">activitats</text:span><text:span text:style-name="T36"> </text:span><text:span text:style-name="T34">no</text:span><text:span text:style-name="T36"> </text:span><text:span text:style-name="T34">siguin</text:span><text:span text:style-name="T36"> </text:span><text:span text:style-name="T34">d</text:span><text:span text:style-name="T36">’</text:span><text:span text:style-name="T34">autoavaluació</text:span><text:span text:style-name="T36"> </text:span><text:span text:style-name="T34">i</text:span><text:span text:style-name="T36"> </text:span><text:span text:style-name="T34">calgui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fessor</text:span><text:span text:style-name="T36"> </text:span><text:span text:style-name="T34">les</text:span><text:span text:style-name="T36"> </text:span><text:span text:style-name="T34">corregeixi.</text:span></text:p>
            </table:table-cell>
          </table:table-row>
          <text:soft-page-break/>
          <table:table-row table:style-name="Taula16.1">
            <table:table-cell table:style-name="Taula16.A11" office:value-type="string">
              <text:p text:style-name="P29">Cos</text:p>
            </table:table-cell>
            <table:table-cell table:style-name="Taula16.B11" office:value-type="string">
              <text:p text:style-name="P27">Observaciones</text:p>
            </table:table-cell>
            <table:table-cell table:style-name="Taula16.C11" office:value-type="string">
              <text:p text:style-name="P28">Opcional</text:p>
            </table:table-cell>
            <table:table-cell table:style-name="Taula16.D11" office:value-type="string">
              <text:p text:style-name="P25"><text:span text:style-name="T34">Informació</text:span><text:span text:style-name="T36"> </text:span><text:span text:style-name="T34">addicional.</text:span></text:p>
            </table:table-cell>
          </table:table-row>
          <table:table-row table:style-name="Taula16.1">
            <table:table-cell table:style-name="Taula16.A12" office:value-type="string">
              <text:p text:style-name="P29">Cos</text:p>
            </table:table-cell>
            <table:table-cell table:style-name="Taula16.B12" office:value-type="string">
              <text:p text:style-name="P27">URLVerResultados</text:p>
            </table:table-cell>
            <table:table-cell table:style-name="Taula16.C12" office:value-type="string">
              <text:p text:style-name="P28">Opcional</text:p>
            </table:table-cell>
            <table:table-cell table:style-name="Taula16.D12" office:value-type="string">
              <text:p text:style-name="P25"><text:span text:style-name="T34">URL</text:span><text:span text:style-name="T36"> </text:span><text:span text:style-name="T34">on</text:span><text:span text:style-name="T36"> </text:span><text:span text:style-name="T34">el</text:span><text:span text:style-name="T36"> </text:span><text:span text:style-name="T34">professor,</text:span><text:span text:style-name="T36"> </text:span><text:span text:style-name="T34">pot</text:span><text:span text:style-name="T36"> </text:span><text:span text:style-name="T34">veure</text:span><text:span text:style-name="T36"> </text:span><text:span text:style-name="T34">el</text:span><text:span text:style-name="T36"> </text:span><text:span text:style-name="T34">que</text:span><text:span text:style-name="T36"> </text:span><text:span text:style-name="T34">ha</text:span><text:span text:style-name="T36"> </text:span><text:span text:style-name="T34">fet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(o</text:span><text:span text:style-name="T36"> </text:span><text:span text:style-name="T34">unitat).</text:span></text:p>
            </table:table-cell>
          </table:table-row>
        </table:table>
        <text:p text:style-name="Standard"/>
        <text:p text:style-name="Standard"><text:span text:style-name="T5">Detalles</text:span><text:span text:style-name="T2"> </text:span>és<text:span text:style-name="T2"> </text:span>un<text:span text:style-name="T2"> </text:span>paràmetre<text:span text:style-name="T2"> </text:span>composat<text:span text:style-name="T2"> </text:span>pels<text:span text:style-name="T2"> </text:span>següents<text:span text:style-name="T2"> </text:span>camps:</text:p>
        <text:p text:style-name="Standard"/>
        <table:table table:name="Taula17" table:style-name="Taula17">
          <table:table-column table:style-name="Taula17.A"/>
          <table:table-column table:style-name="Taula17.B"/>
          <table:table-column table:style-name="Taula17.C"/>
          <table:table-column table:style-name="Taula17.D"/>
          <table:table-header-rows>
            <table:table-row table:style-name="Taula17.1">
              <table:table-cell table:style-name="Taula17.A1" office:value-type="string">
                <text:p text:style-name="P36">Lloc</text:p>
              </table:table-cell>
              <table:table-cell table:style-name="Taula17.A1" office:value-type="string">
                <text:p text:style-name="P36">Nom</text:p>
              </table:table-cell>
              <table:table-cell table:style-name="Taula17.A1" office:value-type="string">
                <text:p text:style-name="P36">Tipus</text:p>
              </table:table-cell>
              <table:table-cell table:style-name="Taula17.D1" office:value-type="string">
                <text:p text:style-name="P36">Descripció</text:p>
              </table:table-cell>
            </table:table-row>
          </table:table-header-rows>
          <table:table-row table:style-name="Taula17.2">
            <table:table-cell table:style-name="Taula17.A2" office:value-type="string">
              <text:p text:style-name="P24"><text:span text:style-name="T34">Cos</text:span><text:span text:style-name="T36"> </text:span></text:p>
            </table:table-cell>
            <table:table-cell table:style-name="Taula17.B2" office:value-type="string">
              <text:p text:style-name="P27">IdDetalle</text:p>
            </table:table-cell>
            <table:table-cell table:style-name="Taula17.C2" office:value-type="string">
              <text:p text:style-name="P28">Obligatori</text:p>
            </table:table-cell>
            <table:table-cell table:style-name="Taula17.D2" office:value-type="string">
              <text:p text:style-name="P25"><text:span text:style-name="T34">Identificador</text:span><text:span text:style-name="T36"> </text:span><text:span text:style-name="T34">únic</text:span><text:span text:style-name="T36"> </text:span><text:span text:style-name="T34">del</text:span><text:span text:style-name="T36"> </text:span><text:span text:style-name="T34">detall</text:span><text:span text:style-name="T36"> </text:span><text:span text:style-name="T34">per</text:span><text:span text:style-name="T36"> </text:span><text:span text:style-name="T34">aquest</text:span><text:span text:style-name="T36"> </text:span><text:span text:style-name="T34">resultat.</text:span></text:p>
            </table:table-cell>
          </table:table-row>
          <table:table-row table:style-name="Taula17.1">
            <table:table-cell table:style-name="Taula17.A3" office:value-type="string">
              <text:p text:style-name="P29">Cos</text:p>
            </table:table-cell>
            <table:table-cell table:style-name="Taula17.B3" office:value-type="string">
              <text:p text:style-name="P25"><text:span text:style-name="T38">IdTipo</text:span><text:span text:style-name="T38">Detalle</text:span></text:p>
            </table:table-cell>
            <table:table-cell table:style-name="Taula17.C3" office:value-type="string">
              <text:p text:style-name="P28">Opcional</text:p>
            </table:table-cell>
            <table:table-cell table:style-name="Taula17.D3" office:value-type="string">
              <text:p text:style-name="P25"><text:span text:style-name="T34">Els</text:span><text:span text:style-name="T36"> </text:span><text:span text:style-name="T34">valors</text:span><text:span text:style-name="T36"> </text:span><text:span text:style-name="T34">possibles</text:span><text:span text:style-name="T36"> </text:span><text:span text:style-name="T34">són</text:span><text:span text:style-name="T36"> </text:span><text:span text:style-name="T34">PREGUNTA</text:span><text:span text:style-name="T36"> </text:span><text:span text:style-name="T34">i</text:span><text:span text:style-name="T36"> </text:span><text:span text:style-name="T34">COMPETENCIA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PREGUNTA.</text:span></text:p>
            </table:table-cell>
          </table:table-row>
          <table:table-row table:style-name="Taula17.1">
            <table:table-cell table:style-name="Taula17.A4" office:value-type="string">
              <text:p text:style-name="P29">Cos</text:p>
            </table:table-cell>
            <table:table-cell table:style-name="Taula17.B4" office:value-type="string">
              <text:p text:style-name="P27">Descripcion</text:p>
            </table:table-cell>
            <table:table-cell table:style-name="Taula17.C4" office:value-type="string">
              <text:p text:style-name="P28">Obligatori</text:p>
            </table:table-cell>
            <table:table-cell table:style-name="Taula17.D4" office:value-type="string">
              <text:p text:style-name="P25"><text:span text:style-name="T34">Informació</text:span><text:span text:style-name="T36"> </text:span><text:span text:style-name="T34">addicional.</text:span><text:span text:style-name="T36"> </text:span><text:span text:style-name="T34">Per</text:span><text:span text:style-name="T36"> </text:span><text:span text:style-name="T34">exemple,</text:span><text:span text:style-name="T36"> </text:span><text:span text:style-name="T34">en</text:span><text:span text:style-name="T36"> </text:span><text:span text:style-name="T34">el</text:span><text:span text:style-name="T36"> </text:span><text:span text:style-name="T34">cas</text:span><text:span text:style-name="T36"> </text:span><text:span text:style-name="T34">de</text:span><text:span text:style-name="T36"> </text:span><text:span text:style-name="T34">competències</text:span><text:span text:style-name="T36"> </text:span><text:span text:style-name="T34">es</text:span><text:span text:style-name="T36"> </text:span><text:span text:style-name="T34">podria</text:span><text:span text:style-name="T36"> </text:span><text:span text:style-name="T34">posar:</text:span><text:span text:style-name="T36"> </text:span><text:span text:style-name="T34">Comprensió</text:span><text:span text:style-name="T36"> </text:span><text:span text:style-name="T34">lectora,</text:span><text:span text:style-name="T36"> </text:span><text:span text:style-name="T34">ortografia,</text:span><text:span text:style-name="T36"> </text:span><text:span text:style-name="T34">gramàtica</text:span><text:span text:style-name="T36"> </text:span><text:span text:style-name="T34">etc.</text:span></text:p>
            </table:table-cell>
          </table:table-row>
          <table:table-row table:style-name="Taula17.1">
            <table:table-cell table:style-name="Taula17.A5" office:value-type="string">
              <text:p text:style-name="P24"><text:span text:style-name="T34">Cos</text:span><text:span text:style-name="T36"> </text:span></text:p>
            </table:table-cell>
            <table:table-cell table:style-name="Taula17.B5" office:value-type="string">
              <text:p text:style-name="P27">FechaHoraInicio</text:p>
            </table:table-cell>
            <table:table-cell table:style-name="Taula17.C5" office:value-type="string">
              <text:p text:style-name="P28">Opcional</text:p>
            </table:table-cell>
            <table:table-cell table:style-name="Taula17.D5" office:value-type="string">
              <text:p text:style-name="P25"><text:span text:style-name="T34">Data</text:span><text:span text:style-name="T36"> </text:span><text:span text:style-name="T34">i</text:span><text:span text:style-name="T36"> </text:span><text:span text:style-name="T34">hora</text:span><text:span text:style-name="T36"> </text:span><text:span text:style-name="T34">en</text:span><text:span text:style-name="T36"> </text:span><text:span text:style-name="T34">la</text:span><text:span text:style-name="T36"> </text:span><text:span text:style-name="T34">que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començà</text:span><text:span text:style-name="T36"> </text:span><text:span text:style-name="T34">la</text:span><text:span text:style-name="T36"> </text:span><text:span text:style-name="T34">pregunta</text:span><text:span text:style-name="T36"> </text:span><text:span text:style-name="T34">(o</text:span><text:span text:style-name="T36"> </text:span><text:span text:style-name="T34">competència).</text:span></text:p>
            </table:table-cell>
          </table:table-row>
          <table:table-row table:style-name="Taula17.1">
            <table:table-cell table:style-name="Taula17.A6" office:value-type="string">
              <text:p text:style-name="P29">Cos</text:p>
            </table:table-cell>
            <table:table-cell table:style-name="Taula17.B6" office:value-type="string">
              <text:p text:style-name="P27">Duracion</text:p>
            </table:table-cell>
            <table:table-cell table:style-name="Taula17.C6" office:value-type="string">
              <text:p text:style-name="P28">Opcional</text:p>
            </table:table-cell>
            <table:table-cell table:style-name="Taula17.D6" office:value-type="string">
              <text:p text:style-name="P25"><text:span text:style-name="T34">Temps</text:span><text:span text:style-name="T36"> </text:span><text:span text:style-name="T34">que</text:span><text:span text:style-name="T36"> </text:span><text:span text:style-name="T34">ha</text:span><text:span text:style-name="T36"> </text:span><text:span text:style-name="T34">invertit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a</text:span><text:span text:style-name="T36"> </text:span><text:span text:style-name="T34">pregunta</text:span><text:span text:style-name="T36"> </text:span><text:span text:style-name="T34">(o</text:span><text:span text:style-name="T36"> </text:span><text:span text:style-name="T34">competència).</text:span></text:p>
            </table:table-cell>
          </table:table-row>
          <table:table-row table:style-name="Taula17.1">
            <table:table-cell table:style-name="Taula17.A7" office:value-type="string">
              <text:p text:style-name="P29">Cos</text:p>
            </table:table-cell>
            <table:table-cell table:style-name="Taula17.B7" office:value-type="string">
              <text:p text:style-name="P27">MaxDuracion</text:p>
            </table:table-cell>
            <table:table-cell table:style-name="Taula17.C7" office:value-type="string">
              <text:p text:style-name="P28">Opcional</text:p>
            </table:table-cell>
            <table:table-cell table:style-name="Taula17.D7" office:value-type="string">
              <text:p text:style-name="P25"><text:span text:style-name="T34">Temps</text:span><text:span text:style-name="T36"> </text:span><text:span text:style-name="T34">màxim</text:span><text:span text:style-name="T36"> </text:span><text:span text:style-name="T34">que</text:span><text:span text:style-name="T36"> </text:span><text:span text:style-name="T34">ha</text:span><text:span text:style-name="T36"> </text:span><text:span text:style-name="T34">invertit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a</text:span><text:span text:style-name="T36"> </text:span><text:span text:style-name="T34">pregunta</text:span><text:span text:style-name="T36"> </text:span><text:span text:style-name="T34">(o</text:span><text:span text:style-name="T36"> </text:span><text:span text:style-name="T34">competència).</text:span></text:p>
            </table:table-cell>
          </table:table-row>
          <table:table-row table:style-name="Taula17.1">
            <table:table-cell table:style-name="Taula17.A8" office:value-type="string">
              <text:p text:style-name="P29">Cos</text:p>
            </table:table-cell>
            <table:table-cell table:style-name="Taula17.B8" office:value-type="string">
              <text:p text:style-name="P27">MinCalificacion</text:p>
            </table:table-cell>
            <table:table-cell table:style-name="Taula17.C8" office:value-type="string">
              <text:p text:style-name="P28">Opcional</text:p>
            </table:table-cell>
            <table:table-cell table:style-name="Taula17.D8" office:value-type="string">
              <text:p text:style-name="P25"><text:span text:style-name="T34">Valor</text:span><text:span text:style-name="T36"> </text:span><text:span text:style-name="T34">mínim</text:span><text:span text:style-name="T36"> </text:span><text:span text:style-name="T34">del</text:span><text:span text:style-name="T36"> </text:span><text:span text:style-name="T34">rang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0.</text:span></text:p>
            </table:table-cell>
          </table:table-row>
          <table:table-row table:style-name="Taula17.1">
            <table:table-cell table:style-name="Taula17.A9" office:value-type="string">
              <text:p text:style-name="P29">Cos</text:p>
            </table:table-cell>
            <table:table-cell table:style-name="Taula17.B9" office:value-type="string">
              <text:p text:style-name="P27">Calificacion</text:p>
            </table:table-cell>
            <table:table-cell table:style-name="Taula17.C9" office:value-type="string">
              <text:p text:style-name="P28">Opcional</text:p>
            </table:table-cell>
            <table:table-cell table:style-name="Taula17.D9" office:value-type="string">
              <text:p text:style-name="P25"><text:span text:style-name="T34">Valor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rang</text:span><text:span text:style-name="T36"> </text:span><text:span text:style-name="T34">ve</text:span><text:span text:style-name="T36"> </text:span><text:span text:style-name="T34">determinat</text:span><text:span text:style-name="T36"> </text:span><text:span text:style-name="T34">per</text:span><text:span text:style-name="T36"> </text:span><text:span text:style-name="T34">MinCalificacion</text:span><text:span text:style-name="T36"> </text:span><text:span text:style-name="T34">i</text:span><text:span text:style-name="T36"> </text:span><text:span text:style-name="T34">MaxCalificación.</text:span></text:p>
            </table:table-cell>
          </table:table-row>
          <table:table-row table:style-name="Taula17.1">
            <table:table-cell table:style-name="Taula17.A10" office:value-type="string">
              <text:p text:style-name="P29">Cos</text:p>
            </table:table-cell>
            <table:table-cell table:style-name="Taula17.B10" office:value-type="string">
              <text:p text:style-name="P27">MaxCalificacion</text:p>
            </table:table-cell>
            <table:table-cell table:style-name="Taula17.C10" office:value-type="string">
              <text:p text:style-name="P28">Opcional</text:p>
            </table:table-cell>
            <table:table-cell table:style-name="Taula17.D10" office:value-type="string">
              <text:p text:style-name="P25"><text:span text:style-name="T34">Valor</text:span><text:span text:style-name="T36"> </text:span><text:span text:style-name="T34">màxim</text:span><text:span text:style-name="T36"> </text:span><text:span text:style-name="T34">del</text:span><text:span text:style-name="T36"> </text:span><text:span text:style-name="T34">rang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100.</text:span></text:p>
            </table:table-cell>
          </table:table-row>
          <table:table-row table:style-name="Taula17.1">
            <table:table-cell table:style-name="Taula17.A11" office:value-type="string">
              <text:p text:style-name="P29">Cos</text:p>
            </table:table-cell>
            <table:table-cell table:style-name="Taula17.B11" office:value-type="string">
              <text:p text:style-name="P27">Intentos</text:p>
            </table:table-cell>
            <table:table-cell table:style-name="Taula17.C11" office:value-type="string">
              <text:p text:style-name="P28">Opcional</text:p>
            </table:table-cell>
            <table:table-cell table:style-name="Taula17.D11" office:value-type="string">
              <text:p text:style-name="P25"><text:span text:style-name="T34">Número</text:span><text:span text:style-name="T36"> </text:span><text:span text:style-name="T34">de</text:span><text:span text:style-name="T36"> </text:span><text:span text:style-name="T34">l</text:span><text:span text:style-name="T36">’</text:span><text:span text:style-name="T34">intent</text:span><text:span text:style-name="T36"> </text:span><text:span text:style-name="T34">d</text:span><text:span text:style-name="T36">’</text:span><text:span text:style-name="T34">aquesta</text:span><text:span text:style-name="T36"> </text:span><text:span text:style-name="T34">pregunta</text:span><text:span text:style-name="T36"> </text:span><text:span text:style-name="T34">(o</text:span><text:span text:style-name="T36"> </text:span><text:span text:style-name="T34">competència).</text:span></text:p>
            </table:table-cell>
          </table:table-row>
          <table:table-row table:style-name="Taula17.1">
            <table:table-cell table:style-name="Taula17.A12" office:value-type="string">
              <text:p text:style-name="P29">Cos</text:p>
            </table:table-cell>
            <table:table-cell table:style-name="Taula17.B12" office:value-type="string">
              <text:p text:style-name="P27">MaxIntentos</text:p>
            </table:table-cell>
            <table:table-cell table:style-name="Taula17.C12" office:value-type="string">
              <text:p text:style-name="P28">Opcional</text:p>
            </table:table-cell>
            <table:table-cell table:style-name="Taula17.D12" office:value-type="string">
              <text:p text:style-name="P25"><text:span text:style-name="T34">Número</text:span><text:span text:style-name="T36"> </text:span><text:span text:style-name="T34">màxim</text:span><text:span text:style-name="T36"> </text:span><text:span text:style-name="T34">d</text:span><text:span text:style-name="T36">’</text:span><text:span text:style-name="T34">intents</text:span><text:span text:style-name="T36"> </text:span><text:span text:style-name="T34">permesos</text:span><text:span text:style-name="T36"> </text:span><text:span text:style-name="T34">per</text:span><text:span text:style-name="T36"> </text:span><text:span text:style-name="T34">aquesta</text:span><text:span text:style-name="T36"> </text:span><text:span text:style-name="T34">pregunta</text:span><text:span text:style-name="T36"> </text:span><text:span text:style-name="T34">o</text:span><text:span text:style-name="T36"> </text:span><text:span text:style-name="T34">competència.</text:span></text:p>
            </table:table-cell>
          </table:table-row>
          <table:table-row table:style-name="Taula17.1">
            <table:table-cell table:style-name="Taula17.A13" office:value-type="string">
              <text:p text:style-name="P29">Cos</text:p>
            </table:table-cell>
            <table:table-cell table:style-name="Taula17.B13" office:value-type="string">
              <text:p text:style-name="P27">Peso</text:p>
            </table:table-cell>
            <table:table-cell table:style-name="Taula17.C13" office:value-type="string">
              <text:p text:style-name="P28">Opcional</text:p>
            </table:table-cell>
            <table:table-cell table:style-name="Taula17.D13" office:value-type="string">
              <text:p text:style-name="P21"><text:span text:style-name="T34">En</text:span><text:span text:style-name="T36"> </text:span><text:span text:style-name="T34">el</text:span><text:span text:style-name="T36"> </text:span><text:span text:style-name="T34">cas</text:span><text:span text:style-name="T36"> </text:span><text:span text:style-name="T34">que</text:span><text:span text:style-name="T36"> </text:span><text:span text:style-name="T34">no</text:span><text:span text:style-name="T36"> </text:span><text:span text:style-name="T34">totes</text:span><text:span text:style-name="T36"> </text:span><text:span text:style-name="T34">les</text:span><text:span text:style-name="T36"> </text:span><text:span text:style-name="T34">preguntes</text:span><text:span text:style-name="T36"> </text:span><text:span text:style-name="T34">o</text:span><text:span text:style-name="T36"> </text:span><text:span text:style-name="T34">competències</text:span><text:span text:style-name="T36"> </text:span><text:span text:style-name="T34">tinguin</text:span><text:span text:style-name="T36"> </text:span><text:span text:style-name="T34">el</text:span><text:span text:style-name="T36"> </text:span><text:span text:style-name="T34">mateix</text:span><text:span text:style-name="T36"> </text:span><text:span text:style-name="T34">valor,</text:span><text:span text:style-name="T36"> </text:span><text:span text:style-name="T34">aquí</text:span><text:span text:style-name="T36"> </text:span><text:span text:style-name="T34">s</text:span><text:span text:style-name="T36">’</text:span><text:span text:style-name="T34">especifica</text:span><text:span text:style-name="T36"> </text:span><text:span text:style-name="T34">el</text:span><text:span text:style-name="T36"> </text:span><text:span text:style-name="T34">pes</text:span><text:span text:style-name="T36"> </text:span><text:span text:style-name="T34">de</text:span><text:span text:style-name="T36"> </text:span><text:span text:style-name="T34">la</text:span><text:span text:style-name="T36"> </text:span><text:span text:style-name="T34">pregunta.</text:span></text:p>
              <text:p text:style-name="P22"><text:span text:style-name="T34">El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1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està</text:span><text:span text:style-name="T36"> </text:span><text:span text:style-name="T34">relacionat</text:span><text:span text:style-name="T36"> </text:span><text:span text:style-name="T34">amb</text:span><text:span text:style-name="T36"> </text:span><text:span text:style-name="T34">el</text:span><text:span text:style-name="T36"> </text:span><text:span text:style-name="T34">camp</text:span><text:span text:style-name="T36"> </text:span><text:span text:style-name="T34">SumaPesos.</text:span></text:p>
            </table:table-cell>
          </table:table-row>
          <table:table-row table:style-name="Taula17.1">
            <table:table-cell table:style-name="Taula17.A14" office:value-type="string">
              <text:p text:style-name="P29">Cos</text:p>
            </table:table-cell>
            <table:table-cell table:style-name="Taula17.B14" office:value-type="string">
              <text:p text:style-name="P27">URLVerResultados</text:p>
            </table:table-cell>
            <table:table-cell table:style-name="Taula17.C14" office:value-type="string">
              <text:p text:style-name="P28">Opcional</text:p>
            </table:table-cell>
            <table:table-cell table:style-name="Taula17.D14" office:value-type="string">
              <text:p text:style-name="P25"><text:span text:style-name="T34">URL</text:span><text:span text:style-name="T36"> </text:span><text:span text:style-name="T34">on</text:span><text:span text:style-name="T36"> </text:span><text:span text:style-name="T34">el</text:span><text:span text:style-name="T36"> </text:span><text:span text:style-name="T34">professor</text:span><text:span text:style-name="T36"> </text:span><text:span text:style-name="T34">pot</text:span><text:span text:style-name="T36"> </text:span><text:span text:style-name="T34">veure</text:span><text:span text:style-name="T36"> </text:span><text:span text:style-name="T34">el</text:span><text:span text:style-name="T36"> </text:span><text:span text:style-name="T34">que</text:span><text:span text:style-name="T36"> </text:span><text:span text:style-name="T34">va</text:span><text:span text:style-name="T36"> </text:span><text:span text:style-name="T34">fer</text:span><text:span text:style-name="T36"> </text:span><text:span text:style-name="T34">l</text:span><text:span text:style-name="T36">’</text:span><text:span text:style-name="T34">alumne.</text:span><text:span text:style-name="T36"> </text:span><text:span text:style-name="T34">Per</text:span><text:span text:style-name="T36"> </text:span><text:span text:style-name="T34">exemple,</text:span><text:span text:style-name="T36"> </text:span><text:span text:style-name="T34">com</text:span><text:span text:style-name="T36"> </text:span><text:span text:style-name="T34">va</text:span><text:span text:style-name="T36"> </text:span><text:span text:style-name="T34">contestar</text:span><text:span text:style-name="T36"> </text:span><text:span text:style-name="T34">a</text:span><text:span text:style-name="T36"> </text:span><text:span text:style-name="T34">la</text:span><text:span text:style-name="T36"> </text:span><text:span text:style-name="T34">pregunta.</text:span></text:p>
            </table:table-cell>
          </table:table-row>
        </table:table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/text:p>
        <text:p text:style-name="Standard"/>
        <table:table table:name="Taula18" table:style-name="Taula18">
          <table:table-column table:style-name="Taula18.A"/>
          <table:table-column table:style-name="Taula18.B"/>
          <table:table-column table:style-name="Taula18.C"/>
          <table:table-column table:style-name="Taula18.D"/>
          <table:table-header-rows>
            <text:soft-page-break/>
            <table:table-row table:style-name="Taula18.1">
              <table:table-cell table:style-name="Taula18.A1" office:value-type="string">
                <text:p text:style-name="P36">Lloc</text:p>
              </table:table-cell>
              <table:table-cell table:style-name="Taula18.A1" office:value-type="string">
                <text:p text:style-name="P36">Nom</text:p>
              </table:table-cell>
              <table:table-cell table:style-name="Taula18.A1" office:value-type="string">
                <text:p text:style-name="P36">Tipus</text:p>
              </table:table-cell>
              <table:table-cell table:style-name="Taula18.D1" office:value-type="string">
                <text:p text:style-name="P36">Descripció</text:p>
              </table:table-cell>
            </table:table-row>
          </table:table-header-rows>
          <table:table-row table:style-name="Taula18.2">
            <table:table-cell table:style-name="Taula18.A2" office:value-type="string">
              <text:p text:style-name="P29">Cos</text:p>
            </table:table-cell>
            <table:table-cell table:style-name="Taula18.B2" office:value-type="string">
              <text:p text:style-name="P27">Resultado</text:p>
            </table:table-cell>
            <table:table-cell table:style-name="Taula18.C2" office:value-type="string">
              <text:p text:style-name="P28">Obligatori</text:p>
            </table:table-cell>
            <table:table-cell table:style-name="Taula18.D2" office:value-type="string">
              <text:p text:style-name="P25"><text:span text:style-name="T34">Els</text:span><text:span text:style-name="T36"> </text:span><text:span text:style-name="T34">valors</text:span><text:span text:style-name="T36"> </text:span><text:span text:style-name="T34">possibles</text:span><text:span text:style-name="T36"> </text:span><text:span text:style-name="T34">on</text:span><text:span text:style-name="T36"> </text:span><text:span text:style-name="T34">OK</text:span><text:span text:style-name="T36"> </text:span><text:span text:style-name="T34">i</text:span><text:span text:style-name="T36"> </text:span><text:span text:style-name="T34">KO.</text:span><text:span text:style-name="T36"> </text:span><text:span text:style-name="T34">En</text:span><text:span text:style-name="T36"> </text:span><text:span text:style-name="T34">cas</text:span><text:span text:style-name="T36"> </text:span><text:span text:style-name="T34">de</text:span><text:span text:style-name="T36"> </text:span><text:span text:style-name="T34">KO</text:span><text:span text:style-name="T36"> </text:span><text:span text:style-name="T34">en</text:span><text:span text:style-name="T36"> </text:span><text:span text:style-name="T34">els</text:span><text:span text:style-name="T36"> </text:span><text:span text:style-name="T34">camps</text:span><text:span text:style-name="T36"> </text:span><text:span text:style-name="T34">Codigo</text:span><text:span text:style-name="T36"> </text:span><text:span text:style-name="T34">i</text:span><text:span text:style-name="T36"> </text:span><text:span text:style-name="T34">Descripcion</text:span><text:span text:style-name="T36"> </text:span><text:span text:style-name="T34">s</text:span><text:span text:style-name="T36">’</text:span><text:span text:style-name="T34">explica</text:span><text:span text:style-name="T36"> </text:span><text:span text:style-name="T34">la</text:span><text:span text:style-name="T36"> </text:span><text:span text:style-name="T34">causa.</text:span></text:p>
            </table:table-cell>
          </table:table-row>
          <table:table-row table:style-name="Taula18.2">
            <table:table-cell table:style-name="Taula18.A3" office:value-type="string">
              <text:p text:style-name="P24"><text:span text:style-name="T34">Cos</text:span><text:span text:style-name="T36"> </text:span></text:p>
            </table:table-cell>
            <table:table-cell table:style-name="Taula18.B3" office:value-type="string">
              <text:p text:style-name="P27">Codigo</text:p>
            </table:table-cell>
            <table:table-cell table:style-name="Taula18.C3" office:value-type="string">
              <text:p text:style-name="P28">Opcional</text:p>
            </table:table-cell>
            <table:table-cell table:style-name="Taula18.D3" office:value-type="string">
              <text:p text:style-name="P25"><text:span text:style-name="T34">Codi</text:span><text:span text:style-name="T36"> </text:span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resposta:</text:span></text:p>
              <text:p text:style-name="P25"><text:span text:style-name="T34">Valors</text:span><text:span text:style-name="T36"> </text:span><text:span text:style-name="T34">possibles:</text:span></text:p>
              <text:list xml:id="list186021105" text:style-name="WW8Num21">
                <text:list-item>
                  <text:p text:style-name="P83">(1004):<text:span text:style-name="T2"> </text:span>L<text:span text:style-name="T2">’</text:span>usuari<text:span text:style-name="T2"> </text:span>no<text:span text:style-name="T2"> </text:span>pertany<text:span text:style-name="T2"> </text:span>al<text:span text:style-name="T2"> </text:span>curs.<text:span text:style-name="T2"> </text:span></text:p>
                </text:list-item>
                <text:list-item>
                  <text:p text:style-name="P83">(1006):<text:span text:style-name="T2"> </text:span>Falten<text:span text:style-name="T2"> </text:span>valors<text:span text:style-name="T2"> </text:span>obligatoris.<text:span text:style-name="T2"> </text:span></text:p>
                </text:list-item>
                <text:list-item>
                  <text:p text:style-name="P83">(1007):<text:span text:style-name="T2"> </text:span>Error<text:span text:style-name="T2"> </text:span>al<text:span text:style-name="T2"> </text:span>validar<text:span text:style-name="T2"> </text:span>la<text:span text:style-name="T2"> </text:span>unitat<text:span text:style-name="T2"> </text:span>i<text:span text:style-name="T2"> </text:span>activitat.</text:p>
                </text:list-item>
                <text:list-item>
                  <text:p text:style-name="P83">(1008):<text:span text:style-name="T2"> </text:span>Error<text:span text:style-name="T2"> </text:span>al<text:span text:style-name="T2"> </text:span>guardar<text:span text:style-name="T2"> </text:span>els<text:span text:style-name="T2"> </text:span>resultats<text:span text:style-name="T2"> </text:span>en<text:span text:style-name="T2"> </text:span>l<text:span text:style-name="T2">’</text:span>EVA.</text:p>
                </text:list-item>
                <text:list-item>
                  <text:p text:style-name="P83">(1009):<text:span text:style-name="T2"> </text:span>Error<text:span text:style-name="T2"> </text:span>al<text:span text:style-name="T2"> </text:span>guardar<text:span text:style-name="T2"> </text:span>els<text:span text:style-name="T2"> </text:span>detalls<text:span text:style-name="T2"> </text:span>del<text:span text:style-name="T2"> </text:span>resultat<text:span text:style-name="T2"> </text:span>en<text:span text:style-name="T2"> </text:span>l<text:span text:style-name="T2">’</text:span>EVA.</text:p>
                </text:list-item>
                <text:list-item>
                  <text:p text:style-name="P83">(1010):<text:span text:style-name="T2"> </text:span>Autenticació<text:span text:style-name="T2"> </text:span>incorrecta.<text:span text:style-name="T2"> </text:span>L<text:span text:style-name="T2">’</text:span>usuari<text:span text:style-name="T2"> </text:span>que<text:span text:style-name="T2"> </text:span>sol·licita<text:span text:style-name="T2"> </text:span>accés<text:span text:style-name="T2"> </text:span>a<text:span text:style-name="T2"> </text:span>aquest<text:span text:style-name="T2"> </text:span>mètode<text:span text:style-name="T2"> </text:span>del<text:span text:style-name="T2"> </text:span>servei<text:span text:style-name="T2"> </text:span>web<text:span text:style-name="T2"> </text:span>no<text:span text:style-name="T2"> </text:span>és<text:span text:style-name="T2"> </text:span>correcte.</text:p>
                </text:list-item>
                <text:list-item>
                  <text:p text:style-name="P83">(1011):<text:span text:style-name="T2"> </text:span>S<text:span text:style-name="T2">’</text:span>ha<text:span text:style-name="T2"> </text:span>rebut<text:span text:style-name="T2"> </text:span>un<text:span text:style-name="T2"> </text:span>codi<text:span text:style-name="T2"> </text:span>d<text:span text:style-name="T2">’</text:span>unitat<text:span text:style-name="T2"> </text:span>no<text:span text:style-name="T2"> </text:span>vàlid.</text:p>
                </text:list-item>
                <text:list-item>
                  <text:p text:style-name="P83">(1012):<text:span text:style-name="T2"> </text:span>S<text:span text:style-name="T2">’</text:span>ha<text:span text:style-name="T2"> </text:span>rebut<text:span text:style-name="T2"> </text:span>un<text:span text:style-name="T2"> </text:span>codi<text:span text:style-name="T2"> </text:span>d<text:span text:style-name="T2">’</text:span>activitat<text:span text:style-name="T2"> </text:span>no<text:span text:style-name="T2"> </text:span>vàlid.</text:p>
                </text:list-item>
                <text:list-item>
                  <text:p text:style-name="P83">(1013):<text:span text:style-name="T2"> </text:span>El<text:span text:style-name="T2"> </text:span>codi<text:span text:style-name="T2"> </text:span>del<text:span text:style-name="T2"> </text:span>centre<text:span text:style-name="T2"> </text:span>no<text:span text:style-name="T2"> </text:span>és<text:span text:style-name="T2"> </text:span>vàlid.</text:p>
                </text:list-item>
                <text:list-item>
                  <text:p text:style-name="P83">(1014):<text:span text:style-name="T2"> </text:span>L<text:span text:style-name="T2">’</text:span>usuari<text:span text:style-name="T2"> </text:span>no<text:span text:style-name="T2"> </text:span>té<text:span text:style-name="T2"> </text:span>permisos<text:span text:style-name="T2"> </text:span>per<text:span text:style-name="T2"> </text:span>guardar<text:span text:style-name="T2"> </text:span>seguiments.</text:p>
                </text:list-item>
                <text:list-item>
                  <text:p text:style-name="P83">(1015)<text:span text:style-name="T2"> </text:span>Estat<text:span text:style-name="T2"> </text:span>incorrecte.<text:span text:style-name="T2"> </text:span>El<text:span text:style-name="T2"> </text:span>valor<text:span text:style-name="T2"> </text:span>de<text:span text:style-name="T2"> </text:span>l<text:span text:style-name="T2">’</text:span>estat<text:span text:style-name="T2"> </text:span>és<text:span text:style-name="T2"> </text:span>incorrecte.</text:p>
                </text:list-item>
              </text:list>
              <text:p text:style-name="P10"/>
            </table:table-cell>
          </table:table-row>
          <table:table-row table:style-name="Taula18.1">
            <table:table-cell table:style-name="Taula18.A4" office:value-type="string">
              <text:p text:style-name="P29">Cos</text:p>
            </table:table-cell>
            <table:table-cell table:style-name="Taula18.B4" office:value-type="string">
              <text:p text:style-name="P27">Descripcion</text:p>
            </table:table-cell>
            <table:table-cell table:style-name="Taula18.C4" office:value-type="string">
              <text:p text:style-name="P28">Opcional</text:p>
            </table:table-cell>
            <table:table-cell table:style-name="Taula18.D4" office:value-type="string">
              <text:p text:style-name="P25"><text:span text:style-name="T34">Descripció</text:span><text:span text:style-name="T36"> </text:span><text:span text:style-name="T34">del</text:span><text:span text:style-name="T36"> </text:span><text:span text:style-name="T34">codi</text:span><text:span text:style-name="T36"> </text:span><text:span text:style-name="T34">generat.</text:span></text:p>
            </table:table-cell>
          </table:table-row>
        </table:table>
        <text:p text:style-name="Standard"/>
        <text:h text:style-name="Heading_20_4" text:outline-level="4">Exemple</text:h>
        <text:p text:style-name="P7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P7"/>
        <text:p text:style-name="Standard">&lt;soapenv:Envelope<text:span text:style-name="T2"> </text:span>xmlns:soapenv="http://schemas.xmlsoap.org/soap/envelope/"<text:span text:style-name="T2"> </text:span>xmlns:seg="http://educacio.gencat.cat/agora/seguimiento/"&gt;</text:p>
        <text:p text:style-name="Standard"><text:span text:style-name="T2"><text:s text:c="3"/></text:span>&lt;soapenv:Header&gt;</text:p>
        <text:p text:style-name="Standard"><text:span text:style-name="T2"><text:s text:c="6"/></text:span>&lt;seg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seg:User&gt;S1mul4d0r&lt;/seg:User&gt;</text:p>
        <text:p text:style-name="Standard"><text:span text:style-name="T2"><text:s text:c="9"/></text:span>&lt;!--Optional:--&gt;</text:p>
        <text:p text:style-name="Standard"><text:span text:style-name="T2"><text:s text:c="9"/></text:span>&lt;seg:Password&gt;ed1t0r14l&lt;/seg:Password&gt;</text:p>
        <text:p text:style-name="Standard"><text:span text:style-name="T2"><text:s text:c="6"/></text:span>&lt;/seg:WSEAuthenticateHeader&gt;</text:p>
        <text:p text:style-name="Standard"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seg:ResultadoDetalleExtendido&gt;</text:p>
        <text:p text:style-name="Standard"><text:span text:style-name="T2"><text:s text:c="9"/></text:span>&lt;!--Optional:--&gt;</text:p>
        <text:p text:style-name="Standard"><text:span text:style-name="T2"><text:s text:c="9"/></text:span>&lt;seg:ResultadoExtendido&gt;</text:p>
        <text:p text:style-name="Standard"><text:span text:style-name="T2"><text:s text:c="12"/></text:span>&lt;seg:idUsuario&gt;2&lt;/seg:idUsuario&gt;</text:p>
        <text:p text:style-name="Standard"><text:span text:style-name="T2"><text:s text:c="12"/></text:span>&lt;seg:idContenidoLMS&gt;10&lt;/seg:idContenidoLMS&gt;</text:p>
        <text:p text:style-name="Standard"><text:span text:style-name="T2"><text:s text:c="12"/></text:span>&lt;seg:idCentro&gt;8929684&lt;/seg:idCentro&gt;</text:p>
        <text:p text:style-name="Standard"><text:span text:style-name="T2"><text:s text:c="12"/></text:span>&lt;!--Optional:--&gt;</text:p>
        <text:p text:style-name="Standard"><text:soft-page-break/><text:span text:style-name="T2"><text:s text:c="12"/></text:span>&lt;seg:idUnidad&gt;1&lt;/seg:idUnidad&gt;</text:p>
        <text:p text:style-name="Standard"><text:span text:style-name="T2"><text:s text:c="12"/></text:span>&lt;!--Optional:--&gt;</text:p>
        <text:p text:style-name="Standard"><text:span text:style-name="T2"><text:s text:c="12"/></text:span>&lt;seg:UnidadTitulo&gt;&lt;/seg:UnidadTitulo&gt;</text:p>
        <text:p text:style-name="Standard"><text:span text:style-name="T2"><text:s text:c="12"/></text:span>&lt;!--Optional:--&gt;</text:p>
        <text:p text:style-name="Standard"><text:span text:style-name="T2"><text:s text:c="12"/></text:span>&lt;seg:UnidadOrden&gt;&lt;/seg:UnidadOrden&gt;</text:p>
        <text:p text:style-name="Standard"><text:span text:style-name="T2"><text:s text:c="12"/></text:span>&lt;!--Optional:--&gt;</text:p>
        <text:p text:style-name="Standard"><text:span text:style-name="T2"><text:s text:c="12"/></text:span>&lt;seg:idActividad&gt;1&lt;/seg:idActividad&gt;</text:p>
        <text:p text:style-name="Standard"><text:span text:style-name="T2"><text:s text:c="12"/></text:span>&lt;!--Optional:--&gt;</text:p>
        <text:p text:style-name="Standard"><text:span text:style-name="T2"><text:s text:c="12"/></text:span>&lt;seg:ActividadTitulo&gt;&lt;/seg:ActividadTitulo&gt;</text:p>
        <text:p text:style-name="Standard"><text:span text:style-name="T2"><text:s text:c="12"/></text:span>&lt;!--Optional:--&gt;</text:p>
        <text:p text:style-name="Standard"><text:span text:style-name="T2"><text:s text:c="12"/></text:span>&lt;seg:ActividadOrden&gt;&lt;/seg:ActividadOrden&gt;</text:p>
        <text:p text:style-name="Standard"><text:span text:style-name="T2"><text:s text:c="12"/></text:span>&lt;!--Optional:--&gt;</text:p>
        <text:p text:style-name="Standard"><text:span text:style-name="T2"><text:s text:c="12"/></text:span>&lt;seg:ForzarGuardar&gt;1&lt;/seg:ForzarGuardar&gt;</text:p>
        <text:p text:style-name="Standard"><text:span text:style-name="T2"><text:s text:c="12"/></text:span>&lt;!--Optional:--&gt;</text:p>
        <text:p text:style-name="Standard"><text:span text:style-name="T2"><text:s text:c="12"/></text:span>&lt;seg:Resultado&gt;</text:p>
        <text:p text:style-name="Standard"><text:span text:style-name="T2"><text:s text:c="15"/></text:span>&lt;!--Optional:--&gt;</text:p>
        <text:p text:style-name="Standard"><text:span text:style-name="T2"><text:s text:c="15"/></text:span>&lt;seg:FechaHoraInicio&gt;1299682829&lt;/seg:FechaHoraInicio&gt;</text:p>
        <text:p text:style-name="Standard"><text:span text:style-name="T2"><text:s text:c="15"/></text:span>&lt;!--Optional:--&gt;</text:p>
        <text:p text:style-name="Standard"><text:span text:style-name="T2"><text:s text:c="15"/></text:span>&lt;seg:Duracion&gt;12&lt;/seg:Duracion&gt;</text:p>
        <text:p text:style-name="Standard"><text:span text:style-name="T2"><text:s text:c="15"/></text:span>&lt;!--Optional:--&gt;</text:p>
        <text:p text:style-name="Standard"><text:span text:style-name="T2"><text:s text:c="15"/></text:span>&lt;seg:MaxDuracion&gt;86400&lt;/seg:MaxDuracion&gt;</text:p>
        <text:p text:style-name="Standard"><text:span text:style-name="T2"><text:s text:c="15"/></text:span>&lt;!--Optional:--&gt;</text:p>
        <text:p text:style-name="Standard"><text:span text:style-name="T2"><text:s text:c="15"/></text:span>&lt;seg:MinCalificacion&gt;0&lt;/seg:MinCalificacion&gt;</text:p>
        <text:p text:style-name="Standard"><text:span text:style-name="T2"><text:s text:c="15"/></text:span>&lt;!--Optional:--&gt;</text:p>
        <text:p text:style-name="Standard"><text:span text:style-name="T2"><text:s text:c="15"/></text:span>&lt;seg:Calificacion&gt;50&lt;/seg:Calificacion&gt;</text:p>
        <text:p text:style-name="Standard"><text:span text:style-name="T2"><text:s text:c="15"/></text:span>&lt;!--Optional:--&gt;</text:p>
        <text:p text:style-name="Standard"><text:span text:style-name="T2"><text:s text:c="15"/></text:span>&lt;seg:MaxCalificacion&gt;100&lt;/seg:MaxCalificacion&gt;</text:p>
        <text:p text:style-name="Standard"><text:span text:style-name="T2"><text:s text:c="15"/></text:span>&lt;!--Optional:--&gt;</text:p>
        <text:p text:style-name="Standard"><text:span text:style-name="T2"><text:s text:c="15"/></text:span>&lt;seg:Intentos&gt;1&lt;/seg:Intentos&gt;</text:p>
        <text:p text:style-name="Standard"><text:span text:style-name="T2"><text:s text:c="15"/></text:span>&lt;!--Optional:--&gt;</text:p>
        <text:p text:style-name="Standard"><text:span text:style-name="T2"><text:s text:c="15"/></text:span>&lt;seg:MaxIntentos&gt;1&lt;/seg:MaxIntentos&gt;</text:p>
        <text:p text:style-name="Standard"><text:span text:style-name="T2"><text:s text:c="15"/></text:span>&lt;!--Optional:--&gt;</text:p>
        <text:p text:style-name="Standard"><text:span text:style-name="T2"><text:s text:c="15"/></text:span>&lt;seg:Estado&gt;FINALIZADO&lt;/seg:Estado&gt;</text:p>
        <text:p text:style-name="Standard"><text:span text:style-name="T2"><text:s text:c="15"/></text:span>&lt;!--Optional:--&gt;</text:p>
        <text:p text:style-name="Standard"><text:span text:style-name="T2"><text:s text:c="15"/></text:span>&lt;seg:Observaciones&gt;&lt;/seg:Observaciones&gt;</text:p>
        <text:p text:style-name="Standard"><text:span text:style-name="T2"><text:s text:c="15"/></text:span>&lt;!--Optional:--&gt;</text:p>
        <text:p text:style-name="Standard"><text:span text:style-name="T2"><text:s text:c="15"/></text:span>&lt;seg:URLVerResultados&gt;http://mps-xtec.educat1x1.cat/data/books/6666666666/77777/555/index.php?token=4d77960dae446892255582&amp;amp;q0=1&amp;amp;q1=1&amp;amp;q2=0&amp;amp;q3=0&lt;/seg:URLVerResultados&gt;</text:p>
        <text:p text:style-name="Standard"><text:span text:style-name="T2"><text:s text:c="12"/></text:span>&lt;/seg:Resultado&gt;</text:p>
        <text:p text:style-name="Standard"><text:span text:style-name="T2"><text:s text:c="12"/></text:span>&lt;!--Optional:--&gt;</text:p>
        <text:p text:style-name="Standard"><text:span text:style-name="T2"><text:s text:c="12"/></text:span>&lt;seg:Detalles&gt;</text:p>
        <text:p text:style-name="Standard"><text:span text:style-name="T2"><text:s text:c="15"/></text:span>&lt;!--Zero<text:span text:style-name="T2"> </text:span>or<text:span text:style-name="T2"> </text:span>more<text:span text:style-name="T2"> </text:span>repetitions:--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0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1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oft-page-break/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10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1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2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10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2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3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oft-page-break/><text:span text:style-name="T2"><text:s text:c="18"/></text:span>&lt;seg:Calificacion&gt;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3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4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2"/></text:span>&lt;/seg:Detalles&gt;</text:p>
        <text:p text:style-name="Standard"><text:span text:style-name="T2"><text:s text:c="12"/></text:span>&lt;!--Optional:--&gt;</text:p>
        <text:p text:style-name="Standard"><text:span text:style-name="T2"><text:s text:c="12"/></text:span>&lt;seg:SumaPesos&gt;4&lt;/seg:SumaPesos&gt;</text:p>
        <text:p text:style-name="Standard"><text:span text:style-name="T2"><text:s text:c="9"/></text:span>&lt;/seg:ResultadoExtendido&gt;</text:p>
        <text:p text:style-name="Standard"><text:span text:style-name="T2"><text:s text:c="6"/></text:span>&lt;/seg:ResultadoDetalleExtendido&gt;</text:p>
        <text:p text:style-name="Standard"><text:span text:style-name="T2"><text:s text:c="3"/></text:span>&lt;/soapenv:Body&gt;</text:p>
        <text:p text:style-name="Standard">&lt;/soapenv:Envelope&gt;</text:p>
        <text:p text:style-name="P7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</text:span><text:span text:style-name="T7"> </text:span><text:span text:style-name="T5">la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P7"/>
        <text:p text:style-name="Standard">&lt;SOAP-ENV:Envelope<text:span text:style-name="T2"> </text:span>xmlns:SOAP-ENV="http://schemas.xmlsoap.org/soap/envelope/"<text:span text:style-name="T2"> </text:span>xmlns:ns1="http://educacio.gencat.cat/agora/seguimiento/"&gt;</text:p>
        <text:p text:style-name="Standard"><text:span text:style-name="T2"><text:s text:c="3"/></text:span>&lt;SOAP-ENV:Body&gt;</text:p>
        <text:p text:style-name="Standard"><text:span text:style-name="T2"><text:s text:c="6"/></text:span>&lt;ns1:ResultadoDetalleExtendidoResponse&gt;</text:p>
        <text:p text:style-name="Standard"><text:span text:style-name="T2"><text:s text:c="9"/></text:span>&lt;ns1:ResultadoDetalleExtendidoResult&gt;</text:p>
        <text:p text:style-name="Standard"><text:span text:style-name="T2"><text:s text:c="12"/></text:span>&lt;ns1:Resultado&gt;OK&lt;/ns1:Resultado&gt;</text:p>
        <text:p text:style-name="Standard"><text:span text:style-name="T2"><text:s text:c="9"/></text:span>&lt;/ns1:ResultadoDetalleExtendidoResult&gt;</text:p>
        <text:p text:style-name="Standard"><text:soft-page-break/><text:span text:style-name="T2"><text:s text:c="6"/></text:span>&lt;/ns1:ResultadoDetalleExtendidoResponse&gt;</text:p>
        <text:p text:style-name="Standard"><text:span text:style-name="T2"><text:s text:c="3"/></text:span>&lt;/SOAP-ENV:Body&gt;</text:p>
        <text:p text:style-name="Standard">&lt;/SOAP-ENV:Envelope&gt;</text:p>
        <text:p text:style-name="P7"/>
        <text:p text:style-name="Standard">(Aquest<text:span text:style-name="T2"> </text:span>exemple<text:span text:style-name="T2"> </text:span>no<text:span text:style-name="T2"> </text:span>es<text:span text:style-name="T2"> </text:span>reproduïble,<text:span text:style-name="T2"> </text:span>perquè<text:span text:style-name="T2"> </text:span>les<text:span text:style-name="T2"> </text:span>dades<text:span text:style-name="T2"> </text:span>son<text:span text:style-name="T2"> ú</text:span>niques<text:span text:style-name="T2"> </text:span>per<text:span text:style-name="T2"> </text:span>cada<text:span text:style-name="T2"> </text:span>exercici<text:span text:style-name="T2"> </text:span>de<text:span text:style-name="T2"> </text:span>cada<text:span text:style-name="T2"> </text:span>EVA<text:span text:style-name="T2"> </text:span>que<text:span text:style-name="T2"> </text:span>cridi<text:span text:style-name="T2"> </text:span>al<text:span text:style-name="T2"> </text:span>servei<text:span text:style-name="T2"> </text:span>web)</text:p>
        <text:p text:style-name="Standard"/>
        <text:h text:style-name="Heading_20_3" text:outline-level="3">Definició<text:span text:style-name="T2"> </text:span>WSDL</text:h>
        <text:p text:style-name="Standard"/>
        <text:p text:style-name="P13"><text:span text:style-name="T31">La</text:span><text:span text:style-name="T32"> </text:span><text:span text:style-name="T31">darrera</text:span><text:span text:style-name="T32"> </text:span><text:span text:style-name="T31">versió</text:span><text:span text:style-name="T32"> d'aquest WSDL es pot consultar i descarregar des del fitxer </text:span><text:span text:style-name="T33">wsSeguimiento.wsdl</text:span><text:span text:style-name="T32"> que es troba dins de l'apartat WSDL referenciat a la secció Enllaços d'interés del present document.</text:span></text:p>
        <text:p text:style-name="Standard"/>
        <text:p text:style-name="P59"><text:span text:style-name="T16">&lt;?xml</text:span><text:span text:style-name="T17"> </text:span><text:span text:style-name="T13">version="1.0"</text:span><text:span text:style-name="T17"> </text:span><text:span text:style-name="T13">encoding="utf-8"?&gt;</text:span></text:p>
        <text:p text:style-name="P59"><text:span text:style-name="T13">&lt;wsdl:definitions</text:span><text:span text:style-name="T17"> </text:span><text:span text:style-name="T13">xmlns:soap="http://schemas.xmlsoap.org/wsdl/soap/"</text:span><text:span text:style-name="T17"> </text:span><text:span text:style-name="T13">xmlns:tm="http://microsoft.com/wsdl/mime/textMatching/"</text:span><text:span text:style-name="T17"> </text:span><text:span text:style-name="T13">xmlns:soapenc="http://schemas.xmlsoap.org/soap/encoding/"</text:span><text:span text:style-name="T17"> </text:span><text:span text:style-name="T13">xmlns:mime="http://schemas.xmlsoap.org/wsdl/mime/"</text:span><text:span text:style-name="T17"> </text:span><text:span text:style-name="T13">xmlns:tns="http://educacio.gencat.cat/agora/seguimiento/"</text:span><text:span text:style-name="T17"> </text:span><text:span text:style-name="T13">xmlns:s="http://www.w3.org/2001/XMLSchema"</text:span><text:span text:style-name="T17"> </text:span><text:span text:style-name="T13">xmlns:soap12="http://schemas.xmlsoap.org/wsdl/soap12/"</text:span><text:span text:style-name="T17"> </text:span><text:span text:style-name="T13">xmlns:http="http://schemas.xmlsoap.org/wsdl/http/"</text:span><text:span text:style-name="T17"> </text:span><text:span text:style-name="T13">targetNamespace="http://educacio.gencat.cat/agora/seguimiento/"</text:span><text:span text:style-name="T17"> </text:span><text:span text:style-name="T13">xmlns:wsdl="http://schemas.xmlsoap.org/wsdl/"&gt;</text:span></text:p>
        <text:p text:style-name="P60">&lt;wsdl:types&gt;</text:p>
        <text:p text:style-name="P59"><text:span text:style-name="T13">&lt;s:schema</text:span><text:span text:style-name="T17"> </text:span><text:span text:style-name="T13">elementFormDefault="qualified"</text:span><text:span text:style-name="T17"> </text:span><text:span text:style-name="T13">targetNamespace="http://educacio.gencat.cat/agora/seguimiento/"&gt;</text:span></text:p>
        <text:p text:style-name="P59"><text:span text:style-name="T13">&lt;s:element</text:span><text:span text:style-name="T17"> </text:span><text:span text:style-name="T13">name="WSEAuthenticateHeader"</text:span><text:span text:style-name="T17"> </text:span><text:span text:style-name="T13">type="tns:WSEAuthenticateHeader"</text:span><text:span text:style-name="T17"> </text:span><text:span text:style-name="T13">/&gt;</text:span></text:p>
        <text:p text:style-name="P59"><text:span text:style-name="T13">&lt;s:complexType</text:span><text:span text:style-name="T17"> </text:span><text:span text:style-name="T13">name="WSEAuthenticateHeader"&gt;</text:span></text:p>
        <text:p text:style-name="P60">&lt;s:sequence&gt;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ser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Password"</text:span><text:span text:style-name="T17"> </text:span><text:span text:style-name="T13">type="s:string"</text:span><text:span text:style-name="T17"> </text:span><text:span text:style-name="T13">/&gt;</text:span></text:p>
        <text:p text:style-name="P60">&lt;/s:sequence&gt;</text:p>
        <text:p text:style-name="P59"><text:span text:style-name="T13">&lt;s:anyAttribute</text:span><text:span text:style-name="T17"> </text:span><text:span text:style-name="T13">/&gt;</text:span></text:p>
        <text:p text:style-name="P60">&lt;/s:complexType&gt;</text:p>
        <text:p text:style-name="P59"><text:span text:style-name="T13">&lt;s:element</text:span><text:span text:style-name="T17"> </text:span><text:span text:style-name="T13">name="ResultadoDetalleExtendido"&gt;</text:span></text:p>
        <text:p text:style-name="P60">&lt;s:complexType&gt;</text:p>
        <text:p text:style-name="P60">&lt;s:sequence&gt;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ResultadoExtendido"</text:span><text:span text:style-name="T17"> </text:span><text:span text:style-name="T13">type="tns:SeguimientoExtendido"</text:span><text:span text:style-name="T17"> </text:span><text:span text:style-name="T13">/&gt;</text:span></text:p>
        <text:p text:style-name="P60">&lt;/s:sequence&gt;</text:p>
        <text:p text:style-name="P60">&lt;/s:complexType&gt;</text:p>
        <text:p text:style-name="P60">&lt;/s:element&gt;</text:p>
        <text:p text:style-name="P59"><text:span text:style-name="T13">&lt;s:complexType</text:span><text:span text:style-name="T17"> </text:span><text:span text:style-name="T13">name="SeguimientoExtendido"&gt;</text:span></text:p>
        <text:p text:style-name="P60">&lt;s:sequence&gt;</text:p>
        <text:p text:style-name="P59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idUsuario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idContenidoLMS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idCentro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6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idUnidad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nidadTitulo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nidadOrden"</text:span><text:span text:style-name="T17"> </text:span><text:span text:style-name="T13">type="s:lo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idActividad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ActividadTitulo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ActividadOrden"</text:span><text:span text:style-name="T17"> </text:span><text:span text:style-name="T13">type="s:long"</text:span><text:span text:style-name="T17"> </text:span><text:span text:style-name="T13">/&gt;</text:span></text:p>
        <text:p text:style-name="P60">&lt;s:element minOccurs="0" maxOccurs="1" name="ForzarGuardar" type="tns:TipoForzarGuardar" /&gt;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Resultado"</text:span><text:span text:style-name="T17"> </text:span><text:span text:style-name="T13">type="tns:Resultado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etalles"</text:span><text:span text:style-name="T17"> </text:span><text:span text:style-name="T13">type="tns:ArrayOfDetalleResultado"</text:span><text:span text:style-name="T17"> </text:span><text:span text:style-name="T13">/&gt;</text:span></text:p>
        <text:p text:style-name="P59"><text:soft-page-break/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00"</text:span><text:span text:style-name="T17"> </text:span><text:span text:style-name="T13">name="SumaPesos"</text:span><text:span text:style-name="T17"> </text:span><text:span text:style-name="T13">type="s:long"</text:span><text:span text:style-name="T17"> </text:span><text:span text:style-name="T13">/&gt;</text:span></text:p>
        <text:p text:style-name="P60">&lt;/s:sequence&gt;</text:p>
        <text:p text:style-name="P60">&lt;/s:complexType&gt;</text:p>
        <text:p text:style-name="P60"><text:bookmark-start text:name="__DdeLink__50940_416356104"/>&lt;s:simpleType name="TipoForzarGuardar"&gt; </text:p>
        <text:p text:style-name="P60">&lt;s:restriction base="s:int"&gt; </text:p>
        <text:p text:style-name="P60">&lt;s:enumeration value="0"/&gt; </text:p>
        <text:p text:style-name="P60">&lt;s:enumeration value="1"/&gt; </text:p>
        <text:p text:style-name="P60">&lt;s:restriction&gt; </text:p>
        <text:p text:style-name="P60">&lt;/s:simpleType&gt;</text:p>
        <text:p text:style-name="P59"><text:bookmark-end text:name="__DdeLink__50940_416356104"/><text:span text:style-name="T13">&lt;s:complexType</text:span><text:span text:style-name="T17"> </text:span><text:span text:style-name="T13">name="Resultado"&gt;</text:span></text:p>
        <text:p text:style-name="P60">&lt;s:sequence&gt;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FechaHoraInicio"</text:span><text:span text:style-name="T17"> </text:span><text:span text:style-name="T13">type="s:lo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uracion"</text:span><text:span text:style-name="T17"> </text:span><text:span text:style-name="T13">type="s:lo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axDuracion"</text:span><text:span text:style-name="T17"> </text:span><text:span text:style-name="T13">type="s:lo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0"</text:span><text:span text:style-name="T17"> </text:span><text:span text:style-name="T13">name="MinCalificacion"</text:span><text:span text:style-name="T17"> </text:span><text:span text:style-name="T13">type="s:double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Calificacion"</text:span><text:span text:style-name="T17"> </text:span><text:span text:style-name="T13">type="s:double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00"</text:span><text:span text:style-name="T17"> </text:span><text:span text:style-name="T13">name="MaxCalificacion"</text:span><text:span text:style-name="T17"> </text:span><text:span text:style-name="T13">type="s:double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"</text:span><text:span text:style-name="T17"> </text:span><text:span text:style-name="T13">name="Intentos"</text:span><text:span text:style-name="T17"> </text:span><text:span text:style-name="T13">type="s:int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"</text:span><text:span text:style-name="T17"> </text:span><text:span text:style-name="T13">name="MaxIntentos"</text:span><text:span text:style-name="T17"> </text:span><text:span text:style-name="T13">type="s:int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FINALIZADO"</text:span><text:span text:style-name="T17"> </text:span><text:span text:style-name="T13">name="Estado"</text:span><text:span text:style-name="T17"> </text:span><text:span text:style-name="T13">type="tns:TipoEstado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Observaciones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RLVerResultados"</text:span><text:span text:style-name="T17"> </text:span><text:span text:style-name="T13">type="s:string"</text:span><text:span text:style-name="T17"> </text:span><text:span text:style-name="T13">/&gt;</text:span></text:p>
        <text:p text:style-name="P60">&lt;/s:sequence&gt;</text:p>
        <text:p text:style-name="P60">&lt;/s:complexType&gt;</text:p>
        <text:p text:style-name="P59"><text:span text:style-name="T13">&lt;s:simpleType</text:span><text:span text:style-name="T17"> </text:span><text:span text:style-name="T13">name="TipoEstado"&gt;</text:span></text:p>
        <text:p text:style-name="P59"><text:span text:style-name="T13">&lt;s:restriction</text:span><text:span text:style-name="T17"> </text:span><text:span text:style-name="T13">base="s:string"&gt;</text:span></text:p>
        <text:p text:style-name="P59"><text:span text:style-name="T13">&lt;s:enumeration</text:span><text:span text:style-name="T17"> </text:span><text:span text:style-name="T13">value="NO_INICIADO"</text:span><text:span text:style-name="T17"> </text:span><text:span text:style-name="T13">/&gt;</text:span></text:p>
        <text:p text:style-name="P59"><text:span text:style-name="T13">&lt;s:enumeration</text:span><text:span text:style-name="T17"> </text:span><text:span text:style-name="T13">value="INCOMPLETO"</text:span><text:span text:style-name="T17"> </text:span><text:span text:style-name="T13">/&gt;</text:span></text:p>
        <text:p text:style-name="P59"><text:span text:style-name="T13">&lt;s:enumeration</text:span><text:span text:style-name="T17"> </text:span><text:span text:style-name="T13">value="FINALIZADO"</text:span><text:span text:style-name="T17"> </text:span><text:span text:style-name="T13">/&gt;</text:span></text:p>
        <text:p text:style-name="P59"><text:span text:style-name="T16">&lt;s:enumeration</text:span><text:span text:style-name="T17"> </text:span><text:span text:style-name="T13">value="</text:span><text:span text:style-name="T16">POR_CORREGIR"</text:span><text:span text:style-name="T17"> </text:span><text:span text:style-name="T13">/&gt;</text:span></text:p>
        <text:p text:style-name="P59"><text:span text:style-name="T13">&lt;s:enumeration</text:span><text:span text:style-name="T17"> </text:span><text:span text:style-name="T13">value="</text:span><text:span text:style-name="T16">CORREGIDO"</text:span><text:span text:style-name="T17"> </text:span><text:span text:style-name="T13">/&gt;</text:span></text:p>
        <text:p text:style-name="P61">&lt;/s:restriction&gt;</text:p>
        <text:p text:style-name="P61">&lt;/s:simpleType&gt;</text:p>
        <text:p text:style-name="P59"><text:span text:style-name="T16">&lt;s:simpleType</text:span><text:span text:style-name="T17"> </text:span><text:span text:style-name="T13">name="TipoDetalle"&gt;</text:span></text:p>
        <text:p text:style-name="P59"><text:span text:style-name="T13">&lt;s:restriction</text:span><text:span text:style-name="T17"> </text:span><text:span text:style-name="T13">base="s:string"&gt;</text:span></text:p>
        <text:p text:style-name="P59"><text:span text:style-name="T13">&lt;s:enumeration</text:span><text:span text:style-name="T17"> </text:span><text:span text:style-name="T13">value="PREGUNTA"</text:span><text:span text:style-name="T17"> </text:span><text:span text:style-name="T13">/&gt;</text:span></text:p>
        <text:p text:style-name="P59"><text:span text:style-name="T13">&lt;s:enumeration</text:span><text:span text:style-name="T17"> </text:span><text:span text:style-name="T13">value="COMPETENCIA"</text:span><text:span text:style-name="T17"> </text:span><text:span text:style-name="T13">/&gt;</text:span></text:p>
        <text:p text:style-name="P60">&lt;/s:restriction&gt;</text:p>
        <text:p text:style-name="P60">&lt;/s:simpleType&gt;</text:p>
        <text:p text:style-name="P59"><text:span text:style-name="T13">&lt;s:complexType</text:span><text:span text:style-name="T17"> </text:span><text:span text:style-name="T13">name="ArrayOfDetalleResultado"&gt;</text:span></text:p>
        <text:p text:style-name="P60">&lt;s:sequence&gt;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unbounded"</text:span><text:span text:style-name="T17"> </text:span><text:span text:style-name="T13">name="DetalleResultado"</text:span><text:span text:style-name="T17"> </text:span><text:span text:style-name="T13">nillable="true"</text:span><text:span text:style-name="T17"> </text:span><text:span text:style-name="T13">type="tns:DetalleResultado"</text:span><text:span text:style-name="T17"> </text:span><text:span text:style-name="T13">/&gt;</text:span></text:p>
        <text:p text:style-name="P60">&lt;/s:sequence&gt;</text:p>
        <text:p text:style-name="P60">&lt;/s:complexType&gt;</text:p>
        <text:p text:style-name="P59"><text:span text:style-name="T13">&lt;s:complexType</text:span><text:span text:style-name="T17"> </text:span><text:span text:style-name="T13">name="DetalleResultado"&gt;</text:span></text:p>
        <text:p text:style-name="P60">&lt;s:sequence&gt;</text:p>
        <text:p text:style-name="P59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IdDetalle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IdTipoDetalle"</text:span><text:span text:style-name="T17"> </text:span><text:span text:style-name="T13">type="tns:TipoDetalle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escripcion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FechaHoraInicio"</text:span><text:span text:style-name="T17"> </text:span><text:span text:style-name="T13">type="s:lo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uracion"</text:span><text:span text:style-name="T17"> </text:span><text:span text:style-name="T13">type="s:lo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axDuracion"</text:span><text:span text:style-name="T17"> </text:span><text:span text:style-name="T13">type="s:lo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inCalificacion"</text:span><text:span text:style-name="T17"> </text:span><text:span text:style-name="T13">type="s:double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Calificacion"</text:span><text:span text:style-name="T17"> </text:span><text:span text:style-name="T13">type="s:double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axCalificacion"</text:span><text:span text:style-name="T17"> </text:span><text:span text:style-name="T13">type="s:double"</text:span><text:span text:style-name="T17"> </text:span><text:span text:style-name="T13">/&gt;</text:span></text:p>
        <text:p text:style-name="P59"><text:soft-page-break/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Intentos"</text:span><text:span text:style-name="T17"> </text:span><text:span text:style-name="T13">type="s:int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axIntentos"</text:span><text:span text:style-name="T17"> </text:span><text:span text:style-name="T13">type="s:int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"</text:span><text:span text:style-name="T17"> </text:span><text:span text:style-name="T13">name="Peso"</text:span><text:span text:style-name="T17"> </text:span><text:span text:style-name="T13">type="s:int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RLVerResultados"</text:span><text:span text:style-name="T17"> </text:span><text:span text:style-name="T13">type="s:string"</text:span><text:span text:style-name="T17"> </text:span><text:span text:style-name="T13">/&gt;</text:span></text:p>
        <text:p text:style-name="P60">&lt;/s:sequence&gt;</text:p>
        <text:p text:style-name="P60">&lt;/s:complexType&gt;</text:p>
        <text:p text:style-name="P59"><text:span text:style-name="T13">&lt;s:element</text:span><text:span text:style-name="T17"> </text:span><text:span text:style-name="T13">name="ResultadoDetalleExtendidoResponse"&gt;</text:span></text:p>
        <text:p text:style-name="P60">&lt;s:complexType&gt;</text:p>
        <text:p text:style-name="P60">&lt;s:sequence&gt;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ResultadoDetalleExtendidoResult"</text:span><text:span text:style-name="T17"> </text:span><text:span text:style-name="T13">ype="tns:RespuestaResultadoExtendido"</text:span><text:span text:style-name="T17"> </text:span><text:span text:style-name="T13">/&gt;</text:span></text:p>
        <text:p text:style-name="P60">&lt;/s:sequence&gt;</text:p>
        <text:p text:style-name="P60">&lt;/s:complexType&gt;</text:p>
        <text:p text:style-name="P60">&lt;/s:element&gt;</text:p>
        <text:p text:style-name="P59"><text:span text:style-name="T13">&lt;s:complexType</text:span><text:span text:style-name="T17"> </text:span><text:span text:style-name="T13">name="RespuestaResultadoExtendido"&gt;</text:span></text:p>
        <text:p text:style-name="P60">&lt;s:sequence&gt;</text:p>
        <text:p text:style-name="P59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Resultado"</text:span><text:span text:style-name="T17"> </text:span><text:span text:style-name="T13">type="tns:TipoResultado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etalleError"</text:span><text:span text:style-name="T17"> </text:span><text:span text:style-name="T13">type="tns:TipoDetalleError"</text:span><text:span text:style-name="T17"> </text:span><text:span text:style-name="T13">/&gt;</text:span></text:p>
        <text:p text:style-name="P60">&lt;/s:sequence&gt;</text:p>
        <text:p text:style-name="P60">&lt;/s:complexType&gt;</text:p>
        <text:p text:style-name="P59"><text:span text:style-name="T13">&lt;s:simpleType</text:span><text:span text:style-name="T17"> </text:span><text:span text:style-name="T13">name="TipoResultado"&gt;</text:span></text:p>
        <text:p text:style-name="P59"><text:span text:style-name="T13">&lt;s:restriction</text:span><text:span text:style-name="T17"> </text:span><text:span text:style-name="T13">base="s:string"&gt;</text:span></text:p>
        <text:p text:style-name="P59"><text:span text:style-name="T13">&lt;s:enumeration</text:span><text:span text:style-name="T17"> </text:span><text:span text:style-name="T13">value="OK"</text:span><text:span text:style-name="T17"> </text:span><text:span text:style-name="T13">/&gt;</text:span></text:p>
        <text:p text:style-name="P59"><text:span text:style-name="T13">&lt;s:enumeration</text:span><text:span text:style-name="T17"> </text:span><text:span text:style-name="T13">value="KO"</text:span><text:span text:style-name="T17"> </text:span><text:span text:style-name="T13">/&gt;</text:span></text:p>
        <text:p text:style-name="P60">&lt;/s:restriction&gt;</text:p>
        <text:p text:style-name="P60">&lt;/s:simpleType&gt;</text:p>
        <text:p text:style-name="P59"><text:span text:style-name="T13">&lt;s:complexType</text:span><text:span text:style-name="T17"> </text:span><text:span text:style-name="T13">name="TipoDetalleError"&gt;</text:span></text:p>
        <text:p text:style-name="P61">&lt;s:sequence&gt;</text:p>
        <text:p text:style-name="P59"><text:span text:style-name="T16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Codigo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Descripcion"</text:span><text:span text:style-name="T17"> </text:span><text:span text:style-name="T13">type="s:string"</text:span><text:span text:style-name="T17"> </text:span><text:span text:style-name="T13">/&gt;</text:span></text:p>
        <text:p text:style-name="P59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Observaciones"</text:span><text:span text:style-name="T17"> </text:span><text:span text:style-name="T13">type="s:string"</text:span><text:span text:style-name="T17"> </text:span><text:span text:style-name="T13">/&gt;</text:span></text:p>
        <text:p text:style-name="P60">&lt;/s:sequence&gt;</text:p>
        <text:p text:style-name="P60">&lt;/s:complexType&gt;</text:p>
        <text:p text:style-name="P60">&lt;/s:schema&gt;</text:p>
        <text:p text:style-name="P61">&lt;/wsdl:types&gt;</text:p>
        <text:p text:style-name="P59"><text:span text:style-name="T16">&lt;wsdl:message</text:span><text:span text:style-name="T17"> </text:span><text:span text:style-name="T13">name="ResultadoDetalleExtendidoWSEAuthenticateHeader"&gt;</text:span></text:p>
        <text:p text:style-name="P59"><text:span text:style-name="T13">&lt;wsdl:part</text:span><text:span text:style-name="T17"> </text:span><text:span text:style-name="T13">name="WSEAuthenticateHeader"</text:span><text:span text:style-name="T17"> </text:span><text:span text:style-name="T13">element="tns:WSEAuthenticateHeader"</text:span><text:span text:style-name="T17"> </text:span><text:span text:style-name="T13">/&gt;</text:span></text:p>
        <text:p text:style-name="P60">&lt;/wsdl:message&gt;</text:p>
        <text:p text:style-name="P59"><text:span text:style-name="T13">&lt;wsdl:message</text:span><text:span text:style-name="T17"> </text:span><text:span text:style-name="T13">name="ResultadoDetalleExtendidoSoapIn"&gt;</text:span></text:p>
        <text:p text:style-name="P59"><text:span text:style-name="T13">&lt;wsdl:part</text:span><text:span text:style-name="T17"> </text:span><text:span text:style-name="T13">name="parameters"</text:span><text:span text:style-name="T17"> </text:span><text:span text:style-name="T13">element="tns:ResultadoDetalleExtendido"</text:span><text:span text:style-name="T17"> </text:span><text:span text:style-name="T13">/&gt;</text:span></text:p>
        <text:p text:style-name="P60">&lt;/wsdl:message&gt;</text:p>
        <text:p text:style-name="P59"><text:span text:style-name="T13">&lt;wsdl:message</text:span><text:span text:style-name="T17"> </text:span><text:span text:style-name="T13">name="ResultadoDetalleExtendidoSoapOut"&gt;</text:span></text:p>
        <text:p text:style-name="P59"><text:span text:style-name="T13">&lt;wsdl:part</text:span><text:span text:style-name="T17"> </text:span><text:span text:style-name="T13">name="parameters"</text:span><text:span text:style-name="T17"> </text:span><text:span text:style-name="T13">element="tns:ResultadoDetalleExtendidoResponse"</text:span><text:span text:style-name="T17"> </text:span><text:span text:style-name="T13">/&gt;</text:span></text:p>
        <text:p text:style-name="P60">&lt;/wsdl:message&gt;</text:p>
        <text:p text:style-name="P59"><text:span text:style-name="T13">&lt;wsdl:portType</text:span><text:span text:style-name="T17"> </text:span><text:span text:style-name="T13">name="SeguimientoSoap"&gt;</text:span></text:p>
        <text:p text:style-name="P59"><text:span text:style-name="T13">&lt;wsdl:operation</text:span><text:span text:style-name="T17"> </text:span><text:span text:style-name="T13">name="ResultadoDetalleExtendido"&gt;</text:span></text:p>
        <text:p text:style-name="P59"><text:span text:style-name="T13">&lt;wsdl:input</text:span><text:span text:style-name="T17"> </text:span><text:span text:style-name="T13">message="tns:ResultadoDetalleExtendidoSoapIn"</text:span><text:span text:style-name="T17"> </text:span><text:span text:style-name="T13">/&gt;</text:span></text:p>
        <text:p text:style-name="P59"><text:span text:style-name="T13">&lt;wsdl:output</text:span><text:span text:style-name="T17"> </text:span><text:span text:style-name="T13">message="tns:ResultadoDetalleExtendidoSoapOut"</text:span><text:span text:style-name="T17"> </text:span><text:span text:style-name="T13">/&gt;</text:span></text:p>
        <text:p text:style-name="P60">&lt;/wsdl:operation&gt;</text:p>
        <text:p text:style-name="P60">&lt;/wsdl:portType&gt;</text:p>
        <text:p text:style-name="P59"><text:span text:style-name="T13">&lt;wsdl:binding</text:span><text:span text:style-name="T17"> </text:span><text:span text:style-name="T13">name="SeguimientoSoap"</text:span><text:span text:style-name="T17"> </text:span><text:span text:style-name="T13">type="tns:SeguimientoSoap"&gt;</text:span></text:p>
        <text:p text:style-name="P59"><text:span text:style-name="T13">&lt;soap:binding</text:span><text:span text:style-name="T17"> </text:span><text:span text:style-name="T13">transport="http://schemas.xmlsoap.org/soap/http"</text:span><text:span text:style-name="T17"> </text:span><text:span text:style-name="T13">/&gt;</text:span></text:p>
        <text:p text:style-name="P59"><text:span text:style-name="T13">&lt;wsdl:operation</text:span><text:span text:style-name="T17"> </text:span><text:span text:style-name="T13">name="ResultadoDetalleExtendido"&gt;</text:span></text:p>
        <text:p text:style-name="P59"><text:span text:style-name="T13">&lt;soap:operation</text:span><text:span text:style-name="T17"> </text:span><text:span text:style-name="T13">soapAction="http://educacio.gencat.cat/agora/seguimiento/ResultadoDetalleExtendido"</text:span><text:span text:style-name="T17"> </text:span><text:span text:style-name="T13">style="document"</text:span><text:span text:style-name="T17"> </text:span><text:span text:style-name="T13">/&gt;</text:span></text:p>
        <text:p text:style-name="P60">&lt;wsdl:input&gt;</text:p>
        <text:p text:style-name="P59"><text:span text:style-name="T13">&lt;soap:body</text:span><text:span text:style-name="T17"> </text:span><text:span text:style-name="T13">use="literal"</text:span><text:span text:style-name="T17"> </text:span><text:span text:style-name="T13">/&gt;</text:span></text:p>
        <text:p text:style-name="P59"><text:span text:style-name="T13">&lt;soap:header</text:span><text:span text:style-name="T17"> </text:span><text:span text:style-name="T13">message="tns:ResultadoDetalleExtendidoWSEAuthenticateHeader"</text:span><text:span text:style-name="T17"> </text:span><text:span text:style-name="T13">part="WSEAuthenticateHeader"</text:span><text:span text:style-name="T17"> </text:span><text:span text:style-name="T13">use="literal"</text:span><text:span text:style-name="T17"> </text:span><text:span text:style-name="T13">/&gt;</text:span></text:p>
        <text:p text:style-name="P60">&lt;/wsdl:input&gt;</text:p>
        <text:p text:style-name="P60"><text:soft-page-break/>&lt;wsdl:output&gt;</text:p>
        <text:p text:style-name="P59"><text:span text:style-name="T13">&lt;soap:body</text:span><text:span text:style-name="T17"> </text:span><text:span text:style-name="T13">use="literal"</text:span><text:span text:style-name="T17"> </text:span><text:span text:style-name="T13">/&gt;</text:span></text:p>
        <text:p text:style-name="P60">&lt;/wsdl:output&gt;</text:p>
        <text:p text:style-name="P60">&lt;/wsdl:operation&gt;</text:p>
        <text:p text:style-name="P60">&lt;/wsdl:binding&gt;</text:p>
        <text:p text:style-name="P59"><text:span text:style-name="T13">&lt;wsdl:binding</text:span><text:span text:style-name="T17"> </text:span><text:span text:style-name="T13">name="SeguimientoSoap12"</text:span><text:span text:style-name="T17"> </text:span><text:span text:style-name="T13">type="tns:SeguimientoSoap"&gt;</text:span></text:p>
        <text:p text:style-name="P59"><text:span text:style-name="T13">&lt;soap12:binding</text:span><text:span text:style-name="T17"> </text:span><text:span text:style-name="T13">transport="http://schemas.xmlsoap.org/soap/http"</text:span><text:span text:style-name="T17"> </text:span><text:span text:style-name="T13">/&gt;</text:span></text:p>
        <text:p text:style-name="P59"><text:span text:style-name="T13">&lt;wsdl:operation</text:span><text:span text:style-name="T17"> </text:span><text:span text:style-name="T13">name="ResultadoDetalleExtendido"&gt;</text:span></text:p>
        <text:p text:style-name="P59"><text:span text:style-name="T13">&lt;soap12:operation</text:span><text:span text:style-name="T17"> </text:span><text:span text:style-name="T13">soapAction="http://educacio.gencat.cat/agora/seguimiento/ResultadoDetalleExtendido"</text:span><text:span text:style-name="T17"> </text:span><text:span text:style-name="T13">style="document"</text:span><text:span text:style-name="T17"> </text:span><text:span text:style-name="T13">/&gt;</text:span></text:p>
        <text:p text:style-name="P60">&lt;wsdl:input&gt;</text:p>
        <text:p text:style-name="P59"><text:span text:style-name="T13">&lt;soap12:body</text:span><text:span text:style-name="T17"> </text:span><text:span text:style-name="T13">use="literal"</text:span><text:span text:style-name="T17"> </text:span><text:span text:style-name="T13">/&gt;</text:span></text:p>
        <text:p text:style-name="P59"><text:span text:style-name="T13">&lt;soap12:header</text:span><text:span text:style-name="T17"> </text:span><text:span text:style-name="T13">message="tns:ResultadoDetalleExtendidoWSEAuthenticateHeader"</text:span><text:span text:style-name="T17"> </text:span><text:span text:style-name="T13">part="WSEAuthenticateHeader"</text:span><text:span text:style-name="T17"> </text:span><text:span text:style-name="T13">use="literal"</text:span><text:span text:style-name="T17"> </text:span><text:span text:style-name="T13">/&gt;</text:span></text:p>
        <text:p text:style-name="P60">&lt;/wsdl:input&gt;</text:p>
        <text:p text:style-name="P60">&lt;wsdl:output&gt;</text:p>
        <text:p text:style-name="P59"><text:span text:style-name="T13">&lt;soap12:body</text:span><text:span text:style-name="T17"> </text:span><text:span text:style-name="T13">use="literal"</text:span><text:span text:style-name="T17"> </text:span><text:span text:style-name="T13">/&gt;</text:span></text:p>
        <text:p text:style-name="P60">&lt;/wsdl:output&gt;</text:p>
        <text:p text:style-name="P60">&lt;/wsdl:operation&gt;</text:p>
        <text:p text:style-name="P60">&lt;/wsdl:binding&gt;</text:p>
        <text:p text:style-name="P59"><text:span text:style-name="T13">&lt;wsdl:service</text:span><text:span text:style-name="T17"> </text:span><text:span text:style-name="T13">name="Seguimiento"&gt;</text:span></text:p>
        <text:p text:style-name="P59"><text:span text:style-name="T13">&lt;wsdl:port</text:span><text:span text:style-name="T17"> </text:span><text:span text:style-name="T13">name="SeguimientoSoap"</text:span><text:span text:style-name="T17"> </text:span><text:span text:style-name="T13">binding="tns:SeguimientoSoap"&gt;</text:span></text:p>
        <text:p text:style-name="P59"><text:span text:style-name="T13">&lt;soap:address</text:span><text:span text:style-name="T17"> </text:span><text:span text:style-name="T13">location="http://localhost/TAC/marsupial/mod/rcontent/WebServices/WsSeguimiento/wsSeguimiento.php"</text:span><text:span text:style-name="T17"> </text:span><text:span text:style-name="T13">/&gt;</text:span></text:p>
        <text:p text:style-name="P60">&lt;/wsdl:port&gt;</text:p>
        <text:p text:style-name="P59"><text:span text:style-name="T13">&lt;wsdl:port</text:span><text:span text:style-name="T17"> </text:span><text:span text:style-name="T13">name="SeguimientoSoap12"</text:span><text:span text:style-name="T17"> </text:span><text:span text:style-name="T13">binding="tns:SeguimientoSoap12"&gt;</text:span></text:p>
        <text:p text:style-name="P59"><text:span text:style-name="T13">&lt;soap12:address</text:span><text:span text:style-name="T17"> </text:span><text:span text:style-name="T13">location="http://localhost/TAC/marsupial/mod/rcontent/WebServices/WsSeguimiento/wsSeguimiento.php"</text:span><text:span text:style-name="T17"> </text:span><text:span text:style-name="T13">/&gt;</text:span></text:p>
        <text:p text:style-name="P60">&lt;/wsdl:port&gt;</text:p>
        <text:p text:style-name="P60">&lt;/wsdl:service&gt;</text:p>
        <text:p text:style-name="P58"><text:span text:style-name="T47">&lt;/wsdl:definitions&gt;</text:span><text:span text:style-name="T42"><text:tab/></text:span><text:span text:style-name="T41"><text:tab/></text:span></text:p>
        <text:p text:style-name="Standard"/>
        <text:p text:style-name="P50"/>
        <text:h text:style-name="Heading_20_1" text:outline-level="1">IMPLEMENTACIÓ<text:span text:style-name="T2"> </text:span>DE<text:span text:style-name="T2"> </text:span>LA<text:span text:style-name="T2"> </text:span>PLATAFORMA<text:span text:style-name="T2"> </text:span>MARSUPIAL</text:h>
        <text:p text:style-name="Standard">A la pàgina del projecte especificada a l'apartat Enllaços d'interès<text:span text:style-name="T2"> </text:span>es<text:span text:style-name="T2"> </text:span>pot<text:span text:style-name="T2"> </text:span>trobar:</text:p>
        <text:list xml:id="list1118555419" text:style-name="WW8Num5">
          <text:list-item>
            <text:p text:style-name="P84">Els<text:span text:style-name="T2"> </text:span>WSDL<text:span text:style-name="T2"> </text:span>dels<text:span text:style-name="T2"> </text:span>serveis<text:span text:style-name="T2"> </text:span>webs<text:span text:style-name="T2"> </text:span>definits<text:span text:style-name="T2"> </text:span>al<text:span text:style-name="T2"> </text:span>protocol.</text:p>
          </text:list-item>
          <text:list-item>
            <text:p text:style-name="P84">El<text:span text:style-name="T2"> </text:span>codi<text:span text:style-name="T2"> </text:span>font<text:span text:style-name="T2"> </text:span>d<text:span text:style-name="T2">’</text:span>una<text:span text:style-name="T2"> </text:span>implementació<text:span text:style-name="T2"> </text:span>per<text:span text:style-name="T2"> </text:span>a<text:span text:style-name="T2"> M</text:span>oodle<text:span text:style-name="T2"> </text:span>1.9 i 2.3/2.4<text:span text:style-name="T2"> </text:span>de<text:span text:style-name="T2"> </text:span>la<text:span text:style-name="T2"> </text:span>part<text:span text:style-name="T2"> </text:span>de<text:span text:style-name="T2"> </text:span>l<text:span text:style-name="T2">’</text:span>EVA<text:span text:style-name="T2"> </text:span>composada<text:span text:style-name="T2"> </text:span>per<text:span text:style-name="T2"> </text:span>quatre<text:span text:style-name="T2"> </text:span>mòduls:<text:span text:style-name="T2"> </text:span>rcommon,<text:span text:style-name="T2"> </text:span>rscorm,<text:span text:style-name="T2"> </text:span>rcontent,<text:span text:style-name="T2"> </text:span>mybooks.</text:p>
          </text:list-item>
          <text:list-item>
            <text:p text:style-name="P84">Manual<text:span text:style-name="T2"> </text:span>d<text:span text:style-name="T2">’</text:span>usuari/ària<text:span text:style-name="T2"> </text:span>i<text:span text:style-name="T2"> </text:span>administració<text:span text:style-name="T2"> </text:span>per<text:span text:style-name="T2"> </text:span>a<text:span text:style-name="T2"> </text:span>la<text:span text:style-name="T2"> </text:span>implementació<text:span text:style-name="T2"> </text:span>de<text:span text:style-name="T2"> </text:span>la<text:span text:style-name="T2"> </text:span>part<text:span text:style-name="T2"> </text:span>de<text:span text:style-name="T2"> </text:span>l<text:span text:style-name="T2">’</text:span>EVA<text:span text:style-name="T2"> </text:span>per<text:span text:style-name="T2"> Moodle 1.9</text:span>.</text:p>
          </text:list-item>
          <text:list-item>
            <text:p text:style-name="P84">El<text:span text:style-name="T2"> </text:span>codi<text:span text:style-name="T2"> </text:span>font<text:span text:style-name="T2"> </text:span>d<text:span text:style-name="T2">’</text:span>una<text:span text:style-name="T2"> </text:span>implementació<text:span text:style-name="T2"> </text:span>en<text:span text:style-name="T2"> </text:span>PHP<text:span text:style-name="T2"> </text:span>de<text:span text:style-name="T2"> </text:span>la<text:span text:style-name="T2"> </text:span>part<text:span text:style-name="T2"> </text:span>de<text:span text:style-name="T2"> </text:span>l<text:span text:style-name="T2">’</text:span>Editorial<text:span text:style-name="T2"> </text:span>que<text:span text:style-name="T2"> </text:span>s<text:span text:style-name="T2">’</text:span>anomena<text:span text:style-name="T2"> </text:span>Simulador<text:span text:style-name="T2"> </text:span>Editorial<text:span text:style-name="T2"> </text:span>Marsupial<text:span text:style-name="T2"> </text:span>(MPS-<text:span text:style-name="T2"> </text:span>Marsupial<text:span text:style-name="T2"> </text:span>Publisher<text:span text:style-name="T2"> </text:span>Simulator).</text:p>
          </text:list-item>
          <text:list-item>
            <text:p text:style-name="P84">Instruccions per fer la instal·lació i joc<text:span text:style-name="T2"> </text:span>de<text:span text:style-name="T2"> </text:span>proves<text:span text:style-name="T2"> d</text:span>el<text:span text:style-name="T2"> </text:span>Simulador<text:span text:style-name="T2"> </text:span>Editorial.</text:p>
          </text:list-item>
        </text:list>
        <text:p text:style-name="Standard"/>
        <text:p text:style-name="Standard">També<text:span text:style-name="T2"> </text:span>es<text:span text:style-name="T2"> </text:span>pot<text:span text:style-name="T2"> </text:span>trobar<text:span text:style-name="T2"> </text:span>a<text:span text:style-name="T2"> </text:span>l<text:span text:style-name="T2">‘URL </text:span><text:a xlink:type="simple" xlink:href="http://mps-xtec.educat1x1.cat/"><text:span text:style-name="Internet_20_link">http://mps-xtec.educat1x1.cat</text:span></text:a><text:span text:style-name="T2"> </text:span>una<text:span text:style-name="T2"> </text:span>instal·lació<text:span text:style-name="T2"> </text:span>del<text:span text:style-name="T2"> </text:span>Simulador<text:span text:style-name="T2"> </text:span>Editorial<text:span text:style-name="T2"> que permet fer algunes proves.</text:span></text:p>
        <text:p text:style-name="Standard"/>
        <text:p text:style-name="Standard">Els<text:span text:style-name="T2"> URLs </text:span>del<text:span text:style-name="T2"> </text:span>serveis<text:span text:style-name="T2"> </text:span>webs<text:span text:style-name="T2"> </text:span>d<text:span text:style-name="T2">’</text:span>aquesta<text:span text:style-name="T2"> </text:span>instal·lació<text:span text:style-name="T2"> </text:span>són:</text:p>
        <text:list xml:id="list1543971650" text:style-name="WW8Num14">
          <text:list-item>
            <text:p text:style-name="P85">Estructura<text:span text:style-name="T2"> </text:span>del<text:span text:style-name="T2"> </text:span>llibre:</text:p>
          </text:list-item>
        </text:list>
        <text:p text:style-name="P56"><text:a xlink:type="simple" xlink:href="http://mps-xtec.educat1x1.cat/ws/wsBooksStructure/wsBooksStructure.php?wsdl"><text:span text:style-name="Internet_20_link"><text:span text:style-name="T46">http://mps-xtec.educat1x1.cat/ws/wsBooksStructure/wsBooksStructure.php</text:span></text:span></text:a><text:span text:style-name="Internet_20_link"><text:span text:style-name="T46">?wsdl</text:span></text:span></text:p>
        <text:p text:style-name="P7"/>
        <text:list xml:id="list1379957746" text:continue-numbering="true" text:style-name="WW8Num14">
          <text:list-item>
            <text:p text:style-name="P85">Autenticació/Autorització:</text:p>
          </text:list-item>
        </text:list>
        <text:p text:style-name="P56"><text:a xlink:type="simple" xlink:href="http://mps-xtec.educat1x1.cat/ws/wsAuthentication/wsAuthentication.php"><text:span text:style-name="Internet_20_link"><text:span text:style-name="T46">http://mps-xtec.educat1x1.cat/ws/wsAuthentication/wsAuthentication.php</text:span></text:span></text:a><text:span text:style-name="Internet_20_link"><text:span text:style-name="T46">?wsdl</text:span></text:span></text:p>
        <text:p text:style-name="P57"/>
        <text:h text:style-name="Heading_20_2" text:outline-level="2"><text:span text:style-name="T22">Preguntes</text:span><text:span text:style-name="T25"> </text:span><text:span text:style-name="T22">freqüents</text:span></text:h>
        <text:h text:style-name="Heading_20_3" text:outline-level="3"><text:span text:style-name="T22">Sobre</text:span><text:span text:style-name="T25"> </text:span><text:span text:style-name="T22">la</text:span><text:span text:style-name="T25"> </text:span><text:span text:style-name="T22">codificació</text:span></text:h>
        <text:list xml:id="list123937667" text:style-name="WW8Num26">
          <text:list-item>
            <text:p text:style-name="P87">¿Quina<text:span text:style-name="T2"> </text:span>codificació<text:span text:style-name="T2"> </text:span>s<text:span text:style-name="T2">’</text:span>ha<text:span text:style-name="T2"> </text:span>de<text:span text:style-name="T2"> </text:span>fer<text:span text:style-name="T2"> </text:span>servir<text:span text:style-name="T2"> </text:span>per<text:span text:style-name="T2"> </text:span>als<text:span text:style-name="T2"> </text:span>serveis<text:span text:style-name="T2"> </text:span>webs<text:span text:style-name="T2"> </text:span>i<text:span text:style-name="T2"> </text:span>els<text:span text:style-name="T2"> </text:span>continguts?<text:span text:style-name="T2"> </text:span></text:p>
          </text:list-item>
        </text:list>
        <text:p text:style-name="P53">UTF-8</text:p>
        <text:h text:style-name="Heading_20_3" text:outline-level="3"><text:span text:style-name="T22">S</text:span><text:span text:style-name="T22">obre</text:span><text:span text:style-name="T25"> </text:span><text:span text:style-name="T22">l</text:span><text:span text:style-name="T25">’</text:span><text:span text:style-name="T22">accés</text:span><text:span text:style-name="T25"> </text:span><text:span text:style-name="T22">als</text:span><text:span text:style-name="T25"> </text:span><text:span text:style-name="T22">continguts</text:span></text:h>
        <text:list xml:id="list2132503328" text:continue-numbering="true" text:style-name="WW8Num26">
          <text:list-item>
            <text:p text:style-name="P87">Si<text:span text:style-name="T2"> </text:span>s<text:span text:style-name="T2">’</text:span>ha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EVA<text:span text:style-name="T2"> </text:span>a<text:span text:style-name="T2"> </text:span>nivell<text:span text:style-name="T2"> </text:span>de<text:span text:style-name="T2"> </text:span>llibre,<text:span text:style-name="T2"> </text:span>a<text:span text:style-name="T2"> </text:span>quin<text:span text:style-name="T2"> </text:span>contingut<text:span text:style-name="T2"> </text:span>es<text:span text:style-name="T2"> </text:span>pot<text:span text:style-name="T2"> </text:span>accedir<text:span text:style-name="T2"> </text:span>des<text:span text:style-name="T2"> </text:span>d<text:span text:style-name="T2">’</text:span>aquest<text:span text:style-name="T2"> </text:span>enllaç?</text:p>
          </text:list-item>
        </text:list>
        <text:p text:style-name="P53">Des<text:span text:style-name="T2"> </text:span>d<text:span text:style-name="T2">’</text:span>aquest<text:span text:style-name="T2"> </text:span>enllaç,<text:span text:style-name="T2"> </text:span>l<text:span text:style-name="T2">’</text:span>usuari/ària<text:span text:style-name="T2"> </text:span>pot<text:span text:style-name="T2"> </text:span>accedir<text:span text:style-name="T2"> </text:span>a<text:span text:style-name="T2"> </text:span>qualsevol<text:span text:style-name="T2"> </text:span>contingut<text:span text:style-name="T2"> </text:span>d<text:span text:style-name="T2">’</text:span>aquest<text:span text:style-name="T2"> </text:span>llibre,<text:span text:style-name="T2"> </text:span>i<text:span text:style-name="T2"> </text:span>a<text:span text:style-name="T2"> </text:span>totes<text:span text:style-name="T2"> </text:span>les<text:span text:style-name="T2"> </text:span>seves<text:span text:style-name="T2"> </text:span>unitats<text:span text:style-name="T2"> </text:span>i<text:span text:style-name="T2"> </text:span>activitats,<text:span text:style-name="T2"> </text:span>si<text:span text:style-name="T2"> </text:span>en<text:span text:style-name="T2"> </text:span>té.</text:p>
        <text:p text:style-name="P53"/>
        <text:list xml:id="list1570901576" text:continue-numbering="true" text:style-name="WW8Num26">
          <text:list-item>
            <text:p text:style-name="P87">Si<text:span text:style-name="T2"> </text:span>s<text:span text:style-name="T2">’</text:span>ha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EVA<text:span text:style-name="T2"> </text:span>a<text:span text:style-name="T2"> </text:span>nivell<text:span text:style-name="T2"> </text:span>d<text:span text:style-name="T2">’</text:span>unitat,<text:span text:style-name="T2"> </text:span>a<text:span text:style-name="T2"> </text:span>quin<text:span text:style-name="T2"> </text:span>contingut<text:span text:style-name="T2"> </text:span>es<text:span text:style-name="T2"> </text:span>pot<text:span text:style-name="T2"> </text:span>accedir<text:span text:style-name="T2"> </text:span>des<text:span text:style-name="T2"> </text:span>d<text:span text:style-name="T2">’</text:span>aquest<text:span text:style-name="T2"> </text:span>enllaç?</text:p>
          </text:list-item>
        </text:list>
        <text:p text:style-name="P53">Des<text:span text:style-name="T2"> </text:span>d<text:span text:style-name="T2">’</text:span>aquest<text:span text:style-name="T2"> </text:span>enllaç,<text:span text:style-name="T2"> </text:span>l<text:span text:style-name="T2">’</text:span>usuari/ària<text:span text:style-name="T2"> </text:span>només<text:span text:style-name="T2"> </text:span>pot<text:span text:style-name="T2"> </text:span>accedir<text:span text:style-name="T2"> </text:span>al<text:span text:style-name="T2"> </text:span>contingut<text:span text:style-name="T2"> </text:span>d<text:span text:style-name="T2">’</text:span>aquesta<text:span text:style-name="T2"> </text:span>unitat.<text:span text:style-name="T2"> </text:span>Si<text:span text:style-name="T2"> </text:span>l<text:span text:style-name="T2">’</text:span>unitat<text:span text:style-name="T2"> té </text:span>activitats,<text:span text:style-name="T2"> </text:span>també<text:span text:style-name="T2"> </text:span>es<text:span text:style-name="T2"> pot </text:span>accedir<text:span text:style-name="T2"> </text:span>a<text:span text:style-name="T2"> </text:span>les<text:span text:style-name="T2"> </text:span>activitats<text:span text:style-name="T2"> </text:span>d<text:span text:style-name="T2">’</text:span>aquesta<text:span text:style-name="T2"> </text:span>unitat. </text:p>
        <text:p text:style-name="P53"/>
        <text:p text:style-name="P53"/>
        <text:list xml:id="list539732503" text:continue-numbering="true" text:style-name="WW8Num26">
          <text:list-item>
            <text:p text:style-name="P87">Si<text:span text:style-name="T2"> </text:span>s<text:span text:style-name="T2">’</text:span>ha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EVA<text:span text:style-name="T2"> </text:span>a<text:span text:style-name="T2"> </text:span>nivell<text:span text:style-name="T2"> </text:span>d<text:span text:style-name="T2">’</text:span>activitat,<text:span text:style-name="T2"> </text:span>a<text:span text:style-name="T2"> </text:span>quin<text:span text:style-name="T2"> </text:span>contingut<text:span text:style-name="T2"> </text:span>es<text:span text:style-name="T2"> </text:span>pot<text:span text:style-name="T2"> </text:span>accedir<text:span text:style-name="T2"> </text:span>des<text:span text:style-name="T2"> </text:span>d<text:span text:style-name="T2">’</text:span>aquest<text:span text:style-name="T2"> </text:span>enllaç?</text:p>
          </text:list-item>
        </text:list>
        <text:p text:style-name="P53">Des<text:span text:style-name="T2"> </text:span>d<text:span text:style-name="T2">’</text:span>aquest<text:span text:style-name="T2"> </text:span>enllaç,<text:span text:style-name="T2"> </text:span>l<text:span text:style-name="T2">’</text:span>usuari/ària<text:span text:style-name="T2"> </text:span>només<text:span text:style-name="T2"> </text:span>pot<text:span text:style-name="T2"> </text:span>accedir<text:span text:style-name="T2"> </text:span>al<text:span text:style-name="T2"> </text:span>contingut<text:span text:style-name="T2"> </text:span>d<text:span text:style-name="T2">’</text:span>aquesta<text:span text:style-name="T2"> </text:span>activitat.</text:p>
        <text:p text:style-name="P53"/>
        <text:p text:style-name="Standard"/>
        <text:h text:style-name="Heading_20_3" text:outline-level="3"><text:span text:style-name="T22">Sobre</text:span><text:span text:style-name="T25"> </text:span><text:span text:style-name="T22">els</text:span><text:span text:style-name="T25"> </text:span><text:span text:style-name="T22">resultat</text:span><text:span text:style-name="T25"> </text:span><text:span text:style-name="T22">que</text:span><text:span text:style-name="T25"> </text:span><text:span text:style-name="T22">es</text:span><text:span text:style-name="T25"> </text:span><text:span text:style-name="T22">guarden</text:span><text:span text:style-name="T25"> </text:span><text:span text:style-name="T22">a</text:span><text:span text:style-name="T25"> </text:span><text:span text:style-name="T22">l</text:span><text:span text:style-name="T25">’</text:span><text:span text:style-name="T22">EVA</text:span></text:h>
        <text:list xml:id="list1385480603" text:continue-numbering="true" text:style-name="WW8Num26">
          <text:list-item>
            <text:p text:style-name="P87">Per<text:span text:style-name="T2"> </text:span>als<text:span text:style-name="T2"> </text:span>continguts<text:span text:style-name="T2"> contingut web</text:span>,<text:span text:style-name="T2"> </text:span>quin<text:span text:style-name="T2"> </text:span>resultats<text:span text:style-name="T2"> </text:span>es<text:span text:style-name="T2"> </text:span>guarden<text:span text:style-name="T2"> </text:span>a<text:span text:style-name="T2"> </text:span>l<text:span text:style-name="T2">’</text:span>EVA<text:span text:style-name="T2"> </text:span>per<text:span text:style-name="T2"> </text:span>un<text:span text:style-name="T2"> </text:span>enllaç<text:span text:style-name="T2"> </text:span>que<text:span text:style-name="T2"> </text:span>s<text:span text:style-name="T2">’</text:span>hagi<text:span text:style-name="T2"> </text:span>posat<text:span text:style-name="T2"> </text:span>a<text:span text:style-name="T2"> </text:span>nivell<text:span text:style-name="T2"> </text:span>de<text:span text:style-name="T2"> </text:span>llibre?<text:span text:style-name="T2"> </text:span></text:p>
          </text:list-item>
        </text:list>
        <text:p text:style-name="P53">Es<text:span text:style-name="T2"> </text:span>guarden<text:span text:style-name="T2"> </text:span>els<text:span text:style-name="T2"> </text:span>resultats<text:span text:style-name="T2"> </text:span>a<text:span text:style-name="T2"> </text:span>nivell<text:span text:style-name="T2"> </text:span>d<text:span text:style-name="T2">’</text:span>aquest<text:span text:style-name="T2"> </text:span>llibre,<text:span text:style-name="T2"> </text:span>les<text:span text:style-name="T2"> </text:span>seves<text:span text:style-name="T2"> </text:span>unitats<text:span text:style-name="T2"> </text:span>i<text:span text:style-name="T2"> </text:span>les<text:span text:style-name="T2"> </text:span>seves<text:span text:style-name="T2"> </text:span>activitat,<text:span text:style-name="T2"> </text:span>si<text:span text:style-name="T2"> </text:span>s<text:span text:style-name="T2">’</text:span>envien<text:span text:style-name="T2"> </text:span>pel<text:span text:style-name="T2"> </text:span>servei<text:span text:style-name="T2"> </text:span>web<text:span text:style-name="T2"> </text:span>de<text:span text:style-name="T2"> </text:span>seguiment.<text:span text:style-name="T2"> </text:span>Aquests<text:span text:style-name="T2"> </text:span>resultats<text:span text:style-name="T2"> </text:span>es<text:span text:style-name="T2"> </text:span>poden<text:span text:style-name="T2"> </text:span>consultar<text:span text:style-name="T2"> </text:span>a<text:span text:style-name="T2"> </text:span>l<text:span text:style-name="T2">’</text:span>informe<text:span text:style-name="T2"> </text:span>de<text:span text:style-name="T2"> </text:span><text:soft-page-break/>resultats<text:span text:style-name="T2"> de contingut web </text:span>en<text:span text:style-name="T2"> </text:span>el<text:span text:style-name="T2"> </text:span>curs<text:span text:style-name="T2"> </text:span>on<text:span text:style-name="T2"> </text:span>estigui<text:span text:style-name="T2"> </text:span>posat<text:span text:style-name="T2"> </text:span>l<text:span text:style-name="T2">’</text:span>enllaç<text:span text:style-name="T2"> </text:span>al<text:span text:style-name="T2"> </text:span>llibre.<text:span text:style-name="T2"> </text:span>No<text:span text:style-name="T2"> </text:span>obstant<text:span text:style-name="T2"> </text:span>això,<text:span text:style-name="T2"> </text:span>al<text:span text:style-name="T2"> </text:span>llibre<text:span text:style-name="T2"> </text:span>de<text:span text:style-name="T2"> </text:span>qualificacions<text:span text:style-name="T2"> </text:span>del<text:span text:style-name="T2"> </text:span>curs<text:span text:style-name="T2"> </text:span>només<text:span text:style-name="T2"> </text:span>es<text:span text:style-name="T2"> </text:span>veurà<text:span text:style-name="T2"> un únic </text:span>resultat<text:span text:style-name="T2"> </text:span>a<text:span text:style-name="T2"> </text:span>nivell<text:span text:style-name="T2"> </text:span>de<text:span text:style-name="T2"> </text:span>llibre.</text:p>
        <text:p text:style-name="Standard"/>
        <text:p text:style-name="P53"/>
        <text:list xml:id="list1353725541" text:continue-numbering="true" text:style-name="WW8Num26">
          <text:list-item>
            <text:p text:style-name="P87">Per<text:span text:style-name="T2"> </text:span>als<text:span text:style-name="T2"> </text:span>continguts<text:span text:style-name="T2"> </text:span>webcontent,<text:span text:style-name="T2"> </text:span>quin<text:span text:style-name="T2"> </text:span>resultats<text:span text:style-name="T2"> </text:span>es<text:span text:style-name="T2"> </text:span>guarden<text:span text:style-name="T2"> </text:span>a<text:span text:style-name="T2"> </text:span>l<text:span text:style-name="T2">’</text:span>EVA<text:span text:style-name="T2"> </text:span>per<text:span text:style-name="T2"> </text:span>a<text:span text:style-name="T2"> </text:span>un<text:span text:style-name="T2"> </text:span>enllaç<text:span text:style-name="T2"> </text:span>que<text:span text:style-name="T2"> </text:span>s<text:span text:style-name="T2">’</text:span>hagi<text:span text:style-name="T2"> </text:span>posat<text:span text:style-name="T2"> </text:span>a<text:span text:style-name="T2"> </text:span>nivell<text:span text:style-name="T2"> </text:span>d<text:span text:style-name="T2">’</text:span>unitat?<text:span text:style-name="T2"> </text:span></text:p>
          </text:list-item>
        </text:list>
        <text:p text:style-name="P53">Els<text:span text:style-name="T2"> </text:span>resultats<text:span text:style-name="T2"> </text:span>es<text:span text:style-name="T2"> </text:span>guarden<text:span text:style-name="T2"> </text:span>a<text:span text:style-name="T2"> </text:span>nivell<text:span text:style-name="T2"> </text:span>d<text:span text:style-name="T2">’</text:span>aquesta<text:span text:style-name="T2"> </text:span>unitat<text:span text:style-name="T2"> </text:span>i<text:span text:style-name="T2"> </text:span>les<text:span text:style-name="T2"> </text:span>seves<text:span text:style-name="T2"> </text:span>activitats,<text:span text:style-name="T2"> </text:span>si<text:span text:style-name="T2"> </text:span>s<text:span text:style-name="T2">’</text:span>envien<text:span text:style-name="T2"> </text:span>pel<text:span text:style-name="T2"> </text:span>servei<text:span text:style-name="T2"> </text:span>web<text:span text:style-name="T2"> </text:span>de<text:span text:style-name="T2"> </text:span>seguiment.<text:span text:style-name="T2"> </text:span>Aquests<text:span text:style-name="T2"> </text:span>resultats<text:span text:style-name="T2"> </text:span>es<text:span text:style-name="T2"> </text:span>poden<text:span text:style-name="T2"> </text:span>consultar<text:span text:style-name="T2"> </text:span>a<text:span text:style-name="T2"> </text:span>l<text:span text:style-name="T2">’</text:span>informe<text:span text:style-name="T2"> </text:span>de<text:span text:style-name="T2"> </text:span>resultats<text:span text:style-name="T2"> </text:span>webcontent<text:span text:style-name="T2"> </text:span>en<text:span text:style-name="T2"> </text:span>el<text:span text:style-name="T2"> </text:span>curs<text:span text:style-name="T2"> </text:span>on<text:span text:style-name="T2"> </text:span>estigui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unitat.<text:span text:style-name="T2"> </text:span>No<text:span text:style-name="T2"> </text:span>obstant<text:span text:style-name="T2"> </text:span>això,<text:span text:style-name="T2"> </text:span>al<text:span text:style-name="T2"> </text:span>llibre<text:span text:style-name="T2"> </text:span>de<text:span text:style-name="T2"> </text:span>qualificacions<text:span text:style-name="T2"> </text:span>del<text:span text:style-name="T2"> </text:span>curs<text:span text:style-name="T2"> </text:span>només<text:span text:style-name="T2"> </text:span>es<text:span text:style-name="T2"> </text:span>veurà<text:span text:style-name="T2"> </text:span>el<text:span text:style-name="T2"> </text:span>resultat<text:span text:style-name="T2"> </text:span>a<text:span text:style-name="T2"> </text:span>nivell<text:span text:style-name="T2"> </text:span>d<text:span text:style-name="T2">’</text:span>unitat.</text:p>
        <text:p text:style-name="P53">Ara bé, si l'editorial utilitza el paràmetre “ForzarGuardar” en fer la crida al servei web de seguiment, el protocol també permet desar els resultats tot i que els continguts especificats no estiguin dins de la unitat especificada a l'enllaç de l'EVA.</text:p>
        <text:p text:style-name="P55"/>
        <text:list xml:id="list1395297254" text:continue-numbering="true" text:style-name="WW8Num26">
          <text:list-item>
            <text:p text:style-name="P87">Per<text:span text:style-name="T2"> </text:span>als<text:span text:style-name="T2"> </text:span>continguts<text:span text:style-name="T2"> </text:span>webcontent,<text:span text:style-name="T2"> </text:span>quin<text:span text:style-name="T2"> </text:span>resultats<text:span text:style-name="T2"> </text:span>es<text:span text:style-name="T2"> </text:span>guarden<text:span text:style-name="T2"> </text:span>a<text:span text:style-name="T2"> </text:span>l<text:span text:style-name="T2">’</text:span>EVA<text:span text:style-name="T2"> </text:span>per<text:span text:style-name="T2"> </text:span>a<text:span text:style-name="T2"> </text:span>un<text:span text:style-name="T2"> </text:span>enllaç<text:span text:style-name="T2"> </text:span>que<text:span text:style-name="T2"> </text:span>s<text:span text:style-name="T2">’</text:span>hagi<text:span text:style-name="T2"> </text:span>posat<text:span text:style-name="T2"> </text:span>a<text:span text:style-name="T2"> </text:span>nivell<text:span text:style-name="T2"> </text:span>d<text:span text:style-name="T2">’</text:span>activitat?<text:span text:style-name="T2"> </text:span></text:p>
          </text:list-item>
        </text:list>
        <text:p text:style-name="P53">Els<text:span text:style-name="T2"> </text:span>resultats<text:span text:style-name="T2"> </text:span>es<text:span text:style-name="T2"> </text:span>guarden<text:span text:style-name="T2"> </text:span>a<text:span text:style-name="T2"> </text:span>nivell<text:span text:style-name="T2"> </text:span>d<text:span text:style-name="T2">’</text:span>aquesta<text:span text:style-name="T2"> </text:span>activitat,<text:span text:style-name="T2"> </text:span>si<text:span text:style-name="T2"> </text:span>s<text:span text:style-name="T2">’</text:span>envien<text:span text:style-name="T2"> </text:span>pel<text:span text:style-name="T2"> </text:span>servei<text:span text:style-name="T2"> </text:span>web<text:span text:style-name="T2"> </text:span>de<text:span text:style-name="T2"> </text:span>seguiment.<text:span text:style-name="T2"> </text:span>Aquests<text:span text:style-name="T2"> </text:span>resultats<text:span text:style-name="T2"> </text:span>es<text:span text:style-name="T2"> </text:span>poden<text:span text:style-name="T2"> </text:span>consultar<text:span text:style-name="T2"> </text:span>a<text:span text:style-name="T2"> </text:span>l<text:span text:style-name="T2">’</text:span>informe<text:span text:style-name="T2"> </text:span>de<text:span text:style-name="T2"> </text:span>resultats<text:span text:style-name="T2"> </text:span>webcontent<text:span text:style-name="T2"> </text:span>en<text:span text:style-name="T2"> </text:span>el<text:span text:style-name="T2"> </text:span>curs<text:span text:style-name="T2"> </text:span>on<text:span text:style-name="T2"> </text:span>estigui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activitat.<text:span text:style-name="T2"> </text:span>Al<text:span text:style-name="T2"> </text:span>llibre<text:span text:style-name="T2"> </text:span>de<text:span text:style-name="T2"> </text:span>qualificacions<text:span text:style-name="T2"> </text:span>del<text:span text:style-name="T2"> </text:span>curs<text:span text:style-name="T2"> </text:span>també<text:span text:style-name="T2"> </text:span>es<text:span text:style-name="T2"> </text:span>veurà<text:span text:style-name="T2"> </text:span>el<text:span text:style-name="T2"> </text:span>resultat<text:span text:style-name="T2"> </text:span>a<text:span text:style-name="T2"> </text:span>nivell<text:span text:style-name="T2"> </text:span>d<text:span text:style-name="T2">’</text:span>activitat.</text:p>
        <text:p text:style-name="P53">Ara bé, si l'editorial utilitza el paràmetre “ForzarGuardar” en fer la crida al servei web de seguiment, el protocol també permet desar els resultats tot i que els continguts especificats no estiguin dins de l'activitat especificada a l'enllaç de l'EVA.</text:p>
        <text:p text:style-name="P53"/>
        <text:h text:style-name="Heading_20_3" text:outline-level="3"><text:span text:style-name="T22">Sobre</text:span><text:span text:style-name="T25"> </text:span><text:span text:style-name="T22">els</text:span><text:span text:style-name="T25"> </text:span><text:span text:style-name="T22">camps</text:span><text:span text:style-name="T25"> </text:span><text:span text:style-name="T22">dels</text:span><text:span text:style-name="T25"> </text:span><text:span text:style-name="T22">serveis</text:span><text:span text:style-name="T25"> </text:span><text:span text:style-name="T22">webs</text:span></text:h>
        <text:list xml:id="list941882486" text:continue-numbering="true" text:style-name="WW8Num26">
          <text:list-item>
            <text:p text:style-name="P87">Perquè<text:span text:style-name="T2"> </text:span>es<text:span text:style-name="T2"> </text:span>fan<text:span text:style-name="T2"> </text:span>servir<text:span text:style-name="T2"> </text:span>els<text:span text:style-name="T2"> </text:span>camps<text:span text:style-name="T2"> </text:span>IdContenidoLMS,<text:span text:style-name="T2"> </text:span>ISBN,<text:span text:style-name="T2"> </text:span>idUnidad<text:span text:style-name="T2"> </text:span>e<text:span text:style-name="T2"> </text:span>idActividad?</text:p>
          </text:list-item>
        </text:list>
        <text:p text:style-name="P53">El<text:span text:style-name="T2"> </text:span>camp<text:span text:style-name="T2"> </text:span>idContenidoLMS<text:span text:style-name="T2"> </text:span>correspon<text:span text:style-name="T2"> </text:span>a<text:span text:style-name="T2"> </text:span>l<text:span text:style-name="T2">’</text:span>identificador<text:span text:style-name="T2"> </text:span>intern<text:span text:style-name="T2"> </text:span>que<text:span text:style-name="T2"> </text:span>fa<text:span text:style-name="T2"> </text:span>servir<text:span text:style-name="T2"> </text:span>l<text:span text:style-name="T2">’</text:span>EVA<text:span text:style-name="T2"> </text:span>per<text:span text:style-name="T2"> </text:span>a<text:span text:style-name="T2"> </text:span>identificar<text:span text:style-name="T2"> </text:span>el<text:span text:style-name="T2"> </text:span>contingut<text:span text:style-name="T2"> </text:span>(llibre,<text:span text:style-name="T2"> </text:span>unitat<text:span text:style-name="T2"> </text:span>o<text:span text:style-name="T2"> </text:span>activitat)<text:span text:style-name="T2"> </text:span>enllaçat<text:span text:style-name="T2"> </text:span>pel<text:span text:style-name="T2"> </text:span>professor/a.</text:p>
        <text:p text:style-name="P53">Els<text:span text:style-name="T2"> </text:span>camps<text:span text:style-name="T2"> </text:span>ISBN,<text:span text:style-name="T2"> </text:span>idUnidad<text:span text:style-name="T2"> </text:span>i<text:span text:style-name="T2"> </text:span>idActividad<text:span text:style-name="T2"> </text:span>es<text:span text:style-name="T2"> </text:span>corresponen<text:span text:style-name="T2"> </text:span>amb<text:span text:style-name="T2"> </text:span>els<text:span text:style-name="T2"> </text:span>identificadors<text:span text:style-name="T2"> </text:span>proporcionats<text:span text:style-name="T2"> </text:span>per<text:span text:style-name="T2"> </text:span>l<text:span text:style-name="T2">’</text:span>Editorial.<text:span text:style-name="T2"> </text:span>Per<text:span text:style-name="T2"> </text:span>tant,<text:span text:style-name="T2"> </text:span>no<text:span text:style-name="T2"> </text:span>es<text:span text:style-name="T2"> </text:span>pot<text:span text:style-name="T2"> </text:span>suposar<text:span text:style-name="T2"> </text:span>que<text:span text:style-name="T2"> </text:span>coincideixi<text:span text:style-name="T2"> </text:span>el<text:span text:style-name="T2"> </text:span>valor<text:span text:style-name="T2"> </text:span>del<text:span text:style-name="T2"> </text:span>camp<text:span text:style-name="T2"> </text:span>idContenidoLMS<text:span text:style-name="T2"> </text:span>amb<text:span text:style-name="T2"> </text:span>el<text:span text:style-name="T2"> </text:span>camp<text:span text:style-name="T2"> </text:span>ISBN<text:span text:style-name="T2"> </text:span>(ni<text:span text:style-name="T2"> </text:span>amb<text:span text:style-name="T2"> </text:span>camp<text:span text:style-name="T2"> </text:span>idUnidad<text:span text:style-name="T2"> </text:span>ni<text:span text:style-name="T2"> </text:span>amb<text:span text:style-name="T2"> </text:span>el<text:span text:style-name="T2"> </text:span>camp<text:span text:style-name="T2"> </text:span>idActividad).</text:p>
        <text:p text:style-name="P55"/>
        <text:list xml:id="list1546370206" text:continue-numbering="true" text:style-name="WW8Num26">
          <text:list-item>
            <text:p text:style-name="P87">En<text:span text:style-name="T2"> </text:span>el<text:span text:style-name="T2"> </text:span>servei<text:span text:style-name="T2"> </text:span>web<text:span text:style-name="T2"> </text:span>de<text:span text:style-name="T2"> </text:span>seguiment,<text:span text:style-name="T2"> </text:span>quan<text:span text:style-name="T2"> </text:span>s<text:span text:style-name="T2">’</text:span>han<text:span text:style-name="T2"> </text:span>d<text:span text:style-name="T2">’</text:span>enviar<text:span text:style-name="T2"> </text:span>les<text:span text:style-name="T2"> </text:span>etiquetes<text:span text:style-name="T2"> </text:span>UnidadTitulo,<text:span text:style-name="T2"> </text:span>UnidadOrden,<text:span text:style-name="T2"> </text:span>ActividadTitulo<text:span text:style-name="T2"> </text:span>i<text:span text:style-name="T2"> </text:span>ActividadOrden?<text:span text:style-name="T2"> </text:span></text:p>
          </text:list-item>
        </text:list>
        <text:p text:style-name="P53">Quan<text:span text:style-name="T2"> </text:span>es<text:span text:style-name="T2"> </text:span>vagin<text:span text:style-name="T2"> </text:span>a<text:span text:style-name="T2"> </text:span>enviar<text:span text:style-name="T2"> </text:span>els<text:span text:style-name="T2"> </text:span>valors<text:span text:style-name="T2"> </text:span>d<text:span text:style-name="T2">’</text:span>aquests<text:span text:style-name="T2"> </text:span>camps.<text:span text:style-name="T2"> </text:span>Mai<text:span text:style-name="T2"> </text:span>s<text:span text:style-name="T2">’</text:span>han<text:span text:style-name="T2"> </text:span>d<text:span text:style-name="T2">’</text:span>enviar<text:span text:style-name="T2"> </text:span>les<text:span text:style-name="T2"> </text:span>etiquetes<text:span text:style-name="T2"> </text:span>si<text:span text:style-name="T2"> </text:span>no<text:span text:style-name="T2"> </text:span>s<text:span text:style-name="T2">’</text:span>envien<text:span text:style-name="T2"> </text:span>els<text:span text:style-name="T2"> </text:span>valors.</text:p>
        <text:p text:style-name="P53"/>
        <text:h text:style-name="Heading_20_3" text:outline-level="3"><text:span text:style-name="T22">Sobre</text:span><text:span text:style-name="T25"> </text:span><text:span text:style-name="T22">com</text:span><text:span text:style-name="T25"> </text:span><text:span text:style-name="T22">posar</text:span><text:span text:style-name="T25"> </text:span><text:span text:style-name="T22">els</text:span><text:span text:style-name="T25"> </text:span><text:span text:style-name="T22">enllaços</text:span><text:span text:style-name="T25"> </text:span><text:span text:style-name="T22">a</text:span><text:span text:style-name="T25"> </text:span><text:span text:style-name="T22">l</text:span><text:span text:style-name="T25">’</text:span><text:span text:style-name="T22">EVA</text:span></text:h>
        <text:list xml:id="list385917393" text:continue-numbering="true" text:style-name="WW8Num26">
          <text:list-item>
            <text:p text:style-name="P86"><text:span text:style-name="T6">Quina</text:span><text:span text:style-name="T8"> </text:span><text:span text:style-name="T6">és</text:span><text:span text:style-name="T8"> </text:span><text:span text:style-name="T6">la</text:span><text:span text:style-name="T8"> </text:span><text:span text:style-name="T6">manera</text:span><text:span text:style-name="T8"> </text:span><text:span text:style-name="T6">més</text:span><text:span text:style-name="T8"> </text:span><text:span text:style-name="T6">ràpida</text:span><text:span text:style-name="T8"> </text:span><text:span text:style-name="T6">de</text:span><text:span text:style-name="T8"> </text:span><text:span text:style-name="T6">posar</text:span><text:span text:style-name="T8"> </text:span><text:span text:style-name="T6">tots</text:span><text:span text:style-name="T8"> </text:span><text:span text:style-name="T6">els</text:span><text:span text:style-name="T8"> </text:span><text:span text:style-name="T6">enllaços</text:span><text:span text:style-name="T8"> </text:span><text:span text:style-name="T6">al</text:span><text:span text:style-name="T8"> </text:span><text:span text:style-name="T6">llibre</text:span><text:span text:style-name="T8"> </text:span><text:span text:style-name="T6">en</text:span><text:span text:style-name="T8"> </text:span><text:span text:style-name="T6">un</text:span><text:span text:style-name="T8"> </text:span><text:span text:style-name="T6">curs</text:span><text:span text:style-name="T8"> </text:span><text:span text:style-name="T6">d</text:span><text:span text:style-name="T8">’</text:span><text:span text:style-name="T6">un</text:span><text:span text:style-name="T8"> </text:span><text:span text:style-name="T6">EVA?</text:span><text:span text:style-name="T2"> </text:span></text:p>
          </text:list-item>
        </text:list>
        <text:p text:style-name="P53">La<text:span text:style-name="T2"> </text:span>manera<text:span text:style-name="T2"> </text:span>més<text:span text:style-name="T2"> </text:span>ràpida<text:span text:style-name="T2"> </text:span>es<text:span text:style-name="T2"> </text:span>crear<text:span text:style-name="T2"> </text:span>un<text:span text:style-name="T2"> </text:span>curs,<text:span text:style-name="T2"> </text:span>posar-hi<text:span text:style-name="T2"> </text:span>tots<text:span text:style-name="T2"> </text:span>els<text:span text:style-name="T2"> </text:span>enllaços<text:span text:style-name="T2"> </text:span>al<text:span text:style-name="T2"> </text:span>llibre<text:span text:style-name="T2"> </text:span>i<text:span text:style-name="T2"> </text:span>exportar-lo.<text:span text:style-name="T2"> </text:span>Si<text:span text:style-name="T2"> </text:span>les<text:span text:style-name="T2"> </text:span>editorials<text:span text:style-name="T2"> </text:span>proporcionen<text:span text:style-name="T2"> </text:span>cursos<text:span text:style-name="T2"> </text:span>ja<text:span text:style-name="T2"> </text:span>preparats<text:span text:style-name="T2"> </text:span>amb<text:span text:style-name="T2"> </text:span>tots<text:span text:style-name="T2"> </text:span>els<text:span text:style-name="T2"> </text:span>enllaços<text:span text:style-name="T2"> </text:span>posats,<text:span text:style-name="T2"> </text:span>el professorat<text:span text:style-name="T2"> </text:span>només<text:span text:style-name="T2"> </text:span>haurà<text:span text:style-name="T2"> </text:span>d<text:span text:style-name="T2">’</text:span>importar<text:span text:style-name="T2"> </text:span>aquests<text:span text:style-name="T2"> </text:span>cursos<text:span text:style-name="T2"> </text:span>a<text:span text:style-name="T2"> </text:span>l<text:span text:style-name="T2">’</text:span>EVA.</text:p>
        <text:p text:style-name="P5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TE1A83338t00" svg:font-family="TTE1A83338t00"/>
    <style:font-face style:name="Courier New" svg:font-family="'Courier New'" style:font-family-generic="modern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Optimum" svg:font-family="Optimum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ca" fo:country="ES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1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64cm" fo:margin-bottom="0.564cm"/>
      <style:text-properties fo:color="#000080" fo:font-weight="bold" style:letter-kerning="true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color="#000080" fo:language="es" fo:country="ES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.106cm" fo:keep-with-next="always"/>
      <style:text-properties fo:color="#000080" fo:language="es" fo:country="E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language="es" fo:country="ES" fo:font-style="italic" style:font-style-asian="italic"/>
    </style:style>
    <style:style style:name="Heading_20_5" style:display-name="Heading 5" style:family="paragraph" style:parent-style-name="Standard" style:next-style-name="Standard" style:class="text">
      <style:paragraph-properties fo:margin-top="0.353cm" fo:margin-bottom="0cm" fo:line-height="0.459cm" fo:keep-together="always" fo:keep-with-next="always"/>
      <style:text-properties style:font-name="Optimum" fo:font-size="10pt" fo:language="es" fo:country="ES" fo:font-style="italic" fo:font-weight="bold" style:font-size-asian="10pt" style:font-style-asian="italic" style:font-weight-asian="bold" style:font-name-complex="Optimum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orphans="0" fo:widows="0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fo:language="es" fo:country="ES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ize="10pt" fo:language="es" fo:country="ES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fo:font-size="9pt" fo:language="es" fo:country="ES" fo:font-style="italic" fo:font-weight="bold" style:font-size-asian="9pt" style:font-style-asian="italic" style:font-weight-asian="bold"/>
    </style:style>
    <style:style style:name="Subtitulo_20_1" style:display-name="Subtitulo 1" style:family="paragraph" style:parent-style-name="Standard" style:list-style-name="WW8Num7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text-properties fo:color="#000080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align="start" style:justify-single-word="false" fo:text-indent="0cm" style:auto-text-indent="false">
        <style:tab-stops>
          <style:tab-stop style:position="1.411cm"/>
          <style:tab-stop style:position="1.75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Viñetas1" style:family="paragraph" style:parent-style-name="Standard" style:list-style-name="WW8Num16">
      <style:text-properties style:font-name="Helvetica" fo:language="es" fo:country="ES" style:font-name-complex="Helvetica"/>
    </style:style>
    <style:style style:name="Lista_20_con_20_viñetas" style:display-name="Lista con viñetas" style:family="paragraph" style:parent-style-name="Standard" style:list-style-name="WW8Num15">
      <style:paragraph-properties fo:margin-top="0.212cm" fo:margin-bottom="0.212cm" fo:keep-together="always"/>
    </style:style>
    <style:style style:name="Lista_20_con_20_viñetas_20_2" style:display-name="Lista con viñetas 2" style:family="paragraph" style:parent-style-name="Standard" style:list-style-name="WW8Num2"/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R1" style:family="paragraph" style:parent-style-name="Standard">
      <style:paragraph-properties fo:margin-left="2.501cm" fo:margin-right="0cm" fo:line-height="150%" fo:orphans="0" fo:widows="0" fo:text-indent="0cm" style:auto-text-indent="false"/>
    </style:style>
    <style:style style:name="Sangría_20_normal" style:display-name="Sangría normal" style:family="paragraph" style:parent-style-name="Standard" style:next-style-name="R1">
      <style:paragraph-properties fo:margin-left="2.501cm" fo:margin-right="0cm" fo:line-height="150%" fo:orphans="0" fo:widows="0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Índice_20_7" style:display-name="Índice 7" style:family="paragraph" style:parent-style-name="Standard" style:next-style-name="Standard">
      <style:paragraph-properties fo:margin-left="2.995cm" fo:margin-right="0cm" fo:line-height="150%" fo:orphans="0" fo:widows="0" fo:text-indent="0cm" style:auto-text-indent="false"/>
    </style:style>
    <style:style style:name="Índice_20_6" style:display-name="Índice 6" style:family="paragraph" style:parent-style-name="Standard" style:next-style-name="Standard">
      <style:paragraph-properties fo:margin-left="2.496cm" fo:margin-right="0cm" fo:line-height="150%" fo:orphans="0" fo:widows="0" fo:text-indent="0cm" style:auto-text-indent="false"/>
    </style:style>
    <style:style style:name="Índice_20_5" style:display-name="Índice 5" style:family="paragraph" style:parent-style-name="Standard" style:next-style-name="Standard">
      <style:paragraph-properties fo:margin-left="1.997cm" fo:margin-right="0cm" fo:line-height="150%" fo:orphans="0" fo:widows="0" fo:text-indent="0cm" style:auto-text-indent="false"/>
    </style:style>
    <style:style style:name="Índice_20_4" style:display-name="Índice 4" style:family="paragraph" style:parent-style-name="Standard" style:next-style-name="Standard">
      <style:paragraph-properties fo:margin-left="1.498cm" fo:margin-right="0cm" fo:line-height="150%" fo:orphans="0" fo:widows="0" fo:text-indent="0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998cm" fo:margin-right="0cm" fo:line-height="150%" fo:orphans="0" fo:widows="0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499cm" fo:margin-right="0cm" fo:line-height="150%" fo:orphans="0" fo:widows="0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line-height="150%" fo:orphans="0" fo:widows="0"/>
    </style:style>
    <style:style style:name="Index_20_Heading" style:display-name="Index Heading" style:family="paragraph" style:parent-style-name="Standard" style:next-style-name="Index_20_1" style:class="index">
      <style:paragraph-properties fo:line-height="150%" fo:orphans="0" fo:widows="0"/>
    </style:style>
    <style:style style:name="Footnote" style:family="paragraph" style:parent-style-name="Standard" style:class="extra">
      <style:paragraph-properties fo:line-height="150%" fo:orphans="0" fo:widows="0"/>
    </style:style>
    <style:style style:name="R2" style:family="paragraph" style:parent-style-name="Standard">
      <style:paragraph-properties fo:margin-left="3.501cm" fo:margin-right="0cm" fo:line-height="150%" fo:orphans="0" fo:widows="0" fo:text-indent="0cm" style:auto-text-indent="false"/>
    </style:style>
    <style:style style:name="R3" style:family="paragraph" style:parent-style-name="Standard">
      <style:paragraph-properties fo:margin-left="4.501cm" fo:margin-right="0cm" fo:line-height="150%" fo:orphans="0" fo:widows="0" fo:text-indent="0cm" style:auto-text-indent="false"/>
    </style:style>
    <style:style style:name="R4" style:family="paragraph" style:parent-style-name="Standard">
      <style:paragraph-properties fo:margin-left="5.502cm" fo:margin-right="0cm" fo:line-height="150%" fo:orphans="0" fo:widows="0" fo:text-indent="0cm" style:auto-text-indent="false"/>
    </style:style>
    <style:style style:name="R5" style:family="paragraph" style:parent-style-name="Standard">
      <style:paragraph-properties fo:margin-left="6.502cm" fo:margin-right="0cm" fo:line-height="150%" fo:orphans="0" fo:widows="0" fo:text-indent="0cm" style:auto-text-indent="false"/>
    </style:style>
    <style:style style:name="R6" style:family="paragraph" style:parent-style-name="Standard">
      <style:paragraph-properties fo:margin-left="7.502cm" fo:margin-right="0cm" fo:line-height="150%" fo:orphans="0" fo:widows="0" fo:text-indent="0cm" style:auto-text-indent="false">
        <style:tab-stops>
          <style:tab-stop style:position="8.001cm" style:type="center"/>
        </style:tab-stops>
      </style:paragraph-properties>
    </style:style>
    <style:style style:name="L1" style:family="paragraph" style:parent-style-name="Standard">
      <style:paragraph-properties fo:margin-left="2.501cm" fo:margin-right="0cm" fo:line-height="150%" fo:orphans="0" fo:widows="0" fo:text-indent="-0.501cm" style:auto-text-indent="false"/>
    </style:style>
    <style:style style:name="L2" style:family="paragraph" style:parent-style-name="Standard">
      <style:paragraph-properties fo:margin-left="3.501cm" fo:margin-right="0cm" fo:line-height="150%" fo:orphans="0" fo:widows="0" fo:text-indent="-0.501cm" style:auto-text-indent="false"/>
    </style:style>
    <style:style style:name="L3" style:family="paragraph" style:parent-style-name="Standard">
      <style:paragraph-properties fo:margin-left="4.501cm" fo:margin-right="0cm" fo:line-height="150%" fo:orphans="0" fo:widows="0" fo:text-indent="-0.501cm" style:auto-text-indent="false"/>
    </style:style>
    <style:style style:name="L4" style:family="paragraph" style:parent-style-name="Standard">
      <style:paragraph-properties fo:margin-left="5.502cm" fo:margin-right="0cm" fo:line-height="150%" fo:orphans="0" fo:widows="0" fo:text-indent="-0.501cm" style:auto-text-indent="false"/>
    </style:style>
    <style:style style:name="L5" style:family="paragraph" style:parent-style-name="Standard">
      <style:paragraph-properties fo:margin-left="6.502cm" fo:margin-right="0cm" fo:line-height="150%" fo:orphans="0" fo:widows="0" fo:text-indent="-0.501cm" style:auto-text-indent="false"/>
    </style:style>
    <style:style style:name="L6" style:family="paragraph" style:parent-style-name="Standard">
      <style:paragraph-properties fo:margin-left="7.502cm" fo:margin-right="0cm" fo:line-height="150%" fo:orphans="0" fo:widows="0" fo:text-indent="-0.501cm" style:auto-text-indent="false">
        <style:tab-stops>
          <style:tab-stop style:position="8.001cm" style:type="center"/>
        </style:tab-stops>
      </style:paragraph-properties>
    </style:style>
    <style:style style:name="Retrait_20_1" style:display-name="Retrait 1" style:family="paragraph" style:parent-style-name="Standard">
      <style:paragraph-properties fo:margin-left="2.501cm" fo:margin-right="0cm" fo:line-height="150%" fo:orphans="0" fo:widows="0" fo:text-indent="0cm" style:auto-text-indent="false"/>
    </style:style>
    <style:style style:name="Retrait_20_2" style:display-name="Retrait 2" style:family="paragraph" style:parent-style-name="Standard">
      <style:paragraph-properties fo:margin-left="3.501cm" fo:margin-right="0cm" fo:line-height="150%" fo:orphans="0" fo:widows="0" fo:text-indent="0cm" style:auto-text-indent="false"/>
    </style:style>
    <style:style style:name="Retrait_20_5" style:display-name="Retrait 5" style:family="paragraph" style:parent-style-name="Standard">
      <style:paragraph-properties fo:margin-left="6.502cm" fo:margin-right="0cm" fo:line-height="150%" fo:orphans="0" fo:widows="0" fo:text-indent="0cm" style:auto-text-indent="false"/>
    </style:style>
    <style:style style:name="Retrait_20_3" style:display-name="Retrait 3" style:family="paragraph" style:parent-style-name="Standard">
      <style:paragraph-properties fo:margin-left="4.501cm" fo:margin-right="0cm" fo:line-height="150%" fo:orphans="0" fo:widows="0" fo:text-indent="0cm" style:auto-text-indent="false"/>
    </style:style>
    <style:style style:name="Retrait_20_4" style:display-name="Retrait 4" style:family="paragraph" style:parent-style-name="Standard">
      <style:paragraph-properties fo:margin-left="5.502cm" fo:margin-right="0cm" fo:line-height="150%" fo:orphans="0" fo:widows="0" fo:text-indent="0cm" style:auto-text-indent="false"/>
    </style:style>
    <style:style style:name="Retrait_20_6" style:display-name="Retrait 6" style:family="paragraph" style:parent-style-name="Standard">
      <style:paragraph-properties fo:margin-left="7.502cm" fo:margin-right="0cm" fo:line-height="150%" fo:orphans="0" fo:widows="0" fo:text-indent="0cm" style:auto-text-indent="false">
        <style:tab-stops>
          <style:tab-stop style:position="8.001cm" style:type="center"/>
        </style:tab-stops>
      </style:paragraph-properties>
    </style:style>
    <style:style style:name="Liste_20_1" style:display-name="Liste 1" style:family="paragraph" style:parent-style-name="Standard">
      <style:paragraph-properties fo:margin-left="2.501cm" fo:margin-right="0cm" fo:line-height="150%" fo:orphans="0" fo:widows="0" fo:text-indent="-0.501cm" style:auto-text-indent="false"/>
    </style:style>
    <style:style style:name="Liste_20_2" style:display-name="Liste 2" style:family="paragraph" style:parent-style-name="Standard">
      <style:paragraph-properties fo:margin-left="3.501cm" fo:margin-right="0cm" fo:line-height="150%" fo:orphans="0" fo:widows="0" fo:text-indent="-0.501cm" style:auto-text-indent="false"/>
    </style:style>
    <style:style style:name="Liste_20_3" style:display-name="Liste 3" style:family="paragraph" style:parent-style-name="Standard">
      <style:paragraph-properties fo:margin-left="4.501cm" fo:margin-right="0cm" fo:line-height="150%" fo:orphans="0" fo:widows="0" fo:text-indent="-0.501cm" style:auto-text-indent="false"/>
    </style:style>
    <style:style style:name="Liste_20_4" style:display-name="Liste 4" style:family="paragraph" style:parent-style-name="Standard">
      <style:paragraph-properties fo:margin-left="5.502cm" fo:margin-right="0cm" fo:line-height="150%" fo:orphans="0" fo:widows="0" fo:text-indent="-0.501cm" style:auto-text-indent="false"/>
    </style:style>
    <style:style style:name="Liste_20_5" style:display-name="Liste 5" style:family="paragraph" style:parent-style-name="Standard">
      <style:paragraph-properties fo:margin-left="6.502cm" fo:margin-right="0cm" fo:line-height="150%" fo:orphans="0" fo:widows="0" fo:text-indent="-0.501cm" style:auto-text-indent="false"/>
    </style:style>
    <style:style style:name="Liste_20_6" style:display-name="Liste 6" style:family="paragraph" style:parent-style-name="Standard">
      <style:paragraph-properties fo:margin-left="7.502cm" fo:margin-right="0cm" fo:line-height="150%" fo:orphans="0" fo:widows="0" fo:text-indent="-0.501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line-height="150%" fo:orphans="0" fo:widows="0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line-height="150%" fo:text-align="center" style:justify-single-word="false" fo:orphans="0" fo:widows="0"/>
      <style:text-properties fo:font-size="16pt" style:font-size-asian="16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Sangría_20_3_20_de_20_t._20_independiente" style:display-name="Sangría 3 de t. independiente" style:family="paragraph" style:parent-style-name="Standard">
      <style:paragraph-properties fo:margin-left="1.249cm" fo:margin-right="0cm" fo:line-height="150%" fo:orphans="0" fo:widows="0" fo:text-indent="0cm" style:auto-text-indent="false"/>
    </style:style>
    <style:style style:name="Texto_20_independiente_20_2" style:display-name="Texto independiente 2" style:family="paragraph" style:parent-style-name="Standard">
      <style:paragraph-properties fo:line-height="150%" fo:text-align="center" style:justify-single-word="false" fo:orphans="0" fo:widows="0"/>
      <style:text-properties fo:font-size="8pt" style:font-size-asian="8pt"/>
    </style:style>
    <style:style style:name="Texto_20_independiente_20_3" style:display-name="Texto independiente 3" style:family="paragraph" style:parent-style-name="Standard">
      <style:paragraph-properties fo:line-height="150%" fo:orphans="0" fo:widows="0"/>
      <style:text-properties fo:font-size="6pt" style:font-size-asian="6pt"/>
    </style:style>
    <style:style style:name="Texto_20_de_20_globo" style:display-name="Texto de globo" style:family="paragraph" style:parent-style-name="Standard">
      <style:paragraph-properties fo:line-height="150%" fo:orphans="0" fo:widows="0"/>
      <style:text-properties style:font-name="Tahoma" fo:font-size="8pt" style:font-size-asian="8pt" style:font-name-complex="Tahoma" style:font-size-complex="8pt"/>
    </style:style>
    <style:style style:name="AjudaEnLlista" style:family="paragraph" style:parent-style-name="Standard" style:list-style-name="WW8Num3">
      <style:text-properties fo:font-size="9pt" fo:font-style="italic" style:font-size-asian="9pt" style:font-style-asian="italic" style:font-size-complex="11pt" style:font-style-complex="italic"/>
    </style:style>
    <style:style style:name="Ajuda_20_Car" style:display-name="Ajuda Car" style:family="paragraph" style:parent-style-name="Standard">
      <style:text-properties fo:font-size="9pt" fo:font-style="italic" style:font-size-asian="9pt" style:font-style-asian="italic" style:font-size-complex="11pt" style:font-style-complex="italic"/>
    </style:style>
    <style:style style:name="Esquema" style:family="paragraph" style:parent-style-name="Standard">
      <style:paragraph-properties fo:margin-top="0cm" fo:margin-bottom="0.212cm" fo:padding-left="0.141cm" fo:padding-right="0.141cm" fo:padding-top="0.035cm" fo:padding-bottom="0.035cm" fo:border="0.51pt solid #800000"/>
      <style:text-properties fo:language="es" fo:country="ES" style:font-size-complex="12pt"/>
    </style:style>
    <style:style style:name="Suggested_20_Content" style:display-name="Suggested Content" style:family="paragraph" style:parent-style-name="Standard" style:next-style-name="Text_20_body">
      <style:paragraph-properties fo:margin-left="0.75cm" fo:margin-right="0cm" fo:margin-top="0.106cm" fo:margin-bottom="0.106cm" fo:text-align="start" style:justify-single-word="false" fo:text-indent="0cm" style:auto-text-indent="false" fo:padding="0.035cm" fo:border="0.74pt solid #800000"/>
      <style:text-properties fo:color="#800000" fo:language="en" fo:country="US"/>
    </style:style>
    <style:style style:name="Estilo_20_Izquierda_3a__20__20_075_20_cm" style:display-name="Estilo Izquierda:  075 cm" style:family="paragraph" style:parent-style-name="Standard" style:next-style-name="Standard">
      <style:paragraph-properties fo:margin-top="0cm" fo:margin-bottom="0.212cm"/>
      <style:text-properties fo:language="es" fo:country="ES"/>
    </style:style>
    <style:style style:name="Estàndard" style:family="paragraph" style:parent-style-name="Standard">
      <style:paragraph-properties fo:margin-top="0.212cm" fo:margin-bottom="0.212cm"/>
      <style:text-properties fo:font-size="11pt" style:font-size-asian="11pt" style:font-size-complex="11pt"/>
    </style:style>
    <style:style style:name="Ajuda" style:family="paragraph" style:parent-style-name="Standard">
      <style:text-properties fo:font-size="9pt" fo:font-style="italic" style:font-size-asian="9pt" style:font-style-asian="italic" style:font-size-complex="11pt" style:font-style-complex="italic"/>
    </style:style>
    <style:style style:name="Titul_20_activitat_20_2" style:display-name="Titul activitat 2" style:family="paragraph" style:parent-style-name="Heading_20_2" style:next-style-name="Estàndard" style:default-outline-level="" style:list-style-name="">
      <style:paragraph-properties fo:margin-left="2cm" fo:margin-right="0cm" fo:margin-top="0.212cm" fo:margin-bottom="0.212cm" fo:orphans="0" fo:widows="0" fo:text-indent="-2cm" style:auto-text-indent="false">
        <style:tab-stops>
          <style:tab-stop style:position="2.251cm"/>
        </style:tab-stops>
      </style:paragraph-properties>
      <style:text-properties fo:text-transform="uppercase" fo:color="#000000" fo:font-size="11pt" fo:language="ca" fo:country="ES" style:font-size-asian="11pt" style:font-name-complex="Arial" style:font-size-complex="14pt" style:font-weight-complex="bold"/>
    </style:style>
    <style:style style:name="TaulaEstàndard" style:family="paragraph" style:parent-style-name="Estàndard">
      <style:paragraph-properties fo:margin-top="0.035cm" fo:margin-bottom="0.035cm"/>
      <style:text-properties fo:font-size="10pt" style:font-size-asian="10pt"/>
    </style:style>
    <style:style style:name="TaulaTopo" style:family="paragraph" style:parent-style-name="Standard" style:list-style-name="WW8Num11">
      <style:paragraph-properties fo:margin-top="0.035cm" fo:margin-bottom="0.035cm" fo:text-align="start" style:justify-single-word="false">
        <style:tab-stops>
          <style:tab-stop style:position="0.319cm"/>
          <style:tab-stop style:position="0.951cm"/>
          <style:tab-stop style:position="1.27cm"/>
          <style:tab-stop style:position="1.591cm"/>
          <style:tab-stop style:position="1.9cm"/>
          <style:tab-stop style:position="2.221cm"/>
          <style:tab-stop style:position="2.54cm"/>
          <style:tab-stop style:position="2.9cm"/>
        </style:tab-stops>
      </style:paragraph-properties>
      <style:text-properties fo:font-size="9pt" style:font-size-asian="9pt" style:font-size-complex="11pt"/>
    </style:style>
    <style:style style:name="TaulaCentrat" style:family="paragraph" style:parent-style-name="TaulaEstàndard">
      <style:paragraph-properties fo:text-align="center" style:justify-single-word="false"/>
    </style:style>
    <style:style style:name="Normal_20__28_Web_29_" style:display-name="Normal (Web)" style:family="paragraph" style:parent-style-name="Standard">
      <style:paragraph-properties fo:margin-top="0.176cm" fo:margin-bottom="0.176cm" fo:text-align="start" style:justify-single-word="false"/>
      <style:text-properties fo:color="#000000" fo:language="es" fo:country="ES" style:font-name-complex="Arial"/>
    </style:style>
    <style:style style:name="textonormal" style:family="paragraph" style:parent-style-name="Standard">
      <style:paragraph-properties fo:margin-top="0.176cm" fo:margin-bottom="0.176cm" fo:text-align="start" style:justify-single-word="false"/>
      <style:text-properties fo:font-size="14pt" fo:language="es" fo:country="ES" style:font-size-asian="14pt" style:font-name-complex="Arial" style:font-size-complex="14pt"/>
    </style:style>
    <style:style style:name="Table_20_Contents_20__28_user_29_" style:display-name="Table Contents (user)" style:family="paragraph" style:parent-style-name="Text_20_body">
      <style:paragraph-properties fo:margin-top="0cm" fo:margin-bottom="0.011cm" fo:text-align="justify" style:justify-single-word="false" fo:hyphenation-ladder-count="no-limit" text:number-lines="false" text:line-number="0"/>
      <style:text-properties style:font-name="Garamond" fo:language="es" fo:country="ES" style:font-name-complex="Garamond" style:font-size-complex="12pt"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>
      <style:paragraph-properties fo:margin-top="0cm" fo:margin-bottom="0.011cm" fo:text-align="justify" style:justify-single-word="false" fo:hyphenation-ladder-count="no-limit" text:number-lines="false" text:line-number="0"/>
      <style:text-properties style:font-name="Garamond" fo:font-size="12pt" fo:language="es" fo:country="ES" style:font-size-asian="12pt" style:font-name-complex="Garamond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top="0.176cm" fo:margin-bottom="0.011cm"/>
      <style:text-properties style:font-name="Garamond" fo:font-size="12pt" fo:language="es" fo:country="ES" style:font-size-asian="12pt" style:font-name-complex="Garamond" style:font-size-complex="12pt"/>
    </style:style>
    <style:style style:name="Tabla" style:family="paragraph" style:parent-style-name="Standard">
      <style:paragraph-properties fo:margin-top="0.106cm" fo:margin-bottom="0.106cm" fo:text-align="start" style:justify-single-word="false"/>
      <style:text-properties fo:language="es" fo:country="ES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en" fo:country="US" style:font-name-complex="Courier New"/>
    </style:style>
    <style:style style:name="Parrafo" style:family="paragraph" style:parent-style-name="Standard">
      <style:paragraph-properties fo:margin-top="0cm" fo:margin-bottom="0.423cm"/>
      <style:text-properties style:font-name="Verdana" fo:font-size="12pt" fo:language="es" fo:country="ES" style:font-size-asian="12pt" style:font-name-complex="Verdana"/>
    </style:style>
    <style:style style:name="Topos_20_1" style:display-name="Topos 1" style:family="paragraph" style:parent-style-name="Standard" style:list-style-name="WW8Num25">
      <style:paragraph-properties fo:margin-top="0.106cm" fo:margin-bottom="0.106cm"/>
      <style:text-properties fo:font-size="11pt" fo:language="es" fo:country="ES" style:font-size-asian="11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3" style:family="text">
      <style:text-properties fo:font-style="italic" fo:font-weight="normal" style:font-style-asian="italic" style:font-weight-asian="norma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fo:color="#000000" style:font-name="Symbol" style:font-name-complex="Symbol"/>
    </style:style>
    <style:style style:name="WW8Num11z2" style:family="text">
      <style:text-properties style:font-name="Wingdings" style:font-name-complex="Wingdings"/>
    </style:style>
    <style:style style:name="WW8Num11z6" style:family="text">
      <style:text-properties style:font-name="Wingdings 3" style:font-name-complex="Wingdings 3"/>
    </style:style>
    <style:style style:name="WW8Num14z0" style:family="text">
      <style:text-properties fo:color="#000000" style:font-name="Symbol" fo:font-size="11pt" style:font-size-asian="11pt" style:font-name-complex="Symbol"/>
    </style:style>
    <style:style style:name="WW8Num15z0" style:family="text">
      <style:text-properties fo:color="#000000" style:font-name="Symbol" fo:font-size="11pt" style:font-size-asian="11pt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Absatz-Standardschriftart" style:family="text"/>
    <style:style style:name="WW8Num1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fo:color="#000000" style:font-name="Symbol" style:font-name-complex="Symbol"/>
    </style:style>
    <style:style style:name="WW8Num10z2" style:family="text">
      <style:text-properties style:font-name="Wingdings" style:font-name-complex="Wingdings"/>
    </style:style>
    <style:style style:name="WW8Num10z6" style:family="text">
      <style:text-properties style:font-name="Wingdings 3" style:font-name-complex="Wingdings 3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1" style:family="text">
      <style:text-properties fo:color="#008000" style:font-name="Courier New" fo:font-size="10pt" fo:font-style="normal" fo:font-weight="normal" style:font-size-asian="10pt" style:font-style-asian="normal" style:font-weight-asian="normal" style:font-name-complex="Courier New"/>
    </style:style>
    <style:style style:name="WW8Num14z3" style:family="text">
      <style:text-properties fo:font-style="normal" fo:font-weight="normal" style:font-style-asian="normal" style:font-weight-asian="norma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3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text-line-through-style="none" style:text-position="0% 100%" style:font-name="Wingdings" fo:font-size="12pt" style:text-underline-style="none" style:font-size-asian="12pt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juda_20_Car_20_Car" style:display-name="Ajuda Car Car" style:family="text">
      <style:text-properties style:font-name="Arial" fo:font-size="9pt" fo:language="ca" fo:country="ES" fo:font-style="italic" style:font-size-asian="9pt" style:font-style-asian="italic" style:font-name-complex="Arial" style:font-size-complex="11pt" style:language-complex="ar" style:country-complex="SA" style:font-style-complex="italic"/>
    </style:style>
    <style:style style:name="Título_20_1_20_Car" style:display-name="Título 1 Car" style:family="text">
      <style:text-properties fo:color="#000080" style:font-name="Arial" fo:language="ca" fo:country="ES" fo:font-weight="bold" style:letter-kerning="true" style:font-weight-asian="bold" style:font-name-complex="Arial" style:language-complex="ar" style:country-complex="SA"/>
    </style:style>
    <style:style style:name="HTML_20_con_20_formato_20_previo_20_Car" style:display-name="HTML con formato previo Car" style:family="text">
      <style:text-properties style:font-name="Courier New" fo:language="en" fo:country="US" style:font-name-complex="Courier New"/>
    </style:style>
    <style:style style:name="Título_20_3_20_Car" style:display-name="Título 3 Car" style:family="text">
      <style:text-properties fo:color="#000080" style:font-name="Arial" fo:language="es" fo:country="ES" fo:font-style="italic" fo:font-weight="bold" style:font-style-asian="italic" style:font-weight-asian="bold" style:font-name-complex="Arial" style:language-complex="ar" style:country-complex="SA"/>
    </style:style>
    <style:style style:name="Título_20_4_20_Car" style:display-name="Título 4 Car" style:family="text">
      <style:text-properties style:font-name="Arial" fo:language="es" fo:country="ES" fo:font-style="italic" style:font-style-asian="italic" style:font-name-complex="Arial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19cm" fo:margin-left="0.319cm"/>
        </style:list-level-properties>
        <style:text-properties style:font-name="Symbol"/>
      </text:list-level-style-bullet>
      <text:list-level-style-bullet text:level="2" text:style-name="WW8Num11z1" style:num-suffix="." text:bullet-char="">
        <style:list-level-properties text:list-level-position-and-space-mode="label-alignment">
          <style:list-level-label-alignment text:label-followed-by="listtab" text:list-tab-stop-position="0.954cm" fo:text-indent="-0.332cm" fo:margin-left="0.651cm"/>
        </style:list-level-properties>
        <style:text-properties style:font-name="Symbol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86cm" fo:text-indent="-0.3cm" fo:margin-left="0.951cm"/>
        </style:list-level-properties>
        <style:text-properties style:font-name="Wingdings"/>
      </text:list-level-style-bullet>
      <text:list-level-style-bullet text:level="4" text:style-name="WW8Num11z2" style:num-suffix="." text:bullet-char="">
        <style:list-level-properties text:list-level-position-and-space-mode="label-alignment">
          <style:list-level-label-alignment text:label-followed-by="listtab" text:list-tab-stop-position="1.586cm" fo:text-indent="-0.319cm" fo:margin-left="1.27cm"/>
        </style:list-level-properties>
        <style:text-properties style:font-name="Wingdings"/>
      </text:list-level-style-bullet>
      <text:list-level-style-bullet text:level="5" text:style-name="WW8Num11z2" style:num-suffix="." text:bullet-char="">
        <style:list-level-properties text:list-level-position-and-space-mode="label-alignment">
          <style:list-level-label-alignment text:label-followed-by="listtab" text:list-tab-stop-position="1.905cm" fo:text-indent="-0.321cm" fo:margin-left="1.591cm"/>
        </style:list-level-properties>
        <style:text-properties style:font-name="Wingdings"/>
      </text:list-level-style-bullet>
      <text:list-level-style-bullet text:level="6" text:style-name="WW8Num11z0" style:num-suffix="." text:bullet-char="">
        <style:list-level-properties text:list-level-position-and-space-mode="label-alignment">
          <style:list-level-label-alignment text:label-followed-by="listtab" text:list-tab-stop-position="2.226cm" fo:text-indent="-0.309cm" fo:margin-left="1.9cm"/>
        </style:list-level-properties>
        <style:text-properties style:font-name="Symbol"/>
      </text:list-level-style-bullet>
      <text:list-level-style-bullet text:level="7" text:style-name="WW8Num11z6" style:num-suffix="." text:bullet-char="">
        <style:list-level-properties text:list-level-position-and-space-mode="label-alignment">
          <style:list-level-label-alignment text:label-followed-by="listtab" text:list-tab-stop-position="2.535cm" fo:text-indent="-0.321cm" fo:margin-left="2.221cm"/>
        </style:list-level-properties>
        <style:text-properties style:font-name="Wingdings 3"/>
      </text:list-level-style-bullet>
      <text:list-level-style-bullet text:level="8" text:style-name="WW8Num11z0" style:num-suffix="." text:bullet-char="">
        <style:list-level-properties text:list-level-position-and-space-mode="label-alignment">
          <style:list-level-label-alignment text:label-followed-by="listtab" text:list-tab-stop-position="2.856cm" fo:text-indent="-0.319cm" fo:margin-left="2.54cm"/>
        </style:list-level-properties>
        <style:text-properties style:font-name="Symbol"/>
      </text:list-level-style-bullet>
      <text:list-level-style-bullet text:level="9" text:style-name="WW8Num11z0" style:num-suffix="." text:bullet-char="">
        <style:list-level-properties text:list-level-position-and-space-mode="label-alignment">
          <style:list-level-label-alignment text:label-followed-by="listtab" text:list-tab-stop-position="3.175cm" fo:text-indent="-0.36cm" fo:margin-left="2.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9" style:family="table">
      <style:table-properties style:width="16.161cm" fo:margin-left="-0.141cm" table:align="left" style:writing-mode="lr-tb"/>
    </style:style>
    <style:style style:name="Taula19.A" style:family="table-column">
      <style:table-column-properties style:column-width="4.875cm"/>
    </style:style>
    <style:style style:name="Taula19.B" style:family="table-column">
      <style:table-column-properties style:column-width="7.5cm"/>
    </style:style>
    <style:style style:name="Taula19.C" style:family="table-column">
      <style:table-column-properties style:column-width="3.785cm"/>
    </style:style>
    <style:style style:name="Taula19.1" style:family="table-row">
      <style:table-row-properties style:min-row-height="0.734cm" style:keep-together="true" fo:keep-together="auto"/>
    </style:style>
    <style:style style:name="Taula1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9.B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9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9.2" style:family="table-row">
      <style:table-row-properties style:min-row-height="0.885cm" style:keep-together="true" fo:keep-together="auto"/>
    </style:style>
    <style:style style:name="Taula19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9.3" style:family="table-row">
      <style:table-row-properties style:min-row-height="0.24cm" style:keep-together="true" fo:keep-together="auto"/>
    </style:style>
    <style:style style:name="Taula19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margin-top="0.635cm" fo:margin-bottom="0cm" style:snap-to-layout-grid="false"/>
      <style:text-properties fo:font-weight="bold" style:font-weight-asian="bold" style:font-name-complex="Arial"/>
    </style:style>
    <style:style style:name="MP2" style:family="paragraph" style:parent-style-name="Header">
      <style:paragraph-properties fo:margin-top="0.212cm" fo:margin-bottom="0.212cm" fo:text-align="center" style:justify-single-word="false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Header">
      <style:paragraph-properties fo:margin-top="0.212cm" fo:margin-bottom="0.212cm" fo:text-align="center" style:justify-single-word="false" style:snap-to-layout-grid="false"/>
      <style:text-properties style:font-name-complex="Arial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>
        <style:tab-stops>
          <style:tab-stop style:position="1.773cm"/>
        </style:tab-stops>
      </style:paragraph-properties>
      <style:text-properties fo:font-size="2pt" fo:font-weight="bold" style:font-size-asian="2pt" style:font-weight-asian="bold" style:font-size-complex="2pt" style:font-weight-complex="bold"/>
    </style:style>
    <style:style style:name="MP6" style:family="paragraph" style:parent-style-name="Header">
      <style:paragraph-properties fo:margin-top="0.106cm" fo:margin-bottom="0cm" fo:text-align="center" style:justify-single-word="false">
        <style:tab-stops>
          <style:tab-stop style:position="1.773cm"/>
        </style:tab-stops>
      </style:paragraph-properties>
    </style:style>
    <style:style style:name="MP7" style:family="paragraph" style:parent-style-name="Header">
      <style:paragraph-properties fo:margin-top="0.106cm" fo:margin-bottom="0.106cm" style:snap-to-layout-grid="false">
        <style:tab-stops>
          <style:tab-stop style:position="1.773cm"/>
        </style:tab-stops>
      </style:paragraph-properties>
    </style:style>
    <style:style style:name="MP8" style:family="paragraph" style:parent-style-name="Header">
      <style:paragraph-properties fo:margin-top="0.106cm" fo:margin-bottom="0.106cm" fo:text-align="center" style:justify-single-word="false" style:snap-to-layout-grid="false">
        <style:tab-stops>
          <style:tab-stop style:position="1.773cm"/>
        </style:tab-stops>
      </style:paragraph-properties>
    </style:style>
    <style:style style:name="MP9" style:family="paragraph" style:parent-style-name="Footer">
      <style:text-properties fo:font-size="6pt" style:font-size-asian="6pt" style:font-size-complex="6pt"/>
    </style:style>
    <style:style style:name="MT1" style:family="text">
      <style:text-properties style:font-name-complex="Arial"/>
    </style:style>
    <style:style style:name="MT2" style:family="text">
      <style:text-properties style:font-name-asian="Arial" style:font-name-complex="Ari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style:font-name-asian="Arial" style:font-weight-asian="bold" style:font-weight-complex="bold"/>
    </style:style>
    <style:style style:name="MT5" style:family="text">
      <style:text-properties style:font-name-asian="Arial"/>
    </style:style>
    <style:style style:name="MT6" style:family="text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0.88cm" fo:margin-left="3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81cm" fo:margin-left="0cm" fo:margin-right="0cm" fo:margin-bottom="2.882cm" style:dynamic-spacing="true"/>
      </style:header-style>
      <style:footer-style>
        <style:header-footer-properties fo:min-height="1.621cm" fo:margin-left="0cm" fo:margin-right="0cm" fo:margin-top="1.52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3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ula19" table:style-name="Taula19">
          <table:table-column table:style-name="Taula19.A"/>
          <table:table-column table:style-name="Taula19.B"/>
          <table:table-column table:style-name="Taula19.C"/>
          <table:table-row table:style-name="Taula19.1">
            <table:table-cell table:style-name="Taula19.A1" office:value-type="string">
              <text:p text:style-name="MP1"><text:bookmark-start text:name="OLE_LINK1"/><text:bookmark-start text:name="OLE_LINK2"/><text:bookmark-start text:name="_Hlk118024011"/><draw:frame draw:style-name="Mfr1" draw:name="gràfics1" text:anchor-type="as-char" svg:width="4.616cm" svg:height="0.624cm" draw:z-index="41"><draw:image xlink:href="Pictures/10000200000003240000006C8A9104D8.png" xlink:type="simple" xlink:show="embed" xlink:actuate="onLoad"/></draw:frame><text:bookmark-end text:name="OLE_LINK1"/><text:bookmark-end text:name="OLE_LINK2"/><text:bookmark-end text:name="_Hlk118024011"/></text:p>
            </table:table-cell>
            <table:table-cell table:style-name="Taula19.B1" office:value-type="string">
              <text:p text:style-name="MP2"><text:span text:style-name="MT1">PLATAFORMA</text:span><text:span text:style-name="MT2"> </text:span><text:span text:style-name="MT1">MARSUPIAL</text:span></text:p>
            </table:table-cell>
            <table:table-cell table:style-name="Taula19.C1" office:value-type="string">
              <text:p text:style-name="MP3">MARSUPIAL</text:p>
            </table:table-cell>
          </table:table-row>
          <table:table-row table:style-name="Taula19.2">
            <table:table-cell table:style-name="Taula19.A1" office:value-type="string">
              <text:p text:style-name="MP4"/>
            </table:table-cell>
            <table:table-cell table:style-name="Taula19.B2" table:number-columns-spanned="2" office:value-type="string">
              <text:p text:style-name="MP5"/>
              <text:p text:style-name="MP6"><text:span text:style-name="MT3">Plataforma</text:span><text:span text:style-name="MT4"> </text:span><text:span text:style-name="MT3">Marsupial</text:span></text:p>
            </table:table-cell>
            <table:covered-table-cell/>
          </table:table-row>
          <table:table-row table:style-name="Taula19.3">
            <table:table-cell table:style-name="Taula19.A1" office:value-type="string">
              <text:p text:style-name="MP4"/>
            </table:table-cell>
            <table:table-cell table:style-name="Taula19.A1" office:value-type="string">
              <text:p text:style-name="MP7">N.<text:span text:style-name="MT5"> </text:span>versió:<text:span text:style-name="MT5"> <text:s/></text:span>1.7</text:p>
            </table:table-cell>
            <table:table-cell table:style-name="Taula19.C3" office:value-type="string">
              <text:p text:style-name="MP8"><text:span text:style-name="MT1">Pàg.</text:span><text:span text:style-name="MT2"> </text:span><text:span text:style-name="Page_20_Number"><text:span text:style-name="MT1"><text:page-number text:select-page="current">21</text:page-number></text:span></text:span><text:span text:style-name="Page_20_Number"><text:span text:style-name="MT2"> </text:span></text:span><text:span text:style-name="Page_20_Number"><text:span text:style-name="MT1">/</text:span></text:span><text:span text:style-name="Page_20_Number"><text:span text:style-name="MT2"> </text:span></text:span><text:span text:style-name="Page_20_Number"><text:span text:style-name="MT1"><text:page-count style:num-format="1">40</text:page-count></text:span></text:span></text:p>
            </table:table-cell>
          </table:table-row>
        </table:table>
        <text:p text:style-name="Header"/>
      </style:header>
      <style:footer>
        <text:p text:style-name="MP9"><text:file-name text:display="name-and-extension">M11-MARSUPIAL-EVA-PD2-DFU-V17-Plataforma_Marsupial_ca.odt</text:file-name></text:p>
        <text:p text:style-name="Footer"><text:span text:style-name="MT6"><text:date style:data-style-name="N36" text:date-value="2013-08-28T22:59:49.99">28/08/2013</text:date></text:span><text:span text:style-name="MT6"><text:time style:data-style-name="N41" text:time-value="2013-08-28T22:59:49.99">22:59:48</text:time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col de comunicacions Marsupial</dc:title>
    <meta:initial-creator>Ligia Vega Pérez</meta:initial-creator>
    <meta:creation-date>2007-12-10T11:15:00</meta:creation-date>
    <dc:creator>Sara Téllez</dc:creator>
    <dc:date>2013-08-28T22:59:50</dc:date>
    <meta:print-date>2011-05-20T10:49:00</meta:print-date>
    <meta:editing-cycles>429</meta:editing-cycles>
    <meta:editing-duration>P1DT18H5M40S</meta:editing-duration>
    <meta:generator>LibreOffice/3.4$Unix LibreOffice_project/340m1$Build-1206</meta:generator>
    <meta:document-statistic meta:table-count="19" meta:image-count="1" meta:object-count="1" meta:page-count="40" meta:paragraph-count="1707" meta:word-count="8637" meta:character-count="82529" meta:non-whitespace-character-count="68223"/>
    <meta:user-defined meta:name="Cliente">CTTI</meta:user-defined>
    <meta:user-defined meta:name="Destino">1.0</meta:user-defined>
    <meta:user-defined meta:name="FechaRegistro" meta:value-type="date">2006-08-10T00:00:00</meta:user-defined>
    <meta:user-defined meta:name="Proyecto">Serveis Centrals TIC de Caràcter Continu</meta:user-defined>
    <meta:user-defined meta:name="SoporteLogico" meta:value-type="string">Microsoft Windows 2003</meta:user-defined>
    <meta:user-defined meta:name="Version" meta:value-type="string">1.0</meta:user-defined>
  </office:meta>
</office:document-meta>
</file>